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" svg:font-family="&quot;MS Sans&quot;"/>
    <style:font-face style:name="Arial1" svg:font-family="Arial1"/>
    <style:font-face style:name="Calibri" svg:font-family="Calibri"/>
    <style:font-face style:name="LinePrinter" svg:font-family="LinePrinter"/>
    <style:font-face style:name="Cambria" svg:font-family="Cambria"/>
    <style:font-face style:name="MS Sans Serif" svg:font-family="&quot;MS Sans Serif&quot;"/>
    <style:font-face style:name="Courier New" svg:font-family="&quot;Courier New&quot;"/>
    <style:font-face style:name="Times New Roman" svg:font-family="&quot;Times New Roman&quot;"/>
    <style:font-face style:name="Courier" svg:font-family="Courier"/>
    <style:font-face style:name="Tahoma" svg:font-family="Tahoma"/>
    <style:font-face style:name="Arial MT" svg:font-family="&quot;Arial MT&quot;"/>
    <style:font-face style:name="Arial Cyr" svg:font-family="&quot;Arial Cyr&quot;"/>
    <style:font-face style:name="ＭＳ" svg:font-family="ＭＳ"/>
  </office:font-face-decls>
  <office:automatic-styles>
    <style:style style:name="ce1" style:family="table-cell" style:parent-style-name="Default" style:data-style-name="N0"/>
    <style:style style:name="ce2" style:family="table-cell" style:parent-style-name="Normal_87201044-MGPR-GRP-EN-Draft002-Project_reporting_template_b_20110121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Normal_87201044-MGPR-GRP-EN-Draft002-Project_reporting_template_b_20110121" style:data-style-name="N0">
      <style:table-cell-properties fo:border-top="thin solid #000000" fo:border-bottom="none" fo:border-left="thin solid #000000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" style:family="table-cell" style:parent-style-name="Normal_87201044-MGPR-GRP-EN-Draft002-Project_reporting_template_b_20110121" style:data-style-name="N0">
      <style:table-cell-properties fo:border-top="thin solid #000000" fo:border-bottom="none" fo:border-left="none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87201044-MGPR-GRP-EN-Draft002-Project_reporting_template_b_20110121" style:data-style-name="N0">
      <style:table-cell-properties style:vertical-align="automatic" fo:background-color="transparent" style:cell-protect="protected"/>
      <style:text-properties fo:color="#FF0000" style:font-name="Arial1" style:font-name-asian="Arial1" style:font-name-complex="Arial1" fo:font-size="10pt" style:font-size-asian="10pt" style:font-size-complex="10pt"/>
    </style:style>
    <style:style style:name="ce6" style:family="table-cell" style:parent-style-name="Normal_87201044-MGPR-GRP-EN-Draft002-Project_reporting_template_b_20110121" style:data-style-name="N0">
      <style:table-cell-properties fo:border-top="none" fo:border-bottom="none" fo:border-left="thin solid #000000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7" style:family="table-cell" style:parent-style-name="Normal_87201044-MGPR-GRP-EN-Draft002-Project_reporting_template_b_20110121" style:data-style-name="N0">
      <style:table-cell-properties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87201044-MGPR-GRP-EN-Draft002-Project_reporting_template_b_20110121" style:data-style-name="N0">
      <style:table-cell-properties fo:border-top="none" fo:border-bottom="thin solid #000000" fo:border-left="thin solid #000000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87201044-MGPR-GRP-EN-Draft002-Project_reporting_template_b_20110121" style:data-style-name="N0">
      <style:table-cell-properties fo:border-top="none" fo:border-bottom="thin solid #000000" fo:border-left="none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0" style:family="table-cell" style:parent-style-name="Normal_87201044-MGPR-GRP-EN-Draft002-Project_reporting_template_b_2011012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/>
    </style:style>
    <style:style style:name="ce11" style:family="table-cell" style:parent-style-name="Normal_87201044-MGPR-GRP-EN-Draft002-Project_reporting_template_b_20110121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2" style:family="table-cell" style:parent-style-name="Normal_87201044-MGPR-GRP-EN-Draft002-Project_reporting_template_b_20110121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87201044-MGPR-GRP-EN-Draft002-Project_reporting_template_b_20110121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Normal_87201044-MGPR-GRP-EN-Draft002-Project_reporting_template_b_20110121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87201044-MGPR-GRP-EN-Draft002-Project_reporting_template_b_2011012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Normal_87201044-MGPR-GRP-EN-Draft002-Project_reporting_template_b_2011012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7" style:family="table-cell" style:parent-style-name="Normal_87201044-MGPR-GRP-EN-Draft002-Project_reporting_template_b_20110121" style:data-style-name="N0">
      <style:table-cell-properties style:vertical-align="middle" fo:background-color="transparent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" style:family="table-cell" style:parent-style-name="Normal_87201044-MGPR-GRP-EN-Draft002-Project_reporting_template_b_2011012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87201044-MGPR-GRP-EN-Draft002-Project_reporting_template_b_2011012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Normal_87201044-MGPR-GRP-EN-Draft002-Project_reporting_template_b_2011012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1" style:family="table-cell" style:parent-style-name="Normal_87201044-MGPR-GRP-EN-Draft002-Project_reporting_template_b_20110121" style:data-style-name="N0">
      <style:table-cell-properties style:vertical-align="automatic" fo:background-color="#95B3D7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Normal_87201044-MGPR-GRP-EN-Draft002-Project_reporting_template_b_20110121" style:data-style-name="N0">
      <style:table-cell-properties fo:border-top="thin solid #000000" fo:border-bottom="none" fo:border-left="thin solid #000000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ate_32_saisie_32_2" style:data-style-name="N36">
      <style:table-cell-properties fo:border-top="none" fo:border-bottom="none" fo:border-left="thin solid #000000" fo:border-right="thin solid #000000" style:vertical-align="automatic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Date_32_saisie_32_2" style:data-style-name="N36">
      <style:table-cell-properties fo:border-top="none" fo:border-bottom="thin solid #000000" fo:border-left="thin solid #000000" fo:border-right="thin solid #000000" style:vertical-align="automatic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87201044-MGPR-GRP-EN-Draft002-Project_reporting_template_b_20110121" style:data-style-name="N0">
      <style:table-cell-properties fo:border="thin solid #000000" style:vertical-align="middle" fo:background-color="#95B3D7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Normal_87201044-MGPR-GRP-EN-Draft002-Project_reporting_template_b_20110121" style:data-style-name="N0">
      <style:table-cell-properties fo:border="thin solid #000000" style:vertical-align="middle" fo:background-color="#D7E4BD" style:cell-protect="protected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27" style:family="table-cell" style:parent-style-name="Normal_87201044-MGPR-GRP-EN-Draft002-Project_reporting_template_b_20110121" style:data-style-name="N0">
      <style:table-cell-properties fo:border="thin solid #000000" style:vertical-align="middle" fo:background-color="#D7E4BD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8" style:family="table-cell" style:parent-style-name="Normal_87201044-MGPR-GRP-EN-Draft002-Project_reporting_template_b_20110121" style:data-style-name="N0">
      <style:table-cell-properties fo:border="thin solid #000000" style:vertical-align="middle" fo:wrap-option="wrap" fo:background-color="#95B3D7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Normal_87201044-MGPR-GRP-EN-Draft002-Project_reporting_template_b_20110121" style:data-style-name="N0">
      <style:table-cell-properties fo:border="thin solid #000000" style:vertical-align="middle" fo:wrap-option="wrap" fo:background-color="#D7E4BD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0" style:family="table-cell" style:parent-style-name="Normal_87201044-MGPR-GRP-EN-Draft002-Project_reporting_template_b_20110121" style:data-style-name="N0">
      <style:table-cell-properties fo:border="thin solid #000000" style:vertical-align="middle" fo:wrap-option="wrap" fo:background-color="#D7E4BD" style:cell-protect="protected"/>
      <style:text-properties style:font-name="Arial1" style:font-name-asian="Arial1" style:font-name-complex="Arial1" fo:font-size="12pt" style:font-size-asian="12pt" style:font-size-complex="12pt"/>
    </style:style>
    <style:style style:name="ce31" style:family="table-cell" style:parent-style-name="Normal_Maquette_TDB4" style:data-style-name="N0">
      <style:table-cell-properties fo:border-top="thin solid #000000" fo:border-bottom="none" fo:border-left="thin solid #000000" fo:border-right="none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Maquette_TDB4" style:data-style-name="N0">
      <style:table-cell-properties fo:border-top="thin solid #000000" fo:border-bottom="none" fo:border-left="none" fo:border-right="none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Normal_Maquette_TDB4" style:data-style-name="N0">
      <style:table-cell-properties fo:border-top="none" fo:border-bottom="none" fo:border-left="thin solid #000000" fo:border-right="none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Maquette_TDB4" style:data-style-name="N0">
      <style:table-cell-properties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Maquette_TDB4" style:data-style-name="N0">
      <style:table-cell-properties fo:border-top="none" fo:border-bottom="thin solid #000000" fo:border-left="thin solid #000000" fo:border-right="none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Maquette_TDB4" style:data-style-name="N0">
      <style:table-cell-properties fo:border-top="none" fo:border-bottom="thin solid #000000" fo:border-left="none" fo:border-right="none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42" style:family="table-cell" style:parent-style-name="Default" style:data-style-name="N0">
      <style:table-cell-properties style:vertical-align="top"/>
      <style:text-properties style:font-name="Arial1" style:font-name-asian="Arial1" style:font-name-complex="Arial1" fo:font-size="8pt" style:font-size-asian="8pt" style:font-size-complex="8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95B3D7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95B3D7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95B3D7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8EB4E3" style:repeat-content="false"/>
      <style:paragraph-properties fo:text-align="start" fo:margin-left="0cm"/>
    </style:style>
    <style:style style:name="ce47" style:family="table-cell" style:parent-style-name="Default" style:data-style-name="N40">
      <style:table-cell-properties fo:border="thin solid #000000" style:vertical-align="middle" fo:background-color="#FFFF99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48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99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</style:style>
    <style:style style:name="ce51" style:family="table-cell" style:parent-style-name="Normal_Maquette_TDB4" style:data-style-name="N0">
      <style:table-cell-properties fo:border-top="thin solid #000000" fo:border-bottom="none" fo:border-left="thin solid #000000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Maquette_TDB4" style:data-style-name="N36">
      <style:table-cell-properties fo:border-top="none" fo:border-bottom="none" fo:border-left="thin solid #000000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Normal_Maquette_TDB4" style:data-style-name="N0">
      <style:table-cell-properties fo:border-top="none" fo:border-bottom="thin solid #000000" fo:border-left="thin solid #000000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FF99"/>
    </style:style>
    <style:style style:name="ce55" style:family="table-cell" style:parent-style-name="Normal_87201044-MGPR-GRP-EN-Draft002-Project_reporting_template_b_20110121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Normal_87201044-MGPR-GRP-EN-Draft002-Project_reporting_template_b_20110121_32_2" style:data-style-name="N0">
      <style:table-cell-properties fo:border-top="thin solid #000000" fo:border-bottom="none" fo:border-left="thin solid #000000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7" style:family="table-cell" style:parent-style-name="Normal_87201044-MGPR-GRP-EN-Draft002-Project_reporting_template_b_20110121_32_2" style:data-style-name="N0">
      <style:table-cell-properties fo:border-top="thin solid #000000" fo:border-bottom="none" fo:border-left="none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8" style:family="table-cell" style:parent-style-name="Normal_87201044-MGPR-GRP-EN-Draft002-Project_reporting_template_b_20110121_32_2" style:data-style-name="N0">
      <style:table-cell-properties fo:border-top="none" fo:border-bottom="none" fo:border-left="thin solid #000000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9" style:family="table-cell" style:parent-style-name="Normal_87201044-MGPR-GRP-EN-Draft002-Project_reporting_template_b_20110121_32_2" style:data-style-name="N0">
      <style:table-cell-properties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60" style:family="table-cell" style:parent-style-name="Normal_87201044-MGPR-GRP-EN-Draft002-Project_reporting_template_b_20110121_32_2" style:data-style-name="N0">
      <style:table-cell-properties fo:border-top="none" fo:border-bottom="thin solid #000000" fo:border-left="thin solid #000000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61" style:family="table-cell" style:parent-style-name="Normal_87201044-MGPR-GRP-EN-Draft002-Project_reporting_template_b_20110121_32_2" style:data-style-name="N0">
      <style:table-cell-properties fo:border-top="none" fo:border-bottom="thin solid #000000" fo:border-left="none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62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63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Normal_87201044-MGPR-GRP-EN-Draft002-Project_reporting_template_b_20110121_32_2" style:data-style-name="N0">
      <style:table-cell-properties fo:border-top="thin solid #000000" fo:border-bottom="none" fo:border-left="thin solid #000000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87201044-MGPR-GRP-EN-Draft002-Project_reporting_template_b_20110121_32_2" style:data-style-name="N36">
      <style:table-cell-properties fo:border-top="none" fo:border-bottom="none" fo:border-left="thin solid #000000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87201044-MGPR-GRP-EN-Draft002-Project_reporting_template_b_20110121_32_2" style:data-style-name="N36">
      <style:table-cell-properties fo:border-top="none" fo:border-bottom="thin solid #000000" fo:border-left="thin solid #000000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72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73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74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000" fo:border-bottom="thin solid #B1BBCC" fo:border-left="thin solid #000000" fo:border-right="none" style:vertical-align="middle" fo:wrap-option="wrap" fo:background-color="#DFE3E8"/>
      <style:text-properties fo:color="#363636" style:font-name="Calibri" style:font-name-asian="Calibri" style:font-name-complex="Calibri" fo:font-size="10pt" style:font-size-asian="10pt" style:font-size-complex="10pt"/>
    </style:style>
    <style:style style:name="ce76" style:family="table-cell" style:parent-style-name="Default" style:data-style-name="N0">
      <style:table-cell-properties fo:border-top="thin solid #000000" fo:border-bottom="thin solid #B1BBCC" fo:border-left="thin solid #B1BBCC" fo:border-right="thin solid #000000" style:vertical-align="middle" fo:wrap-option="wrap" fo:background-color="#DFE3E8"/>
      <style:text-properties fo:color="#363636" style:font-name="Calibri" style:font-name-asian="Calibri" style:font-name-complex="Calibri"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solid #B1BBCC" fo:border-bottom="thin solid #B1BBCC" fo:border-left="thin solid #000000" fo:border-right="none" style:vertical-align="middle" fo:wrap-option="wrap" fo:background-color="#DFE3E8"/>
      <style:text-properties fo:color="#363636" style:font-name="Calibri" style:font-name-asian="Calibri" style:font-name-complex="Calibri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B1BBCC" style:vertical-align="middle" fo:wrap-option="wrap" fo:background-color="#DFE3E8"/>
      <style:text-properties fo:color="#363636" style:font-name="Calibri" style:font-name-asian="Calibri" style:font-name-complex="Calibri"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B1BBCC" fo:border-bottom="thin solid #B1BBCC" fo:border-left="thin solid #B1BBCC" fo:border-right="thin solid #000000" style:vertical-align="middle" fo:wrap-option="wrap" fo:background-color="#DFE3E8"/>
      <style:text-properties fo:color="#363636" style:font-name="Calibri" style:font-name-asian="Calibri" style:font-name-complex="Calibri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solid #B1BBCC" fo:border-bottom="thin solid #B1BBCC" fo:border-left="thin solid #000000" fo:border-right="none" style:vertical-align="middle" fo:wrap-option="wrap" fo:background-color="#B7DEE8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1" style:family="table-cell" style:parent-style-name="Default" style:data-style-name="N36">
      <style:table-cell-properties fo:border-top="thin solid #B1BBCC" fo:border-bottom="thin solid #B1BBCC" fo:border-left="thin solid #B1BBCC" fo:border-right="thin solid #000000" style:vertical-align="middle" fo:wrap-option="wrap" fo:background-color="#B7DEE8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2" style:family="table-cell" style:parent-style-name="Default" style:data-style-name="N36">
      <style:table-cell-properties fo:border-top="thin solid #B1BBCC" fo:border-bottom="thin solid #B1BBCC" fo:border-left="thin solid #000000" fo:border-right="none" style:vertical-align="middle" fo:wrap-option="wrap" fo:background-color="#B7DEE8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3" style:family="table-cell" style:parent-style-name="Default" style:data-style-name="N36">
      <style:table-cell-properties fo:border="thin solid #B1BBCC" style:vertical-align="middle" fo:wrap-option="wrap" fo:background-color="#B7DEE8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B1BBCC" style:vertical-align="middle" fo:wrap-option="wrap" fo:background-color="#B7DEE8"/>
      <style:text-properties style:font-name="Calibri" style:font-name-asian="Calibri" style:font-name-complex="Calibri"/>
    </style:style>
    <style:style style:name="ce85" style:family="table-cell" style:parent-style-name="Default" style:data-style-name="N0">
      <style:table-cell-properties fo:border-top="thin solid #B1BBCC" fo:border-bottom="thin solid #B1BBCC" fo:border-left="thin solid #B1BBCC" fo:border-right="thin solid #000000" style:vertical-align="middle" fo:wrap-option="wrap" fo:background-color="#B7DEE8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B1BBCC" fo:border-bottom="thin solid #B1BBCC" fo:border-left="thin solid #000000" fo:border-right="none" style:vertical-align="middle" fo:wrap-option="wrap" fo:background-color="#FFFFFF"/>
      <style:text-properties fo:color="#000000" style:font-name="Calibri" style:font-name-asian="Calibri" style:font-name-complex="Calibri"/>
    </style:style>
    <style:style style:name="ce87" style:family="table-cell" style:parent-style-name="Default" style:data-style-name="N36">
      <style:table-cell-properties fo:border-top="thin solid #B1BBCC" fo:border-bottom="thin solid #B1BBCC" fo:border-left="thin solid #B1BBCC" fo:border-right="thin solid #000000" style:vertical-align="middle" fo:wrap-option="wrap" fo:background-color="#FFFFFF"/>
      <style:text-properties fo:color="#000000" style:font-name="Calibri" style:font-name-asian="Calibri" style:font-name-complex="Calibri"/>
    </style:style>
    <style:style style:name="ce88" style:family="table-cell" style:parent-style-name="Default" style:data-style-name="N36">
      <style:table-cell-properties fo:border-top="thin solid #B1BBCC" fo:border-bottom="thin solid #B1BBCC" fo:border-left="thin solid #000000" fo:border-right="none" style:vertical-align="middle" fo:wrap-option="wrap" fo:background-color="#FFFFFF"/>
      <style:text-properties fo:color="#000000" style:font-name="Calibri" style:font-name-asian="Calibri" style:font-name-complex="Calibri"/>
    </style:style>
    <style:style style:name="ce89" style:family="table-cell" style:parent-style-name="Default" style:data-style-name="N36">
      <style:table-cell-properties fo:border="thin solid #B1BBCC" style:vertical-align="middle" fo:wrap-option="wrap" fo:background-color="#FFFFFF"/>
      <style:text-properties fo:color="#000000" style:font-name="Calibri" style:font-name-asian="Calibri" style:font-name-complex="Calibri"/>
    </style:style>
    <style:style style:name="ce90" style:family="table-cell" style:parent-style-name="Default" style:data-style-name="N0">
      <style:table-cell-properties fo:border="thin solid #B1BBCC" style:vertical-align="middle" fo:wrap-option="wrap" fo:background-color="#FFFFFF"/>
      <style:text-properties style:font-name="Calibri" style:font-name-asian="Calibri" style:font-name-complex="Calibri"/>
    </style:style>
    <style:style style:name="ce91" style:family="table-cell" style:parent-style-name="Default" style:data-style-name="N0">
      <style:table-cell-properties fo:border="thin solid #B1BBCC" style:vertical-align="middle" fo:wrap-option="wrap" fo:background-color="#FFFFFF"/>
      <style:text-properties fo:color="#000000"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top="thin solid #B1BBCC" fo:border-bottom="thin solid #B1BBCC" fo:border-left="thin solid #B1BBCC" fo:border-right="thin solid #000000" style:vertical-align="middle" fo:wrap-option="wrap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93" style:family="table-cell" style:parent-style-name="Default" style:data-style-name="N0">
      <style:table-cell-properties fo:border="thin solid #B1BBCC" style:vertical-align="middle" fo:wrap-option="wrap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94" style:family="table-cell" style:parent-style-name="Default" style:data-style-name="N0">
      <style:table-cell-properties fo:border-top="thin solid #B1BBCC" fo:border-bottom="thin solid #000000" fo:border-left="thin solid #000000" fo:border-right="none" style:vertical-align="middle" fo:wrap-option="wrap" fo:background-color="#FFFFFF"/>
      <style:text-properties fo:color="#000000" style:font-name="Calibri" style:font-name-asian="Calibri" style:font-name-complex="Calibri"/>
    </style:style>
    <style:style style:name="ce95" style:family="table-cell" style:parent-style-name="Default" style:data-style-name="N36">
      <style:table-cell-properties fo:border-top="thin solid #B1BBCC" fo:border-bottom="thin solid #000000" fo:border-left="thin solid #B1BBCC" fo:border-right="thin solid #000000" style:vertical-align="middle" fo:wrap-option="wrap" fo:background-color="#FFFFFF"/>
      <style:text-properties fo:color="#000000" style:font-name="Calibri" style:font-name-asian="Calibri" style:font-name-complex="Calibri"/>
    </style:style>
    <style:style style:name="ce96" style:family="table-cell" style:parent-style-name="Default" style:data-style-name="N36">
      <style:table-cell-properties fo:border-top="thin solid #B1BBCC" fo:border-bottom="thin solid #000000" fo:border-left="thin solid #000000" fo:border-right="none" style:vertical-align="middle" fo:wrap-option="wrap" fo:background-color="#FFFFFF"/>
      <style:text-properties fo:color="#000000" style:font-name="Calibri" style:font-name-asian="Calibri" style:font-name-complex="Calibri"/>
    </style:style>
    <style:style style:name="ce97" style:family="table-cell" style:parent-style-name="Default" style:data-style-name="N36">
      <style:table-cell-properties fo:border-top="thin solid #B1BBCC" fo:border-bottom="thin solid #000000" fo:border-left="thin solid #B1BBCC" fo:border-right="thin solid #B1BBCC" style:vertical-align="middle" fo:wrap-option="wrap" fo:background-color="#FFFFFF"/>
      <style:text-properties fo:color="#000000" style:font-name="Calibri" style:font-name-asian="Calibri" style:font-name-complex="Calibri"/>
    </style:style>
    <style:style style:name="ce98" style:family="table-cell" style:parent-style-name="Default" style:data-style-name="N0">
      <style:table-cell-properties fo:border-top="thin solid #B1BBCC" fo:border-bottom="thin solid #000000" fo:border-left="thin solid #B1BBCC" fo:border-right="thin solid #B1BBCC" style:vertical-align="middle" fo:wrap-option="wrap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99" style:family="table-cell" style:parent-style-name="Default" style:data-style-name="N0">
      <style:table-cell-properties fo:border-top="thin solid #B1BBCC" fo:border-bottom="thin solid #000000" fo:border-left="thin solid #B1BBCC" fo:border-right="thin solid #B1BBCC" style:vertical-align="middle" fo:wrap-option="wrap" fo:background-color="#FFFFFF"/>
      <style:text-properties style:font-name="Calibri" style:font-name-asian="Calibri" style:font-name-complex="Calibri"/>
    </style:style>
    <style:style style:name="ce100" style:family="table-cell" style:parent-style-name="Default" style:data-style-name="N0">
      <style:table-cell-properties fo:border-top="thin solid #B1BBCC" fo:border-bottom="thin solid #000000" fo:border-left="thin solid #B1BBCC" fo:border-right="thin solid #000000" style:vertical-align="middle" fo:wrap-option="wrap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01" style:family="table-cell" style:parent-style-name="Default" style:data-style-name="N0">
      <style:table-cell-properties fo:border-top="thin solid #000000" fo:border-bottom="thin solid #B1BBCC" fo:border-left="thin solid #000000" fo:border-right="thin solid #000000" style:vertical-align="automatic" fo:background-color="#95B3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2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" style:data-style-name="N0">
      <style:table-cell-properties fo:border="thin solid #000000" style:vertical-align="middle" fo:wrap-option="wrap" fo:background-color="#95B3D7" style:cell-protect="none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04" style:family="table-cell" style:parent-style-name="Normal_32_2" style:data-style-name="N0">
      <style:table-cell-properties fo:border="thin solid #000000" style:vertical-align="middle" fo:wrap-option="wrap" fo:background-color="#95B3D7" style:cell-protect="none" style:repeat-content="false"/>
      <style:paragraph-properties fo:text-align="center"/>
      <style:text-properties fo:color="#333333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95B3D7" style:cell-protect="none" style:repeat-content="false"/>
      <style:paragraph-properties fo:text-align="center"/>
      <style:text-properties fo:color="#333333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="thin solid #000000" style:vertical-align="middle" fo:wrap-option="wrap" fo:background-color="#D7E4BD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D7E4BD" style:cell-protec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" style:data-style-name="N37">
      <style:table-cell-properties fo:border-top="thin solid #000000" fo:border-bottom="thin solid #000000" fo:border-left="thin solid #000000" fo:border-right="none" style:vertical-align="middle" fo:wrap-option="wrap" fo:background-color="#D7E4BD" style:cell-protec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38">
      <style:table-cell-properties fo:border-top="thin solid #000000" fo:border-bottom="thin solid #000000" fo:border-left="thin solid #000000" fo:border-right="none" style:vertical-align="middle" fo:wrap-option="wrap" fo:background-color="#D7E4BD" style:cell-protec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6">
      <style:table-cell-properties fo:border-top="thin solid #000000" fo:border-bottom="thin solid #000000" fo:border-left="thin solid #000000" fo:border-right="none" style:vertical-align="middle" fo:wrap-option="wrap" fo:background-color="#D7E4BD" style:cell-protec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32_2" style:data-style-name="N39">
      <style:table-cell-properties fo:border="thin solid #000000" style:vertical-align="middle" fo:wrap-option="wrap" fo:background-color="#D7E4BD" style:cell-protec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0">
      <style:table-cell-properties fo:border="thin solid #000000" style:vertical-align="middle" fo:wrap-option="wrap" fo:background-color="#D7E4BD" style:cell-protec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D7E4BD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D7E4BD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9">
      <style:table-cell-properties fo:border-top="thin solid #000000" fo:border-bottom="thin solid #000000" fo:border-left="thin solid #000000" fo:border-right="none" style:vertical-align="middle" fo:wrap-option="wrap" fo:background-color="#D7E4BD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39">
      <style:table-cell-properties fo:border-top="thin solid #000000" fo:border-bottom="thin solid #000000" fo:border-left="thin solid #000000" fo:border-right="none" style:vertical-align="middle" fo:wrap-option="wrap" fo:background-color="#D7E4BD" style:cell-protec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0">
      <style:table-cell-properties style:vertical-align="middle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37">
      <style:table-cell-properties style:vertical-align="middle" fo:wrap-option="wrap" fo:background-color="transparent" style:cell-protec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fo:border-top="thin solid #000000" fo:border-bottom="thin solid #C0C0C0" fo:border-left="thin solid #000000" fo:border-right="thin solid #C0C0C0" style:vertical-align="middle" fo:wrap-option="wrap" fo:background-color="#95B3D7" style:cell-protect="none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21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D7E4BD" style:cell-protec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D7E4BD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#CCFFCC" style:cell-protect="protected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wrap-option="wrap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wrap-option="wrap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wrap-option="wrap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Maquette_TDB4_32_2" style:data-style-name="N0">
      <style:table-cell-properties fo:border-top="thin solid #000000" fo:border-bottom="none" fo:border-left="thin solid #000000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28" style:family="table-cell" style:parent-style-name="Normal_Maquette_TDB4_32_2" style:data-style-name="N0">
      <style:table-cell-properties fo:border-top="thin solid #000000" fo:border-bottom="none" fo:border-left="none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Solution_Monitoring_Dashboard_File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0" style:family="table-cell" style:parent-style-name="Normal_Project_32_reporting_32_template-87201044-MGPR-GRP-EN-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1" style:family="table-cell" style:parent-style-name="Normal_Project_32_reporting_32_template-87201044-MGPR-GRP-EN-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2" style:family="table-cell" style:parent-style-name="Normal_Maquette_TDB4_32_2" style:data-style-name="N0">
      <style:table-cell-properties fo:border-top="none" fo:border-bottom="none" fo:border-left="thin solid #000000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33" style:family="table-cell" style:parent-style-name="Normal_Maquette_TDB4_32_2" style:data-style-name="N36">
      <style:table-cell-properties fo:border-top="none" fo:border-bottom="none" fo:border-left="none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4" style:family="table-cell" style:parent-style-name="Normal_Maquette_TDB4_32_2" style:data-style-name="N0">
      <style:table-cell-properties fo:border-top="none" fo:border-bottom="thin solid #000000" fo:border-left="thin solid #000000" fo:border-right="none" style:vertical-align="middle" fo:background-color="#CCFFCC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35" style:family="table-cell" style:parent-style-name="Normal_Maquette_TDB4_32_2" style:data-style-name="N36">
      <style:table-cell-properties fo:border-top="none" fo:border-bottom="thin solid #000000" fo:border-left="none" fo:border-right="thin solid #000000" style:vertical-align="middle" fo:background-color="#CCFFCC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6" style:family="table-cell" style:parent-style-name="Normal_Project_32_reporting_32_template-87201044-MGPR-GRP-EN-_32_2" style:data-style-name="N0">
      <style:table-cell-properties style:vertical-align="automatic" fo:background-color="#95B3D7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37" style:family="table-cell" style:parent-style-name="Normal_Project_32_reporting_32_template-87201044-MGPR-GRP-EN-_32_2" style:data-style-name="N0">
      <style:table-cell-properties style:vertical-align="automatic" fo:background-color="#95B3D7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8" style:family="table-cell" style:parent-style-name="Normal_Project_32_reporting_32_template-87201044-MGPR-GRP-EN-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9" style:family="table-cell" style:parent-style-name="Normal_2_32_-_32_Ev_232_nements_32_cl_233_s_32_2" style:data-style-name="N0">
      <style:table-cell-properties fo:border="thin solid #000000" style:vertical-align="middle" fo:background-color="#C3D69B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40" style:family="table-cell" style:parent-style-name="Normal_2_32_-_32_Ev_232_nements_32_cl_233_s_32_2" style:data-style-name="N0">
      <style:table-cell-properties fo:border="thin solid #000000" style:vertical-align="middle" fo:background-color="#FAC090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41" style:family="table-cell" style:parent-style-name="Normal_Project_32_reporting_32_template-87201044-MGPR-GRP-EN-_32_2" style:data-style-name="N0">
      <style:table-cell-properties fo:border-top="none" fo:border-bottom="none" fo:border-left="thin solid #000000" fo:border-right="thin solid #000000" style:vertical-align="top" fo:wrap-option="wrap" fo:background-color="transparent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42" style:family="table-cell" style:parent-style-name="Normal_Project_32_reporting_32_template-87201044-MGPR-GRP-EN-_32_2" style:data-style-name="N0">
      <style:table-cell-properties fo:border-top="none" fo:border-bottom="none" fo:border-left="thin solid #000000" fo:border-right="thin solid #000000" style:vertical-align="top" fo:wrap-option="wrap" fo:background-color="transparent" style:cell-protect="protected"/>
      <style:text-properties style:font-name="Arial1" style:font-name-asian="Arial1" style:font-name-complex="Arial1" fo:font-size="12pt" style:font-size-asian="12pt" style:font-size-complex="12pt"/>
    </style:style>
    <style:style style:name="ce143" style:family="table-cell" style:parent-style-name="Normal_Project_32_reporting_32_template-87201044-MGPR-GRP-EN-_32_2" style:data-style-name="N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44" style:family="table-cell" style:parent-style-name="Normal_Project_32_reporting_32_template-87201044-MGPR-GRP-EN-_32_2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45" style:family="table-cell" style:parent-style-name="Normal_Project_32_reporting_32_template-87201044-MGPR-GRP-EN-_32_2" style:data-style-name="N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46" style:family="table-cell" style:parent-style-name="Normal_Project_32_reporting_32_template-87201044-MGPR-GRP-EN-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47" style:family="table-cell" style:parent-style-name="Normal_Project_32_reporting_32_template-87201044-MGPR-GRP-EN-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48" style:family="table-cell" style:parent-style-name="Default" style:data-style-name="N0">
      <style:table-cell-properties fo:border="thin solid #000000" style:vertical-align="middle" fo:wrap-option="wrap" fo:background-color="#95B3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5B3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51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52" style:family="table-cell" style:parent-style-name="Normal_32_2" style:data-style-name="N0">
      <style:table-cell-properties style:vertical-align="middle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/>
    </style:style>
    <style:style style:name="ce1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5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</style:style>
    <style:style style:name="ce15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6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62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3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/>
    </style:style>
    <style:style style:name="ce165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66" style:family="table-cell" style:parent-style-name="Default" style:data-style-name="N36">
      <style:table-cell-properties fo:border="thin solid #000000" style:vertical-align="middle" fo:wrap-option="wrap" fo:background-color="#D7E4BD" style:repeat-content="false"/>
      <style:paragraph-properties fo:text-align="center"/>
    </style:style>
    <style:style style:name="ce167" style:family="table-cell" style:parent-style-name="Default" style:data-style-name="N36">
      <style:table-cell-properties fo:border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68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9" style:family="table-cell" style:parent-style-name="Default" style:data-style-name="N0">
      <style:table-cell-properties fo:border="thin solid #000000" style:vertical-align="middle" fo:wrap-option="wrap" fo:background-color="#D7E4BD"/>
      <style:text-properties style:font-name="Arial1" style:font-name-asian="Arial1" style:font-name-complex="Arial1" fo:font-size="10pt" style:font-size-asian="10pt" style:font-size-complex="10pt"/>
    </style:style>
    <style:style style:name="ce170" style:family="table-cell" style:parent-style-name="Default" style:data-style-name="N36">
      <style:table-cell-properties fo:border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1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Project_32_reporting_32_template-87201044-MGPR-GRP-EN-_32_2" style:data-style-name="N0">
      <style:table-cell-properties style:vertical-align="automatic" fo:background-color="transparent" style:cell-protect="protected"/>
      <style:text-properties fo:color="#FF0000" style:font-name="Arial1" style:font-name-asian="Arial1" style:font-name-complex="Arial1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73" style:family="table-cell" style:parent-style-name="Normal_Maquette_TDB4" style:data-style-name="N0">
      <style:table-cell-properties fo:border="thin solid #000000" style:vertical-align="middle" fo:background-color="#CCFFCC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95B3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95B3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6" style:family="table-cell" style:parent-style-name="Default" style:data-style-name="N0">
      <style:table-cell-properties fo:border="thin solid #000000" style:vertical-align="middle" fo:background-color="#D7E4B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77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78" style:family="table-cell" style:parent-style-name="Default" style:data-style-name="N36">
      <style:table-cell-properties fo:border="thin solid #000000" style:vertical-align="middle" fo:background-color="#D7E4B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79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0" style:family="table-cell" style:parent-style-name="Default" style:data-style-name="N0">
      <style:table-cell-properties fo:border="thin solid #000000" style:vertical-align="middle" fo:background-color="#D7E4B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36">
      <style:table-cell-properties fo:border="thin solid #000000" style:vertical-align="middle" fo:background-color="#D7E4B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2" style:family="table-cell" style:parent-style-name="Normal_Maquette_TDB4" style:data-style-name="N0">
      <style:table-cell-properties fo:border-top="thin solid #000000" fo:border-bottom="thin solid #000000" fo:border-left="none" fo:border-right="thin solid #000000" style:vertical-align="middle" fo:background-color="#CCFFCC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5B3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4" style:family="table-cell" style:parent-style-name="Default" style:data-style-name="N0">
      <style:table-cell-properties fo:border="thin solid #000000" fo:background-color="#D7E4BD"/>
    </style:style>
    <style:style style:name="ce185" style:family="table-cell" style:parent-style-name="Default" style:data-style-name="N0">
      <style:table-cell-properties style:vertical-align="top" fo:wrap-option="wrap"/>
      <style:text-properties style:font-name="Arial1" style:font-name-asian="Arial1" style:font-name-complex="Arial1" fo:font-size="8pt" style:font-size-asian="8pt" style:font-size-complex="8pt"/>
    </style:style>
    <style:style style:name="ce1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95B3D7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187" style:family="table-cell" style:parent-style-name="Default" style:data-style-name="N0">
      <style:table-cell-properties fo:border="thin solid #000000" style:vertical-align="top" fo:background-color="#93CDD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8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190" style:family="table-cell" style:parent-style-name="Default" style:data-style-name="N0">
      <style:table-cell-properties fo:border="thin solid #000000" style:vertical-align="top" fo:background-color="#DBEEF4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191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192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193" style:family="table-cell" style:parent-style-name="Default" style:data-style-name="N40">
      <style:table-cell-properties fo:border="thin solid #000000" style:vertical-align="middle" fo:background-color="#D7E4B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94" style:family="table-cell" style:parent-style-name="Default" style:data-style-name="N0">
      <style:table-cell-properties fo:border="thin solid #000000" style:vertical-align="top" fo:wrap-option="wrap" fo:background-color="#95B3D7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195" style:family="table-cell" style:parent-style-name="Normal_87201044-MGPR-GRP-EN-Draft002-Project_reporting_template_b_20110121_32_2" style:data-style-name="N0">
      <style:table-cell-properties fo:border-top="thin solid #000000" fo:border-bottom="thin solid #000000" fo:border-left="thin solid #000000" fo:border-right="none" style:vertical-align="middle" fo:background-color="#CCFFCC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thin solid #000000" fo:border-bottom="thin solid #B1BBCC" fo:border-left="thin solid #000000" fo:border-right="thin solid #000000" style:vertical-align="automatic" fo:background-color="#CCC1DA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7" style:family="table-cell" style:parent-style-name="Default" style:data-style-name="N0">
      <style:table-cell-properties fo:border-top="thin solid #B1BBCC" fo:border-bottom="thin solid #B1BBCC" fo:border-left="thin solid #000000" fo:border-right="thin solid #B1BBCC" style:vertical-align="middle" fo:wrap-option="wrap" fo:background-color="#DFE3E8"/>
      <style:text-properties fo:color="#363636" style:font-name="Calibri" style:font-name-asian="Calibri" style:font-name-complex="Calibri" fo:font-size="10pt" style:font-size-asian="10pt" style:font-size-complex="10pt"/>
    </style:style>
    <style:style style:name="ce198" style:family="table-cell" style:parent-style-name="Default" style:data-style-name="N0">
      <style:table-cell-properties fo:border-top="thin solid #B1BBCC" fo:border-bottom="thin solid #B1BBCC" fo:border-left="none" fo:border-right="thin solid #B1BBCC" style:vertical-align="middle" fo:wrap-option="wrap" fo:background-color="#DFE3E8"/>
      <style:text-properties fo:color="#363636" style:font-name="Calibri" style:font-name-asian="Calibri" style:font-name-complex="Calibri" fo:font-size="10pt" style:font-size-asian="10pt" style:font-size-complex="10pt"/>
    </style:style>
    <style:style style:name="ce199" style:family="table-cell" style:parent-style-name="Default" style:data-style-name="N0">
      <style:table-cell-properties fo:border-top="thin solid #B1BBCC" fo:border-bottom="thin solid #B1BBCC" fo:border-left="thin solid #000000" fo:border-right="thin solid #000000" style:vertical-align="middle" fo:wrap-option="wrap" fo:background-color="#DFE3E8"/>
      <style:text-properties fo:color="#363636" style:font-name="Calibri" style:font-name-asian="Calibri" style:font-name-complex="Calibri" fo:font-size="10pt" style:font-size-asian="10pt" style:font-size-complex="10pt"/>
    </style:style>
    <style:style style:name="ce200" style:family="table-cell" style:parent-style-name="Default" style:data-style-name="N36">
      <style:table-cell-properties fo:border-top="thin solid #B1BBCC" fo:border-bottom="thin solid #B1BBCC" fo:border-left="thin solid #000000" fo:border-right="thin solid #B1BBCC" style:vertical-align="middle" fo:wrap-option="wrap" fo:background-color="#B7DEE8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1" style:family="table-cell" style:parent-style-name="Default" style:data-style-name="N36">
      <style:table-cell-properties fo:border-top="thin solid #B1BBCC" fo:border-bottom="thin solid #B1BBCC" fo:border-left="none" fo:border-right="thin solid #B1BBCC" style:vertical-align="middle" fo:wrap-option="wrap" fo:background-color="#B7DEE8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2" style:family="table-cell" style:parent-style-name="Default" style:data-style-name="N0">
      <style:table-cell-properties fo:border="thin solid #B1BBCC" style:vertical-align="middle" fo:wrap-option="wrap" fo:background-color="#B7DEE8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B1BBCC" fo:border-bottom="thin solid #B1BBCC" fo:border-left="thin solid #000000" fo:border-right="thin solid #000000" style:vertical-align="middle" fo:wrap-option="wrap" fo:background-color="#B7DEE8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4" style:family="table-cell" style:parent-style-name="Default" style:data-style-name="N36">
      <style:table-cell-properties fo:border-top="thin solid #B1BBCC" fo:border-bottom="thin solid #B1BBCC" fo:border-left="thin solid #000000" fo:border-right="thin solid #B1BBCC" style:vertical-align="middle" fo:wrap-option="wrap" fo:background-color="#FFFFFF"/>
      <style:text-properties fo:color="#000000" style:font-name="Calibri" style:font-name-asian="Calibri" style:font-name-complex="Calibri"/>
    </style:style>
    <style:style style:name="ce205" style:family="table-cell" style:parent-style-name="Default" style:data-style-name="N36">
      <style:table-cell-properties fo:border-top="thin solid #B1BBCC" fo:border-bottom="thin solid #B1BBCC" fo:border-left="none" fo:border-right="thin solid #B1BBCC" style:vertical-align="middle" fo:wrap-option="wrap" fo:background-color="#FFFFFF"/>
      <style:text-properties fo:color="#000000" style:font-name="Calibri" style:font-name-asian="Calibri" style:font-name-complex="Calibri"/>
    </style:style>
    <style:style style:name="ce206" style:family="table-cell" style:parent-style-name="Default" style:data-style-name="N0">
      <style:table-cell-properties fo:border-top="thin solid #B1BBCC" fo:border-bottom="thin solid #B1BBCC" fo:border-left="thin solid #000000" fo:border-right="thin solid #000000" style:vertical-align="middle" fo:wrap-option="wrap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207" style:family="table-cell" style:parent-style-name="Default" style:data-style-name="N36">
      <style:table-cell-properties fo:border-top="thin solid #B1BBCC" fo:border-bottom="thin solid #000000" fo:border-left="thin solid #000000" fo:border-right="thin solid #B1BBCC" style:vertical-align="middle" fo:wrap-option="wrap" fo:background-color="#FFFFFF"/>
      <style:text-properties fo:color="#000000" style:font-name="Calibri" style:font-name-asian="Calibri" style:font-name-complex="Calibri"/>
    </style:style>
    <style:style style:name="ce208" style:family="table-cell" style:parent-style-name="Default" style:data-style-name="N0">
      <style:table-cell-properties fo:border-top="thin solid #B1BBCC" fo:border-bottom="thin solid #000000" fo:border-left="thin solid #B1BBCC" fo:border-right="thin solid #B1BBCC" style:vertical-align="middle" fo:wrap-option="wrap" fo:background-color="#FFFFFF"/>
      <style:text-properties fo:color="#000000" style:font-name="Calibri" style:font-name-asian="Calibri" style:font-name-complex="Calibri"/>
    </style:style>
    <style:style style:name="ce209" style:family="table-cell" style:parent-style-name="Default" style:data-style-name="N36">
      <style:table-cell-properties fo:border-top="thin solid #B1BBCC" fo:border-bottom="thin solid #000000" fo:border-left="none" fo:border-right="thin solid #B1BBCC" style:vertical-align="middle" fo:wrap-option="wrap" fo:background-color="#FFFFFF"/>
      <style:text-properties fo:color="#000000" style:font-name="Calibri" style:font-name-asian="Calibri" style:font-name-complex="Calibri"/>
    </style:style>
    <style:style style:name="ce210" style:family="table-cell" style:parent-style-name="Default" style:data-style-name="N0">
      <style:table-cell-properties fo:border-top="thin solid #B1BBCC" fo:border-bottom="thin solid #000000" fo:border-left="thin solid #000000" fo:border-right="thin solid #000000" style:vertical-align="middle" fo:wrap-option="wrap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211" style:family="table-cell" style:parent-style-name="Normal_87201044-MGPR-GRP-EN-Draft002-Project_reporting_template_b_20110121_32_2" style:data-style-name="N0">
      <style:table-cell-properties fo:border="thin solid #000000" style:vertical-align="middle" fo:background-color="#CCFFCC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12" style:family="table-cell" style:parent-style-name="Normal_32_2" style:data-style-name="N0">
      <style:table-cell-properties fo:border-top="thin solid #000000" fo:border-bottom="thin solid #B1BBCC" fo:border-left="none" fo:border-right="thin solid #000000" style:vertical-align="automatic" fo:background-color="#FAC0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13" style:family="table-cell" style:parent-style-name="Normal_32_2" style:data-style-name="N0">
      <style:table-cell-properties fo:border="thin solid #000000" style:vertical-align="middle" fo:background-color="#CCFFCC" style:cell-protect="protected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214" style:family="table-cell" style:parent-style-name="Default" style:data-style-name="N0">
      <style:table-cell-properties fo:border="thin solid #000000" style:vertical-align="middle" fo:wrap-option="wrap" fo:background-color="#95B3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5" style:family="table-cell" style:parent-style-name="Normal_32_2" style:data-style-name="N0">
      <style:table-cell-properties fo:border-top="thin solid #000000" fo:border-bottom="thin solid #B1BBCC" fo:border-left="thin solid #000000" fo:border-right="thin solid #000000" style:vertical-align="automatic" fo:background-color="#FAC0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4395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794375cm"/>
    </style:style>
    <style:style style:name="co4" style:family="table-column">
      <style:table-column-properties fo:break-before="auto" style:column-width="0.1587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16.6952083333333cm"/>
    </style:style>
    <style:style style:name="co12" style:family="table-column">
      <style:table-column-properties fo:break-before="auto" style:column-width="5.609166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4.25979166666667cm"/>
    </style:style>
    <style:style style:name="co15" style:family="table-column">
      <style:table-column-properties fo:break-before="auto" style:column-width="5.21229166666667cm"/>
    </style:style>
    <style:style style:name="co16" style:family="table-column">
      <style:table-column-properties fo:break-before="auto" style:column-width="2.80458333333333cm"/>
    </style:style>
    <style:style style:name="co17" style:family="table-column">
      <style:table-column-properties fo:break-before="auto" style:column-width="5.68854166666667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3.175cm"/>
    </style:style>
    <style:style style:name="co20" style:family="table-column">
      <style:table-column-properties fo:break-before="auto" style:column-width="8.016875cm"/>
    </style:style>
    <style:style style:name="co21" style:family="table-column">
      <style:table-column-properties fo:break-before="auto" style:column-width="10.8479166666667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59291666666667cm"/>
    </style:style>
    <style:style style:name="co24" style:family="table-column">
      <style:table-column-properties fo:break-before="auto" style:column-width="1.61395833333333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43416666666667cm"/>
    </style:style>
    <style:style style:name="co27" style:family="table-column">
      <style:table-column-properties fo:break-before="auto" style:column-width="3.91583333333333cm"/>
    </style:style>
    <style:style style:name="co28" style:family="table-column">
      <style:table-column-properties fo:break-before="auto" style:column-width="17.383125cm"/>
    </style:style>
    <style:style style:name="co29" style:family="table-column">
      <style:table-column-properties fo:break-before="auto" style:column-width="16.72166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53458333333333cm"/>
    </style:style>
    <style:style style:name="co32" style:family="table-column">
      <style:table-column-properties fo:break-before="auto" style:column-width="11.4564583333333cm"/>
    </style:style>
    <style:style style:name="co33" style:family="table-column">
      <style:table-column-properties fo:break-before="auto" style:column-width="3.51895833333333cm"/>
    </style:style>
    <style:style style:name="co34" style:family="table-column">
      <style:table-column-properties fo:break-before="auto" style:column-width="2.27541666666667cm"/>
    </style:style>
    <style:style style:name="co35" style:family="table-column">
      <style:table-column-properties fo:break-before="auto" style:column-width="2.143125cm"/>
    </style:style>
    <style:style style:name="co36" style:family="table-column">
      <style:table-column-properties fo:break-before="auto" style:column-width="3.70416666666667cm"/>
    </style:style>
    <style:style style:name="co37" style:family="table-column">
      <style:table-column-properties fo:break-before="auto" style:column-width="7.27604166666667cm"/>
    </style:style>
    <style:style style:name="co38" style:family="table-column">
      <style:table-column-properties fo:break-before="auto" style:column-width="3.14854166666667cm"/>
    </style:style>
    <style:style style:name="co39" style:family="table-column">
      <style:table-column-properties fo:break-before="auto" style:column-width="10.1864583333333cm"/>
    </style:style>
    <style:style style:name="co40" style:family="table-column">
      <style:table-column-properties fo:break-before="auto" style:column-width="1.32291666666667cm"/>
    </style:style>
    <style:style style:name="co41" style:family="table-column">
      <style:table-column-properties fo:break-before="auto" style:column-width="1.24354166666667cm"/>
    </style:style>
    <style:style style:name="co42" style:family="table-column">
      <style:table-column-properties fo:break-before="auto" style:column-width="1.40229166666667cm"/>
    </style:style>
    <style:style style:name="co43" style:family="table-column">
      <style:table-column-properties fo:break-before="auto" style:column-width="5.42395833333333cm"/>
    </style:style>
    <style:style style:name="co44" style:family="table-column">
      <style:table-column-properties fo:break-before="auto" style:column-width="3.43958333333333cm"/>
    </style:style>
    <style:style style:name="co45" style:family="table-column">
      <style:table-column-properties fo:break-before="auto" style:column-width="6.61458333333333cm"/>
    </style:style>
    <style:style style:name="co46" style:family="table-column">
      <style:table-column-properties fo:break-before="auto" style:column-width="7.59354166666667cm"/>
    </style:style>
    <style:style style:name="co47" style:family="table-column">
      <style:table-column-properties fo:break-before="auto" style:column-width="2.75166666666667cm"/>
    </style:style>
    <style:style style:name="co48" style:family="table-column">
      <style:table-column-properties fo:break-before="auto" style:column-width="3.0162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5.23875cm"/>
    </style:style>
    <style:style style:name="co51" style:family="table-column">
      <style:table-column-properties fo:break-before="auto" style:column-width="6.37645833333333cm"/>
    </style:style>
    <style:style style:name="co52" style:family="table-column">
      <style:table-column-properties fo:break-before="auto" style:column-width="14.9489583333333cm"/>
    </style:style>
    <style:style style:name="co53" style:family="table-column">
      <style:table-column-properties fo:break-before="auto" style:column-width="3.83645833333333cm"/>
    </style:style>
    <style:style style:name="co54" style:family="table-column">
      <style:table-column-properties fo:break-before="auto" style:column-width="3.3072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9.6pt" style:use-optimal-row-height="false" fo:break-before="auto"/>
    </style:style>
    <style:style style:name="ro7" style:family="table-row">
      <style:table-row-properties style:row-height="54.6pt" style:use-optimal-row-height="false" fo:break-before="auto"/>
    </style:style>
    <style:style style:name="ro8" style:family="table-row">
      <style:table-row-properties style:row-height="10.9pt" style:use-optimal-row-height="false" fo:break-before="auto"/>
    </style:style>
    <style:style style:name="ro9" style:family="table-row">
      <style:table-row-properties style:row-height="61.15pt" style:use-optimal-row-height="false" fo:break-before="auto"/>
    </style:style>
    <style:style style:name="ro10" style:family="table-row">
      <style:table-row-properties style:row-height="99pt" style:use-optimal-row-height="false" fo:break-before="auto"/>
    </style:style>
    <style:style style:name="ro11" style:family="table-row">
      <style:table-row-properties style:row-height="73.5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ro15" style:family="table-row">
      <style:table-row-properties style:row-height="13.5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14.25pt" style:use-optimal-row-height="false" fo:break-before="auto"/>
    </style:style>
    <style:style style:name="ro18" style:family="table-row">
      <style:table-row-properties style:row-height="90.6pt" style:use-optimal-row-height="false" fo:break-before="auto"/>
    </style:style>
    <style:style style:name="ro19" style:family="table-row">
      <style:table-row-properties style:row-height="15pt" style:use-optimal-row-height="false" fo:break-before="auto"/>
    </style:style>
    <style:style style:name="ro20" style:family="table-row">
      <style:table-row-properties style:row-height="45pt" style:use-optimal-row-height="true" fo:break-before="auto"/>
    </style:style>
    <style:style style:name="ro21" style:family="table-row">
      <style:table-row-properties style:row-height="29.25pt" style:use-optimal-row-height="false" fo:break-before="auto"/>
    </style:style>
    <style:style style:name="ro22" style:family="table-row">
      <style:table-row-properties style:row-height="25.5pt" style:use-optimal-row-height="true" fo:break-before="auto"/>
    </style:style>
    <style:style style:name="ro23" style:family="table-row">
      <style:table-row-properties style:row-height="21pt" style:use-optimal-row-height="false" fo:break-before="auto"/>
    </style:style>
    <style:style style:name="ro24" style:family="table-row">
      <style:table-row-properties style:row-height="60pt" style:use-optimal-row-height="true" fo:break-before="auto"/>
    </style:style>
    <style:style style:name="ro25" style:family="table-row">
      <style:table-row-properties style:row-height="15.75pt" style:use-optimal-row-height="tru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15pt" style:use-optimal-row-height="true" fo:break-before="auto"/>
    </style:style>
    <style:style style:name="ro28" style:family="table-row">
      <style:table-row-properties style:row-height="38.25pt" style:use-optimal-row-height="true" fo:break-before="auto"/>
    </style:style>
    <style:style style:name="ro29" style:family="table-row">
      <style:table-row-properties style:row-height="22.5pt" style:use-optimal-row-height="true" fo:break-before="auto"/>
    </style:style>
    <style:style style:name="ro30" style:family="table-row">
      <style:table-row-properties style:row-height="87pt" style:use-optimal-row-height="false" fo:break-before="auto"/>
    </style:style>
    <style:style style:name="ro31" style:family="table-row">
      <style:table-row-properties style:row-height="9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1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7E4BD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3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center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4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5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6" style:family="table-cell" style:parent-style-name="Default" style:data-style-name="N36">
      <style:table-cell-properties fo:border="thin solid #000000" style:vertical-align="middle" fo:wrap-option="wrap" fo:background-color="#D7E4BD" style:repeat-content="false"/>
      <style:paragraph-properties fo:text-align="center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7" style:family="table-cell" style:parent-style-name="Default" style:data-style-name="N36">
      <style:table-cell-properties fo:border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8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29" style:family="table-cell" style:parent-style-name="Default" style:data-style-name="N0">
      <style:table-cell-properties fo:border="thin solid #000000" style:vertical-align="middle" fo:wrap-option="wrap" fo:background-color="#D7E4BD"/>
      <style:text-properties style:font-name="Arial1" style:font-name-asian="Arial1" style:font-name-complex="Arial1" fo:font-size="10pt" style:font-size-asian="10pt" style:font-size-complex="10pt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30" style:family="table-cell" style:parent-style-name="Default" style:data-style-name="N36">
      <style:table-cell-properties fo:border="thin solid #000000" style:vertical-align="middle" fo:wrap-option="wrap" fo:background-color="#D7E4B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name="ce231" style:family="table-cell" style:parent-style-name="Default" style:data-style-name="N0">
      <style:table-cell-properties fo:border="thin solid #000000" style:vertical-align="middle" fo:wrap-option="wrap" fo:background-color="#D7E4BD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is-true-formula(IF([.$G6]=&quot;Done&quot;;1;0))" style:apply-style-name="cf2" style:base-cell-address="23c_Actions.A6"/>
      <style:map style:condition="of:is-true-formula(IF([.$G6]=&quot;Cancelled&quot;;1;0))" style:apply-style-name="cf1" style:base-cell-address="23c_Actions.A6"/>
      <style:map style:condition="of:is-true-formula(IF([.$G6]=&quot;Pending&quot;;1;0))" style:apply-style-name="cf3" style:base-cell-address="23c_Actions.A6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1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2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4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3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4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3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3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5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3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5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6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4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6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5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7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8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4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9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7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7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9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draw:marker-start="a10" svg:stroke-opacity="100%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dash" draw:stroke-dash="a14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dash" draw:stroke-dash="a18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draw:marker-end="a2" svg:stroke-opacity="100%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draw:marker-start="a6" svg:stroke-opacity="100%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0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4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0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4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4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1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1a-Identification_Proj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9" table:default-cell-style-name="ce2"/>
        <table:table-column table:style-name="co6" table:default-cell-style-name="ce2"/>
        <table:table-column table:style-name="co2" table:number-columns-repeated="50" table:default-cell-style-name="ce2"/>
        <table:table-column table:style-name="co7" table:number-columns-repeated="16320" table:default-cell-style-name="ce1"/>
        <table:table-row table:style-name="ro1">
          <table:table-cell/>
          <table:table-cell table:style-name="ce3"/>
          <table:table-cell table:number-columns-repeated="9" table:style-name="ce4"/>
          <table:table-cell office:value-type="string" table:number-columns-spanned="3" table:number-rows-spanned="1" table:style-name="ce22">
            <text:p>reference Tableau de bord</text:p>
          </table:table-cell>
          <table:covered-table-cell table:number-columns-repeated="2"/>
          <table:table-cell table:style-name="ce2"/>
          <table:table-cell table:style-name="ce5"/>
          <table:table-cell table:number-columns-repeated="16368"/>
        </table:table-row>
        <table:table-row table:style-name="ro2">
          <table:table-cell/>
          <table:table-cell table:style-name="ce6"/>
          <table:table-cell table:number-columns-repeated="9" table:style-name="ce7"/>
          <table:table-cell office:value-type="date" office:date-value="2017-04-11T00:00:00" table:number-columns-spanned="3" table:number-rows-spanned="1" table:style-name="ce23">
            <text:p>11/4/17</text:p>
          </table:table-cell>
          <table:covered-table-cell table:number-columns-repeated="2"/>
          <table:table-cell table:number-columns-repeated="50" table:style-name="ce2"/>
          <table:table-cell table:number-columns-repeated="16320"/>
        </table:table-row>
        <table:table-row table:style-name="ro2">
          <table:table-cell/>
          <table:table-cell table:style-name="ce8"/>
          <table:table-cell table:number-columns-repeated="9" table:style-name="ce9"/>
          <table:table-cell office:value-type="string" table:number-columns-spanned="3" table:number-rows-spanned="1" table:style-name="ce24">
            <text:p>Organisation</text:p>
          </table:table-cell>
          <table:covered-table-cell table:number-columns-repeated="2"/>
          <table:table-cell table:style-name="ce2"/>
          <table:table-cell table:style-name="ce5"/>
          <table:table-cell table:number-columns-repeated="16368"/>
        </table:table-row>
        <table:table-row table:style-name="ro2">
          <table:table-cell/>
          <table:table-cell table:number-columns-repeated="14" table:style-name="ce2"/>
          <table:table-cell table:style-name="ce5"/>
          <table:table-cell table:number-columns-repeated="16368"/>
        </table:table-row>
        <table:table-row table:style-name="ro3">
          <table:table-cell/>
          <table:table-cell office:value-type="string" table:number-columns-spanned="2" table:number-rows-spanned="1" table:style-name="ce25">
            <text:p>Projet</text:p>
          </table:table-cell>
          <table:covered-table-cell/>
          <table:table-cell table:style-name="ce10"/>
          <table:table-cell office:value-type="string" table:number-columns-spanned="10" table:number-rows-spanned="1" table:style-name="ce26">
            <text:p>Réalisation Solution A</text:p>
          </table:table-cell>
          <table:covered-table-cell table:number-columns-repeated="9"/>
          <table:table-cell table:number-columns-repeated="50" table:style-name="ce2"/>
          <table:table-cell table:number-columns-repeated="16320"/>
        </table:table-row>
        <table:table-row table:style-name="ro4">
          <table:table-cell/>
          <table:table-cell table:style-name="ce11"/>
          <table:table-cell table:style-name="ce12"/>
          <table:table-cell table:style-name="ce13"/>
          <table:table-cell table:number-columns-repeated="10" table:style-name="ce14"/>
          <table:table-cell table:number-columns-repeated="50" table:style-name="ce2"/>
          <table:table-cell table:number-columns-repeated="16320"/>
        </table:table-row>
        <table:table-row table:style-name="ro5">
          <table:table-cell/>
          <table:table-cell office:value-type="string" table:number-columns-spanned="2" table:number-rows-spanned="1" table:style-name="ce25">
            <text:p>Responsable Dossier</text:p>
          </table:table-cell>
          <table:covered-table-cell/>
          <table:table-cell table:style-name="ce10"/>
          <table:table-cell office:value-type="string" table:number-columns-spanned="10" table:number-rows-spanned="1" table:style-name="ce27">
            <text:p>XXX</text:p>
          </table:table-cell>
          <table:covered-table-cell table:number-columns-repeated="9"/>
          <table:table-cell table:number-columns-repeated="50" table:style-name="ce2"/>
          <table:table-cell table:number-columns-repeated="16320"/>
        </table:table-row>
        <table:table-row table:style-name="ro6">
          <table:table-cell/>
          <table:table-cell table:style-name="ce15"/>
          <table:table-cell table:style-name="ce16"/>
          <table:table-cell table:style-name="ce10"/>
          <table:table-cell table:number-columns-repeated="10" table:style-name="ce17"/>
          <table:table-cell table:number-columns-repeated="50" table:style-name="ce2"/>
          <table:table-cell table:number-columns-repeated="16320"/>
        </table:table-row>
        <table:table-row table:style-name="ro7">
          <table:table-cell/>
          <table:table-cell office:value-type="string" table:number-columns-spanned="2" table:number-rows-spanned="1" table:style-name="ce28">
            <text:p>Période couverte par le dossier</text:p>
          </table:table-cell>
          <table:covered-table-cell/>
          <table:table-cell table:style-name="ce10"/>
          <table:table-cell office:value-type="string" table:number-columns-spanned="10" table:number-rows-spanned="1" table:style-name="ce29">
            <text:p>01/04/2018 =&gt; 31/06/2018</text:p>
            <text:p/>
            <text:p/>
          </table:table-cell>
          <table:covered-table-cell table:number-columns-repeated="9"/>
          <table:table-cell table:number-columns-repeated="50" table:style-name="ce2"/>
          <table:table-cell table:number-columns-repeated="16320"/>
        </table:table-row>
        <table:table-row table:style-name="ro8">
          <table:table-cell/>
          <table:table-cell table:style-name="ce15"/>
          <table:table-cell table:style-name="ce16"/>
          <table:table-cell table:style-name="ce10"/>
          <table:table-cell table:number-columns-repeated="10" table:style-name="ce17"/>
          <table:table-cell table:number-columns-repeated="50" table:style-name="ce2"/>
          <table:table-cell table:number-columns-repeated="16320"/>
        </table:table-row>
        <table:table-row table:style-name="ro9">
          <table:table-cell/>
          <table:table-cell office:value-type="string" table:number-columns-spanned="2" table:number-rows-spanned="1" table:style-name="ce25">
            <text:p>Objectifs du projet</text:p>
          </table:table-cell>
          <table:covered-table-cell/>
          <table:table-cell table:style-name="ce10"/>
          <table:table-cell office:value-type="string" table:number-columns-spanned="10" table:number-rows-spanned="1" table:style-name="ce29">
            <text:p>Réaliser solution A</text:p>
            <text:p>Se familiariser avec la gestion de projet</text:p>
            <text:p>Mettre en œuvre des techniques diverses</text:p>
          </table:table-cell>
          <table:covered-table-cell table:number-columns-repeated="9"/>
          <table:table-cell table:number-columns-repeated="50" table:style-name="ce2"/>
          <table:table-cell table:number-columns-repeated="16320"/>
        </table:table-row>
        <table:table-row table:style-name="ro8">
          <table:table-cell/>
          <table:table-cell table:style-name="ce15"/>
          <table:table-cell table:style-name="ce16"/>
          <table:table-cell table:style-name="ce10"/>
          <table:table-cell table:number-columns-repeated="10" table:style-name="ce17"/>
          <table:table-cell table:number-columns-repeated="50" table:style-name="ce2"/>
          <table:table-cell table:number-columns-repeated="16320"/>
        </table:table-row>
        <table:table-row table:style-name="ro10">
          <table:table-cell/>
          <table:table-cell office:value-type="string" table:number-columns-spanned="2" table:number-rows-spanned="1" table:style-name="ce25">
            <text:p>Liste de diffusion</text:p>
          </table:table-cell>
          <table:covered-table-cell/>
          <table:table-cell table:style-name="ce10"/>
          <table:table-cell table:number-columns-spanned="10" table:number-rows-spanned="1" table:style-name="ce30"/>
          <table:covered-table-cell table:number-columns-repeated="9"/>
          <table:table-cell table:number-columns-repeated="50" table:style-name="ce2"/>
          <table:table-cell table:number-columns-repeated="16320"/>
        </table:table-row>
        <table:table-row table:style-name="ro11">
          <table:table-cell/>
          <table:table-cell table:number-columns-repeated="2" table:style-name="ce18"/>
          <table:table-cell table:style-name="ce19"/>
          <table:table-cell table:number-columns-repeated="10" table:style-name="ce20"/>
          <table:table-cell table:number-columns-repeated="50" table:style-name="ce2"/>
          <table:table-cell table:number-columns-repeated="16320"/>
        </table:table-row>
        <table:table-row table:style-name="ro12">
          <table:table-cell/>
          <table:table-cell table:number-columns-repeated="63" table:style-name="ce2"/>
          <table:table-cell table:number-columns-repeated="16320"/>
        </table:table-row>
        <table:table-row table:number-rows-repeated="9" table:style-name="ro13">
          <table:table-cell table:number-columns-repeated="16384"/>
        </table:table-row>
        <table:table-row table:style-name="ro14">
          <table:table-cell table:number-columns-repeated="18"/>
          <table:table-cell table:style-name="ce21"/>
          <table:table-cell table:number-columns-repeated="16365"/>
        </table:table-row>
        <table:table-row table:number-rows-repeated="1048551" table:style-name="ro13">
          <table:table-cell table:number-columns-repeated="16384"/>
        </table:table-row>
      </table:table>
      <table:table table:name="1b-_Besoin_capturé" table:style-name="ta2">
        <table:table-column table:style-name="co8" table:default-cell-style-name="ce33"/>
        <table:table-column table:style-name="co2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3"/>
        <table:table-column table:style-name="co2" table:number-columns-repeated="55" table:default-cell-style-name="ce33"/>
        <table:table-column table:style-name="co7" table:number-columns-repeated="16320" table:default-cell-style-name="ce1"/>
        <table:table-row table:style-name="ro15">
          <table:table-cell table:style-name="ce31"/>
          <table:table-cell table:number-columns-repeated="5" table:style-name="ce32"/>
          <table:table-cell office:value-type="string" office:string-value="reference Tableau de bord" table:formula="of:=['1a-Identification_Projet'.$L1]" table:number-columns-spanned="2" table:number-rows-spanned="1" table:style-name="ce51">
            <text:p>reference Tableau de bord</text:p>
          </table:table-cell>
          <table:covered-table-cell/>
          <table:table-cell table:number-columns-repeated="56" table:style-name="ce33"/>
          <table:table-cell table:number-columns-repeated="16320"/>
        </table:table-row>
        <table:table-row table:style-name="ro2">
          <table:table-cell table:style-name="ce34"/>
          <table:table-cell table:number-columns-repeated="5" table:style-name="ce35"/>
          <table:table-cell office:value-type="date" office:date-value="2017-04-11T00:00:00" table:formula="of:=['1a-Identification_Projet'.$L2]" table:number-columns-spanned="2" table:number-rows-spanned="1" table:style-name="ce52">
            <text:p>11/4/17</text:p>
          </table:table-cell>
          <table:covered-table-cell/>
          <table:table-cell table:number-columns-repeated="56" table:style-name="ce33"/>
          <table:table-cell table:number-columns-repeated="16320"/>
        </table:table-row>
        <table:table-row table:style-name="ro16">
          <table:table-cell table:style-name="ce36"/>
          <table:table-cell table:number-columns-repeated="5" table:style-name="ce37"/>
          <table:table-cell office:value-type="string" office:string-value="Organisation" table:formula="of:=['1a-Identification_Projet'.$L3]" table:number-columns-spanned="2" table:number-rows-spanned="1" table:style-name="ce53">
            <text:p>Organisation</text:p>
          </table:table-cell>
          <table:covered-table-cell/>
          <table:table-cell table:number-columns-repeated="56" table:style-name="ce33"/>
          <table:table-cell table:number-columns-repeated="16320"/>
        </table:table-row>
        <table:table-row table:style-name="ro2">
          <table:table-cell table:style-name="ce33"/>
          <table:table-cell table:number-columns-repeated="3" table:style-name="ce38"/>
          <table:table-cell table:number-columns-repeated="4" table:style-name="ce39"/>
          <table:table-cell table:number-columns-repeated="56" table:style-name="ce33"/>
          <table:table-cell table:number-columns-repeated="16320"/>
        </table:table-row>
        <table:table-row table:style-name="ro17">
          <table:table-cell table:number-columns-repeated="4" table:style-name="ce33"/>
          <table:table-cell table:number-columns-repeated="4" table:style-name="ce39"/>
          <table:table-cell table:number-columns-repeated="56" table:style-name="ce33"/>
          <table:table-cell table:number-columns-repeated="16320"/>
        </table:table-row>
        <table:table-row table:style-name="ro14">
          <table:table-cell office:value-type="string" table:style-name="ce40">
            <text:p>Contexte Client</text:p>
          </table:table-cell>
          <table:table-cell table:number-columns-repeated="3" table:style-name="ce33"/>
          <table:table-cell table:number-columns-repeated="4" table:style-name="ce39"/>
          <table:table-cell table:number-columns-repeated="56" table:style-name="ce33"/>
          <table:table-cell table:number-columns-repeated="16320"/>
        </table:table-row>
        <table:table-row table:style-name="ro18">
          <table:table-cell table:number-columns-spanned="8" table:number-rows-spanned="1" table:style-name="ce54"/>
          <table:covered-table-cell table:number-columns-repeated="7"/>
          <table:table-cell table:number-columns-repeated="56" table:style-name="ce33"/>
          <table:table-cell table:number-columns-repeated="16320"/>
        </table:table-row>
        <table:table-row table:style-name="ro19">
          <table:table-cell office:value-type="string" table:style-name="ce40">
            <text:p>Exigences Client</text:p>
          </table:table-cell>
          <table:table-cell table:number-columns-repeated="3" table:style-name="ce41"/>
          <table:table-cell table:number-columns-repeated="4" table:style-name="ce42"/>
          <table:table-cell table:number-columns-repeated="56" table:style-name="ce33"/>
          <table:table-cell table:number-columns-repeated="16320"/>
        </table:table-row>
        <table:table-row table:style-name="ro20">
          <table:table-cell office:value-type="string" table:style-name="ce43">
            <text:p>Catégorie</text:p>
          </table:table-cell>
          <table:table-cell office:value-type="string" table:style-name="ce43">
            <text:p>ID d'exigence</text:p>
          </table:table-cell>
          <table:table-cell office:value-type="string" table:style-name="ce43">
            <text:p>Titre Exigence</text:p>
          </table:table-cell>
          <table:table-cell office:value-type="string" table:style-name="ce43">
            <text:p>Criticité (Obligatoire/ Souhaitée/exemple)</text:p>
          </table:table-cell>
          <table:table-cell office:value-type="string" table:style-name="ce44">
            <text:p>Description Exigence</text:p>
          </table:table-cell>
          <table:table-cell office:value-type="string" table:style-name="ce44">
            <text:p>Methode d'acceptation</text:p>
          </table:table-cell>
          <table:table-cell office:value-type="string" table:style-name="ce45">
            <text:p>Explication</text:p>
          </table:table-cell>
          <table:table-cell table:style-name="ce46"/>
          <table:table-cell table:number-columns-repeated="56" table:style-name="ce33"/>
          <table:table-cell table:number-columns-repeated="16320"/>
        </table:table-row>
        <table:table-row table:style-name="ro14">
          <table:table-cell office:value-type="string" table:style-name="ce47">
            <text:p>Développement Projet</text:p>
          </table:table-cell>
          <table:table-cell office:value-type="string" table:style-name="ce47">
            <text:p>DP001</text:p>
          </table:table-cell>
          <table:table-cell table:style-name="ce47"/>
          <table:table-cell office:value-type="string" table:style-name="ce47">
            <text:p>S</text:p>
          </table:table-cell>
          <table:table-cell office:value-type="string" table:style-name="ce48">
            <text:p>&lt;sujet&gt; doit &lt;verbe infinitif&gt; &lt;compléments&gt;</text:p>
          </table:table-cell>
          <table:table-cell table:style-name="ce48"/>
          <table:table-cell table:style-name="ce49"/>
          <table:table-cell table:style-name="ce50"/>
          <table:table-cell table:number-columns-repeated="56" table:style-name="ce33"/>
          <table:table-cell table:number-columns-repeated="16320"/>
        </table:table-row>
        <table:table-row-group>
          <table:table-row-group>
            <table:table-row table:style-name="ro14">
              <table:table-cell office:value-type="string" table:style-name="ce47">
                <text:p>Gestion de projet</text:p>
              </table:table-cell>
              <table:table-cell office:value-type="string" table:style-name="ce47">
                <text:p>GP001</text:p>
              </table:table-cell>
              <table:table-cell table:style-name="ce47"/>
              <table:table-cell office:value-type="string" table:style-name="ce47">
                <text:p>O</text:p>
              </table:table-cell>
              <table:table-cell office:value-type="string" table:style-name="ce48">
                <text:p>&lt;sujet&gt; doit &lt;verbe infinitif&gt; &lt;compléments&gt;</text:p>
              </table:table-cell>
              <table:table-cell table:style-name="ce48"/>
              <table:table-cell table:style-name="ce49"/>
              <table:table-cell table:style-name="ce50"/>
              <table:table-cell table:number-columns-repeated="56" table:style-name="ce33"/>
              <table:table-cell table:number-columns-repeated="16320"/>
            </table:table-row>
            <table:table-row table:style-name="ro14">
              <table:table-cell table:number-columns-repeated="4" table:style-name="ce47"/>
              <table:table-cell table:number-columns-repeated="2" table:style-name="ce48"/>
              <table:table-cell table:style-name="ce49"/>
              <table:table-cell table:style-name="ce50"/>
              <table:table-cell table:number-columns-repeated="7" table:style-name="ce39"/>
              <table:table-cell table:number-columns-repeated="49" table:style-name="ce33"/>
              <table:table-cell table:number-columns-repeated="16320"/>
            </table:table-row>
            <table:table-row table:number-rows-repeated="2" table:style-name="ro14">
              <table:table-cell table:number-columns-repeated="4" table:style-name="ce47"/>
              <table:table-cell table:number-columns-repeated="2" table:style-name="ce48"/>
              <table:table-cell table:style-name="ce49"/>
              <table:table-cell table:style-name="ce50"/>
              <table:table-cell table:number-columns-repeated="56" table:style-name="ce39"/>
              <table:table-cell table:number-columns-repeated="16320"/>
            </table:table-row>
            <table:table-row table:style-name="ro14">
              <table:table-cell table:number-columns-repeated="4" table:style-name="ce47"/>
              <table:table-cell table:number-columns-repeated="2" table:style-name="ce48"/>
              <table:table-cell table:style-name="ce49"/>
              <table:table-cell table:style-name="ce50"/>
              <table:table-cell table:number-columns-repeated="7" table:style-name="ce33"/>
              <table:table-cell table:number-columns-repeated="49" table:style-name="ce39"/>
              <table:table-cell table:number-columns-repeated="16320"/>
            </table:table-row>
            <table:table-row table:style-name="ro14">
              <table:table-cell table:number-columns-repeated="4" table:style-name="ce47"/>
              <table:table-cell table:number-columns-repeated="2" table:style-name="ce48"/>
              <table:table-cell table:style-name="ce49"/>
              <table:table-cell table:style-name="ce50"/>
              <table:table-cell table:number-columns-repeated="56" table:style-name="ce33"/>
              <table:table-cell table:number-columns-repeated="16320"/>
            </table:table-row>
            <table:table-row table:style-name="ro14">
              <table:table-cell table:number-columns-repeated="16384"/>
            </table:table-row>
          </table:table-row-group>
        </table:table-row-group>
        <table:table-row table:number-rows-repeated="1048559" table:style-name="ro13">
          <table:table-cell table:number-columns-repeated="16384"/>
        </table:table-row>
        <table:named-expressions>
          <table:named-expression table:name="_xlnm._FilterDatabase" table:expression="of:=&quot;'1b- besoin capturé'!#REF!&quot;" table:base-cell-address="1a-Identification_Projet.$A$1"/>
          <table:named-expression table:name="codir.A380.4.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CR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f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dfg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test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toto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bis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TdB._.complet.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/table:named-expressions>
      </table:table>
      <table:table table:name="2-_Croquis_de_la_solution" table:style-name="ta3">
        <table:table-column table:style-name="co5" table:number-columns-repeated="64" table:default-cell-style-name="ce1"/>
        <table:table-column table:style-name="co7" table:number-columns-repeated="16320" table:default-cell-style-name="ce1"/>
        <table:table-row table:number-rows-repeated="1048576" table:style-name="ro14">
          <table:table-cell table:number-columns-repeated="16384"/>
        </table:table-row>
      </table:table>
      <table:table table:name="2a-OBS" table:style-name="ta1">
        <table:shapes>
          <draw:custom-shape svg:x="2.66772in" svg:y="2.76378in" svg:width="1.99449in" svg:height="1.40787in" draw:z-index="1" draw:id="id0" draw:style-name="a3" draw:name="Straight Connector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63346in" svg:y="2.72323in" svg:width="0.93583in" svg:height="1.54213in" draw:z-index="2" draw:id="id1" draw:style-name="a7" draw:name="Straight Connector 2">
            <svg:title/>
            <svg:desc/>
            <text:p text:style-name="a5" text:class-names="" text:cond-style-name=""><text:span text:style-name="a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57913in" svg:y="2.75039in" svg:width="3.55394in" svg:height="1.48819in" draw:z-index="3" draw:id="id2" draw:style-name="a11" draw:name="Straight Connector 3">
            <svg:title/>
            <svg:desc/>
            <text:p text:style-name="a9" text:class-names="" text:cond-style-name=""><text:span text:style-name="a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66339in" svg:y="2.40157in" svg:width="1.24803in" svg:height="0.16102in" draw:z-index="4" draw:id="id3" draw:style-name="a15" draw:name="Straight Connector 4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57283in" svg:y="2.33465in" svg:width="1.12598in" svg:height="0.01339in" draw:z-index="5" draw:id="id4" draw:style-name="a19" draw:name="Straight Connector 5">
            <svg:title/>
            <svg:desc/>
            <text:p text:style-name="a17" text:class-names="" text:cond-style-name=""><text:span text:style-name="a1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1" table:default-cell-style-name="ce33"/>
        <table:table-column table:style-name="co2" table:number-columns-repeated="63" table:default-cell-style-name="ce33"/>
        <table:table-column table:style-name="co7" table:number-columns-repeated="16320" table:default-cell-style-name="ce1"/>
        <table:table-row table:style-name="ro1">
          <table:table-cell table:style-name="ce55"/>
          <table:table-cell table:style-name="ce56"/>
          <table:table-cell table:number-columns-repeated="8" table:style-name="ce57"/>
          <table:table-cell office:value-type="string" office:string-value="reference Tableau de bord" table:formula="of:=['1a-Identification_Projet'.$L$1]" table:number-columns-spanned="3" table:number-rows-spanned="1" table:style-name="ce66">
            <text:p>reference Tableau de bord</text:p>
          </table:table-cell>
          <table:covered-table-cell table:number-columns-repeated="2"/>
          <table:table-cell table:number-columns-repeated="51" table:style-name="ce33"/>
          <table:table-cell table:number-columns-repeated="16320"/>
        </table:table-row>
        <table:table-row table:style-name="ro2">
          <table:table-cell table:style-name="ce55"/>
          <table:table-cell table:style-name="ce58"/>
          <table:table-cell table:number-columns-repeated="8" table:style-name="ce59"/>
          <table:table-cell office:value-type="date" office:date-value="2017-04-11T00:00:00" table:formula="of:=['1a-Identification_Projet'.$L$2]" table:number-columns-spanned="3" table:number-rows-spanned="1" table:style-name="ce67">
            <text:p>11/4/17</text:p>
          </table:table-cell>
          <table:covered-table-cell table:number-columns-repeated="2"/>
          <table:table-cell table:number-columns-repeated="51" table:style-name="ce55"/>
          <table:table-cell table:number-columns-repeated="16320"/>
        </table:table-row>
        <table:table-row table:style-name="ro2">
          <table:table-cell table:style-name="ce55"/>
          <table:table-cell table:style-name="ce60"/>
          <table:table-cell table:number-columns-repeated="8" table:style-name="ce61"/>
          <table:table-cell office:value-type="string" office:string-value="Organisation" table:formula="of:=['1a-Identification_Projet'.$L$3]" table:number-columns-spanned="3" table:number-rows-spanned="1" table:style-name="ce68">
            <text:p>Organisation</text:p>
          </table:table-cell>
          <table:covered-table-cell table:number-columns-repeated="2"/>
          <table:table-cell table:number-columns-repeated="51" table:style-name="ce55"/>
          <table:table-cell table:number-columns-repeated="16320"/>
        </table:table-row>
        <table:table-row table:style-name="ro2">
          <table:table-cell table:number-columns-repeated="3" table:style-name="ce33"/>
          <table:table-cell table:number-columns-repeated="7" table:style-name="ce62"/>
          <table:table-cell table:number-columns-repeated="2" table:style-name="ce63"/>
          <table:table-cell table:style-name="ce33"/>
          <table:table-cell table:number-columns-repeated="51" table:style-name="ce55"/>
          <table:table-cell table:number-columns-repeated="16320"/>
        </table:table-row>
        <table:table-row table:number-rows-repeated="2" table:style-name="ro15">
          <table:table-cell table:number-columns-repeated="3" table:style-name="ce33"/>
          <table:table-cell table:number-columns-repeated="7" table:style-name="ce62"/>
          <table:table-cell table:number-columns-repeated="2" table:style-name="ce63"/>
          <table:table-cell table:number-columns-repeated="52" table:style-name="ce33"/>
          <table:table-cell table:number-columns-repeated="16320"/>
        </table:table-row>
        <table:table-row table:style-name="ro15">
          <table:table-cell table:number-columns-repeated="3" table:style-name="ce64"/>
          <table:table-cell table:number-columns-repeated="7" table:style-name="ce62"/>
          <table:table-cell table:number-columns-repeated="2" table:style-name="ce63"/>
          <table:table-cell table:style-name="ce64"/>
          <table:table-cell table:number-columns-repeated="51" table:style-name="ce33"/>
          <table:table-cell table:number-columns-repeated="16320"/>
        </table:table-row>
        <table:table-row table:number-rows-repeated="31" table:style-name="ro15">
          <table:table-cell table:number-columns-repeated="3" table:style-name="ce64"/>
          <table:table-cell table:number-columns-repeated="7" table:style-name="ce62"/>
          <table:table-cell table:number-columns-repeated="2" table:style-name="ce63"/>
          <table:table-cell table:number-columns-repeated="52" table:style-name="ce64"/>
          <table:table-cell table:number-columns-repeated="16320"/>
        </table:table-row>
        <table:table-row table:style-name="ro15">
          <table:table-cell table:number-columns-repeated="13" table:style-name="ce33"/>
          <table:table-cell table:number-columns-repeated="51" table:style-name="ce64"/>
          <table:table-cell table:number-columns-repeated="16320"/>
        </table:table-row>
        <table:table-row table:style-name="ro13">
          <table:table-cell table:number-columns-repeated="12" table:style-name="ce65"/>
          <table:table-cell table:number-columns-repeated="52" table:style-name="ce33"/>
          <table:table-cell table:number-columns-repeated="16320"/>
        </table:table-row>
        <table:table-row table:number-rows-repeated="1048536" table:style-name="ro13">
          <table:table-cell table:number-columns-repeated="16384"/>
        </table:table-row>
      </table:table>
      <table:table table:name="2b-PBS" table:style-name="ta1">
        <table:shapes>
          <draw:custom-shape svg:x="1.5622in" svg:y="2.93268in" svg:width="0.02677in" svg:height="2.21457in" draw:z-index="1" draw:id="id5" draw:style-name="a22" draw:name="Straight Connector 1">
            <svg:title/>
            <svg:desc/>
            <text:p text:style-name="a21" text:class-names="" text:cond-style-name=""><text:span text:style-name="a2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57126in" svg:y="5.14724in" svg:width="0.49449in" svg:height="0in" draw:z-index="2" draw:id="id6" draw:style-name="a25" draw:name="Straight Connector 2">
            <svg:title/>
            <svg:desc/>
            <text:p text:style-name="a24" text:class-names="" text:cond-style-name=""><text:span text:style-name="a2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58898in" svg:y="4.48622in" svg:width="0.42283in" svg:height="0in" draw:z-index="3" draw:id="id7" draw:style-name="a28" draw:name="Straight Connector 3">
            <svg:title/>
            <svg:desc/>
            <text:p text:style-name="a27" text:class-names="" text:cond-style-name=""><text:span text:style-name="a2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59803in" svg:y="3.87913in" svg:width="0.44094in" svg:height="0in" draw:z-index="4" draw:id="id8" draw:style-name="a31" draw:name="Straight Connector 4">
            <svg:title/>
            <svg:desc/>
            <text:p text:style-name="a30" text:class-names="" text:cond-style-name=""><text:span text:style-name="a2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59803in" svg:y="3.29921in" svg:width="0.38701in" svg:height="0.00866in" draw:z-index="5" draw:id="id9" draw:style-name="a34" draw:name="Straight Connector 5">
            <svg:title/>
            <svg:desc/>
            <text:p text:style-name="a33" text:class-names="" text:cond-style-name=""><text:span text:style-name="a3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62126in" svg:y="2.91496in" svg:width="0.01811in" svg:height="1.50709in" draw:z-index="6" draw:id="id10" draw:style-name="a37" draw:name="Straight Connector 6">
            <svg:title/>
            <svg:desc/>
            <text:p text:style-name="a36" text:class-names="" text:cond-style-name=""><text:span text:style-name="a3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6122in" svg:y="3.2815in" svg:width="0.32402in" svg:height="0.00866in" draw:z-index="7" draw:id="id11" draw:style-name="a40" draw:name="Straight Connector 7">
            <svg:title/>
            <svg:desc/>
            <text:p text:style-name="a39" text:class-names="" text:cond-style-name=""><text:span text:style-name="a3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63031in" svg:y="3.83465in" svg:width="0.33268in" svg:height="0in" draw:z-index="8" draw:id="id12" draw:style-name="a43" draw:name="Straight Connector 8">
            <svg:title/>
            <svg:desc/>
            <text:p text:style-name="a42" text:class-names="" text:cond-style-name=""><text:span text:style-name="a4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64842in" svg:y="4.35276in" svg:width="0.29685in" svg:height="0in" draw:z-index="9" draw:id="id13" draw:style-name="a46" draw:name="Straight Connector 9">
            <svg:title/>
            <svg:desc/>
            <text:p text:style-name="a45" text:class-names="" text:cond-style-name=""><text:span text:style-name="a4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9.1874in" svg:y="2.92362in" svg:width="0in" svg:height="1.02559in" draw:z-index="10" draw:id="id14" draw:style-name="a49" draw:name="Straight Connector 10">
            <svg:title/>
            <svg:desc/>
            <text:p text:style-name="a48" text:class-names="" text:cond-style-name=""><text:span text:style-name="a4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9.15118in" svg:y="3.93268in" svg:width="0.30591in" svg:height="0.00905in" draw:z-index="11" draw:id="id15" draw:style-name="a52" draw:name="Straight Connector 11">
            <svg:title/>
            <svg:desc/>
            <text:p text:style-name="a51" text:class-names="" text:cond-style-name=""><text:span text:style-name="a5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9.1874in" svg:y="3.35276in" svg:width="0.26969in" svg:height="0in" draw:z-index="12" draw:id="id16" draw:style-name="a55" draw:name="Straight Connector 12">
            <svg:title/>
            <svg:desc/>
            <text:p text:style-name="a54" text:class-names="" text:cond-style-name=""><text:span text:style-name="a5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71496in" svg:y="2.04921in" svg:width="2.70787in" svg:height="0.4815in" draw:z-index="13" draw:id="id17" draw:style-name="a58" draw:name="Straight Connector 13">
            <svg:title/>
            <svg:desc/>
            <text:p text:style-name="a57" text:class-names="" text:cond-style-name=""><text:span text:style-name="a5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79173in" svg:y="2.0311in" svg:width="0.85472in" svg:height="0.49961in" draw:z-index="14" draw:id="id18" draw:style-name="a61" draw:name="Straight Connector 14">
            <svg:title/>
            <svg:desc/>
            <text:p text:style-name="a60" text:class-names="" text:cond-style-name=""><text:span text:style-name="a5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5in" svg:y="2.00433in" svg:width="1.0252in" svg:height="0.50866in" draw:z-index="15" draw:id="id19" draw:style-name="a64" draw:name="Straight Connector 15">
            <svg:title/>
            <svg:desc/>
            <text:p text:style-name="a63" text:class-names="" text:cond-style-name=""><text:span text:style-name="a6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811in" svg:y="2.0311in" svg:width="2.06024in" svg:height="0.48189in" draw:z-index="16" draw:id="id20" draw:style-name="a67" draw:name="Straight Connector 16">
            <svg:title/>
            <svg:desc/>
            <text:p text:style-name="a66" text:class-names="" text:cond-style-name=""><text:span text:style-name="a6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2205in" svg:y="2.04921in" svg:width="3.23819in" svg:height="0.46378in" draw:z-index="17" draw:id="id21" draw:style-name="a70" draw:name="Straight Connector 17">
            <svg:title/>
            <svg:desc/>
            <text:p text:style-name="a69" text:class-names="" text:cond-style-name=""><text:span text:style-name="a6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1" table:default-cell-style-name="ce33"/>
        <table:table-column table:style-name="co2" table:number-columns-repeated="63" table:default-cell-style-name="ce33"/>
        <table:table-column table:style-name="co7" table:number-columns-repeated="16320" table:default-cell-style-name="ce1"/>
        <table:table-row table:style-name="ro1">
          <table:table-cell table:style-name="ce55"/>
          <table:table-cell table:style-name="ce56"/>
          <table:table-cell table:number-columns-repeated="8" table:style-name="ce57"/>
          <table:table-cell office:value-type="string" office:string-value="reference Tableau de bord" table:formula="of:=['1a-Identification_Projet'.$L$1]" table:number-columns-spanned="3" table:number-rows-spanned="1" table:style-name="ce66">
            <text:p>reference Tableau de bord</text:p>
          </table:table-cell>
          <table:covered-table-cell table:number-columns-repeated="2"/>
          <table:table-cell table:number-columns-repeated="51" table:style-name="ce33"/>
          <table:table-cell table:number-columns-repeated="16320"/>
        </table:table-row>
        <table:table-row table:style-name="ro2">
          <table:table-cell table:style-name="ce55"/>
          <table:table-cell table:style-name="ce58"/>
          <table:table-cell table:number-columns-repeated="8" table:style-name="ce59"/>
          <table:table-cell office:value-type="date" office:date-value="2017-04-11T00:00:00" table:formula="of:=['1a-Identification_Projet'.$L$2]" table:number-columns-spanned="3" table:number-rows-spanned="1" table:style-name="ce67">
            <text:p>11/4/17</text:p>
          </table:table-cell>
          <table:covered-table-cell table:number-columns-repeated="2"/>
          <table:table-cell table:number-columns-repeated="51" table:style-name="ce55"/>
          <table:table-cell table:number-columns-repeated="16320"/>
        </table:table-row>
        <table:table-row table:style-name="ro2">
          <table:table-cell table:style-name="ce55"/>
          <table:table-cell table:style-name="ce60"/>
          <table:table-cell table:number-columns-repeated="8" table:style-name="ce61"/>
          <table:table-cell office:value-type="string" office:string-value="Organisation" table:formula="of:=['1a-Identification_Projet'.$L$3]" table:number-columns-spanned="3" table:number-rows-spanned="1" table:style-name="ce68">
            <text:p>Organisation</text:p>
          </table:table-cell>
          <table:covered-table-cell table:number-columns-repeated="2"/>
          <table:table-cell table:number-columns-repeated="51" table:style-name="ce55"/>
          <table:table-cell table:number-columns-repeated="16320"/>
        </table:table-row>
        <table:table-row table:style-name="ro2">
          <table:table-cell table:number-columns-repeated="3" table:style-name="ce33"/>
          <table:table-cell table:number-columns-repeated="7" table:style-name="ce62"/>
          <table:table-cell table:number-columns-repeated="2" table:style-name="ce63"/>
          <table:table-cell table:style-name="ce33"/>
          <table:table-cell table:number-columns-repeated="51" table:style-name="ce55"/>
          <table:table-cell table:number-columns-repeated="16320"/>
        </table:table-row>
        <table:table-row table:number-rows-repeated="2" table:style-name="ro15">
          <table:table-cell table:number-columns-repeated="3" table:style-name="ce33"/>
          <table:table-cell table:number-columns-repeated="7" table:style-name="ce62"/>
          <table:table-cell table:number-columns-repeated="2" table:style-name="ce63"/>
          <table:table-cell table:number-columns-repeated="52" table:style-name="ce33"/>
          <table:table-cell table:number-columns-repeated="16320"/>
        </table:table-row>
        <table:table-row table:style-name="ro15">
          <table:table-cell table:number-columns-repeated="3" table:style-name="ce64"/>
          <table:table-cell table:number-columns-repeated="7" table:style-name="ce62"/>
          <table:table-cell table:number-columns-repeated="2" table:style-name="ce63"/>
          <table:table-cell table:style-name="ce64"/>
          <table:table-cell table:number-columns-repeated="51" table:style-name="ce33"/>
          <table:table-cell table:number-columns-repeated="16320"/>
        </table:table-row>
        <table:table-row table:number-rows-repeated="31" table:style-name="ro15">
          <table:table-cell table:number-columns-repeated="3" table:style-name="ce64"/>
          <table:table-cell table:number-columns-repeated="7" table:style-name="ce62"/>
          <table:table-cell table:number-columns-repeated="2" table:style-name="ce63"/>
          <table:table-cell table:number-columns-repeated="52" table:style-name="ce64"/>
          <table:table-cell table:number-columns-repeated="16320"/>
        </table:table-row>
        <table:table-row table:style-name="ro15">
          <table:table-cell table:number-columns-repeated="13" table:style-name="ce33"/>
          <table:table-cell table:number-columns-repeated="51" table:style-name="ce64"/>
          <table:table-cell table:number-columns-repeated="16320"/>
        </table:table-row>
        <table:table-row table:style-name="ro13">
          <table:table-cell table:number-columns-repeated="12" table:style-name="ce65"/>
          <table:table-cell table:number-columns-repeated="52" table:style-name="ce33"/>
          <table:table-cell table:number-columns-repeated="16320"/>
        </table:table-row>
        <table:table-row table:number-rows-repeated="1048536" table:style-name="ro13">
          <table:table-cell table:number-columns-repeated="16384"/>
        </table:table-row>
      </table:table>
      <table:table table:name="2c-WBS" table:style-name="ta1">
        <table:shapes>
          <draw:custom-shape svg:x="5.09567in" svg:y="1.95945in" svg:width="0.09921in" svg:height="0.51614in" draw:z-index="1" draw:id="id22" draw:style-name="a73" draw:name="Straight Connector 3">
            <svg:title/>
            <svg:desc/>
            <text:p text:style-name="a72" text:class-names="" text:cond-style-name=""><text:span text:style-name="a7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2" draw:id="id23" draw:style-name="a76" draw:name="Straight Connector 4">
            <svg:title/>
            <svg:desc/>
            <text:p text:style-name="a75" text:class-names="" text:cond-style-name=""><text:span text:style-name="a7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3" draw:id="id24" draw:style-name="a79" draw:name="Straight Connector 5">
            <svg:title/>
            <svg:desc/>
            <text:p text:style-name="a78" text:class-names="" text:cond-style-name=""><text:span text:style-name="a7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4" draw:id="id25" draw:style-name="a82" draw:name="Straight Connector 6">
            <svg:title/>
            <svg:desc/>
            <text:p text:style-name="a81" text:class-names="" text:cond-style-name=""><text:span text:style-name="a8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5" draw:id="id26" draw:style-name="a85" draw:name="Straight Connector 7">
            <svg:title/>
            <svg:desc/>
            <text:p text:style-name="a84" text:class-names="" text:cond-style-name=""><text:span text:style-name="a8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6" draw:id="id27" draw:style-name="a88" draw:name="Straight Connector 8">
            <svg:title/>
            <svg:desc/>
            <text:p text:style-name="a87" text:class-names="" text:cond-style-name=""><text:span text:style-name="a8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7" draw:id="id28" draw:style-name="a91" draw:name="Straight Connector 9">
            <svg:title/>
            <svg:desc/>
            <text:p text:style-name="a90" text:class-names="" text:cond-style-name=""><text:span text:style-name="a8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8" draw:id="id29" draw:style-name="a94" draw:name="Straight Connector 10">
            <svg:title/>
            <svg:desc/>
            <text:p text:style-name="a93" text:class-names="" text:cond-style-name=""><text:span text:style-name="a9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9" draw:id="id30" draw:style-name="a97" draw:name="Straight Connector 11">
            <svg:title/>
            <svg:desc/>
            <text:p text:style-name="a96" text:class-names="" text:cond-style-name=""><text:span text:style-name="a9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24724in" svg:y="1.9685in" svg:width="3.81417in" svg:height="0.47165in" draw:z-index="10" draw:id="id31" draw:style-name="a100" draw:name="Straight Connector 1">
            <svg:title/>
            <svg:desc/>
            <text:p text:style-name="a99" text:class-names="" text:cond-style-name=""><text:span text:style-name="a9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11" draw:id="id32" draw:style-name="a103" draw:name="Straight Connector 2">
            <svg:title/>
            <svg:desc/>
            <text:p text:style-name="a102" text:class-names="" text:cond-style-name=""><text:span text:style-name="a10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33" draw:style-name="a106" draw:name="Straight Connector 12">
            <svg:title/>
            <svg:desc/>
            <text:p text:style-name="a105" text:class-names="" text:cond-style-name=""><text:span text:style-name="a10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34" draw:style-name="a109" draw:name="Straight Connector 13">
            <svg:title/>
            <svg:desc/>
            <text:p text:style-name="a108" text:class-names="" text:cond-style-name=""><text:span text:style-name="a10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35" draw:style-name="a112" draw:name="Straight Connector 14">
            <svg:title/>
            <svg:desc/>
            <text:p text:style-name="a111" text:class-names="" text:cond-style-name=""><text:span text:style-name="a11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36" draw:style-name="a115" draw:name="Straight Connector 15">
            <svg:title/>
            <svg:desc/>
            <text:p text:style-name="a114" text:class-names="" text:cond-style-name=""><text:span text:style-name="a11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1" table:default-cell-style-name="ce33"/>
        <table:table-column table:style-name="co2" table:number-columns-repeated="63" table:default-cell-style-name="ce33"/>
        <table:table-column table:style-name="co7" table:number-columns-repeated="16320" table:default-cell-style-name="ce1"/>
        <table:table-row table:style-name="ro1">
          <table:table-cell table:style-name="ce55"/>
          <table:table-cell table:style-name="ce56"/>
          <table:table-cell table:number-columns-repeated="8" table:style-name="ce57"/>
          <table:table-cell office:value-type="string" office:string-value="reference Tableau de bord" table:formula="of:=['1a-Identification_Projet'.$L$1]" table:number-columns-spanned="4" table:number-rows-spanned="1" table:style-name="ce66">
            <text:p>reference Tableau de bord</text:p>
          </table:table-cell>
          <table:covered-table-cell table:number-columns-repeated="3"/>
          <table:table-cell table:number-columns-repeated="50" table:style-name="ce33"/>
          <table:table-cell table:number-columns-repeated="16320"/>
        </table:table-row>
        <table:table-row table:style-name="ro2">
          <table:table-cell table:style-name="ce55"/>
          <table:table-cell table:style-name="ce58"/>
          <table:table-cell table:number-columns-repeated="8" table:style-name="ce59"/>
          <table:table-cell office:value-type="date" office:date-value="2017-04-11T00:00:00" table:formula="of:=['1a-Identification_Projet'.$L$2]" table:number-columns-spanned="4" table:number-rows-spanned="1" table:style-name="ce67">
            <text:p>11/4/17</text:p>
          </table:table-cell>
          <table:covered-table-cell table:number-columns-repeated="3"/>
          <table:table-cell table:number-columns-repeated="50" table:style-name="ce55"/>
          <table:table-cell table:number-columns-repeated="16320"/>
        </table:table-row>
        <table:table-row table:style-name="ro2">
          <table:table-cell table:style-name="ce55"/>
          <table:table-cell table:style-name="ce60"/>
          <table:table-cell table:number-columns-repeated="8" table:style-name="ce61"/>
          <table:table-cell office:value-type="string" office:string-value="Organisation" table:formula="of:=['1a-Identification_Projet'.$L$3]" table:number-columns-spanned="4" table:number-rows-spanned="1" table:style-name="ce68">
            <text:p>Organisation</text:p>
          </table:table-cell>
          <table:covered-table-cell table:number-columns-repeated="3"/>
          <table:table-cell table:number-columns-repeated="50" table:style-name="ce55"/>
          <table:table-cell table:number-columns-repeated="16320"/>
        </table:table-row>
        <table:table-row table:style-name="ro2">
          <table:table-cell table:number-columns-repeated="3" table:style-name="ce33"/>
          <table:table-cell table:number-columns-repeated="7" table:style-name="ce62"/>
          <table:table-cell table:number-columns-repeated="3" table:style-name="ce63"/>
          <table:table-cell table:style-name="ce33"/>
          <table:table-cell table:number-columns-repeated="50" table:style-name="ce55"/>
          <table:table-cell table:number-columns-repeated="16320"/>
        </table:table-row>
        <table:table-row table:style-name="ro15">
          <table:table-cell table:number-columns-repeated="3" table:style-name="ce64"/>
          <table:table-cell table:number-columns-repeated="7" table:style-name="ce62"/>
          <table:table-cell table:number-columns-repeated="3" table:style-name="ce63"/>
          <table:table-cell table:style-name="ce64"/>
          <table:table-cell table:number-columns-repeated="50" table:style-name="ce33"/>
          <table:table-cell table:number-columns-repeated="16320"/>
        </table:table-row>
        <table:table-row table:number-rows-repeated="22" table:style-name="ro15">
          <table:table-cell table:number-columns-repeated="3" table:style-name="ce64"/>
          <table:table-cell table:number-columns-repeated="7" table:style-name="ce62"/>
          <table:table-cell table:number-columns-repeated="3" table:style-name="ce63"/>
          <table:table-cell table:number-columns-repeated="51" table:style-name="ce64"/>
          <table:table-cell table:number-columns-repeated="16320"/>
        </table:table-row>
        <table:table-row table:style-name="ro15">
          <table:table-cell table:number-columns-repeated="2" table:style-name="ce64"/>
          <table:table-cell office:value-type="string" table:number-columns-spanned="3" table:number-rows-spanned="1" table:style-name="ce74">
            <text:p>OBS</text:p>
            <text:p>WBS</text:p>
          </table:table-cell>
          <table:covered-table-cell table:number-columns-repeated="2"/>
          <table:table-cell office:value-type="string" table:style-name="ce69">
            <text:p>RP</text:p>
          </table:table-cell>
          <table:table-cell office:value-type="string" table:style-name="ce69">
            <text:p>RCI</text:p>
          </table:table-cell>
          <table:table-cell office:value-type="string" table:style-name="ce69">
            <text:p>RD1</text:p>
          </table:table-cell>
          <table:table-cell office:value-type="string" table:style-name="ce69">
            <text:p>RD2</text:p>
          </table:table-cell>
          <table:table-cell table:style-name="ce64"/>
          <table:table-cell table:number-columns-repeated="3" table:style-name="ce63"/>
          <table:table-cell table:number-columns-repeated="51" table:style-name="ce64"/>
          <table:table-cell table:number-columns-repeated="16320"/>
        </table:table-row>
        <table:table-row table:style-name="ro21">
          <table:table-cell table:number-columns-repeated="2" table:style-name="ce64"/>
          <table:table-cell office:value-type="string" table:style-name="ce70">
            <text:p>WP0 Capture Besoin</text:p>
          </table:table-cell>
          <table:table-cell table:style-name="ce71"/>
          <table:table-cell table:style-name="ce72"/>
          <table:table-cell office:value-type="string" table:style-name="ce73">
            <text:p>R</text:p>
          </table:table-cell>
          <table:table-cell office:value-type="string" table:style-name="ce73">
            <text:p>C</text:p>
          </table:table-cell>
          <table:table-cell table:number-columns-repeated="2" table:style-name="ce73"/>
          <table:table-cell table:style-name="ce62"/>
          <table:table-cell table:number-columns-repeated="3" table:style-name="ce63"/>
          <table:table-cell table:number-columns-repeated="51" table:style-name="ce64"/>
          <table:table-cell table:number-columns-repeated="16320"/>
        </table:table-row>
        <table:table-row table:style-name="ro15">
          <table:table-cell table:number-columns-repeated="2" table:style-name="ce64"/>
          <table:table-cell office:value-type="string" table:style-name="ce70">
            <text:p>WP1 Pilotage Projet</text:p>
          </table:table-cell>
          <table:table-cell table:style-name="ce71"/>
          <table:table-cell table:style-name="ce72"/>
          <table:table-cell office:value-type="string" table:style-name="ce73">
            <text:p>R</text:p>
          </table:table-cell>
          <table:table-cell table:number-columns-repeated="3" table:style-name="ce73"/>
          <table:table-cell table:style-name="ce62"/>
          <table:table-cell table:number-columns-repeated="3" table:style-name="ce63"/>
          <table:table-cell table:number-columns-repeated="51" table:style-name="ce64"/>
          <table:table-cell table:number-columns-repeated="16320"/>
        </table:table-row>
        <table:table-row table:style-name="ro15">
          <table:table-cell table:number-columns-repeated="2" table:style-name="ce64"/>
          <table:table-cell office:value-type="string" table:style-name="ce70">
            <text:p>WP2 Conception Intégration</text:p>
          </table:table-cell>
          <table:table-cell table:style-name="ce71"/>
          <table:table-cell table:style-name="ce72"/>
          <table:table-cell office:value-type="string" table:style-name="ce73">
            <text:p>A</text:p>
          </table:table-cell>
          <table:table-cell office:value-type="string" table:style-name="ce73">
            <text:p>R</text:p>
          </table:table-cell>
          <table:table-cell table:number-columns-repeated="2" table:style-name="ce73"/>
          <table:table-cell table:style-name="ce62"/>
          <table:table-cell table:number-columns-repeated="3" table:style-name="ce63"/>
          <table:table-cell table:number-columns-repeated="51" table:style-name="ce64"/>
          <table:table-cell table:number-columns-repeated="16320"/>
        </table:table-row>
        <table:table-row table:style-name="ro15">
          <table:table-cell table:number-columns-repeated="2" table:style-name="ce64"/>
          <table:table-cell office:value-type="string" table:style-name="ce70">
            <text:p>Développement A1</text:p>
          </table:table-cell>
          <table:table-cell table:style-name="ce71"/>
          <table:table-cell table:style-name="ce72"/>
          <table:table-cell table:style-name="ce73"/>
          <table:table-cell office:value-type="string" table:style-name="ce73">
            <text:p>A</text:p>
          </table:table-cell>
          <table:table-cell office:value-type="string" table:style-name="ce73">
            <text:p>R</text:p>
          </table:table-cell>
          <table:table-cell office:value-type="string" table:style-name="ce73">
            <text:p>C</text:p>
          </table:table-cell>
          <table:table-cell table:style-name="ce62"/>
          <table:table-cell table:number-columns-repeated="3" table:style-name="ce63"/>
          <table:table-cell table:number-columns-repeated="51" table:style-name="ce64"/>
          <table:table-cell table:number-columns-repeated="16320"/>
        </table:table-row>
        <table:table-row table:style-name="ro15">
          <table:table-cell table:number-columns-repeated="2" table:style-name="ce64"/>
          <table:table-cell office:value-type="string" table:style-name="ce70">
            <text:p>Développement A2</text:p>
          </table:table-cell>
          <table:table-cell table:style-name="ce71"/>
          <table:table-cell table:style-name="ce72"/>
          <table:table-cell table:style-name="ce73"/>
          <table:table-cell office:value-type="string" table:style-name="ce73">
            <text:p>A</text:p>
          </table:table-cell>
          <table:table-cell table:style-name="ce73"/>
          <table:table-cell office:value-type="string" table:style-name="ce73">
            <text:p>R</text:p>
          </table:table-cell>
          <table:table-cell table:style-name="ce62"/>
          <table:table-cell table:number-columns-repeated="3" table:style-name="ce63"/>
          <table:table-cell table:number-columns-repeated="51" table:style-name="ce64"/>
          <table:table-cell table:number-columns-repeated="16320"/>
        </table:table-row>
        <table:table-row table:style-name="ro15">
          <table:table-cell table:number-columns-repeated="2" table:style-name="ce33"/>
          <table:table-cell office:value-type="string" table:style-name="ce70">
            <text:p>Développement A3</text:p>
          </table:table-cell>
          <table:table-cell table:style-name="ce71"/>
          <table:table-cell table:style-name="ce72"/>
          <table:table-cell table:style-name="ce73"/>
          <table:table-cell office:value-type="string" table:style-name="ce73">
            <text:p>A</text:p>
          </table:table-cell>
          <table:table-cell table:style-name="ce73"/>
          <table:table-cell office:value-type="string" table:style-name="ce73">
            <text:p>R</text:p>
          </table:table-cell>
          <table:table-cell table:number-columns-repeated="5" table:style-name="ce33"/>
          <table:table-cell table:number-columns-repeated="50" table:style-name="ce64"/>
          <table:table-cell table:number-columns-repeated="16320"/>
        </table:table-row>
        <table:table-row table:style-name="ro14">
          <table:table-cell table:number-columns-repeated="13" table:style-name="ce65"/>
          <table:table-cell table:number-columns-repeated="51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style-name="ce33">
            <text:p>R: Responsable</text:p>
          </table:table-cell>
          <table:table-cell table:number-columns-repeated="61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style-name="ce33">
            <text:p>C: Contributeur</text:p>
          </table:table-cell>
          <table:table-cell table:number-columns-repeated="61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style-name="ce33">
            <text:p>A: Approbateur</text:p>
          </table:table-cell>
          <table:table-cell table:number-columns-repeated="61" table:style-name="ce33"/>
          <table:table-cell table:number-columns-repeated="16320"/>
        </table:table-row>
        <table:table-row table:number-rows-repeated="3" table:style-name="ro14">
          <table:table-cell table:number-columns-repeated="64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number-columns-spanned="3" table:number-rows-spanned="1" table:style-name="ce74">
            <text:p>PBS</text:p>
            <text:p>WBS</text:p>
          </table:table-cell>
          <table:covered-table-cell table:number-columns-repeated="2"/>
          <table:table-cell office:value-type="string" table:style-name="ce69">
            <text:p>A11</text:p>
          </table:table-cell>
          <table:table-cell office:value-type="string" table:style-name="ce69">
            <text:p>A12</text:p>
          </table:table-cell>
          <table:table-cell office:value-type="string" table:style-name="ce69">
            <text:p>A13</text:p>
          </table:table-cell>
          <table:table-cell office:value-type="string" table:style-name="ce69">
            <text:p>A2</text:p>
          </table:table-cell>
          <table:table-cell office:value-type="string" table:style-name="ce69">
            <text:p>A3</text:p>
          </table:table-cell>
          <table:table-cell office:value-type="string" table:style-name="ce69">
            <text:p>referentiel du besoin</text:p>
          </table:table-cell>
          <table:table-cell office:value-type="string" table:style-name="ce69">
            <text:p>Reférentiel projet</text:p>
          </table:table-cell>
          <table:table-cell office:value-type="string" table:style-name="ce69">
            <text:p>Tableaux de bords</text:p>
          </table:table-cell>
          <table:table-cell office:value-type="string" table:style-name="ce69">
            <text:p>Bilan</text:p>
          </table:table-cell>
          <table:table-cell office:value-type="string" table:style-name="ce69">
            <text:p>Dossier d'architecture</text:p>
          </table:table-cell>
          <table:table-cell office:value-type="string" table:style-name="ce69">
            <text:p>Dossier de test</text:p>
          </table:table-cell>
          <table:table-cell table:number-columns-repeated="48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style-name="ce70">
            <text:p>WP0 Capture Besoin</text:p>
          </table:table-cell>
          <table:table-cell table:style-name="ce71"/>
          <table:table-cell table:style-name="ce72"/>
          <table:table-cell table:number-columns-repeated="5" table:style-name="ce73"/>
          <table:table-cell office:value-type="string" table:style-name="ce73">
            <text:p>x</text:p>
          </table:table-cell>
          <table:table-cell table:number-columns-repeated="5" table:style-name="ce73"/>
          <table:table-cell table:number-columns-repeated="48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style-name="ce70">
            <text:p>WP1 Pilotage Projet</text:p>
          </table:table-cell>
          <table:table-cell table:style-name="ce71"/>
          <table:table-cell table:style-name="ce72"/>
          <table:table-cell table:number-columns-repeated="6" table:style-name="ce73"/>
          <table:table-cell office:value-type="string" table:style-name="ce73">
            <text:p>x</text:p>
          </table:table-cell>
          <table:table-cell office:value-type="string" table:style-name="ce73">
            <text:p>x</text:p>
          </table:table-cell>
          <table:table-cell office:value-type="string" table:style-name="ce73">
            <text:p>x</text:p>
          </table:table-cell>
          <table:table-cell table:number-columns-repeated="2" table:style-name="ce73"/>
          <table:table-cell table:number-columns-repeated="48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style-name="ce70">
            <text:p>WP2 Conception Intégration</text:p>
          </table:table-cell>
          <table:table-cell table:style-name="ce71"/>
          <table:table-cell table:style-name="ce72"/>
          <table:table-cell table:number-columns-repeated="9" table:style-name="ce73"/>
          <table:table-cell office:value-type="string" table:style-name="ce73">
            <text:p>x</text:p>
          </table:table-cell>
          <table:table-cell office:value-type="string" table:style-name="ce73">
            <text:p>x</text:p>
          </table:table-cell>
          <table:table-cell table:number-columns-repeated="48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style-name="ce70">
            <text:p>WP3 Developpement A1</text:p>
          </table:table-cell>
          <table:table-cell table:style-name="ce71"/>
          <table:table-cell table:style-name="ce72"/>
          <table:table-cell office:value-type="string" table:style-name="ce73">
            <text:p>x</text:p>
          </table:table-cell>
          <table:table-cell office:value-type="string" table:style-name="ce73">
            <text:p>x</text:p>
          </table:table-cell>
          <table:table-cell office:value-type="string" table:style-name="ce73">
            <text:p>x</text:p>
          </table:table-cell>
          <table:table-cell table:number-columns-repeated="7" table:style-name="ce73"/>
          <table:table-cell office:value-type="string" table:style-name="ce73">
            <text:p>x</text:p>
          </table:table-cell>
          <table:table-cell table:number-columns-repeated="48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style-name="ce70">
            <text:p>WP3 Developpement A2</text:p>
          </table:table-cell>
          <table:table-cell table:style-name="ce71"/>
          <table:table-cell table:style-name="ce72"/>
          <table:table-cell table:number-columns-repeated="3" table:style-name="ce73"/>
          <table:table-cell office:value-type="string" table:style-name="ce73">
            <text:p>x</text:p>
          </table:table-cell>
          <table:table-cell table:number-columns-repeated="6" table:style-name="ce73"/>
          <table:table-cell office:value-type="string" table:style-name="ce73">
            <text:p>x</text:p>
          </table:table-cell>
          <table:table-cell table:number-columns-repeated="48" table:style-name="ce33"/>
          <table:table-cell table:number-columns-repeated="16320"/>
        </table:table-row>
        <table:table-row table:style-name="ro14">
          <table:table-cell table:number-columns-repeated="2" table:style-name="ce33"/>
          <table:table-cell office:value-type="string" table:style-name="ce70">
            <text:p>WP3 Developpement A3</text:p>
          </table:table-cell>
          <table:table-cell table:style-name="ce71"/>
          <table:table-cell table:style-name="ce72"/>
          <table:table-cell table:number-columns-repeated="4" table:style-name="ce73"/>
          <table:table-cell office:value-type="string" table:style-name="ce73">
            <text:p>x</text:p>
          </table:table-cell>
          <table:table-cell table:number-columns-repeated="5" table:style-name="ce73"/>
          <table:table-cell office:value-type="string" table:style-name="ce73">
            <text:p>x</text:p>
          </table:table-cell>
          <table:table-cell table:number-columns-repeated="48" table:style-name="ce33"/>
          <table:table-cell table:number-columns-repeated="16320"/>
        </table:table-row>
        <table:table-row table:number-rows-repeated="1048528" table:style-name="ro13">
          <table:table-cell table:number-columns-repeated="16384"/>
        </table:table-row>
      </table:table>
      <table:table table:name="2d-Planning_Initial" table:style-name="ta1">
        <table:shapes>
          <draw:custom-shape svg:x="1.24724in" svg:y="1.9685in" svg:width="3.81417in" svg:height="0.47165in" draw:z-index="1" draw:id="id37" draw:style-name="a118" draw:name="Straight Connector 1">
            <svg:title/>
            <svg:desc/>
            <text:p text:style-name="a117" text:class-names="" text:cond-style-name=""><text:span text:style-name="a11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38" draw:style-name="a121" draw:name="Straight Connector 2">
            <svg:title/>
            <svg:desc/>
            <text:p text:style-name="a120" text:class-names="" text:cond-style-name=""><text:span text:style-name="a11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39" draw:style-name="a124" draw:name="Straight Connector 3">
            <svg:title/>
            <svg:desc/>
            <text:p text:style-name="a123" text:class-names="" text:cond-style-name=""><text:span text:style-name="a12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40" draw:style-name="a127" draw:name="Straight Connector 4">
            <svg:title/>
            <svg:desc/>
            <text:p text:style-name="a126" text:class-names="" text:cond-style-name=""><text:span text:style-name="a12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41" draw:style-name="a130" draw:name="Straight Connector 5">
            <svg:title/>
            <svg:desc/>
            <text:p text:style-name="a129" text:class-names="" text:cond-style-name=""><text:span text:style-name="a12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42" draw:style-name="a133" draw:name="Straight Connector 6">
            <svg:title/>
            <svg:desc/>
            <text:p text:style-name="a132" text:class-names="" text:cond-style-name=""><text:span text:style-name="a13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43" draw:style-name="a136" draw:name="Straight Connector 7">
            <svg:title/>
            <svg:desc/>
            <text:p text:style-name="a135" text:class-names="" text:cond-style-name=""><text:span text:style-name="a13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44" draw:style-name="a139" draw:name="Straight Connector 8">
            <svg:title/>
            <svg:desc/>
            <text:p text:style-name="a138" text:class-names="" text:cond-style-name=""><text:span text:style-name="a13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45" draw:style-name="a142" draw:name="Straight Connector 9">
            <svg:title/>
            <svg:desc/>
            <text:p text:style-name="a141" text:class-names="" text:cond-style-name=""><text:span text:style-name="a14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46" draw:style-name="a145" draw:name="Straight Connector 10">
            <svg:title/>
            <svg:desc/>
            <text:p text:style-name="a144" text:class-names="" text:cond-style-name=""><text:span text:style-name="a14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47" draw:style-name="a148" draw:name="Straight Connector 11">
            <svg:title/>
            <svg:desc/>
            <text:p text:style-name="a147" text:class-names="" text:cond-style-name=""><text:span text:style-name="a14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48" draw:style-name="a151" draw:name="Straight Connector 12">
            <svg:title/>
            <svg:desc/>
            <text:p text:style-name="a150" text:class-names="" text:cond-style-name=""><text:span text:style-name="a14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49" draw:style-name="a154" draw:name="Straight Connector 13">
            <svg:title/>
            <svg:desc/>
            <text:p text:style-name="a153" text:class-names="" text:cond-style-name=""><text:span text:style-name="a15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50" draw:style-name="a157" draw:name="Straight Connector 14">
            <svg:title/>
            <svg:desc/>
            <text:p text:style-name="a156" text:class-names="" text:cond-style-name=""><text:span text:style-name="a15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51" draw:style-name="a160" draw:name="Straight Connector 15">
            <svg:title/>
            <svg:desc/>
            <text:p text:style-name="a159" text:class-names="" text:cond-style-name=""><text:span text:style-name="a15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1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number-columns-repeated="2" table:default-cell-style-name="ce33"/>
        <table:table-column table:style-name="co19" table:default-cell-style-name="ce33"/>
        <table:table-column table:style-name="co2" table:number-columns-repeated="2" table:default-cell-style-name="ce33"/>
        <table:table-column table:style-name="co18" table:number-columns-repeated="2" table:default-cell-style-name="ce33"/>
        <table:table-column table:style-name="co2" table:number-columns-repeated="2" table:default-cell-style-name="ce33"/>
        <table:table-column table:style-name="co13" table:default-cell-style-name="ce33"/>
        <table:table-column table:style-name="co2" table:number-columns-repeated="51" table:default-cell-style-name="ce33"/>
        <table:table-column table:style-name="co7" table:number-columns-repeated="16320" table:default-cell-style-name="ce1"/>
        <table:table-row table:style-name="ro1">
          <table:table-cell table:style-name="ce55"/>
          <table:table-cell table:style-name="ce56"/>
          <table:table-cell table:number-columns-repeated="8" table:style-name="ce57"/>
          <table:table-cell office:value-type="string" office:string-value="reference Tableau de bord" table:formula="of:=['1a-Identification_Projet'.$L$1]" table:number-columns-spanned="3" table:number-rows-spanned="1" table:style-name="ce66">
            <text:p>reference Tableau de bord</text:p>
          </table:table-cell>
          <table:covered-table-cell table:number-columns-repeated="2"/>
          <table:table-cell table:number-columns-repeated="51" table:style-name="ce33"/>
          <table:table-cell table:number-columns-repeated="16320"/>
        </table:table-row>
        <table:table-row table:style-name="ro2">
          <table:table-cell table:style-name="ce55"/>
          <table:table-cell table:style-name="ce58"/>
          <table:table-cell table:number-columns-repeated="8" table:style-name="ce59"/>
          <table:table-cell office:value-type="date" office:date-value="2017-04-11T00:00:00" table:formula="of:=['1a-Identification_Projet'.$L$2]" table:number-columns-spanned="3" table:number-rows-spanned="1" table:style-name="ce67">
            <text:p>11/4/17</text:p>
          </table:table-cell>
          <table:covered-table-cell table:number-columns-repeated="2"/>
          <table:table-cell table:number-columns-repeated="51" table:style-name="ce55"/>
          <table:table-cell table:number-columns-repeated="16320"/>
        </table:table-row>
        <table:table-row table:style-name="ro2">
          <table:table-cell table:style-name="ce55"/>
          <table:table-cell table:style-name="ce60"/>
          <table:table-cell table:number-columns-repeated="8" table:style-name="ce61"/>
          <table:table-cell office:value-type="string" office:string-value="Organisation" table:formula="of:=['1a-Identification_Projet'.$L$3]" table:number-columns-spanned="3" table:number-rows-spanned="1" table:style-name="ce68">
            <text:p>Organisation</text:p>
          </table:table-cell>
          <table:covered-table-cell table:number-columns-repeated="2"/>
          <table:table-cell table:number-columns-repeated="51" table:style-name="ce55"/>
          <table:table-cell table:number-columns-repeated="16320"/>
        </table:table-row>
        <table:table-row table:style-name="ro2">
          <table:table-cell table:number-columns-repeated="3" table:style-name="ce33"/>
          <table:table-cell table:number-columns-repeated="7" table:style-name="ce62"/>
          <table:table-cell table:number-columns-repeated="2" table:style-name="ce63"/>
          <table:table-cell table:style-name="ce33"/>
          <table:table-cell table:number-columns-repeated="51" table:style-name="ce55"/>
          <table:table-cell table:number-columns-repeated="16320"/>
        </table:table-row>
        <table:table-row table:style-name="ro2">
          <table:table-cell table:number-columns-repeated="3" table:style-name="ce33"/>
          <table:table-cell table:number-columns-repeated="5" table:style-name="ce62"/>
          <table:table-cell table:number-columns-repeated="6" table:style-name="ce64"/>
          <table:table-cell table:number-columns-repeated="50" table:style-name="ce55"/>
          <table:table-cell table:number-columns-repeated="16320"/>
        </table:table-row>
        <table:table-row table:style-name="ro2">
          <table:table-cell table:number-columns-repeated="3" table:style-name="ce33"/>
          <table:table-cell office:value-type="string" table:number-columns-spanned="5" table:number-rows-spanned="1" table:style-name="ce101">
            <text:p>Planning Initial</text:p>
          </table:table-cell>
          <table:covered-table-cell table:number-columns-repeated="4"/>
          <table:table-cell table:number-columns-repeated="6" table:style-name="ce64"/>
          <table:table-cell table:number-columns-repeated="50" table:style-name="ce55"/>
          <table:table-cell table:number-columns-repeated="16320"/>
        </table:table-row>
        <table:table-row table:style-name="ro22">
          <table:table-cell table:style-name="ce64"/>
          <table:table-cell office:value-type="string" table:style-name="ce75">
            <text:p>ID de la tâche</text:p>
          </table:table-cell>
          <table:table-cell office:value-type="string" table:style-name="ce76">
            <text:p>Nom de la tâche</text:p>
          </table:table-cell>
          <table:table-cell office:value-type="string" table:style-name="ce77">
            <text:p>Début initial prévu</text:p>
          </table:table-cell>
          <table:table-cell office:value-type="string" table:style-name="ce78">
            <text:p>Fin initiale prévue</text:p>
          </table:table-cell>
          <table:table-cell office:value-type="string" table:style-name="ce78">
            <text:p>Prédécesseurs</text:p>
          </table:table-cell>
          <table:table-cell office:value-type="string" table:style-name="ce78">
            <text:p>Noms ressources</text:p>
          </table:table-cell>
          <table:table-cell office:value-type="string" table:style-name="ce79">
            <text:p>Travail initial prévu (hr)</text:p>
          </table:table-cell>
          <table:table-cell table:number-columns-repeated="6" table:style-name="ce64"/>
          <table:table-cell table:number-columns-repeated="50" table:style-name="ce33"/>
          <table:table-cell table:number-columns-repeated="16320"/>
        </table:table-row>
        <table:table-row table:style-name="ro21">
          <table:table-cell table:style-name="ce64"/>
          <table:table-cell office:value-type="float" office:value="1" table:style-name="ce80">
            <text:p>1</text:p>
          </table:table-cell>
          <table:table-cell office:value-type="string" table:style-name="ce81">
            <text:p>Projet</text:p>
          </table:table-cell>
          <table:table-cell office:value-type="date" office:date-value="2017-04-03T00:00:00" table:formula="of:=+MIN([.D9:.D25])" table:style-name="ce82">
            <text:p>3/4/17</text:p>
          </table:table-cell>
          <table:table-cell office:value-type="date" office:date-value="2017-05-09T00:00:00" table:formula="of:=+MAX([.E9:.E25])" table:style-name="ce83">
            <text:p>9/5/17</text:p>
          </table:table-cell>
          <table:table-cell office:value-type="string" table:style-name="ce84">
            <text:p>NA</text:p>
          </table:table-cell>
          <table:table-cell office:value-type="string" table:style-name="ce84">
            <text:p>NA</text:p>
          </table:table-cell>
          <table:table-cell office:value-type="float" office:value="228.9" table:formula="of:=+SUM([.H9:.H25])" table:style-name="ce85">
            <text:p>228.9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2" table:style-name="ce86">
            <text:p>2</text:p>
          </table:table-cell>
          <table:table-cell office:value-type="string" table:style-name="ce87">
            <text:p><text:s text:c="3"/>Capture Besoin</text:p>
          </table:table-cell>
          <table:table-cell office:value-type="date" office:date-value="2017-04-03T00:00:00" table:style-name="ce88">
            <text:p>3/4/17</text:p>
          </table:table-cell>
          <table:table-cell office:value-type="date" office:date-value="2017-04-04T00:00:00" table:style-name="ce89">
            <text:p>4/4/17</text:p>
          </table:table-cell>
          <table:table-cell table:style-name="ce90"/>
          <table:table-cell office:value-type="string" table:style-name="ce91">
            <text:p>RP[50%];RCI[50%]</text:p>
          </table:table-cell>
          <table:table-cell office:value-type="float" office:value="14" table:style-name="ce92">
            <text:p>14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3" table:style-name="ce86">
            <text:p>3</text:p>
          </table:table-cell>
          <table:table-cell office:value-type="string" table:style-name="ce87">
            <text:p><text:s text:c="3"/>Structuration projet</text:p>
          </table:table-cell>
          <table:table-cell office:value-type="date" office:date-value="2017-04-05T00:00:00" table:style-name="ce88">
            <text:p>5/4/17</text:p>
          </table:table-cell>
          <table:table-cell office:value-type="date" office:date-value="2017-04-07T00:00:00" table:style-name="ce89">
            <text:p>7/4/17</text:p>
          </table:table-cell>
          <table:table-cell office:value-type="float" office:value="2" table:style-name="ce93">
            <text:p>2</text:p>
          </table:table-cell>
          <table:table-cell office:value-type="string" table:style-name="ce91">
            <text:p>RP</text:p>
          </table:table-cell>
          <table:table-cell office:value-type="float" office:value="21" table:style-name="ce92">
            <text:p>21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4" table:style-name="ce86">
            <text:p>4</text:p>
          </table:table-cell>
          <table:table-cell office:value-type="string" table:style-name="ce87">
            <text:p><text:s text:c="3"/>Suivi Projet</text:p>
          </table:table-cell>
          <table:table-cell office:value-type="date" office:date-value="2017-04-10T00:00:00" table:style-name="ce88">
            <text:p>10/4/17</text:p>
          </table:table-cell>
          <table:table-cell office:value-type="date" office:date-value="2017-04-28T00:00:00" table:style-name="ce89">
            <text:p>28/4/17</text:p>
          </table:table-cell>
          <table:table-cell office:value-type="float" office:value="3" table:style-name="ce93">
            <text:p>3</text:p>
          </table:table-cell>
          <table:table-cell office:value-type="string" table:style-name="ce91">
            <text:p>RP[10%]</text:p>
          </table:table-cell>
          <table:table-cell office:value-type="float" office:value="10.5" table:style-name="ce92">
            <text:p>10.5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5" table:style-name="ce86">
            <text:p>5</text:p>
          </table:table-cell>
          <table:table-cell office:value-type="string" table:style-name="ce87">
            <text:p><text:s text:c="3"/>Bilan Projet</text:p>
          </table:table-cell>
          <table:table-cell office:value-type="date" office:date-value="2017-05-02T00:00:00" table:style-name="ce88">
            <text:p>2/5/17</text:p>
          </table:table-cell>
          <table:table-cell office:value-type="date" office:date-value="2017-05-03T00:00:00" table:style-name="ce89">
            <text:p>3/5/17</text:p>
          </table:table-cell>
          <table:table-cell office:value-type="string" table:style-name="ce93">
            <text:p>4;14</text:p>
          </table:table-cell>
          <table:table-cell office:value-type="string" table:style-name="ce91">
            <text:p>RP</text:p>
          </table:table-cell>
          <table:table-cell office:value-type="float" office:value="14" table:style-name="ce92">
            <text:p>14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6" table:style-name="ce86">
            <text:p>6</text:p>
          </table:table-cell>
          <table:table-cell office:value-type="string" table:style-name="ce87">
            <text:p><text:s text:c="3"/>Définition Solution</text:p>
          </table:table-cell>
          <table:table-cell office:value-type="date" office:date-value="2017-04-10T00:00:00" table:style-name="ce88">
            <text:p>10/4/17</text:p>
          </table:table-cell>
          <table:table-cell office:value-type="date" office:date-value="2017-04-13T00:00:00" table:style-name="ce89">
            <text:p>13/4/17</text:p>
          </table:table-cell>
          <table:table-cell office:value-type="float" office:value="3" table:style-name="ce93">
            <text:p>3</text:p>
          </table:table-cell>
          <table:table-cell office:value-type="string" table:style-name="ce91">
            <text:p>RCI;RP[5%]</text:p>
          </table:table-cell>
          <table:table-cell office:value-type="float" office:value="29.4" table:style-name="ce92">
            <text:p>29.4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7" table:style-name="ce86">
            <text:p>7</text:p>
          </table:table-cell>
          <table:table-cell office:value-type="string" table:style-name="ce87">
            <text:p><text:s text:c="3"/>Définition A1</text:p>
          </table:table-cell>
          <table:table-cell office:value-type="date" office:date-value="2017-04-14T00:00:00" table:style-name="ce88">
            <text:p>14/4/17</text:p>
          </table:table-cell>
          <table:table-cell office:value-type="date" office:date-value="2017-04-18T00:00:00" table:style-name="ce89">
            <text:p>18/4/17</text:p>
          </table:table-cell>
          <table:table-cell office:value-type="float" office:value="6" table:style-name="ce93">
            <text:p>6</text:p>
          </table:table-cell>
          <table:table-cell office:value-type="string" table:style-name="ce91">
            <text:p>RD1</text:p>
          </table:table-cell>
          <table:table-cell office:value-type="float" office:value="21" table:style-name="ce92">
            <text:p>21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8" table:style-name="ce86">
            <text:p>8</text:p>
          </table:table-cell>
          <table:table-cell office:value-type="string" table:style-name="ce87">
            <text:p><text:s text:c="3"/>Developpement A11</text:p>
          </table:table-cell>
          <table:table-cell office:value-type="date" office:date-value="2017-04-19T00:00:00" table:style-name="ce88">
            <text:p>19/4/17</text:p>
          </table:table-cell>
          <table:table-cell office:value-type="date" office:date-value="2017-04-24T00:00:00" table:style-name="ce89">
            <text:p>24/4/17</text:p>
          </table:table-cell>
          <table:table-cell office:value-type="float" office:value="7" table:style-name="ce93">
            <text:p>7</text:p>
          </table:table-cell>
          <table:table-cell office:value-type="string" table:style-name="ce91">
            <text:p>RD2</text:p>
          </table:table-cell>
          <table:table-cell office:value-type="float" office:value="28" table:style-name="ce92">
            <text:p>28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9" table:style-name="ce86">
            <text:p>9</text:p>
          </table:table-cell>
          <table:table-cell office:value-type="string" table:style-name="ce87">
            <text:p><text:s text:c="3"/>Développement A12</text:p>
          </table:table-cell>
          <table:table-cell office:value-type="date" office:date-value="2017-04-19T00:00:00" table:style-name="ce88">
            <text:p>19/4/17</text:p>
          </table:table-cell>
          <table:table-cell office:value-type="date" office:date-value="2017-04-20T00:00:00" table:style-name="ce89">
            <text:p>20/4/17</text:p>
          </table:table-cell>
          <table:table-cell office:value-type="float" office:value="7" table:style-name="ce93">
            <text:p>7</text:p>
          </table:table-cell>
          <table:table-cell office:value-type="string" table:style-name="ce91">
            <text:p>RD1</text:p>
          </table:table-cell>
          <table:table-cell office:value-type="float" office:value="14" table:style-name="ce92">
            <text:p>14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0" table:style-name="ce86">
            <text:p>10</text:p>
          </table:table-cell>
          <table:table-cell office:value-type="string" table:style-name="ce87">
            <text:p><text:s text:c="3"/>Développement A13</text:p>
          </table:table-cell>
          <table:table-cell office:value-type="date" office:date-value="2017-04-21T00:00:00" table:style-name="ce88">
            <text:p>21/4/17</text:p>
          </table:table-cell>
          <table:table-cell office:value-type="date" office:date-value="2017-04-21T00:00:00" table:style-name="ce89">
            <text:p>21/4/17</text:p>
          </table:table-cell>
          <table:table-cell office:value-type="float" office:value="7" table:style-name="ce93">
            <text:p>7</text:p>
          </table:table-cell>
          <table:table-cell office:value-type="string" table:style-name="ce91">
            <text:p>RD1</text:p>
          </table:table-cell>
          <table:table-cell office:value-type="float" office:value="7" table:style-name="ce92">
            <text:p>7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1" table:style-name="ce86">
            <text:p>11</text:p>
          </table:table-cell>
          <table:table-cell office:value-type="string" table:style-name="ce87">
            <text:p><text:s text:c="3"/>Intégration A1</text:p>
          </table:table-cell>
          <table:table-cell office:value-type="date" office:date-value="2017-04-25T00:00:00" table:style-name="ce88">
            <text:p>25/4/17</text:p>
          </table:table-cell>
          <table:table-cell office:value-type="date" office:date-value="2017-04-26T00:00:00" table:style-name="ce89">
            <text:p>26/4/17</text:p>
          </table:table-cell>
          <table:table-cell office:value-type="string" table:style-name="ce93">
            <text:p>10;9;8</text:p>
          </table:table-cell>
          <table:table-cell office:value-type="string" table:style-name="ce91">
            <text:p>RD1</text:p>
          </table:table-cell>
          <table:table-cell office:value-type="float" office:value="14" table:style-name="ce92">
            <text:p>14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2" table:style-name="ce86">
            <text:p>12</text:p>
          </table:table-cell>
          <table:table-cell office:value-type="string" table:style-name="ce87">
            <text:p><text:s text:c="3"/>Développement A2</text:p>
          </table:table-cell>
          <table:table-cell office:value-type="date" office:date-value="2017-04-14T00:00:00" table:style-name="ce88">
            <text:p>14/4/17</text:p>
          </table:table-cell>
          <table:table-cell office:value-type="date" office:date-value="2017-04-18T00:00:00" table:style-name="ce89">
            <text:p>18/4/17</text:p>
          </table:table-cell>
          <table:table-cell office:value-type="float" office:value="6" table:style-name="ce93">
            <text:p>6</text:p>
          </table:table-cell>
          <table:table-cell office:value-type="string" table:style-name="ce91">
            <text:p>RD2</text:p>
          </table:table-cell>
          <table:table-cell office:value-type="float" office:value="21" table:style-name="ce92">
            <text:p>21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3" table:style-name="ce86">
            <text:p>13</text:p>
          </table:table-cell>
          <table:table-cell office:value-type="string" table:style-name="ce87">
            <text:p><text:s text:c="3"/>Développement A3</text:p>
          </table:table-cell>
          <table:table-cell office:value-type="date" office:date-value="2017-04-25T00:00:00" table:style-name="ce88">
            <text:p>25/4/17</text:p>
          </table:table-cell>
          <table:table-cell office:value-type="date" office:date-value="2017-04-26T00:00:00" table:style-name="ce89">
            <text:p>26/4/17</text:p>
          </table:table-cell>
          <table:table-cell office:value-type="float" office:value="6" table:style-name="ce93">
            <text:p>6</text:p>
          </table:table-cell>
          <table:table-cell office:value-type="string" table:style-name="ce91">
            <text:p>RD2</text:p>
          </table:table-cell>
          <table:table-cell office:value-type="float" office:value="14" table:style-name="ce92">
            <text:p>14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4" table:style-name="ce86">
            <text:p>14</text:p>
          </table:table-cell>
          <table:table-cell office:value-type="string" table:style-name="ce87">
            <text:p><text:s text:c="3"/>Intégration Solution</text:p>
          </table:table-cell>
          <table:table-cell office:value-type="date" office:date-value="2017-04-27T00:00:00" table:style-name="ce88">
            <text:p>27/4/17</text:p>
          </table:table-cell>
          <table:table-cell office:value-type="date" office:date-value="2017-05-01T00:00:00" table:style-name="ce89">
            <text:p>1/5/17</text:p>
          </table:table-cell>
          <table:table-cell office:value-type="string" table:style-name="ce93">
            <text:p>13;12;11</text:p>
          </table:table-cell>
          <table:table-cell office:value-type="string" table:style-name="ce91">
            <text:p>RCI</text:p>
          </table:table-cell>
          <table:table-cell office:value-type="float" office:value="21" table:style-name="ce92">
            <text:p>21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5" table:style-name="ce86">
            <text:p>15</text:p>
          </table:table-cell>
          <table:table-cell office:value-type="string" table:style-name="ce87">
            <text:p><text:s text:c="3"/>livraison Besoin</text:p>
          </table:table-cell>
          <table:table-cell office:value-type="date" office:date-value="2017-04-07T00:00:00" table:style-name="ce88">
            <text:p>7/4/17</text:p>
          </table:table-cell>
          <table:table-cell office:value-type="date" office:date-value="2017-04-07T00:00:00" table:style-name="ce89">
            <text:p>7/4/17</text:p>
          </table:table-cell>
          <table:table-cell office:value-type="float" office:value="2" table:style-name="ce93">
            <text:p>2</text:p>
          </table:table-cell>
          <table:table-cell table:style-name="ce90"/>
          <table:table-cell office:value-type="float" office:value="0" table:style-name="ce92">
            <text:p>0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6" table:style-name="ce86">
            <text:p>16</text:p>
          </table:table-cell>
          <table:table-cell office:value-type="string" table:style-name="ce87">
            <text:p><text:s text:c="3"/>Livraison Structuration Projet</text:p>
          </table:table-cell>
          <table:table-cell office:value-type="date" office:date-value="2017-04-14T00:00:00" table:style-name="ce88">
            <text:p>14/4/17</text:p>
          </table:table-cell>
          <table:table-cell office:value-type="date" office:date-value="2017-04-14T00:00:00" table:style-name="ce89">
            <text:p>14/4/17</text:p>
          </table:table-cell>
          <table:table-cell office:value-type="float" office:value="3" table:style-name="ce93">
            <text:p>3</text:p>
          </table:table-cell>
          <table:table-cell table:style-name="ce90"/>
          <table:table-cell office:value-type="float" office:value="0" table:style-name="ce92">
            <text:p>0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7" table:style-name="ce86">
            <text:p>17</text:p>
          </table:table-cell>
          <table:table-cell office:value-type="string" table:style-name="ce87">
            <text:p><text:s text:c="3"/>Livraison Solution</text:p>
          </table:table-cell>
          <table:table-cell office:value-type="date" office:date-value="2017-05-09T00:00:00" table:style-name="ce88">
            <text:p>9/5/17</text:p>
          </table:table-cell>
          <table:table-cell office:value-type="date" office:date-value="2017-05-09T00:00:00" table:style-name="ce89">
            <text:p>9/5/17</text:p>
          </table:table-cell>
          <table:table-cell office:value-type="float" office:value="14" table:style-name="ce93">
            <text:p>14</text:p>
          </table:table-cell>
          <table:table-cell table:style-name="ce90"/>
          <table:table-cell office:value-type="float" office:value="0" table:style-name="ce92">
            <text:p>0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8" table:style-name="ce94">
            <text:p>18</text:p>
          </table:table-cell>
          <table:table-cell office:value-type="string" table:style-name="ce95">
            <text:p><text:s text:c="3"/>Livraison Bilan</text:p>
          </table:table-cell>
          <table:table-cell office:value-type="date" office:date-value="2017-05-09T00:00:00" table:style-name="ce96">
            <text:p>9/5/17</text:p>
          </table:table-cell>
          <table:table-cell office:value-type="date" office:date-value="2017-05-09T00:00:00" table:style-name="ce97">
            <text:p>9/5/17</text:p>
          </table:table-cell>
          <table:table-cell office:value-type="float" office:value="5" table:style-name="ce98">
            <text:p>5</text:p>
          </table:table-cell>
          <table:table-cell table:style-name="ce99"/>
          <table:table-cell office:value-type="float" office:value="0" table:style-name="ce100">
            <text:p>0</text:p>
          </table:table-cell>
          <table:table-cell table:number-columns-repeated="56" table:style-name="ce64"/>
          <table:table-cell table:number-columns-repeated="16320"/>
        </table:table-row>
        <table:table-row table:style-name="ro15">
          <table:table-cell table:number-columns-repeated="3" table:style-name="ce64"/>
          <table:table-cell table:number-columns-repeated="5" table:style-name="ce62"/>
          <table:table-cell table:number-columns-repeated="56" table:style-name="ce64"/>
          <table:table-cell table:number-columns-repeated="16320"/>
        </table:table-row>
        <table:table-row table:style-name="ro15">
          <table:table-cell table:number-columns-repeated="12" table:style-name="ce65"/>
          <table:table-cell table:style-name="ce33"/>
          <table:table-cell table:number-columns-repeated="51" table:style-name="ce64"/>
          <table:table-cell table:number-columns-repeated="16320"/>
        </table:table-row>
        <table:table-row table:number-rows-repeated="1048549" table:style-name="ro13">
          <table:table-cell table:number-columns-repeated="16384"/>
        </table:table-row>
      </table:table>
      <table:table table:name="23a_Risques-Opportunités" table:style-name="ta1">
        <table:shapes>
          <draw:custom-shape svg:x="1.24724in" svg:y="1.9685in" svg:width="3.81417in" svg:height="0.47165in" draw:z-index="1" draw:id="id52" draw:style-name="a163" draw:name="Straight Connector 1">
            <svg:title/>
            <svg:desc/>
            <text:p text:style-name="a162" text:class-names="" text:cond-style-name=""><text:span text:style-name="a16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53" draw:style-name="a166" draw:name="Straight Connector 2">
            <svg:title/>
            <svg:desc/>
            <text:p text:style-name="a165" text:class-names="" text:cond-style-name=""><text:span text:style-name="a16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54" draw:style-name="a169" draw:name="Straight Connector 3">
            <svg:title/>
            <svg:desc/>
            <text:p text:style-name="a168" text:class-names="" text:cond-style-name=""><text:span text:style-name="a16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55" draw:style-name="a172" draw:name="Straight Connector 4">
            <svg:title/>
            <svg:desc/>
            <text:p text:style-name="a171" text:class-names="" text:cond-style-name=""><text:span text:style-name="a17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56" draw:style-name="a175" draw:name="Straight Connector 5">
            <svg:title/>
            <svg:desc/>
            <text:p text:style-name="a174" text:class-names="" text:cond-style-name=""><text:span text:style-name="a17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57" draw:style-name="a178" draw:name="Straight Connector 6">
            <svg:title/>
            <svg:desc/>
            <text:p text:style-name="a177" text:class-names="" text:cond-style-name=""><text:span text:style-name="a17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58" draw:style-name="a181" draw:name="Straight Connector 7">
            <svg:title/>
            <svg:desc/>
            <text:p text:style-name="a180" text:class-names="" text:cond-style-name=""><text:span text:style-name="a17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59" draw:style-name="a184" draw:name="Straight Connector 8">
            <svg:title/>
            <svg:desc/>
            <text:p text:style-name="a183" text:class-names="" text:cond-style-name=""><text:span text:style-name="a18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60" draw:style-name="a187" draw:name="Straight Connector 9">
            <svg:title/>
            <svg:desc/>
            <text:p text:style-name="a186" text:class-names="" text:cond-style-name=""><text:span text:style-name="a18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61" draw:style-name="a190" draw:name="Straight Connector 10">
            <svg:title/>
            <svg:desc/>
            <text:p text:style-name="a189" text:class-names="" text:cond-style-name=""><text:span text:style-name="a18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62" draw:style-name="a193" draw:name="Straight Connector 11">
            <svg:title/>
            <svg:desc/>
            <text:p text:style-name="a192" text:class-names="" text:cond-style-name=""><text:span text:style-name="a19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63" draw:style-name="a196" draw:name="Straight Connector 12">
            <svg:title/>
            <svg:desc/>
            <text:p text:style-name="a195" text:class-names="" text:cond-style-name=""><text:span text:style-name="a1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64" draw:style-name="a199" draw:name="Straight Connector 13">
            <svg:title/>
            <svg:desc/>
            <text:p text:style-name="a198" text:class-names="" text:cond-style-name=""><text:span text:style-name="a1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65" draw:style-name="a202" draw:name="Straight Connector 14">
            <svg:title/>
            <svg:desc/>
            <text:p text:style-name="a201" text:class-names="" text:cond-style-name=""><text:span text:style-name="a20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66" draw:style-name="a205" draw:name="Straight Connector 15">
            <svg:title/>
            <svg:desc/>
            <text:p text:style-name="a204" text:class-names="" text:cond-style-name=""><text:span text:style-name="a20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default-cell-style-name="ce33"/>
        <table:table-column table:style-name="co25" table:number-columns-repeated="2" table:default-cell-style-name="ce33"/>
        <table:table-column table:style-name="co26" table:default-cell-style-name="ce33"/>
        <table:table-column table:style-name="co27" table:default-cell-style-name="ce33"/>
        <table:table-column table:style-name="co2" table:number-columns-repeated="54" table:default-cell-style-name="ce33"/>
        <table:table-column table:style-name="co7" table:number-columns-repeated="16320" table:default-cell-style-name="ce1"/>
        <table:table-row table:style-name="ro14">
          <table:table-cell office:value-type="float" office:value="0" table:formula="of:=&quot;Risques / opportunités au &quot;&amp;TEXT([.F2];&quot;jj/MM/AAAA&quot;)" table:number-columns-spanned="5" table:number-rows-spanned="3" table:style-name="ce213">
            <text:p>#VALUE!</text:p>
          </table:table-cell>
          <table:covered-table-cell table:number-columns-repeated="4"/>
          <table:table-cell office:value-type="string" office:string-value="reference Tableau de bord" table:formula="of:=['1a-Identification_Projet'.$L1]" table:number-columns-spanned="4" table:number-rows-spanned="1" table:style-name="ce124">
            <text:p>reference Tableau de bord</text:p>
          </table:table-cell>
          <table:covered-table-cell table:number-columns-repeated="3"/>
          <table:table-cell table:number-columns-repeated="55" table:style-name="ce33"/>
          <table:table-cell table:number-columns-repeated="16320"/>
        </table:table-row>
        <table:table-row table:style-name="ro2">
          <table:covered-table-cell/>
          <table:covered-table-cell table:number-columns-repeated="4"/>
          <table:table-cell office:value-type="date" office:date-value="2017-04-11T00:00:00" table:formula="of:=['1a-Identification_Projet'.$L2]" table:number-columns-spanned="4" table:number-rows-spanned="1" table:style-name="ce125">
            <text:p>11/4/17</text:p>
          </table:table-cell>
          <table:covered-table-cell table:number-columns-repeated="3"/>
          <table:table-cell table:number-columns-repeated="55" table:style-name="ce33"/>
          <table:table-cell table:number-columns-repeated="16320"/>
        </table:table-row>
        <table:table-row table:style-name="ro2">
          <table:covered-table-cell/>
          <table:covered-table-cell table:number-columns-repeated="4"/>
          <table:table-cell office:value-type="string" office:string-value="Organisation" table:formula="of:=['1a-Identification_Projet'.$L3]" table:number-columns-spanned="4" table:number-rows-spanned="1" table:style-name="ce126">
            <text:p>Organisation</text:p>
          </table:table-cell>
          <table:covered-table-cell table:number-columns-repeated="3"/>
          <table:table-cell table:number-columns-repeated="55" table:style-name="ce33"/>
          <table:table-cell table:number-columns-repeated="16320"/>
        </table:table-row>
        <table:table-row table:number-rows-repeated="2" table:style-name="ro14">
          <table:table-cell table:number-columns-repeated="5" table:style-name="ce65"/>
          <table:table-cell table:number-columns-repeated="4" table:style-name="ce102"/>
          <table:table-cell table:number-columns-repeated="55" table:style-name="ce33"/>
          <table:table-cell table:number-columns-repeated="16320"/>
        </table:table-row>
        <table:table-row table:style-name="ro20">
          <table:table-cell office:value-type="string" table:style-name="ce103">
            <text:p>Description du risque</text:p>
          </table:table-cell>
          <table:table-cell office:value-type="string" table:style-name="ce104">
            <text:p>Plan d'action et commentaires</text:p>
          </table:table-cell>
          <table:table-cell office:value-type="string" table:style-name="ce104">
            <text:p>Poid brut</text:p>
          </table:table-cell>
          <table:table-cell office:value-type="string" table:style-name="ce104">
            <text:p>Prob.</text:p>
          </table:table-cell>
          <table:table-cell office:value-type="string" table:style-name="ce104">
            <text:p>Poid pondéré</text:p>
          </table:table-cell>
          <table:table-cell office:value-type="string" table:style-name="ce104">
            <text:p>Date d'ouverture</text:p>
          </table:table-cell>
          <table:table-cell office:value-type="string" table:style-name="ce104">
            <text:p>Date de mise à jour</text:p>
          </table:table-cell>
          <table:table-cell office:value-type="string" table:style-name="ce104">
            <text:p>Date fermeture</text:p>
          </table:table-cell>
          <table:table-cell office:value-type="string" table:style-name="ce105">
            <text:p>Responsable</text:p>
          </table:table-cell>
          <table:table-cell table:number-columns-repeated="55" table:style-name="ce33"/>
          <table:table-cell table:number-columns-repeated="16320"/>
        </table:table-row>
        <table:table-row table:style-name="ro14">
          <table:table-cell table:style-name="ce106"/>
          <table:table-cell table:style-name="ce107"/>
          <table:table-cell table:style-name="ce108"/>
          <table:table-cell table:style-name="ce109"/>
          <table:table-cell office:value-type="float" office:value="0" table:formula="of:=[.C7]*[.D7]" table:style-name="ce108">
            <text:p>0.0</text:p>
          </table:table-cell>
          <table:table-cell table:number-columns-repeated="3" table:style-name="ce110"/>
          <table:table-cell table:style-name="ce111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06"/>
          <table:table-cell table:style-name="ce107"/>
          <table:table-cell table:style-name="ce108"/>
          <table:table-cell table:style-name="ce109"/>
          <table:table-cell office:value-type="float" office:value="0" table:formula="of:=[.C8]*[.D8]" table:style-name="ce108">
            <text:p>0.0</text:p>
          </table:table-cell>
          <table:table-cell table:number-columns-repeated="3" table:style-name="ce110"/>
          <table:table-cell table:style-name="ce111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12"/>
          <table:table-cell table:style-name="ce107"/>
          <table:table-cell table:style-name="ce108"/>
          <table:table-cell table:style-name="ce109"/>
          <table:table-cell office:value-type="float" office:value="0" table:formula="of:=[.C9]*[.D9]" table:style-name="ce108">
            <text:p>0.0</text:p>
          </table:table-cell>
          <table:table-cell table:number-columns-repeated="3" table:style-name="ce110"/>
          <table:table-cell table:style-name="ce111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12"/>
          <table:table-cell table:style-name="ce107"/>
          <table:table-cell table:style-name="ce108"/>
          <table:table-cell table:style-name="ce109"/>
          <table:table-cell office:value-type="float" office:value="0" table:formula="of:=[.C10]*[.D10]" table:style-name="ce108">
            <text:p>0.0</text:p>
          </table:table-cell>
          <table:table-cell table:number-columns-repeated="3" table:style-name="ce110"/>
          <table:table-cell table:style-name="ce111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12"/>
          <table:table-cell table:style-name="ce107"/>
          <table:table-cell table:style-name="ce108"/>
          <table:table-cell table:style-name="ce109"/>
          <table:table-cell office:value-type="float" office:value="0" table:formula="of:=[.C11]*[.D11]" table:style-name="ce108">
            <text:p>0.0</text:p>
          </table:table-cell>
          <table:table-cell table:number-columns-repeated="3" table:style-name="ce110"/>
          <table:table-cell table:style-name="ce111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13"/>
          <table:table-cell office:value-type="string" table:style-name="ce114">
            <text:p>Total<text:s text:c="5"/></text:p>
          </table:table-cell>
          <table:table-cell office:value-type="float" office:value="0" table:formula="of:=SUM([.C7:.C11])" table:style-name="ce108">
            <text:p>0.0</text:p>
          </table:table-cell>
          <table:table-cell table:style-name="ce107"/>
          <table:table-cell office:value-type="float" office:value="0" table:formula="of:=SUM([.E7:.E11])" table:style-name="ce108">
            <text:p>0.0</text:p>
          </table:table-cell>
          <table:table-cell table:number-columns-repeated="2" table:style-name="ce115"/>
          <table:table-cell table:style-name="ce116"/>
          <table:table-cell table:style-name="ce111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17"/>
          <table:table-cell table:style-name="ce118"/>
          <table:table-cell table:number-columns-repeated="7" table:style-name="ce119"/>
          <table:table-cell table:number-columns-repeated="55" table:style-name="ce40"/>
          <table:table-cell table:number-columns-repeated="16320"/>
        </table:table-row>
        <table:table-row table:style-name="ro14">
          <table:table-cell table:number-columns-repeated="64" table:style-name="ce33"/>
          <table:table-cell table:number-columns-repeated="16320"/>
        </table:table-row>
        <table:table-row table:style-name="ro24">
          <table:table-cell office:value-type="string" table:style-name="ce120">
            <text:p>Description de l'opportunité</text:p>
          </table:table-cell>
          <table:table-cell office:value-type="string" table:style-name="ce104">
            <text:p>Plan d'action et commentaires</text:p>
          </table:table-cell>
          <table:table-cell office:value-type="string" table:style-name="ce104">
            <text:p>Montant brut</text:p>
          </table:table-cell>
          <table:table-cell office:value-type="string" table:style-name="ce104">
            <text:p>Prob.</text:p>
          </table:table-cell>
          <table:table-cell office:value-type="string" table:style-name="ce104">
            <text:p>Montant pondéré</text:p>
          </table:table-cell>
          <table:table-cell office:value-type="string" table:style-name="ce104">
            <text:p>Date d'ouverture</text:p>
          </table:table-cell>
          <table:table-cell office:value-type="string" table:style-name="ce104">
            <text:p>Date de mise à jour</text:p>
          </table:table-cell>
          <table:table-cell office:value-type="string" table:style-name="ce104">
            <text:p>Date fermeture</text:p>
          </table:table-cell>
          <table:table-cell office:value-type="string" table:style-name="ce105">
            <text:p>Responsable</text:p>
          </table:table-cell>
          <table:table-cell table:number-columns-repeated="55" table:style-name="ce33"/>
          <table:table-cell table:number-columns-repeated="16320"/>
        </table:table-row>
        <table:table-row table:style-name="ro14">
          <table:table-cell table:style-name="ce106"/>
          <table:table-cell table:style-name="ce121"/>
          <table:table-cell table:style-name="ce108"/>
          <table:table-cell table:style-name="ce109"/>
          <table:table-cell office:value-type="float" office:value="0" table:formula="of:=[.C16]*[.D16]" table:style-name="ce108">
            <text:p>0.0</text:p>
          </table:table-cell>
          <table:table-cell table:number-columns-repeated="3" table:style-name="ce110"/>
          <table:table-cell table:style-name="ce112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06"/>
          <table:table-cell table:style-name="ce121"/>
          <table:table-cell table:style-name="ce108"/>
          <table:table-cell table:style-name="ce109"/>
          <table:table-cell office:value-type="float" office:value="0" table:formula="of:=[.C17]*[.D17]" table:style-name="ce108">
            <text:p>0.0</text:p>
          </table:table-cell>
          <table:table-cell table:number-columns-repeated="3" table:style-name="ce110"/>
          <table:table-cell table:style-name="ce112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12"/>
          <table:table-cell table:style-name="ce121"/>
          <table:table-cell table:style-name="ce108"/>
          <table:table-cell table:style-name="ce109"/>
          <table:table-cell office:value-type="float" office:value="0" table:formula="of:=[.C18]*[.D18]" table:style-name="ce108">
            <text:p>0.0</text:p>
          </table:table-cell>
          <table:table-cell table:number-columns-repeated="3" table:style-name="ce110"/>
          <table:table-cell table:style-name="ce112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12"/>
          <table:table-cell table:style-name="ce121"/>
          <table:table-cell table:style-name="ce108"/>
          <table:table-cell table:style-name="ce109"/>
          <table:table-cell office:value-type="float" office:value="0" table:formula="of:=[.C19]*[.D19]" table:style-name="ce108">
            <text:p>0.0</text:p>
          </table:table-cell>
          <table:table-cell table:number-columns-repeated="3" table:style-name="ce110"/>
          <table:table-cell table:style-name="ce112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12"/>
          <table:table-cell table:style-name="ce121"/>
          <table:table-cell table:style-name="ce108"/>
          <table:table-cell table:style-name="ce109"/>
          <table:table-cell office:value-type="float" office:value="0" table:formula="of:=[.C20]*[.D20]" table:style-name="ce108">
            <text:p>0.0</text:p>
          </table:table-cell>
          <table:table-cell table:number-columns-repeated="3" table:style-name="ce110"/>
          <table:table-cell table:style-name="ce112"/>
          <table:table-cell table:number-columns-repeated="55" table:style-name="ce33"/>
          <table:table-cell table:number-columns-repeated="16320"/>
        </table:table-row>
        <table:table-row table:style-name="ro23">
          <table:table-cell table:style-name="ce122"/>
          <table:table-cell office:value-type="string" table:style-name="ce114">
            <text:p>Total</text:p>
          </table:table-cell>
          <table:table-cell office:value-type="float" office:value="0" table:formula="of:=SUM([.C16:.C20])" table:style-name="ce108">
            <text:p>0.0</text:p>
          </table:table-cell>
          <table:table-cell table:style-name="ce116"/>
          <table:table-cell office:value-type="float" office:value="0" table:formula="of:=SUM([.E16:.E20])" table:style-name="ce108">
            <text:p>0.0</text:p>
          </table:table-cell>
          <table:table-cell table:number-columns-repeated="3" table:style-name="ce116"/>
          <table:table-cell table:style-name="ce112"/>
          <table:table-cell table:number-columns-repeated="55" table:style-name="ce33"/>
          <table:table-cell table:number-columns-repeated="16320"/>
        </table:table-row>
        <table:table-row table:style-name="ro23">
          <table:table-cell table:number-columns-repeated="9" table:style-name="ce33"/>
          <table:table-cell table:number-columns-repeated="55" table:style-name="ce40"/>
          <table:table-cell table:number-columns-repeated="16320"/>
        </table:table-row>
        <table:table-row table:number-rows-repeated="1048554" table:style-name="ro13">
          <table:table-cell table:number-columns-repeated="16384"/>
        </table:table-row>
      </table:table>
      <table:table table:name="23b-_Principaux_évènements" table:style-name="ta1">
        <table:shapes>
          <draw:custom-shape svg:x="1.24724in" svg:y="1.9685in" svg:width="3.81417in" svg:height="0.47165in" draw:z-index="1" draw:id="id67" draw:style-name="a208" draw:name="Straight Connector 1">
            <svg:title/>
            <svg:desc/>
            <text:p text:style-name="a207" text:class-names="" text:cond-style-name=""><text:span text:style-name="a20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68" draw:style-name="a211" draw:name="Straight Connector 2">
            <svg:title/>
            <svg:desc/>
            <text:p text:style-name="a210" text:class-names="" text:cond-style-name=""><text:span text:style-name="a20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69" draw:style-name="a214" draw:name="Straight Connector 3">
            <svg:title/>
            <svg:desc/>
            <text:p text:style-name="a213" text:class-names="" text:cond-style-name=""><text:span text:style-name="a21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70" draw:style-name="a217" draw:name="Straight Connector 4">
            <svg:title/>
            <svg:desc/>
            <text:p text:style-name="a216" text:class-names="" text:cond-style-name=""><text:span text:style-name="a21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71" draw:style-name="a220" draw:name="Straight Connector 5">
            <svg:title/>
            <svg:desc/>
            <text:p text:style-name="a219" text:class-names="" text:cond-style-name=""><text:span text:style-name="a21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72" draw:style-name="a223" draw:name="Straight Connector 6">
            <svg:title/>
            <svg:desc/>
            <text:p text:style-name="a222" text:class-names="" text:cond-style-name=""><text:span text:style-name="a22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73" draw:style-name="a226" draw:name="Straight Connector 7">
            <svg:title/>
            <svg:desc/>
            <text:p text:style-name="a225" text:class-names="" text:cond-style-name=""><text:span text:style-name="a22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74" draw:style-name="a229" draw:name="Straight Connector 8">
            <svg:title/>
            <svg:desc/>
            <text:p text:style-name="a228" text:class-names="" text:cond-style-name=""><text:span text:style-name="a22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75" draw:style-name="a232" draw:name="Straight Connector 9">
            <svg:title/>
            <svg:desc/>
            <text:p text:style-name="a231" text:class-names="" text:cond-style-name=""><text:span text:style-name="a23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76" draw:style-name="a235" draw:name="Straight Connector 10">
            <svg:title/>
            <svg:desc/>
            <text:p text:style-name="a234" text:class-names="" text:cond-style-name=""><text:span text:style-name="a23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77" draw:style-name="a238" draw:name="Straight Connector 11">
            <svg:title/>
            <svg:desc/>
            <text:p text:style-name="a237" text:class-names="" text:cond-style-name=""><text:span text:style-name="a23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78" draw:style-name="a241" draw:name="Straight Connector 12">
            <svg:title/>
            <svg:desc/>
            <text:p text:style-name="a240" text:class-names="" text:cond-style-name=""><text:span text:style-name="a23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79" draw:style-name="a244" draw:name="Straight Connector 13">
            <svg:title/>
            <svg:desc/>
            <text:p text:style-name="a243" text:class-names="" text:cond-style-name=""><text:span text:style-name="a24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80" draw:style-name="a247" draw:name="Straight Connector 14">
            <svg:title/>
            <svg:desc/>
            <text:p text:style-name="a246" text:class-names="" text:cond-style-name=""><text:span text:style-name="a24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81" draw:style-name="a250" draw:name="Straight Connector 15">
            <svg:title/>
            <svg:desc/>
            <text:p text:style-name="a249" text:class-names="" text:cond-style-name=""><text:span text:style-name="a24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28" table:default-cell-style-name="ce131"/>
        <table:table-column table:style-name="co29" table:default-cell-style-name="ce131"/>
        <table:table-column table:style-name="co1" table:default-cell-style-name="ce130"/>
        <table:table-column table:style-name="co30" table:default-cell-style-name="ce130"/>
        <table:table-column table:style-name="co2" table:number-columns-repeated="13" table:default-cell-style-name="ce130"/>
        <table:table-column table:style-name="co2" table:number-columns-repeated="47" table:default-cell-style-name="ce131"/>
        <table:table-column table:style-name="co7" table:number-columns-repeated="16320" table:default-cell-style-name="ce1"/>
        <table:table-row table:style-name="ro1">
          <table:table-cell table:style-name="ce127"/>
          <table:table-cell office:value-type="string" office:string-value="reference Tableau de bord" table:formula="of:=['1a-Identification_Projet'.$L$1]" table:style-name="ce128">
            <text:p>reference Tableau de bord</text:p>
          </table:table-cell>
          <table:table-cell table:number-columns-repeated="9" table:style-name="ce129"/>
          <table:table-cell table:number-columns-repeated="16373"/>
        </table:table-row>
        <table:table-row table:style-name="ro2">
          <table:table-cell table:style-name="ce132"/>
          <table:table-cell office:value-type="date" office:date-value="2017-04-11T00:00:00" table:formula="of:=['1a-Identification_Projet'.$L$2]" table:style-name="ce133">
            <text:p>11/4/17</text:p>
          </table:table-cell>
          <table:table-cell table:number-columns-repeated="9" table:style-name="ce129"/>
          <table:table-cell table:number-columns-repeated="16373"/>
        </table:table-row>
        <table:table-row table:style-name="ro2">
          <table:table-cell table:style-name="ce134"/>
          <table:table-cell office:value-type="string" office:string-value="Organisation" table:formula="of:=['1a-Identification_Projet'.$L$3]" table:style-name="ce135">
            <text:p>Organisation</text:p>
          </table:table-cell>
          <table:table-cell table:number-columns-repeated="9" table:style-name="ce129"/>
          <table:table-cell table:number-columns-repeated="16373"/>
        </table:table-row>
        <table:table-row table:style-name="ro2">
          <table:table-cell table:number-columns-repeated="2" table:style-name="ce130"/>
          <table:table-cell table:number-columns-repeated="9" table:style-name="ce129"/>
          <table:table-cell table:number-columns-repeated="16373"/>
        </table:table-row>
        <table:table-row table:style-name="ro1">
          <table:table-cell office:value-type="string" table:style-name="ce136">
            <text:p>Période du xxx au yyy</text:p>
          </table:table-cell>
          <table:table-cell table:style-name="ce137"/>
          <table:table-cell table:number-columns-repeated="3" table:style-name="ce138"/>
          <table:table-cell table:number-columns-repeated="12" table:style-name="ce130"/>
          <table:table-cell table:number-columns-repeated="16367"/>
        </table:table-row>
        <table:table-row table:style-name="ro25">
          <table:table-cell office:value-type="string" table:style-name="ce139">
            <text:p>POINTS POSITIFS</text:p>
          </table:table-cell>
          <table:table-cell office:value-type="string" table:style-name="ce140">
            <text:p>POINTS NEGATIFS / ALERTES</text:p>
          </table:table-cell>
          <table:table-cell table:number-columns-repeated="3" table:style-name="ce138"/>
          <table:table-cell table:number-columns-repeated="12" table:style-name="ce130"/>
          <table:table-cell table:number-columns-repeated="16367"/>
        </table:table-row>
        <table:table-row-group>
          <table:table-row table:style-name="ro26">
            <table:table-cell table:number-columns-repeated="2" table:style-name="ce141"/>
            <table:table-cell table:number-columns-repeated="3" table:style-name="ce138"/>
            <table:table-cell table:number-columns-repeated="12" table:style-name="ce130"/>
            <table:table-cell table:number-columns-repeated="16367"/>
          </table:table-row>
          <table:table-row table:number-rows-repeated="2" table:style-name="ro25">
            <table:table-cell table:number-columns-repeated="2" table:style-name="ce141"/>
            <table:table-cell table:number-columns-repeated="3" table:style-name="ce138"/>
            <table:table-cell table:number-columns-repeated="12" table:style-name="ce130"/>
            <table:table-cell table:number-columns-repeated="16367"/>
          </table:table-row>
          <table:table-row table:style-name="ro27">
            <table:table-cell table:style-name="ce142"/>
            <table:table-cell table:style-name="ce143"/>
            <table:table-cell table:number-columns-repeated="3" table:style-name="ce138"/>
            <table:table-cell table:number-columns-repeated="12" table:style-name="ce130"/>
            <table:table-cell table:number-columns-repeated="16367"/>
          </table:table-row>
          <table:table-row table:style-name="ro27">
            <table:table-cell table:style-name="ce144"/>
            <table:table-cell table:style-name="ce145"/>
            <table:table-cell table:number-columns-repeated="3" table:style-name="ce138"/>
            <table:table-cell table:number-columns-repeated="12" table:style-name="ce130"/>
            <table:table-cell table:number-columns-repeated="16367"/>
          </table:table-row>
          <table:table-row table:style-name="ro1">
            <table:table-cell office:value-type="string" table:style-name="ce136">
              <text:p>Période du yyy au zzz</text:p>
            </table:table-cell>
            <table:table-cell table:style-name="ce137"/>
            <table:table-cell table:number-columns-repeated="3" table:style-name="ce138"/>
            <table:table-cell table:number-columns-repeated="12" table:style-name="ce130"/>
            <table:table-cell table:number-columns-repeated="16367"/>
          </table:table-row>
        </table:table-row-group>
        <table:table-row table:style-name="ro25">
          <table:table-cell office:value-type="string" table:style-name="ce139">
            <text:p>POINTS POSITIFS</text:p>
          </table:table-cell>
          <table:table-cell office:value-type="string" table:style-name="ce140">
            <text:p>POINTS NEGATIFS / ALERTES</text:p>
          </table:table-cell>
          <table:table-cell table:number-columns-repeated="3" table:style-name="ce138"/>
          <table:table-cell table:number-columns-repeated="12" table:style-name="ce130"/>
          <table:table-cell table:number-columns-repeated="16367"/>
        </table:table-row>
        <table:table-row-group>
          <table:table-row table:style-name="ro26">
            <table:table-cell table:number-columns-repeated="2" table:style-name="ce141"/>
            <table:table-cell table:number-columns-repeated="3" table:style-name="ce138"/>
            <table:table-cell table:number-columns-repeated="12" table:style-name="ce130"/>
            <table:table-cell table:number-columns-repeated="16367"/>
          </table:table-row>
          <table:table-row table:number-rows-repeated="2" table:style-name="ro25">
            <table:table-cell table:number-columns-repeated="2" table:style-name="ce141"/>
            <table:table-cell table:number-columns-repeated="3" table:style-name="ce138"/>
            <table:table-cell table:number-columns-repeated="12" table:style-name="ce130"/>
            <table:table-cell table:number-columns-repeated="16367"/>
          </table:table-row>
          <table:table-row table:style-name="ro27">
            <table:table-cell table:style-name="ce142"/>
            <table:table-cell table:style-name="ce143"/>
            <table:table-cell table:number-columns-repeated="3" table:style-name="ce138"/>
            <table:table-cell table:number-columns-repeated="16379"/>
          </table:table-row>
          <table:table-row table:style-name="ro27">
            <table:table-cell table:style-name="ce144"/>
            <table:table-cell table:style-name="ce145"/>
            <table:table-cell table:number-columns-repeated="3" table:style-name="ce138"/>
            <table:table-cell table:number-columns-repeated="16379"/>
          </table:table-row>
          <table:table-row table:style-name="ro1">
            <table:table-cell office:value-type="string" table:style-name="ce146">
              <text:p>…</text:p>
            </table:table-cell>
            <table:table-cell table:style-name="ce147"/>
            <table:table-cell table:number-columns-repeated="3" table:style-name="ce138"/>
            <table:table-cell table:number-columns-repeated="16379"/>
          </table:table-row>
        </table:table-row-group>
        <table:table-row table:number-rows-repeated="7" table:style-name="ro14">
          <table:table-cell table:number-columns-repeated="2" table:style-name="ce147"/>
          <table:table-cell table:number-columns-repeated="3" table:style-name="ce138"/>
          <table:table-cell table:number-columns-repeated="16379"/>
        </table:table-row>
        <table:table-row table:number-rows-repeated="27" table:style-name="ro13">
          <table:table-cell table:number-columns-repeated="2" table:style-name="ce147"/>
          <table:table-cell table:number-columns-repeated="3" table:style-name="ce138"/>
          <table:table-cell table:number-columns-repeated="16379"/>
        </table:table-row>
        <table:table-row table:number-rows-repeated="1048523" table:style-name="ro13">
          <table:table-cell table:number-columns-repeated="16384"/>
        </table:table-row>
      </table:table>
      <table:table table:name="23c_Actions" table:style-name="ta2">
        <table:shapes>
          <draw:custom-shape svg:x="1.24724in" svg:y="1.9685in" svg:width="3.81417in" svg:height="0.47165in" draw:z-index="1" draw:id="id82" draw:style-name="a253" draw:name="Straight Connector 1">
            <svg:title/>
            <svg:desc/>
            <text:p text:style-name="a252" text:class-names="" text:cond-style-name=""><text:span text:style-name="a25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83" draw:style-name="a256" draw:name="Straight Connector 2">
            <svg:title/>
            <svg:desc/>
            <text:p text:style-name="a255" text:class-names="" text:cond-style-name=""><text:span text:style-name="a25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84" draw:style-name="a259" draw:name="Straight Connector 3">
            <svg:title/>
            <svg:desc/>
            <text:p text:style-name="a258" text:class-names="" text:cond-style-name=""><text:span text:style-name="a25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85" draw:style-name="a262" draw:name="Straight Connector 4">
            <svg:title/>
            <svg:desc/>
            <text:p text:style-name="a261" text:class-names="" text:cond-style-name=""><text:span text:style-name="a26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86" draw:style-name="a265" draw:name="Straight Connector 5">
            <svg:title/>
            <svg:desc/>
            <text:p text:style-name="a264" text:class-names="" text:cond-style-name=""><text:span text:style-name="a26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87" draw:style-name="a268" draw:name="Straight Connector 6">
            <svg:title/>
            <svg:desc/>
            <text:p text:style-name="a267" text:class-names="" text:cond-style-name=""><text:span text:style-name="a26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88" draw:style-name="a271" draw:name="Straight Connector 7">
            <svg:title/>
            <svg:desc/>
            <text:p text:style-name="a270" text:class-names="" text:cond-style-name=""><text:span text:style-name="a26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89" draw:style-name="a274" draw:name="Straight Connector 8">
            <svg:title/>
            <svg:desc/>
            <text:p text:style-name="a273" text:class-names="" text:cond-style-name=""><text:span text:style-name="a27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90" draw:style-name="a277" draw:name="Straight Connector 9">
            <svg:title/>
            <svg:desc/>
            <text:p text:style-name="a276" text:class-names="" text:cond-style-name=""><text:span text:style-name="a27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91" draw:style-name="a280" draw:name="Straight Connector 10">
            <svg:title/>
            <svg:desc/>
            <text:p text:style-name="a279" text:class-names="" text:cond-style-name=""><text:span text:style-name="a27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92" draw:style-name="a283" draw:name="Straight Connector 11">
            <svg:title/>
            <svg:desc/>
            <text:p text:style-name="a282" text:class-names="" text:cond-style-name=""><text:span text:style-name="a28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93" draw:style-name="a286" draw:name="Straight Connector 12">
            <svg:title/>
            <svg:desc/>
            <text:p text:style-name="a285" text:class-names="" text:cond-style-name=""><text:span text:style-name="a28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94" draw:style-name="a289" draw:name="Straight Connector 13">
            <svg:title/>
            <svg:desc/>
            <text:p text:style-name="a288" text:class-names="" text:cond-style-name=""><text:span text:style-name="a28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95" draw:style-name="a292" draw:name="Straight Connector 14">
            <svg:title/>
            <svg:desc/>
            <text:p text:style-name="a291" text:class-names="" text:cond-style-name=""><text:span text:style-name="a29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96" draw:style-name="a295" draw:name="Straight Connector 15">
            <svg:title/>
            <svg:desc/>
            <text:p text:style-name="a294" text:class-names="" text:cond-style-name=""><text:span text:style-name="a29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31" table:default-cell-style-name="ce33"/>
        <table:table-column table:style-name="co32" table:default-cell-style-name="ce33"/>
        <table:table-column table:style-name="co22" table:default-cell-style-name="ce33"/>
        <table:table-column table:style-name="co33" table:default-cell-style-name="ce33"/>
        <table:table-column table:style-name="co34" table:default-cell-style-name="ce39"/>
        <table:table-column table:style-name="co35" table:default-cell-style-name="ce39"/>
        <table:table-column table:style-name="co36" table:default-cell-style-name="ce33"/>
        <table:table-column table:style-name="co2" table:default-cell-style-name="ce33"/>
        <table:table-column table:style-name="co10" table:default-cell-style-name="ce33"/>
        <table:table-column table:style-name="co37" table:default-cell-style-name="ce33"/>
        <table:table-column table:style-name="co2" table:number-columns-repeated="54" table:default-cell-style-name="ce33"/>
        <table:table-column table:style-name="co7" table:number-columns-repeated="16320" table:default-cell-style-name="ce1"/>
        <table:table-row table:style-name="ro15">
          <table:table-cell office:value-type="float" office:value="0" table:formula="of:=&quot;LISTE DES ACTIONS au &quot;&amp;TEXT([.I2];&quot;jj/mm/aaaa&quot;)" table:number-columns-spanned="8" table:number-rows-spanned="3" table:style-name="ce173">
            <text:p>#VALUE!</text:p>
          </table:table-cell>
          <table:covered-table-cell table:number-columns-repeated="7"/>
          <table:table-cell office:value-type="string" office:string-value="reference Tableau de bord" table:formula="of:=['1a-Identification_Projet'.$L1]" table:number-columns-spanned="2" table:number-rows-spanned="1" table:style-name="ce51">
            <text:p>reference Tableau de bord</text:p>
          </table:table-cell>
          <table:covered-table-cell/>
          <table:table-cell table:number-columns-repeated="54" table:style-name="ce33"/>
          <table:table-cell table:number-columns-repeated="16320"/>
        </table:table-row>
        <table:table-row table:style-name="ro2">
          <table:covered-table-cell/>
          <table:covered-table-cell table:number-columns-repeated="7"/>
          <table:table-cell office:value-type="date" office:date-value="2017-04-11T00:00:00" table:formula="of:=['1a-Identification_Projet'.$L2]" table:number-columns-spanned="2" table:number-rows-spanned="1" table:style-name="ce52">
            <text:p>11/4/17</text:p>
          </table:table-cell>
          <table:covered-table-cell/>
          <table:table-cell table:number-columns-repeated="54" table:style-name="ce33"/>
          <table:table-cell table:number-columns-repeated="16320"/>
        </table:table-row>
        <table:table-row table:style-name="ro16">
          <table:covered-table-cell/>
          <table:covered-table-cell table:number-columns-repeated="7"/>
          <table:table-cell office:value-type="string" office:string-value="Organisation" table:formula="of:=['1a-Identification_Projet'.$L3]" table:number-columns-spanned="2" table:number-rows-spanned="1" table:style-name="ce53">
            <text:p>Organisation</text:p>
          </table:table-cell>
          <table:covered-table-cell/>
          <table:table-cell table:number-columns-repeated="54" table:style-name="ce33"/>
          <table:table-cell table:number-columns-repeated="16320"/>
        </table:table-row>
        <table:table-row table:style-name="ro2">
          <table:table-cell table:style-name="ce33"/>
          <table:table-cell table:number-columns-repeated="3" table:style-name="ce38"/>
          <table:table-cell table:number-columns-repeated="2" table:style-name="ce39"/>
          <table:table-cell table:number-columns-repeated="58" table:style-name="ce33"/>
          <table:table-cell table:number-columns-repeated="16320"/>
        </table:table-row>
        <table:table-row table:style-name="ro28">
          <table:table-cell office:value-type="string" table:style-name="ce148">
            <text:p>Num</text:p>
          </table:table-cell>
          <table:table-cell office:value-type="string" table:style-name="ce148">
            <text:p>Description de l'action</text:p>
          </table:table-cell>
          <table:table-cell office:value-type="string" table:style-name="ce148">
            <text:p>Resp</text:p>
          </table:table-cell>
          <table:table-cell office:value-type="string" table:style-name="ce148">
            <text:p>Date d'enregistrement</text:p>
          </table:table-cell>
          <table:table-cell office:value-type="string" table:style-name="ce148">
            <text:p>Date prévue initiale</text:p>
          </table:table-cell>
          <table:table-cell office:value-type="string" table:style-name="ce148">
            <text:p>Date prévue courante</text:p>
          </table:table-cell>
          <table:table-cell office:value-type="string" table:style-name="ce148">
            <text:p>Etat de l'action</text:p>
          </table:table-cell>
          <table:table-cell office:value-type="string" table:style-name="ce148">
            <text:p>Date de cloture</text:p>
          </table:table-cell>
          <table:table-cell office:value-type="string" table:style-name="ce148">
            <text:p>Preuve de cloture</text:p>
          </table:table-cell>
          <table:table-cell office:value-type="string" table:style-name="ce149">
            <text:p>Commentaire</text:p>
          </table:table-cell>
          <table:table-cell table:number-columns-repeated="9" table:style-name="ce150"/>
          <table:table-cell table:number-columns-repeated="3" table:style-name="ce151"/>
          <table:table-cell table:number-columns-repeated="38" table:style-name="ce152"/>
          <table:table-cell table:number-columns-repeated="4" table:style-name="ce33"/>
          <table:table-cell table:number-columns-repeated="16320"/>
        </table:table-row>
        <table:table-row table:style-name="ro27">
          <table:table-cell table:style-name="ce216"/>
          <table:table-cell table:style-name="ce217"/>
          <table:table-cell table:style-name="ce218"/>
          <table:table-cell table:style-name="ce219"/>
          <table:table-cell table:style-name="ce219"/>
          <table:table-cell table:style-name="ce219"/>
          <table:table-cell table:style-name="ce218"/>
          <table:table-cell table:style-name="ce220"/>
          <table:table-cell table:style-name="ce221"/>
          <table:table-cell table:style-name="ce222"/>
          <table:table-cell table:number-columns-repeated="9" table:style-name="ce160"/>
          <table:table-cell table:number-columns-repeated="3" table:style-name="ce161"/>
          <table:table-cell table:number-columns-repeated="38" table:style-name="ce65"/>
          <table:table-cell table:number-columns-repeated="4" table:style-name="ce152"/>
          <table:table-cell table:number-columns-repeated="16320"/>
        </table:table-row>
        <table:table-row table:style-name="ro27">
          <table:table-cell table:style-name="ce216"/>
          <table:table-cell table:style-name="ce217"/>
          <table:table-cell table:style-name="ce218"/>
          <table:table-cell table:style-name="ce219"/>
          <table:table-cell table:style-name="ce219"/>
          <table:table-cell table:style-name="ce219"/>
          <table:table-cell table:style-name="ce218"/>
          <table:table-cell table:style-name="ce220"/>
          <table:table-cell table:style-name="ce221"/>
          <table:table-cell table:style-name="ce217"/>
          <table:table-cell table:number-columns-repeated="9" table:style-name="ce160"/>
          <table:table-cell table:number-columns-repeated="3" table:style-name="ce161"/>
          <table:table-cell table:number-columns-repeated="38" table:style-name="ce65"/>
          <table:table-cell table:number-columns-repeated="4" table:style-name="ce162"/>
          <table:table-cell table:number-columns-repeated="16320"/>
        </table:table-row>
        <table:table-row table:style-name="ro27">
          <table:table-cell table:style-name="ce223"/>
          <table:table-cell table:style-name="ce224"/>
          <table:table-cell table:style-name="ce225"/>
          <table:table-cell table:style-name="ce226"/>
          <table:table-cell table:style-name="ce226"/>
          <table:table-cell table:style-name="ce226"/>
          <table:table-cell table:style-name="ce225"/>
          <table:table-cell table:style-name="ce227"/>
          <table:table-cell table:style-name="ce228"/>
          <table:table-cell table:style-name="ce224"/>
          <table:table-cell table:number-columns-repeated="9" table:style-name="ce160"/>
          <table:table-cell table:number-columns-repeated="3" table:style-name="ce161"/>
          <table:table-cell table:number-columns-repeated="38" table:style-name="ce65"/>
          <table:table-cell table:number-columns-repeated="4" table:style-name="ce162"/>
          <table:table-cell table:number-columns-repeated="16320"/>
        </table:table-row>
        <table:table-row table:style-name="ro27">
          <table:table-cell table:style-name="ce223"/>
          <table:table-cell table:style-name="ce229"/>
          <table:table-cell table:style-name="ce225"/>
          <table:table-cell table:style-name="ce226"/>
          <table:table-cell table:style-name="ce226"/>
          <table:table-cell table:style-name="ce226"/>
          <table:table-cell table:style-name="ce225"/>
          <table:table-cell table:style-name="ce227"/>
          <table:table-cell table:style-name="ce228"/>
          <table:table-cell table:style-name="ce224"/>
          <table:table-cell table:number-columns-repeated="9" table:style-name="ce160"/>
          <table:table-cell table:number-columns-repeated="3" table:style-name="ce161"/>
          <table:table-cell table:number-columns-repeated="38" table:style-name="ce65"/>
          <table:table-cell table:number-columns-repeated="4" table:style-name="ce162"/>
          <table:table-cell table:number-columns-repeated="16320"/>
        </table:table-row>
        <table:table-row table:style-name="ro27">
          <table:table-cell table:style-name="ce223"/>
          <table:table-cell table:style-name="ce229"/>
          <table:table-cell table:style-name="ce225"/>
          <table:table-cell table:style-name="ce226"/>
          <table:table-cell table:style-name="ce226"/>
          <table:table-cell table:style-name="ce226"/>
          <table:table-cell table:style-name="ce225"/>
          <table:table-cell table:style-name="ce230"/>
          <table:table-cell table:style-name="ce228"/>
          <table:table-cell table:style-name="ce231"/>
          <table:table-cell table:number-columns-repeated="9" table:style-name="ce160"/>
          <table:table-cell table:number-columns-repeated="3" table:style-name="ce161"/>
          <table:table-cell table:number-columns-repeated="38" table:style-name="ce65"/>
          <table:table-cell table:number-columns-repeated="4" table:style-name="ce162"/>
          <table:table-cell table:number-columns-repeated="16320"/>
        </table:table-row>
        <table:table-row table:style-name="ro27">
          <table:table-cell table:style-name="ce163"/>
          <table:table-cell table:style-name="ce169"/>
          <table:table-cell table:style-name="ce165"/>
          <table:table-cell table:number-columns-repeated="3" table:style-name="ce166"/>
          <table:table-cell table:style-name="ce165"/>
          <table:table-cell table:style-name="ce170"/>
          <table:table-cell table:style-name="ce168"/>
          <table:table-cell table:style-name="ce164"/>
          <table:table-cell table:number-columns-repeated="9" table:style-name="ce160"/>
          <table:table-cell table:number-columns-repeated="3" table:style-name="ce161"/>
          <table:table-cell table:number-columns-repeated="38" table:style-name="ce65"/>
          <table:table-cell table:number-columns-repeated="4" table:style-name="ce162"/>
          <table:table-cell table:number-columns-repeated="16320"/>
        </table:table-row>
        <table:table-row table:style-name="ro27">
          <table:table-cell table:style-name="ce223"/>
          <table:table-cell table:style-name="ce229"/>
          <table:table-cell table:style-name="ce225"/>
          <table:table-cell table:style-name="ce226"/>
          <table:table-cell table:style-name="ce226"/>
          <table:table-cell table:style-name="ce226"/>
          <table:table-cell table:style-name="ce225"/>
          <table:table-cell table:style-name="ce227"/>
          <table:table-cell table:style-name="ce228"/>
          <table:table-cell table:style-name="ce224"/>
          <table:table-cell table:number-columns-repeated="9" table:style-name="ce160"/>
          <table:table-cell table:number-columns-repeated="3" table:style-name="ce161"/>
          <table:table-cell table:number-columns-repeated="38" table:style-name="ce65"/>
          <table:table-cell table:number-columns-repeated="4" table:style-name="ce162"/>
          <table:table-cell table:number-columns-repeated="16320"/>
        </table:table-row>
        <table:table-row table:style-name="ro14">
          <table:table-cell table:number-columns-repeated="4" table:style-name="ce33"/>
          <table:table-cell table:number-columns-repeated="2" table:style-name="ce39"/>
          <table:table-cell table:number-columns-repeated="54" table:style-name="ce33"/>
          <table:table-cell table:number-columns-repeated="4" table:style-name="ce162"/>
          <table:table-cell table:number-columns-repeated="16320"/>
        </table:table-row>
        <table:table-row table:style-name="ro14">
          <table:table-cell table:number-columns-repeated="4" table:style-name="ce33"/>
          <table:table-cell table:style-name="ce39"/>
          <table:table-cell table:style-name="ce172"/>
          <table:table-cell table:number-columns-repeated="58" table:style-name="ce33"/>
          <table:table-cell table:number-columns-repeated="16320"/>
        </table:table-row>
        <table:table-row table:number-rows-repeated="1048562" table:style-name="ro13">
          <table:table-cell table:number-columns-repeated="16384"/>
        </table:table-row>
        <table:named-expressions>
          <table:named-range table:name="_xlnm._FilterDatabase" table:cell-range-address="23c_Actions.$A$7:23c_Actions.$G$10" table:base-cell-address="23c_Actions.$A$1"/>
          <table:named-expression table:name="codir.A380.4.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CR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f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dfg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test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toto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bis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TdB._.complet.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/table:named-expressions>
      </table:table>
      <table:table table:name="23d_Decisions" table:style-name="ta2">
        <table:shapes>
          <draw:custom-shape svg:x="1.24724in" svg:y="1.9685in" svg:width="3.81417in" svg:height="0.47165in" draw:z-index="1" draw:id="id97" draw:style-name="a298" draw:name="Straight Connector 1">
            <svg:title/>
            <svg:desc/>
            <text:p text:style-name="a297" text:class-names="" text:cond-style-name=""><text:span text:style-name="a29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98" draw:style-name="a301" draw:name="Straight Connector 2">
            <svg:title/>
            <svg:desc/>
            <text:p text:style-name="a300" text:class-names="" text:cond-style-name=""><text:span text:style-name="a29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99" draw:style-name="a304" draw:name="Straight Connector 3">
            <svg:title/>
            <svg:desc/>
            <text:p text:style-name="a303" text:class-names="" text:cond-style-name=""><text:span text:style-name="a30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100" draw:style-name="a307" draw:name="Straight Connector 4">
            <svg:title/>
            <svg:desc/>
            <text:p text:style-name="a306" text:class-names="" text:cond-style-name=""><text:span text:style-name="a30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101" draw:style-name="a310" draw:name="Straight Connector 5">
            <svg:title/>
            <svg:desc/>
            <text:p text:style-name="a309" text:class-names="" text:cond-style-name=""><text:span text:style-name="a30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102" draw:style-name="a313" draw:name="Straight Connector 6">
            <svg:title/>
            <svg:desc/>
            <text:p text:style-name="a312" text:class-names="" text:cond-style-name=""><text:span text:style-name="a31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103" draw:style-name="a316" draw:name="Straight Connector 7">
            <svg:title/>
            <svg:desc/>
            <text:p text:style-name="a315" text:class-names="" text:cond-style-name=""><text:span text:style-name="a3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104" draw:style-name="a319" draw:name="Straight Connector 8">
            <svg:title/>
            <svg:desc/>
            <text:p text:style-name="a318" text:class-names="" text:cond-style-name=""><text:span text:style-name="a31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105" draw:style-name="a322" draw:name="Straight Connector 9">
            <svg:title/>
            <svg:desc/>
            <text:p text:style-name="a321" text:class-names="" text:cond-style-name=""><text:span text:style-name="a32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106" draw:style-name="a325" draw:name="Straight Connector 10">
            <svg:title/>
            <svg:desc/>
            <text:p text:style-name="a324" text:class-names="" text:cond-style-name=""><text:span text:style-name="a32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107" draw:style-name="a328" draw:name="Straight Connector 11">
            <svg:title/>
            <svg:desc/>
            <text:p text:style-name="a327" text:class-names="" text:cond-style-name=""><text:span text:style-name="a32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108" draw:style-name="a331" draw:name="Straight Connector 12">
            <svg:title/>
            <svg:desc/>
            <text:p text:style-name="a330" text:class-names="" text:cond-style-name=""><text:span text:style-name="a32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109" draw:style-name="a334" draw:name="Straight Connector 13">
            <svg:title/>
            <svg:desc/>
            <text:p text:style-name="a333" text:class-names="" text:cond-style-name=""><text:span text:style-name="a33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110" draw:style-name="a337" draw:name="Straight Connector 14">
            <svg:title/>
            <svg:desc/>
            <text:p text:style-name="a336" text:class-names="" text:cond-style-name=""><text:span text:style-name="a33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111" draw:style-name="a340" draw:name="Straight Connector 15">
            <svg:title/>
            <svg:desc/>
            <text:p text:style-name="a339" text:class-names="" text:cond-style-name=""><text:span text:style-name="a33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38" table:default-cell-style-name="ce33"/>
        <table:table-column table:style-name="co39" table:default-cell-style-name="ce33"/>
        <table:table-column table:style-name="co5" table:default-cell-style-name="ce33"/>
        <table:table-column table:style-name="co40" table:default-cell-style-name="ce33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13" table:default-cell-style-name="ce39"/>
        <table:table-column table:style-name="co44" table:default-cell-style-name="ce39"/>
        <table:table-column table:style-name="co15" table:default-cell-style-name="ce33"/>
        <table:table-column table:style-name="co2" table:number-columns-repeated="54" table:default-cell-style-name="ce33"/>
        <table:table-column table:style-name="co7" table:number-columns-repeated="16320" table:default-cell-style-name="ce1"/>
        <table:table-row table:style-name="ro15">
          <table:table-cell office:value-type="float" office:value="0" table:formula="of:=&quot;LISTE DES DECISIONS au &quot;&amp;TEXT([.J2];&quot;jj/mm/aaaa&quot;)" table:number-columns-spanned="9" table:number-rows-spanned="3" table:style-name="ce182">
            <text:p>#VALUE!</text:p>
          </table:table-cell>
          <table:covered-table-cell table:number-columns-repeated="8"/>
          <table:table-cell office:value-type="string" office:string-value="reference Tableau de bord" table:formula="of:=['1a-Identification_Projet'.$L1]" table:number-columns-spanned="2" table:number-rows-spanned="1" table:style-name="ce51">
            <text:p>reference Tableau de bord</text:p>
          </table:table-cell>
          <table:covered-table-cell/>
          <table:table-cell table:number-columns-repeated="16373"/>
        </table:table-row>
        <table:table-row table:style-name="ro2">
          <table:covered-table-cell/>
          <table:covered-table-cell table:number-columns-repeated="8"/>
          <table:table-cell office:value-type="date" office:date-value="2017-04-11T00:00:00" table:formula="of:=['1a-Identification_Projet'.$L2]" table:number-columns-spanned="2" table:number-rows-spanned="1" table:style-name="ce52">
            <text:p>11/4/17</text:p>
          </table:table-cell>
          <table:covered-table-cell/>
          <table:table-cell table:number-columns-repeated="16373"/>
        </table:table-row>
        <table:table-row table:style-name="ro16">
          <table:covered-table-cell/>
          <table:covered-table-cell table:number-columns-repeated="8"/>
          <table:table-cell office:value-type="string" office:string-value="Organisation" table:formula="of:=['1a-Identification_Projet'.$L3]" table:number-columns-spanned="2" table:number-rows-spanned="1" table:style-name="ce53">
            <text:p>Organisation</text:p>
          </table:table-cell>
          <table:covered-table-cell/>
          <table:table-cell table:number-columns-repeated="16373"/>
        </table:table-row>
        <table:table-row table:style-name="ro2">
          <table:table-cell table:number-columns-repeated="4" table:style-name="ce38"/>
          <table:table-cell table:number-columns-repeated="5" table:style-name="ce39"/>
          <table:table-cell table:number-columns-repeated="55" table:style-name="ce33"/>
          <table:table-cell table:number-columns-repeated="16320"/>
        </table:table-row>
        <table:table-row table:style-name="ro22">
          <table:table-cell office:value-type="string" table:style-name="ce174">
            <text:p>N°</text:p>
          </table:table-cell>
          <table:table-cell office:value-type="string" table:number-columns-spanned="5" table:number-rows-spanned="1" table:style-name="ce214">
            <text:p><text:span text:style-name="T1">DESCRIPTION</text:span></text:p>
          </table:table-cell>
          <table:covered-table-cell table:number-columns-repeated="4"/>
          <table:table-cell office:value-type="string" table:style-name="ce175">
            <text:p>JUSTIFICATION</text:p>
          </table:table-cell>
          <table:table-cell office:value-type="string" table:style-name="ce175">
            <text:p>Date d'applicabilité</text:p>
          </table:table-cell>
          <table:table-cell office:value-type="string" table:style-name="ce175">
            <text:p>Date de fin d'applicabilité</text:p>
          </table:table-cell>
          <table:table-cell office:value-type="string" table:style-name="ce174">
            <text:p>Motif de fin d'applicabilité</text:p>
          </table:table-cell>
          <table:table-cell office:value-type="string" table:style-name="ce174">
            <text:p>Applicable :O/N</text:p>
          </table:table-cell>
          <table:table-cell table:number-columns-repeated="16373"/>
        </table:table-row>
        <table:table-row table:style-name="ro27">
          <table:table-cell office:value-type="float" office:value="1" table:style-name="ce176">
            <text:p>1</text:p>
          </table:table-cell>
          <table:table-cell table:number-columns-spanned="5" table:number-rows-spanned="1" table:style-name="ce184"/>
          <table:covered-table-cell table:number-columns-repeated="4"/>
          <table:table-cell table:number-columns-repeated="3" table:style-name="ce177"/>
          <table:table-cell table:style-name="ce178"/>
          <table:table-cell office:value-type="string" table:style-name="ce176">
            <text:p>O</text:p>
          </table:table-cell>
          <table:table-cell table:number-columns-repeated="16373"/>
        </table:table-row>
        <table:table-row table:style-name="ro27">
          <table:table-cell office:value-type="float" office:value="2" table:style-name="ce176">
            <text:p>2</text:p>
          </table:table-cell>
          <table:table-cell table:number-columns-spanned="5" table:number-rows-spanned="1" table:style-name="ce184"/>
          <table:covered-table-cell table:number-columns-repeated="4"/>
          <table:table-cell table:number-columns-repeated="3" table:style-name="ce177"/>
          <table:table-cell table:style-name="ce178"/>
          <table:table-cell table:style-name="ce176"/>
          <table:table-cell table:number-columns-repeated="16373"/>
        </table:table-row>
        <table:table-row table:style-name="ro27">
          <table:table-cell office:value-type="float" office:value="3" table:style-name="ce176">
            <text:p>3</text:p>
          </table:table-cell>
          <table:table-cell table:number-columns-spanned="5" table:number-rows-spanned="1" table:style-name="ce184"/>
          <table:covered-table-cell table:number-columns-repeated="4"/>
          <table:table-cell table:number-columns-repeated="3" table:style-name="ce177"/>
          <table:table-cell table:style-name="ce178"/>
          <table:table-cell table:style-name="ce176"/>
          <table:table-cell table:number-columns-repeated="16373"/>
        </table:table-row>
        <table:table-row table:style-name="ro25">
          <table:table-cell office:value-type="float" office:value="4" table:style-name="ce176">
            <text:p>4</text:p>
          </table:table-cell>
          <table:table-cell table:number-columns-spanned="5" table:number-rows-spanned="1" table:style-name="ce184"/>
          <table:covered-table-cell table:number-columns-repeated="4"/>
          <table:table-cell table:number-columns-repeated="3" table:style-name="ce179"/>
          <table:table-cell table:number-columns-repeated="2" table:style-name="ce180"/>
          <table:table-cell table:number-columns-repeated="16373"/>
        </table:table-row>
        <table:table-row table:style-name="ro25">
          <table:table-cell office:value-type="float" office:value="5" table:style-name="ce176">
            <text:p>5</text:p>
          </table:table-cell>
          <table:table-cell table:number-columns-spanned="5" table:number-rows-spanned="1" table:style-name="ce184"/>
          <table:covered-table-cell table:number-columns-repeated="4"/>
          <table:table-cell table:number-columns-repeated="3" table:style-name="ce179"/>
          <table:table-cell table:style-name="ce181"/>
          <table:table-cell table:style-name="ce180"/>
          <table:table-cell table:number-columns-repeated="16373"/>
        </table:table-row>
        <table:table-row table:style-name="ro25">
          <table:table-cell office:value-type="float" office:value="6" table:style-name="ce176">
            <text:p>6</text:p>
          </table:table-cell>
          <table:table-cell table:number-columns-spanned="5" table:number-rows-spanned="1" table:style-name="ce184"/>
          <table:covered-table-cell table:number-columns-repeated="4"/>
          <table:table-cell table:number-columns-repeated="3" table:style-name="ce179"/>
          <table:table-cell table:number-columns-repeated="2" table:style-name="ce180"/>
          <table:table-cell table:number-columns-repeated="16373"/>
        </table:table-row>
        <table:table-row table:number-rows-repeated="1048565" table:style-name="ro13">
          <table:table-cell table:number-columns-repeated="16384"/>
        </table:table-row>
        <table:named-expressions>
          <table:named-expression table:name="_xlnm._FilterDatabase" table:expression="of:=&quot;'23d decisions'!#REF!&quot;" table:base-cell-address="1a-Identification_Projet.$A$1"/>
          <table:named-expression table:name="codir.A380.4.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CR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f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dfg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test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toto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bis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TdB._.complet.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/table:named-expressions>
      </table:table>
      <table:table table:name="23e_Documents_projet" table:style-name="ta2">
        <table:shapes>
          <draw:custom-shape svg:x="1.24724in" svg:y="1.9685in" svg:width="3.81417in" svg:height="0.47165in" draw:z-index="1" draw:id="id112" draw:style-name="a343" draw:name="Straight Connector 1">
            <svg:title/>
            <svg:desc/>
            <text:p text:style-name="a342" text:class-names="" text:cond-style-name=""><text:span text:style-name="a34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113" draw:style-name="a346" draw:name="Straight Connector 2">
            <svg:title/>
            <svg:desc/>
            <text:p text:style-name="a345" text:class-names="" text:cond-style-name=""><text:span text:style-name="a34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114" draw:style-name="a349" draw:name="Straight Connector 3">
            <svg:title/>
            <svg:desc/>
            <text:p text:style-name="a348" text:class-names="" text:cond-style-name=""><text:span text:style-name="a34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115" draw:style-name="a352" draw:name="Straight Connector 4">
            <svg:title/>
            <svg:desc/>
            <text:p text:style-name="a351" text:class-names="" text:cond-style-name=""><text:span text:style-name="a35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116" draw:style-name="a355" draw:name="Straight Connector 5">
            <svg:title/>
            <svg:desc/>
            <text:p text:style-name="a354" text:class-names="" text:cond-style-name=""><text:span text:style-name="a35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117" draw:style-name="a358" draw:name="Straight Connector 6">
            <svg:title/>
            <svg:desc/>
            <text:p text:style-name="a357" text:class-names="" text:cond-style-name=""><text:span text:style-name="a35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118" draw:style-name="a361" draw:name="Straight Connector 7">
            <svg:title/>
            <svg:desc/>
            <text:p text:style-name="a360" text:class-names="" text:cond-style-name=""><text:span text:style-name="a35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119" draw:style-name="a364" draw:name="Straight Connector 8">
            <svg:title/>
            <svg:desc/>
            <text:p text:style-name="a363" text:class-names="" text:cond-style-name=""><text:span text:style-name="a36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120" draw:style-name="a367" draw:name="Straight Connector 9">
            <svg:title/>
            <svg:desc/>
            <text:p text:style-name="a366" text:class-names="" text:cond-style-name=""><text:span text:style-name="a36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121" draw:style-name="a370" draw:name="Straight Connector 10">
            <svg:title/>
            <svg:desc/>
            <text:p text:style-name="a369" text:class-names="" text:cond-style-name=""><text:span text:style-name="a36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122" draw:style-name="a373" draw:name="Straight Connector 11">
            <svg:title/>
            <svg:desc/>
            <text:p text:style-name="a372" text:class-names="" text:cond-style-name=""><text:span text:style-name="a37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123" draw:style-name="a376" draw:name="Straight Connector 12">
            <svg:title/>
            <svg:desc/>
            <text:p text:style-name="a375" text:class-names="" text:cond-style-name=""><text:span text:style-name="a37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124" draw:style-name="a379" draw:name="Straight Connector 13">
            <svg:title/>
            <svg:desc/>
            <text:p text:style-name="a378" text:class-names="" text:cond-style-name=""><text:span text:style-name="a37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125" draw:style-name="a382" draw:name="Straight Connector 14">
            <svg:title/>
            <svg:desc/>
            <text:p text:style-name="a381" text:class-names="" text:cond-style-name=""><text:span text:style-name="a38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126" draw:style-name="a385" draw:name="Straight Connector 15">
            <svg:title/>
            <svg:desc/>
            <text:p text:style-name="a384" text:class-names="" text:cond-style-name=""><text:span text:style-name="a38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45" table:default-cell-style-name="ce33"/>
        <table:table-column table:style-name="co46" table:default-cell-style-name="ce33"/>
        <table:table-column table:style-name="co35" table:default-cell-style-name="ce33"/>
        <table:table-column table:style-name="co47" table:default-cell-style-name="ce33"/>
        <table:table-column table:style-name="co48" table:default-cell-style-name="ce33"/>
        <table:table-column table:style-name="co41" table:default-cell-style-name="ce39"/>
        <table:table-column table:style-name="co49" table:default-cell-style-name="ce39"/>
        <table:table-column table:style-name="co50" table:default-cell-style-name="ce39"/>
        <table:table-column table:style-name="co13" table:default-cell-style-name="ce39"/>
        <table:table-column table:style-name="co44" table:default-cell-style-name="ce39"/>
        <table:table-column table:style-name="co15" table:default-cell-style-name="ce33"/>
        <table:table-column table:style-name="co2" table:number-columns-repeated="53" table:default-cell-style-name="ce33"/>
        <table:table-column table:style-name="co7" table:number-columns-repeated="16320" table:default-cell-style-name="ce1"/>
        <table:table-row table:style-name="ro15">
          <table:table-cell office:value-type="float" office:value="0" table:formula="of:=&quot;DOCUMENTS PROJET au &quot;&amp;TEXT([.I2];&quot;jj/mm/aaaa&quot;)" table:number-columns-spanned="8" table:number-rows-spanned="3" table:style-name="ce173">
            <text:p>#VALUE!</text:p>
          </table:table-cell>
          <table:covered-table-cell table:number-columns-repeated="7"/>
          <table:table-cell office:value-type="string" office:string-value="reference Tableau de bord" table:formula="of:=['1a-Identification_Projet'.$L1]" table:number-columns-spanned="2" table:number-rows-spanned="1" table:style-name="ce51">
            <text:p>reference Tableau de bord</text:p>
          </table:table-cell>
          <table:covered-table-cell/>
          <table:table-cell table:number-columns-repeated="16374"/>
        </table:table-row>
        <table:table-row table:style-name="ro2">
          <table:covered-table-cell/>
          <table:covered-table-cell table:number-columns-repeated="7"/>
          <table:table-cell office:value-type="date" office:date-value="2017-04-11T00:00:00" table:formula="of:=['1a-Identification_Projet'.$L2]" table:number-columns-spanned="2" table:number-rows-spanned="1" table:style-name="ce52">
            <text:p>11/4/17</text:p>
          </table:table-cell>
          <table:covered-table-cell/>
          <table:table-cell table:number-columns-repeated="16374"/>
        </table:table-row>
        <table:table-row table:style-name="ro16">
          <table:covered-table-cell/>
          <table:covered-table-cell table:number-columns-repeated="7"/>
          <table:table-cell office:value-type="string" office:string-value="Organisation" table:formula="of:=['1a-Identification_Projet'.$L3]" table:number-columns-spanned="2" table:number-rows-spanned="1" table:style-name="ce53">
            <text:p>Organisation</text:p>
          </table:table-cell>
          <table:covered-table-cell/>
          <table:table-cell table:number-columns-repeated="16374"/>
        </table:table-row>
        <table:table-row table:style-name="ro14">
          <table:table-cell table:number-columns-repeated="2" table:style-name="ce41"/>
          <table:table-cell table:style-name="ce185"/>
          <table:table-cell table:number-columns-repeated="7" table:style-name="ce42"/>
          <table:table-cell table:number-columns-repeated="16374"/>
        </table:table-row>
        <table:table-row table:style-name="ro29">
          <table:table-cell office:value-type="string" table:style-name="ce186">
            <text:p>Titre</text:p>
          </table:table-cell>
          <table:table-cell office:value-type="string" table:style-name="ce186">
            <text:p>Description/ objectif</text:p>
          </table:table-cell>
          <table:table-cell office:value-type="string" table:style-name="ce186">
            <text:p>Type</text:p>
          </table:table-cell>
          <table:table-cell office:value-type="string" table:style-name="ce186">
            <text:p>Responsable</text:p>
          </table:table-cell>
          <table:table-cell office:value-type="string" table:style-name="ce186">
            <text:p>Référence</text:p>
          </table:table-cell>
          <table:table-cell office:value-type="string" table:style-name="ce186">
            <text:p>Indice</text:p>
          </table:table-cell>
          <table:table-cell office:value-type="string" table:style-name="ce186">
            <text:p>Hyperlien</text:p>
          </table:table-cell>
          <table:table-cell office:value-type="string" table:style-name="ce186">
            <text:p>date prévue de dispo</text:p>
          </table:table-cell>
          <table:table-cell office:value-type="string" table:style-name="ce186">
            <text:p>date effective</text:p>
            <text:p>de dispo</text:p>
          </table:table-cell>
          <table:table-cell office:value-type="string" table:style-name="ce186">
            <text:p>Status</text:p>
          </table:table-cell>
          <table:table-cell table:number-columns-repeated="16374"/>
        </table:table-row>
        <table:table-row table:style-name="ro15">
          <table:table-cell office:value-type="string" table:style-name="ce187">
            <text:p>&gt;&gt;&gt; Documents en entrée</text:p>
          </table:table-cell>
          <table:table-cell table:number-columns-repeated="8" table:style-name="ce188"/>
          <table:table-cell table:style-name="ce189"/>
          <table:table-cell table:number-columns-repeated="16374"/>
        </table:table-row>
        <table:table-row table:style-name="ro14">
          <table:table-cell office:value-type="string" table:style-name="ce190">
            <text:p><text:s text:c="4"/>&gt;&gt;&gt; dossier Client</text:p>
          </table:table-cell>
          <table:table-cell table:number-columns-repeated="8" table:style-name="ce191"/>
          <table:table-cell table:style-name="ce192"/>
          <table:table-cell table:number-columns-repeated="16374"/>
        </table:table-row>
        <table:table-row-group>
          <table:table-row table:style-name="ro14">
            <table:table-cell office:value-type="string" table:style-name="ce193">
              <text:p>Dossier produit à Réaliser</text:p>
            </table:table-cell>
            <table:table-cell table:number-columns-repeated="2" table:style-name="ce193"/>
            <table:table-cell office:value-type="string" table:style-name="ce193">
              <text:p>CLIENT</text:p>
            </table:table-cell>
            <table:table-cell table:number-columns-repeated="5" table:style-name="ce193"/>
            <table:table-cell office:value-type="string" table:style-name="ce193">
              <text:p>validé</text:p>
            </table:table-cell>
            <table:table-cell table:number-columns-repeated="16374"/>
          </table:table-row>
          <table:table-row-group>
            <table:table-row table:style-name="ro14">
              <table:table-cell office:value-type="string" table:style-name="ce190">
                <text:p><text:s text:c="4"/>&gt;&gt;&gt; Document de reference</text:p>
              </table:table-cell>
              <table:table-cell table:number-columns-repeated="8" table:style-name="ce191"/>
              <table:table-cell table:style-name="ce192"/>
              <table:table-cell table:number-columns-repeated="16374"/>
            </table:table-row>
          </table:table-row-group>
          <table:table-row table:style-name="ro14">
            <table:table-cell office:value-type="string" table:style-name="ce193">
              <text:p>Cours JAVA</text:p>
            </table:table-cell>
            <table:table-cell table:number-columns-repeated="2" table:style-name="ce193"/>
            <table:table-cell office:value-type="string" table:style-name="ce193">
              <text:p>M. X</text:p>
            </table:table-cell>
            <table:table-cell table:number-columns-repeated="5" table:style-name="ce193"/>
            <table:table-cell office:value-type="string" table:style-name="ce193">
              <text:p>validé</text:p>
            </table:table-cell>
            <table:table-cell table:number-columns-repeated="16374"/>
          </table:table-row>
          <table:table-row-group>
            <table:table-row table:number-rows-repeated="3" table:style-name="ro14">
              <table:table-cell table:number-columns-repeated="9"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87">
                <text:p>&gt;&gt;&gt; Documents en sortie</text:p>
              </table:table-cell>
              <table:table-cell table:number-columns-repeated="8" table:style-name="ce191"/>
              <table:table-cell table:style-name="ce192"/>
              <table:table-cell table:number-columns-repeated="16374"/>
            </table:table-row>
          </table:table-row-group>
        </table:table-row-group>
        <table:table-row table:style-name="ro14">
          <table:table-cell office:value-type="string" table:style-name="ce190">
            <text:p><text:s text:c="4"/>&gt;&gt;&gt; livrables projet</text:p>
          </table:table-cell>
          <table:table-cell table:number-columns-repeated="8" table:style-name="ce191"/>
          <table:table-cell table:style-name="ce192"/>
          <table:table-cell table:number-columns-repeated="16374"/>
        </table:table-row>
        <table:table-row-group>
          <table:table-row table:style-name="ro14">
            <table:table-cell office:value-type="string" table:style-name="ce193">
              <text:p>Expression du besoin</text:p>
            </table:table-cell>
            <table:table-cell table:number-columns-repeated="2" table:style-name="ce193"/>
            <table:table-cell office:value-type="string" table:style-name="ce193">
              <text:p>RP</text:p>
            </table:table-cell>
            <table:table-cell table:number-columns-repeated="3" table:style-name="ce193"/>
            <table:table-cell office:value-type="date" office:date-value="2017-04-04T00:00:00" table:style-name="ce193">
              <text:p>04/04/17</text:p>
            </table:table-cell>
            <table:table-cell table:style-name="ce193"/>
            <table:table-cell office:value-type="string" table:style-name="ce193">
              <text:p>à realiser</text:p>
            </table:table-cell>
            <table:table-cell table:number-columns-repeated="16374"/>
          </table:table-row>
          <table:table-row-group>
            <table:table-row table:style-name="ro14">
              <table:table-cell office:value-type="string" table:style-name="ce193">
                <text:p>Structuration projet</text:p>
              </table:table-cell>
              <table:table-cell table:number-columns-repeated="2" table:style-name="ce193"/>
              <table:table-cell office:value-type="string" table:style-name="ce193">
                <text:p>RP</text:p>
              </table:table-cell>
              <table:table-cell table:number-columns-repeated="3" table:style-name="ce193"/>
              <table:table-cell office:value-type="date" office:date-value="2017-04-07T00:00:00" table:style-name="ce193">
                <text:p>07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93">
                <text:p>suivi projet</text:p>
              </table:table-cell>
              <table:table-cell table:number-columns-repeated="2" table:style-name="ce193"/>
              <table:table-cell office:value-type="string" table:style-name="ce193">
                <text:p>RP</text:p>
              </table:table-cell>
              <table:table-cell table:number-columns-repeated="3" table:style-name="ce193"/>
              <table:table-cell office:value-type="string" table:style-name="ce193">
                <text:p>recurrent 1 par semaine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93">
                <text:p>Bilan</text:p>
              </table:table-cell>
              <table:table-cell table:number-columns-repeated="2" table:style-name="ce193"/>
              <table:table-cell office:value-type="string" table:style-name="ce193">
                <text:p>RP</text:p>
              </table:table-cell>
              <table:table-cell table:number-columns-repeated="3" table:style-name="ce193"/>
              <table:table-cell office:value-type="date" office:date-value="2017-05-03T00:00:00" table:style-name="ce193">
                <text:p>03/05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90">
                <text:p><text:s text:c="4"/>&gt;&gt;&gt; Documents developpement solution</text:p>
              </table:table-cell>
              <table:table-cell table:number-columns-repeated="8" table:style-name="ce191"/>
              <table:table-cell table:style-name="ce192"/>
              <table:table-cell table:number-columns-repeated="16374"/>
            </table:table-row>
          </table:table-row-group>
          <table:table-row table:style-name="ro14">
            <table:table-cell office:value-type="string" table:style-name="ce193">
              <text:p>Dossier de conceptionSolution</text:p>
            </table:table-cell>
            <table:table-cell table:number-columns-repeated="2" table:style-name="ce193"/>
            <table:table-cell office:value-type="string" table:style-name="ce193">
              <text:p>RCI</text:p>
            </table:table-cell>
            <table:table-cell table:number-columns-repeated="3" table:style-name="ce193"/>
            <table:table-cell office:value-type="date" office:date-value="2017-04-13T00:00:00" table:style-name="ce193">
              <text:p>13/04/17</text:p>
            </table:table-cell>
            <table:table-cell table:style-name="ce193"/>
            <table:table-cell office:value-type="string" table:style-name="ce193">
              <text:p>à realiser</text:p>
            </table:table-cell>
            <table:table-cell table:number-columns-repeated="16374"/>
          </table:table-row>
          <table:table-row-group>
            <table:table-row table:style-name="ro14">
              <table:table-cell office:value-type="string" table:style-name="ce193">
                <text:p>Dossier des tests solution</text:p>
              </table:table-cell>
              <table:table-cell table:number-columns-repeated="2" table:style-name="ce193"/>
              <table:table-cell office:value-type="string" table:style-name="ce193">
                <text:p>RCI</text:p>
              </table:table-cell>
              <table:table-cell table:number-columns-repeated="3" table:style-name="ce193"/>
              <table:table-cell office:value-type="date" office:date-value="2017-04-13T00:00:00" table:style-name="ce193">
                <text:p>13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93">
                <text:p>Résultat de Test SOLUTION V1</text:p>
              </table:table-cell>
              <table:table-cell table:number-columns-repeated="2" table:style-name="ce193"/>
              <table:table-cell office:value-type="string" table:style-name="ce193">
                <text:p>RCI</text:p>
              </table:table-cell>
              <table:table-cell table:number-columns-repeated="3" table:style-name="ce193"/>
              <table:table-cell office:value-type="date" office:date-value="2017-05-09T00:00:00" table:style-name="ce193">
                <text:p>09/05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93">
                <text:p>Dossier de conception A1</text:p>
              </table:table-cell>
              <table:table-cell table:number-columns-repeated="2" table:style-name="ce193"/>
              <table:table-cell office:value-type="string" table:style-name="ce193">
                <text:p>RD1</text:p>
              </table:table-cell>
              <table:table-cell table:number-columns-repeated="3" table:style-name="ce193"/>
              <table:table-cell office:value-type="date" office:date-value="2017-04-18T00:00:00" table:style-name="ce193">
                <text:p>18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93">
                <text:p>Dossier de test A1</text:p>
              </table:table-cell>
              <table:table-cell table:number-columns-repeated="2" table:style-name="ce193"/>
              <table:table-cell office:value-type="string" table:style-name="ce193">
                <text:p>RD1</text:p>
              </table:table-cell>
              <table:table-cell table:number-columns-repeated="3" table:style-name="ce193"/>
              <table:table-cell office:value-type="date" office:date-value="2017-04-18T00:00:00" table:style-name="ce193">
                <text:p>18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93">
                <text:p>Resultat de Test A1 V1</text:p>
              </table:table-cell>
              <table:table-cell table:number-columns-repeated="2" table:style-name="ce193"/>
              <table:table-cell office:value-type="string" table:style-name="ce193">
                <text:p>RD1</text:p>
              </table:table-cell>
              <table:table-cell table:number-columns-repeated="3" table:style-name="ce193"/>
              <table:table-cell office:value-type="date" office:date-value="1900-01-25T00:00:00" table:style-name="ce193">
                <text:p>25/01/00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93">
                <text:p>Dossier de conception A2</text:p>
              </table:table-cell>
              <table:table-cell table:number-columns-repeated="2" table:style-name="ce193"/>
              <table:table-cell office:value-type="string" table:style-name="ce193">
                <text:p>RD2</text:p>
              </table:table-cell>
              <table:table-cell table:number-columns-repeated="3" table:style-name="ce193"/>
              <table:table-cell office:value-type="date" office:date-value="2017-04-14T00:00:00" table:style-name="ce193">
                <text:p>14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4">
              <table:table-cell office:value-type="string" table:style-name="ce193">
                <text:p>Resultat Test A2 V1</text:p>
              </table:table-cell>
              <table:table-cell table:number-columns-repeated="2" table:style-name="ce193"/>
              <table:table-cell office:value-type="string" table:style-name="ce193">
                <text:p>RD2</text:p>
              </table:table-cell>
              <table:table-cell table:number-columns-repeated="3" table:style-name="ce193"/>
              <table:table-cell office:value-type="date" office:date-value="1900-01-17T00:00:00" table:style-name="ce193">
                <text:p>17/01/00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3">
              <table:table-cell office:value-type="string" table:style-name="ce193">
                <text:p>Dossier de conception A3</text:p>
              </table:table-cell>
              <table:table-cell table:number-columns-repeated="2" table:style-name="ce193"/>
              <table:table-cell office:value-type="string" table:style-name="ce193">
                <text:p>RD2</text:p>
              </table:table-cell>
              <table:table-cell table:number-columns-repeated="3" table:style-name="ce193"/>
              <table:table-cell office:value-type="date" office:date-value="2017-04-26T00:00:00" table:style-name="ce193">
                <text:p>26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3">
              <table:table-cell office:value-type="string" table:style-name="ce193">
                <text:p>Resultat Test A3 V1</text:p>
              </table:table-cell>
              <table:table-cell table:number-columns-repeated="2" table:style-name="ce193"/>
              <table:table-cell office:value-type="string" table:style-name="ce193">
                <text:p>RD2</text:p>
              </table:table-cell>
              <table:table-cell table:number-columns-repeated="3" table:style-name="ce193"/>
              <table:table-cell office:value-type="date" office:date-value="1900-01-25T00:00:00" table:style-name="ce193">
                <text:p>25/01/00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16374"/>
            </table:table-row>
            <table:table-row table:style-name="ro13">
              <table:table-cell office:value-type="string" table:style-name="ce190">
                <text:p><text:s text:c="4"/>&gt;&gt;&gt; Documents Utilisateurs</text:p>
              </table:table-cell>
              <table:table-cell table:number-columns-repeated="8" table:style-name="ce191"/>
              <table:table-cell table:style-name="ce192"/>
              <table:table-cell table:number-columns-repeated="16374"/>
            </table:table-row>
          </table:table-row-group>
          <table:table-row table:style-name="ro13">
            <table:table-cell office:value-type="string" table:style-name="ce193">
              <text:p>Solution User manual</text:p>
            </table:table-cell>
            <table:table-cell table:number-columns-repeated="2" table:style-name="ce193"/>
            <table:table-cell office:value-type="string" table:style-name="ce193">
              <text:p>RCI</text:p>
            </table:table-cell>
            <table:table-cell table:number-columns-repeated="3" table:style-name="ce193"/>
            <table:table-cell office:value-type="date" office:date-value="2017-05-09T00:00:00" table:style-name="ce193">
              <text:p>09/05/17</text:p>
            </table:table-cell>
            <table:table-cell table:style-name="ce193"/>
            <table:table-cell office:value-type="string" table:style-name="ce193">
              <text:p>à realiser</text:p>
            </table:table-cell>
            <table:table-cell table:number-columns-repeated="16374"/>
          </table:table-row>
          <table:table-row-group>
            <table:table-row table:style-name="ro13">
              <table:table-cell table:number-columns-repeated="16384"/>
            </table:table-row>
          </table:table-row-group>
        </table:table-row-group>
        <table:table-row table:number-rows-repeated="1048543" table:style-name="ro13">
          <table:table-cell table:number-columns-repeated="16384"/>
        </table:table-row>
        <table:named-expressions>
          <table:named-expression table:name="_xlnm._FilterDatabase" table:expression="of:=&quot;'23e documents projet'!#REF!&quot;" table:base-cell-address="1a-Identification_Projet.$A$1"/>
          <table:named-expression table:name="codir.A380.4.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CR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f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dfg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test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toto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bis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TdB._.complet.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/table:named-expressions>
      </table:table>
      <table:table table:name="23f_Livrables_projet" table:style-name="ta2">
        <table:shapes>
          <draw:custom-shape svg:x="1.24724in" svg:y="1.9685in" svg:width="3.81417in" svg:height="0.47165in" draw:z-index="1" draw:id="id127" draw:style-name="a388" draw:name="Straight Connector 1">
            <svg:title/>
            <svg:desc/>
            <text:p text:style-name="a387" text:class-names="" text:cond-style-name=""><text:span text:style-name="a38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128" draw:style-name="a391" draw:name="Straight Connector 2">
            <svg:title/>
            <svg:desc/>
            <text:p text:style-name="a390" text:class-names="" text:cond-style-name=""><text:span text:style-name="a38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129" draw:style-name="a394" draw:name="Straight Connector 3">
            <svg:title/>
            <svg:desc/>
            <text:p text:style-name="a393" text:class-names="" text:cond-style-name=""><text:span text:style-name="a39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130" draw:style-name="a397" draw:name="Straight Connector 4">
            <svg:title/>
            <svg:desc/>
            <text:p text:style-name="a396" text:class-names="" text:cond-style-name=""><text:span text:style-name="a39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131" draw:style-name="a400" draw:name="Straight Connector 5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132" draw:style-name="a403" draw:name="Straight Connector 6">
            <svg:title/>
            <svg:desc/>
            <text:p text:style-name="a402" text:class-names="" text:cond-style-name=""><text:span text:style-name="a40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133" draw:style-name="a406" draw:name="Straight Connector 7">
            <svg:title/>
            <svg:desc/>
            <text:p text:style-name="a405" text:class-names="" text:cond-style-name=""><text:span text:style-name="a40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134" draw:style-name="a409" draw:name="Straight Connector 8">
            <svg:title/>
            <svg:desc/>
            <text:p text:style-name="a408" text:class-names="" text:cond-style-name=""><text:span text:style-name="a40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135" draw:style-name="a412" draw:name="Straight Connector 9">
            <svg:title/>
            <svg:desc/>
            <text:p text:style-name="a411" text:class-names="" text:cond-style-name=""><text:span text:style-name="a41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136" draw:style-name="a415" draw:name="Straight Connector 10">
            <svg:title/>
            <svg:desc/>
            <text:p text:style-name="a414" text:class-names="" text:cond-style-name=""><text:span text:style-name="a41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137" draw:style-name="a418" draw:name="Straight Connector 11">
            <svg:title/>
            <svg:desc/>
            <text:p text:style-name="a417" text:class-names="" text:cond-style-name=""><text:span text:style-name="a41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138" draw:style-name="a421" draw:name="Straight Connector 12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139" draw:style-name="a424" draw:name="Straight Connector 13">
            <svg:title/>
            <svg:desc/>
            <text:p text:style-name="a423" text:class-names="" text:cond-style-name=""><text:span text:style-name="a42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140" draw:style-name="a427" draw:name="Straight Connector 14">
            <svg:title/>
            <svg:desc/>
            <text:p text:style-name="a426" text:class-names="" text:cond-style-name=""><text:span text:style-name="a42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141" draw:style-name="a430" draw:name="Straight Connector 15">
            <svg:title/>
            <svg:desc/>
            <text:p text:style-name="a429" text:class-names="" text:cond-style-name=""><text:span text:style-name="a42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51" table:default-cell-style-name="ce33"/>
        <table:table-column table:style-name="co52" table:default-cell-style-name="ce33"/>
        <table:table-column table:style-name="co53" table:default-cell-style-name="ce39"/>
        <table:table-column table:style-name="co13" table:default-cell-style-name="ce39"/>
        <table:table-column table:style-name="co44" table:default-cell-style-name="ce39"/>
        <table:table-column table:style-name="co15" table:default-cell-style-name="ce33"/>
        <table:table-column table:style-name="co2" table:number-columns-repeated="58" table:default-cell-style-name="ce33"/>
        <table:table-column table:style-name="co7" table:number-columns-repeated="16320" table:default-cell-style-name="ce1"/>
        <table:table-row table:style-name="ro15">
          <table:table-cell office:value-type="float" office:value="0" table:formula="of:=&quot;LIVRABLES PROJET au &quot;&amp;TEXT([.D2];&quot;jj/mm/aaaa&quot;)" table:number-columns-spanned="3" table:number-rows-spanned="3" table:style-name="ce211">
            <text:p>#VALUE!</text:p>
          </table:table-cell>
          <table:covered-table-cell table:number-columns-repeated="2"/>
          <table:table-cell office:value-type="string" office:string-value="reference Tableau de bord" table:formula="of:=['1a-Identification_Projet'.$L1]" table:number-columns-spanned="2" table:number-rows-spanned="1" table:style-name="ce51">
            <text:p>reference Tableau de bord</text:p>
          </table:table-cell>
          <table:covered-table-cell/>
          <table:table-cell table:number-columns-repeated="59" table:style-name="ce33"/>
          <table:table-cell table:number-columns-repeated="16320"/>
        </table:table-row>
        <table:table-row table:style-name="ro2">
          <table:covered-table-cell/>
          <table:covered-table-cell table:number-columns-repeated="2"/>
          <table:table-cell office:value-type="date" office:date-value="2017-04-11T00:00:00" table:formula="of:=['1a-Identification_Projet'.$L2]" table:number-columns-spanned="2" table:number-rows-spanned="1" table:style-name="ce52">
            <text:p>11/4/17</text:p>
          </table:table-cell>
          <table:covered-table-cell/>
          <table:table-cell table:number-columns-repeated="59" table:style-name="ce33"/>
          <table:table-cell table:number-columns-repeated="16320"/>
        </table:table-row>
        <table:table-row table:style-name="ro16">
          <table:covered-table-cell/>
          <table:covered-table-cell table:number-columns-repeated="2"/>
          <table:table-cell office:value-type="string" office:string-value="Organisation" table:formula="of:=['1a-Identification_Projet'.$L3]" table:number-columns-spanned="2" table:number-rows-spanned="1" table:style-name="ce53">
            <text:p>Organisation</text:p>
          </table:table-cell>
          <table:covered-table-cell/>
          <table:table-cell table:number-columns-repeated="59" table:style-name="ce33"/>
          <table:table-cell table:number-columns-repeated="16320"/>
        </table:table-row>
        <table:table-row table:style-name="ro2">
          <table:table-cell table:style-name="ce33"/>
          <table:table-cell table:style-name="ce38"/>
          <table:table-cell table:number-columns-repeated="3" table:style-name="ce39"/>
          <table:table-cell table:number-columns-repeated="59" table:style-name="ce33"/>
          <table:table-cell table:number-columns-repeated="16320"/>
        </table:table-row>
        <table:table-row table:style-name="ro29">
          <table:table-cell office:value-type="string" table:style-name="ce186">
            <text:p>Intitulé livrable</text:p>
          </table:table-cell>
          <table:table-cell office:value-type="string" table:style-name="ce194">
            <text:p>Description Livrable</text:p>
          </table:table-cell>
          <table:table-cell office:value-type="string" table:style-name="ce186">
            <text:p>date prévue</text:p>
          </table:table-cell>
          <table:table-cell office:value-type="string" table:style-name="ce186">
            <text:p>date effective</text:p>
            <text:p>de dispo</text:p>
          </table:table-cell>
          <table:table-cell office:value-type="string" table:style-name="ce186">
            <text:p>Status</text:p>
          </table:table-cell>
          <table:table-cell table:number-columns-repeated="59" table:style-name="ce33"/>
          <table:table-cell table:number-columns-repeated="16320"/>
        </table:table-row>
        <table:table-row table:style-name="ro15">
          <table:table-cell office:value-type="string" table:style-name="ce187">
            <text:p>&gt;&gt;&gt; Livrables en sortie</text:p>
          </table:table-cell>
          <table:table-cell table:number-columns-repeated="3" table:style-name="ce191"/>
          <table:table-cell table:style-name="ce192"/>
          <table:table-cell table:number-columns-repeated="59" table:style-name="ce33"/>
          <table:table-cell table:number-columns-repeated="16320"/>
        </table:table-row>
        <table:table-row table:style-name="ro14">
          <table:table-cell office:value-type="string" table:style-name="ce193">
            <text:p>SOLUTION A V1</text:p>
          </table:table-cell>
          <table:table-cell table:style-name="ce193"/>
          <table:table-cell office:value-type="date" office:date-value="2017-05-01T00:00:00" table:style-name="ce193">
            <text:p>01/05/17</text:p>
          </table:table-cell>
          <table:table-cell table:style-name="ce193"/>
          <table:table-cell office:value-type="string" table:style-name="ce193">
            <text:p>à realiser</text:p>
          </table:table-cell>
          <table:table-cell table:number-columns-repeated="59" table:style-name="ce33"/>
          <table:table-cell table:number-columns-repeated="16320"/>
        </table:table-row>
        <table:table-row-group>
          <table:table-row-group>
            <table:table-row table:style-name="ro14">
              <table:table-cell office:value-type="string" table:style-name="ce193">
                <text:p>A1 V1</text:p>
              </table:table-cell>
              <table:table-cell table:style-name="ce193"/>
              <table:table-cell office:value-type="date" office:date-value="2017-04-26T00:00:00" table:style-name="ce193">
                <text:p>26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59" table:style-name="ce33"/>
              <table:table-cell table:number-columns-repeated="16320"/>
            </table:table-row>
            <table:table-row table:style-name="ro14">
              <table:table-cell office:value-type="string" table:style-name="ce193">
                <text:p>A11 V1</text:p>
              </table:table-cell>
              <table:table-cell table:style-name="ce193"/>
              <table:table-cell office:value-type="date" office:date-value="2017-04-24T00:00:00" table:style-name="ce193">
                <text:p>24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7" table:style-name="ce39"/>
              <table:table-cell table:number-columns-repeated="52" table:style-name="ce33"/>
              <table:table-cell table:number-columns-repeated="16320"/>
            </table:table-row>
            <table:table-row table:style-name="ro14">
              <table:table-cell office:value-type="string" table:style-name="ce193">
                <text:p>A12 V1</text:p>
              </table:table-cell>
              <table:table-cell table:style-name="ce193"/>
              <table:table-cell office:value-type="date" office:date-value="2017-04-20T00:00:00" table:style-name="ce193">
                <text:p>20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59" table:style-name="ce39"/>
              <table:table-cell table:number-columns-repeated="16320"/>
            </table:table-row>
            <table:table-row table:style-name="ro14">
              <table:table-cell office:value-type="string" table:style-name="ce193">
                <text:p>A13 V1</text:p>
              </table:table-cell>
              <table:table-cell table:style-name="ce193"/>
              <table:table-cell office:value-type="date" office:date-value="2017-04-21T00:00:00" table:style-name="ce193">
                <text:p>21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59" table:style-name="ce39"/>
              <table:table-cell table:number-columns-repeated="16320"/>
            </table:table-row>
            <table:table-row table:style-name="ro14">
              <table:table-cell office:value-type="string" table:style-name="ce193">
                <text:p>A2 V1</text:p>
              </table:table-cell>
              <table:table-cell table:style-name="ce193"/>
              <table:table-cell office:value-type="date" office:date-value="2017-04-18T00:00:00" table:style-name="ce193">
                <text:p>18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7" table:style-name="ce33"/>
              <table:table-cell table:number-columns-repeated="52" table:style-name="ce39"/>
              <table:table-cell table:number-columns-repeated="16320"/>
            </table:table-row>
            <table:table-row table:style-name="ro14">
              <table:table-cell office:value-type="string" table:style-name="ce193">
                <text:p>A3 V1</text:p>
              </table:table-cell>
              <table:table-cell table:style-name="ce193"/>
              <table:table-cell office:value-type="date" office:date-value="2017-04-26T00:00:00" table:style-name="ce193">
                <text:p>26/04/17</text:p>
              </table:table-cell>
              <table:table-cell table:style-name="ce193"/>
              <table:table-cell office:value-type="string" table:style-name="ce193">
                <text:p>à realiser</text:p>
              </table:table-cell>
              <table:table-cell table:number-columns-repeated="59" table:style-name="ce33"/>
              <table:table-cell table:number-columns-repeated="16320"/>
            </table:table-row>
            <table:table-row table:style-name="ro14">
              <table:table-cell table:number-columns-repeated="2" table:style-name="ce33"/>
              <table:table-cell table:number-columns-repeated="2" table:style-name="ce39"/>
              <table:table-cell table:number-columns-repeated="60" table:style-name="ce33"/>
              <table:table-cell table:number-columns-repeated="16320"/>
            </table:table-row>
          </table:table-row-group>
        </table:table-row-group>
        <table:table-row table:number-rows-repeated="1048562" table:style-name="ro13">
          <table:table-cell table:number-columns-repeated="16384"/>
        </table:table-row>
        <table:named-expressions>
          <table:named-expression table:name="_xlnm._FilterDatabase" table:expression="of:=&quot;'23f livrables projet'!#REF!&quot;" table:base-cell-address="1a-Identification_Projet.$A$1"/>
          <table:named-expression table:name="codir.A380.4.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CR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f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dfg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test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toto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bis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TdB._.complet.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/table:named-expressions>
      </table:table>
      <table:table table:name="3a-Planning_courant" table:style-name="ta1">
        <table:shapes>
          <draw:custom-shape svg:x="1.24724in" svg:y="1.9685in" svg:width="3.81417in" svg:height="0.47165in" draw:z-index="1" draw:id="id142" draw:style-name="a433" draw:name="Straight Connector 1">
            <svg:title/>
            <svg:desc/>
            <text:p text:style-name="a432" text:class-names="" text:cond-style-name=""><text:span text:style-name="a43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143" draw:style-name="a436" draw:name="Straight Connector 2">
            <svg:title/>
            <svg:desc/>
            <text:p text:style-name="a435" text:class-names="" text:cond-style-name=""><text:span text:style-name="a43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144" draw:style-name="a439" draw:name="Straight Connector 3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145" draw:style-name="a442" draw:name="Straight Connector 4">
            <svg:title/>
            <svg:desc/>
            <text:p text:style-name="a441" text:class-names="" text:cond-style-name=""><text:span text:style-name="a44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146" draw:style-name="a445" draw:name="Straight Connector 5">
            <svg:title/>
            <svg:desc/>
            <text:p text:style-name="a444" text:class-names="" text:cond-style-name=""><text:span text:style-name="a44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147" draw:style-name="a448" draw:name="Straight Connector 6">
            <svg:title/>
            <svg:desc/>
            <text:p text:style-name="a447" text:class-names="" text:cond-style-name=""><text:span text:style-name="a44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148" draw:style-name="a451" draw:name="Straight Connector 7">
            <svg:title/>
            <svg:desc/>
            <text:p text:style-name="a450" text:class-names="" text:cond-style-name=""><text:span text:style-name="a44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149" draw:style-name="a454" draw:name="Straight Connector 8">
            <svg:title/>
            <svg:desc/>
            <text:p text:style-name="a453" text:class-names="" text:cond-style-name=""><text:span text:style-name="a45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150" draw:style-name="a457" draw:name="Straight Connector 9">
            <svg:title/>
            <svg:desc/>
            <text:p text:style-name="a456" text:class-names="" text:cond-style-name=""><text:span text:style-name="a45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151" draw:style-name="a460" draw:name="Straight Connector 10">
            <svg:title/>
            <svg:desc/>
            <text:p text:style-name="a459" text:class-names="" text:cond-style-name=""><text:span text:style-name="a45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152" draw:style-name="a463" draw:name="Straight Connector 11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153" draw:style-name="a466" draw:name="Straight Connector 12">
            <svg:title/>
            <svg:desc/>
            <text:p text:style-name="a465" text:class-names="" text:cond-style-name=""><text:span text:style-name="a46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154" draw:style-name="a469" draw:name="Straight Connector 13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155" draw:style-name="a472" draw:name="Straight Connector 14">
            <svg:title/>
            <svg:desc/>
            <text:p text:style-name="a471" text:class-names="" text:cond-style-name=""><text:span text:style-name="a47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156" draw:style-name="a475" draw:name="Straight Connector 15">
            <svg:title/>
            <svg:desc/>
            <text:p text:style-name="a474" text:class-names="" text:cond-style-name=""><text:span text:style-name="a47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1" table:default-cell-style-name="ce33"/>
        <table:table-column table:style-name="co47" table:default-cell-style-name="ce33"/>
        <table:table-column table:style-name="co17" table:default-cell-style-name="ce33"/>
        <table:table-column table:style-name="co18" table:number-columns-repeated="2" table:default-cell-style-name="ce33"/>
        <table:table-column table:style-name="co19" table:default-cell-style-name="ce33"/>
        <table:table-column table:style-name="co2" table:number-columns-repeated="2" table:default-cell-style-name="ce33"/>
        <table:table-column table:style-name="co18" table:number-columns-repeated="2" table:default-cell-style-name="ce33"/>
        <table:table-column table:style-name="co2" table:number-columns-repeated="2" table:default-cell-style-name="ce33"/>
        <table:table-column table:style-name="co13" table:default-cell-style-name="ce33"/>
        <table:table-column table:style-name="co2" table:number-columns-repeated="51" table:default-cell-style-name="ce33"/>
        <table:table-column table:style-name="co7" table:number-columns-repeated="16320" table:default-cell-style-name="ce1"/>
        <table:table-row table:style-name="ro14">
          <table:table-cell table:style-name="ce55"/>
          <table:table-cell office:value-type="float" office:value="0" table:formula="of:=&quot;PLANNING COURANT  au &quot;&amp;TEXT([.K2];&quot;jj/mm/aaaa&quot;)" table:number-columns-spanned="9" table:number-rows-spanned="3" table:style-name="ce211">
            <text:p>#VALUE!</text:p>
          </table:table-cell>
          <table:covered-table-cell table:number-columns-repeated="8"/>
          <table:table-cell office:value-type="string" office:string-value="reference Tableau de bord" table:formula="of:=['1a-Identification_Projet'.$L$1]" table:number-columns-spanned="3" table:number-rows-spanned="1" table:style-name="ce66">
            <text:p>reference Tableau de bord</text:p>
          </table:table-cell>
          <table:covered-table-cell table:number-columns-repeated="2"/>
          <table:table-cell table:style-name="ce64"/>
          <table:table-cell table:number-columns-repeated="50" table:style-name="ce33"/>
          <table:table-cell table:number-columns-repeated="16320"/>
        </table:table-row>
        <table:table-row table:style-name="ro2">
          <table:table-cell table:style-name="ce55"/>
          <table:covered-table-cell/>
          <table:covered-table-cell table:number-columns-repeated="8"/>
          <table:table-cell office:value-type="date" office:date-value="2017-04-11T00:00:00" table:formula="of:=['1a-Identification_Projet'.$L$2]" table:number-columns-spanned="3" table:number-rows-spanned="1" table:style-name="ce67">
            <text:p>11/4/17</text:p>
          </table:table-cell>
          <table:covered-table-cell table:number-columns-repeated="2"/>
          <table:table-cell table:style-name="ce64"/>
          <table:table-cell table:number-columns-repeated="50" table:style-name="ce55"/>
          <table:table-cell table:number-columns-repeated="16320"/>
        </table:table-row>
        <table:table-row table:style-name="ro2">
          <table:table-cell table:style-name="ce55"/>
          <table:covered-table-cell/>
          <table:covered-table-cell table:number-columns-repeated="8"/>
          <table:table-cell office:value-type="string" office:string-value="Organisation" table:formula="of:=['1a-Identification_Projet'.$L$3]" table:number-columns-spanned="3" table:number-rows-spanned="1" table:style-name="ce68">
            <text:p>Organisation</text:p>
          </table:table-cell>
          <table:covered-table-cell table:number-columns-repeated="2"/>
          <table:table-cell table:style-name="ce64"/>
          <table:table-cell table:number-columns-repeated="50" table:style-name="ce55"/>
          <table:table-cell table:number-columns-repeated="16320"/>
        </table:table-row>
        <table:table-row table:style-name="ro2">
          <table:table-cell table:number-columns-repeated="4" table:style-name="ce33"/>
          <table:table-cell table:number-columns-repeated="7" table:style-name="ce62"/>
          <table:table-cell table:number-columns-repeated="2" table:style-name="ce63"/>
          <table:table-cell table:style-name="ce64"/>
          <table:table-cell table:number-columns-repeated="50" table:style-name="ce55"/>
          <table:table-cell table:number-columns-repeated="16320"/>
        </table:table-row>
        <table:table-row table:style-name="ro15">
          <table:table-cell table:style-name="ce64"/>
          <table:table-cell table:number-columns-repeated="2" table:style-name="ce33"/>
          <table:table-cell table:number-columns-repeated="7" table:style-name="ce62"/>
          <table:table-cell table:number-columns-repeated="2" table:style-name="ce63"/>
          <table:table-cell table:style-name="ce33"/>
          <table:table-cell table:style-name="ce64"/>
          <table:table-cell table:number-columns-repeated="50" table:style-name="ce33"/>
          <table:table-cell table:number-columns-repeated="16320"/>
        </table:table-row>
        <table:table-row table:style-name="ro21">
          <table:table-cell table:style-name="ce64"/>
          <table:table-cell table:number-columns-repeated="2" table:style-name="ce33"/>
          <table:table-cell table:number-columns-repeated="7" table:style-name="ce62"/>
          <table:table-cell table:number-columns-repeated="2" table:style-name="ce63"/>
          <table:table-cell table:style-name="ce33"/>
          <table:table-cell table:number-columns-repeated="51" table:style-name="ce64"/>
          <table:table-cell table:number-columns-repeated="16320"/>
        </table:table-row>
        <table:table-row table:style-name="ro14">
          <table:table-cell table:style-name="ce64"/>
          <table:table-cell table:number-columns-repeated="2" table:style-name="ce33"/>
          <table:table-cell office:value-type="string" table:number-columns-spanned="5" table:number-rows-spanned="1" table:style-name="ce101">
            <text:p>Planning Initial</text:p>
          </table:table-cell>
          <table:covered-table-cell table:number-columns-repeated="4"/>
          <table:table-cell office:value-type="string" table:number-columns-spanned="4" table:number-rows-spanned="1" table:style-name="ce215">
            <text:p>Planning courant</text:p>
          </table:table-cell>
          <table:covered-table-cell table:number-columns-repeated="3"/>
          <table:table-cell office:value-type="string" table:style-name="ce196">
            <text:p>Ecart de travail</text:p>
          </table:table-cell>
          <table:table-cell table:number-columns-repeated="51" table:style-name="ce64"/>
          <table:table-cell table:number-columns-repeated="16320"/>
        </table:table-row>
        <table:table-row table:style-name="ro28">
          <table:table-cell table:style-name="ce64"/>
          <table:table-cell office:value-type="string" table:style-name="ce75">
            <text:p>ID de la tâche</text:p>
          </table:table-cell>
          <table:table-cell office:value-type="string" table:style-name="ce76">
            <text:p>Nom de la tâche</text:p>
          </table:table-cell>
          <table:table-cell office:value-type="string" table:style-name="ce197">
            <text:p>Début initial prévu</text:p>
          </table:table-cell>
          <table:table-cell office:value-type="string" table:style-name="ce78">
            <text:p>Fin initiale prévue</text:p>
          </table:table-cell>
          <table:table-cell office:value-type="string" table:style-name="ce78">
            <text:p>Prédécesseurs</text:p>
          </table:table-cell>
          <table:table-cell office:value-type="string" table:style-name="ce78">
            <text:p>Noms ressources</text:p>
          </table:table-cell>
          <table:table-cell office:value-type="string" table:style-name="ce79">
            <text:p>Travail initial prévu (hr)</text:p>
          </table:table-cell>
          <table:table-cell office:value-type="string" table:style-name="ce198">
            <text:p>Début réel</text:p>
          </table:table-cell>
          <table:table-cell office:value-type="string" table:style-name="ce78">
            <text:p>Fin réelle</text:p>
          </table:table-cell>
          <table:table-cell office:value-type="string" table:style-name="ce78">
            <text:p>Travail effectué</text:p>
          </table:table-cell>
          <table:table-cell office:value-type="string" table:style-name="ce79">
            <text:p>Travail restant</text:p>
          </table:table-cell>
          <table:table-cell office:value-type="string" table:style-name="ce199">
            <text:p>Ecart de travail (effectué+ restant)- initial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" table:style-name="ce80">
            <text:p>1</text:p>
          </table:table-cell>
          <table:table-cell office:value-type="string" table:style-name="ce81">
            <text:p>Projet</text:p>
          </table:table-cell>
          <table:table-cell office:value-type="date" office:date-value="2017-04-03T00:00:00" table:formula="of:=+MIN([.D10:.D26])" table:style-name="ce200">
            <text:p>3/4/17</text:p>
          </table:table-cell>
          <table:table-cell office:value-type="date" office:date-value="2017-05-09T00:00:00" table:formula="of:=+MAX([.E10:.E26])" table:style-name="ce83">
            <text:p>9/5/17</text:p>
          </table:table-cell>
          <table:table-cell office:value-type="string" table:style-name="ce84">
            <text:p>NA</text:p>
          </table:table-cell>
          <table:table-cell office:value-type="string" table:style-name="ce84">
            <text:p>NA</text:p>
          </table:table-cell>
          <table:table-cell office:value-type="float" office:value="228.9" table:formula="of:=+SUM([.H10:.H26])" table:style-name="ce85">
            <text:p>228.9</text:p>
          </table:table-cell>
          <table:table-cell office:value-type="date" office:date-value="2017-04-03T00:00:00" table:formula="of:=+MIN([.I10:.I26])" table:style-name="ce201">
            <text:p>3/4/17</text:p>
          </table:table-cell>
          <table:table-cell table:style-name="ce83"/>
          <table:table-cell office:value-type="float" office:value="68" table:formula="of:=+SUM([.K10:.K26])" table:style-name="ce202">
            <text:p>68</text:p>
          </table:table-cell>
          <table:table-cell office:value-type="float" office:value="166.5" table:formula="of:=+SUM([.L10:.L26])" table:style-name="ce85">
            <text:p>166.5</text:p>
          </table:table-cell>
          <table:table-cell office:value-type="float" office:value="5.6000000000000014" table:formula="of:=+SUM([.M10:.M26])" table:style-name="ce203">
            <text:p>5.6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2" table:style-name="ce86">
            <text:p>2</text:p>
          </table:table-cell>
          <table:table-cell office:value-type="string" table:style-name="ce87">
            <text:p><text:s text:c="3"/>Capture Besoin</text:p>
          </table:table-cell>
          <table:table-cell office:value-type="date" office:date-value="2017-04-03T00:00:00" table:style-name="ce204">
            <text:p>3/4/17</text:p>
          </table:table-cell>
          <table:table-cell office:value-type="date" office:date-value="2017-04-04T00:00:00" table:style-name="ce89">
            <text:p>4/4/17</text:p>
          </table:table-cell>
          <table:table-cell table:style-name="ce90"/>
          <table:table-cell office:value-type="string" table:style-name="ce91">
            <text:p>RP[50%];RCI[50%]</text:p>
          </table:table-cell>
          <table:table-cell office:value-type="float" office:value="14" table:style-name="ce92">
            <text:p>14</text:p>
          </table:table-cell>
          <table:table-cell office:value-type="date" office:date-value="2017-04-03T00:00:00" table:style-name="ce205">
            <text:p>3/4/17</text:p>
          </table:table-cell>
          <table:table-cell office:value-type="date" office:date-value="2017-04-04T00:00:00" table:style-name="ce89">
            <text:p>4/4/17</text:p>
          </table:table-cell>
          <table:table-cell office:value-type="float" office:value="18" table:style-name="ce93">
            <text:p>18</text:p>
          </table:table-cell>
          <table:table-cell office:value-type="float" office:value="0" table:style-name="ce92">
            <text:p>0</text:p>
          </table:table-cell>
          <table:table-cell office:value-type="float" office:value="4" table:formula="of:=+[.K10]+[.L10]-[.H10]" table:style-name="ce206">
            <text:p>4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3" table:style-name="ce86">
            <text:p>3</text:p>
          </table:table-cell>
          <table:table-cell office:value-type="string" table:style-name="ce87">
            <text:p><text:s text:c="3"/>Structuration projet</text:p>
          </table:table-cell>
          <table:table-cell office:value-type="date" office:date-value="2017-04-05T00:00:00" table:style-name="ce204">
            <text:p>5/4/17</text:p>
          </table:table-cell>
          <table:table-cell office:value-type="date" office:date-value="2017-04-07T00:00:00" table:style-name="ce89">
            <text:p>7/4/17</text:p>
          </table:table-cell>
          <table:table-cell office:value-type="float" office:value="2" table:style-name="ce91">
            <text:p>2</text:p>
          </table:table-cell>
          <table:table-cell office:value-type="string" table:style-name="ce91">
            <text:p>RP</text:p>
          </table:table-cell>
          <table:table-cell office:value-type="float" office:value="21" table:style-name="ce92">
            <text:p>21</text:p>
          </table:table-cell>
          <table:table-cell office:value-type="date" office:date-value="2017-04-06T00:00:00" table:style-name="ce205">
            <text:p>6/4/17</text:p>
          </table:table-cell>
          <table:table-cell office:value-type="date" office:date-value="2017-04-10T00:00:00" table:style-name="ce89">
            <text:p>10/4/17</text:p>
          </table:table-cell>
          <table:table-cell office:value-type="float" office:value="24" table:style-name="ce93">
            <text:p>24</text:p>
          </table:table-cell>
          <table:table-cell office:value-type="float" office:value="0" table:style-name="ce92">
            <text:p>0</text:p>
          </table:table-cell>
          <table:table-cell office:value-type="float" office:value="3" table:formula="of:=+[.K11]+[.L11]-[.H11]" table:style-name="ce206">
            <text:p>3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4" table:style-name="ce86">
            <text:p>4</text:p>
          </table:table-cell>
          <table:table-cell office:value-type="string" table:style-name="ce87">
            <text:p><text:s text:c="3"/>Suivi Projet</text:p>
          </table:table-cell>
          <table:table-cell office:value-type="date" office:date-value="2017-04-10T00:00:00" table:style-name="ce204">
            <text:p>10/4/17</text:p>
          </table:table-cell>
          <table:table-cell office:value-type="date" office:date-value="2017-04-28T00:00:00" table:style-name="ce89">
            <text:p>28/4/17</text:p>
          </table:table-cell>
          <table:table-cell office:value-type="float" office:value="3" table:style-name="ce91">
            <text:p>3</text:p>
          </table:table-cell>
          <table:table-cell office:value-type="string" table:style-name="ce91">
            <text:p>RP[10%]</text:p>
          </table:table-cell>
          <table:table-cell office:value-type="float" office:value="10.5" table:style-name="ce92">
            <text:p>10.5</text:p>
          </table:table-cell>
          <table:table-cell office:value-type="date" office:date-value="2017-04-10T00:00:00" table:style-name="ce205">
            <text:p>10/4/17</text:p>
          </table:table-cell>
          <table:table-cell table:style-name="ce89"/>
          <table:table-cell office:value-type="float" office:value="1" table:style-name="ce93">
            <text:p>1</text:p>
          </table:table-cell>
          <table:table-cell office:value-type="float" office:value="9.5" table:style-name="ce92">
            <text:p>9.5</text:p>
          </table:table-cell>
          <table:table-cell office:value-type="float" office:value="0" table:formula="of:=+[.K12]+[.L12]-[.H12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5" table:style-name="ce86">
            <text:p>5</text:p>
          </table:table-cell>
          <table:table-cell office:value-type="string" table:style-name="ce87">
            <text:p><text:s text:c="3"/>Bilan Projet</text:p>
          </table:table-cell>
          <table:table-cell office:value-type="date" office:date-value="2017-05-02T00:00:00" table:style-name="ce204">
            <text:p>2/5/17</text:p>
          </table:table-cell>
          <table:table-cell office:value-type="date" office:date-value="2017-05-03T00:00:00" table:style-name="ce89">
            <text:p>3/5/17</text:p>
          </table:table-cell>
          <table:table-cell office:value-type="string" table:style-name="ce91">
            <text:p>4;14</text:p>
          </table:table-cell>
          <table:table-cell office:value-type="string" table:style-name="ce91">
            <text:p>RP</text:p>
          </table:table-cell>
          <table:table-cell office:value-type="float" office:value="14" table:style-name="ce92">
            <text:p>14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14" table:style-name="ce92">
            <text:p>14</text:p>
          </table:table-cell>
          <table:table-cell office:value-type="float" office:value="0" table:formula="of:=+[.K13]+[.L13]-[.H13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6" table:style-name="ce86">
            <text:p>6</text:p>
          </table:table-cell>
          <table:table-cell office:value-type="string" table:style-name="ce87">
            <text:p><text:s text:c="3"/>Définition Solution</text:p>
          </table:table-cell>
          <table:table-cell office:value-type="date" office:date-value="2017-04-10T00:00:00" table:style-name="ce204">
            <text:p>10/4/17</text:p>
          </table:table-cell>
          <table:table-cell office:value-type="date" office:date-value="2017-04-13T00:00:00" table:style-name="ce89">
            <text:p>13/4/17</text:p>
          </table:table-cell>
          <table:table-cell office:value-type="float" office:value="3" table:style-name="ce91">
            <text:p>3</text:p>
          </table:table-cell>
          <table:table-cell office:value-type="string" table:style-name="ce91">
            <text:p>RCI;RP[5%]</text:p>
          </table:table-cell>
          <table:table-cell office:value-type="float" office:value="29.4" table:style-name="ce92">
            <text:p>29.4</text:p>
          </table:table-cell>
          <table:table-cell office:value-type="date" office:date-value="2017-04-10T00:00:00" table:style-name="ce205">
            <text:p>10/4/17</text:p>
          </table:table-cell>
          <table:table-cell table:style-name="ce89"/>
          <table:table-cell office:value-type="float" office:value="25" table:style-name="ce93">
            <text:p>25</text:p>
          </table:table-cell>
          <table:table-cell office:value-type="float" office:value="3" table:style-name="ce92">
            <text:p>3</text:p>
          </table:table-cell>
          <table:table-cell office:value-type="float" office:value="-1.3999999999999986" table:formula="of:=+[.K14]+[.L14]-[.H14]" table:style-name="ce206">
            <text:p>-1.4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7" table:style-name="ce86">
            <text:p>7</text:p>
          </table:table-cell>
          <table:table-cell office:value-type="string" table:style-name="ce87">
            <text:p><text:s text:c="3"/>Définition A1</text:p>
          </table:table-cell>
          <table:table-cell office:value-type="date" office:date-value="2017-04-14T00:00:00" table:style-name="ce204">
            <text:p>14/4/17</text:p>
          </table:table-cell>
          <table:table-cell office:value-type="date" office:date-value="2017-04-18T00:00:00" table:style-name="ce89">
            <text:p>18/4/17</text:p>
          </table:table-cell>
          <table:table-cell office:value-type="float" office:value="6" table:style-name="ce91">
            <text:p>6</text:p>
          </table:table-cell>
          <table:table-cell office:value-type="string" table:style-name="ce91">
            <text:p>RD1</text:p>
          </table:table-cell>
          <table:table-cell office:value-type="float" office:value="21" table:style-name="ce92">
            <text:p>21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21" table:style-name="ce92">
            <text:p>21</text:p>
          </table:table-cell>
          <table:table-cell office:value-type="float" office:value="0" table:formula="of:=+[.K15]+[.L15]-[.H15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8" table:style-name="ce86">
            <text:p>8</text:p>
          </table:table-cell>
          <table:table-cell office:value-type="string" table:style-name="ce87">
            <text:p><text:s text:c="3"/>Developpement A11</text:p>
          </table:table-cell>
          <table:table-cell office:value-type="date" office:date-value="2017-04-19T00:00:00" table:style-name="ce204">
            <text:p>19/4/17</text:p>
          </table:table-cell>
          <table:table-cell office:value-type="date" office:date-value="2017-04-24T00:00:00" table:style-name="ce89">
            <text:p>24/4/17</text:p>
          </table:table-cell>
          <table:table-cell office:value-type="float" office:value="7" table:style-name="ce91">
            <text:p>7</text:p>
          </table:table-cell>
          <table:table-cell office:value-type="string" table:style-name="ce91">
            <text:p>RD2</text:p>
          </table:table-cell>
          <table:table-cell office:value-type="float" office:value="28" table:style-name="ce92">
            <text:p>28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28" table:style-name="ce92">
            <text:p>28</text:p>
          </table:table-cell>
          <table:table-cell office:value-type="float" office:value="0" table:formula="of:=+[.K16]+[.L16]-[.H16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9" table:style-name="ce86">
            <text:p>9</text:p>
          </table:table-cell>
          <table:table-cell office:value-type="string" table:style-name="ce87">
            <text:p><text:s text:c="3"/>Développement A12</text:p>
          </table:table-cell>
          <table:table-cell office:value-type="date" office:date-value="2017-04-19T00:00:00" table:style-name="ce204">
            <text:p>19/4/17</text:p>
          </table:table-cell>
          <table:table-cell office:value-type="date" office:date-value="2017-04-20T00:00:00" table:style-name="ce89">
            <text:p>20/4/17</text:p>
          </table:table-cell>
          <table:table-cell office:value-type="float" office:value="7" table:style-name="ce91">
            <text:p>7</text:p>
          </table:table-cell>
          <table:table-cell office:value-type="string" table:style-name="ce91">
            <text:p>RD1</text:p>
          </table:table-cell>
          <table:table-cell office:value-type="float" office:value="14" table:style-name="ce92">
            <text:p>14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14" table:style-name="ce92">
            <text:p>14</text:p>
          </table:table-cell>
          <table:table-cell office:value-type="float" office:value="0" table:formula="of:=+[.K17]+[.L17]-[.H17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0" table:style-name="ce86">
            <text:p>10</text:p>
          </table:table-cell>
          <table:table-cell office:value-type="string" table:style-name="ce87">
            <text:p><text:s text:c="3"/>Développement A13</text:p>
          </table:table-cell>
          <table:table-cell office:value-type="date" office:date-value="2017-04-21T00:00:00" table:style-name="ce204">
            <text:p>21/4/17</text:p>
          </table:table-cell>
          <table:table-cell office:value-type="date" office:date-value="2017-04-21T00:00:00" table:style-name="ce89">
            <text:p>21/4/17</text:p>
          </table:table-cell>
          <table:table-cell office:value-type="float" office:value="7" table:style-name="ce91">
            <text:p>7</text:p>
          </table:table-cell>
          <table:table-cell office:value-type="string" table:style-name="ce91">
            <text:p>RD1</text:p>
          </table:table-cell>
          <table:table-cell office:value-type="float" office:value="7" table:style-name="ce92">
            <text:p>7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7" table:style-name="ce92">
            <text:p>7</text:p>
          </table:table-cell>
          <table:table-cell office:value-type="float" office:value="0" table:formula="of:=+[.K18]+[.L18]-[.H18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1" table:style-name="ce86">
            <text:p>11</text:p>
          </table:table-cell>
          <table:table-cell office:value-type="string" table:style-name="ce87">
            <text:p><text:s text:c="3"/>Intégration A1</text:p>
          </table:table-cell>
          <table:table-cell office:value-type="date" office:date-value="2017-04-25T00:00:00" table:style-name="ce204">
            <text:p>25/4/17</text:p>
          </table:table-cell>
          <table:table-cell office:value-type="date" office:date-value="2017-04-26T00:00:00" table:style-name="ce89">
            <text:p>26/4/17</text:p>
          </table:table-cell>
          <table:table-cell office:value-type="string" table:style-name="ce91">
            <text:p>10;9;8</text:p>
          </table:table-cell>
          <table:table-cell office:value-type="string" table:style-name="ce91">
            <text:p>RD1</text:p>
          </table:table-cell>
          <table:table-cell office:value-type="float" office:value="14" table:style-name="ce92">
            <text:p>14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14" table:style-name="ce92">
            <text:p>14</text:p>
          </table:table-cell>
          <table:table-cell office:value-type="float" office:value="0" table:formula="of:=+[.K19]+[.L19]-[.H19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2" table:style-name="ce86">
            <text:p>12</text:p>
          </table:table-cell>
          <table:table-cell office:value-type="string" table:style-name="ce87">
            <text:p><text:s text:c="3"/>Développement A2</text:p>
          </table:table-cell>
          <table:table-cell office:value-type="date" office:date-value="2017-04-14T00:00:00" table:style-name="ce204">
            <text:p>14/4/17</text:p>
          </table:table-cell>
          <table:table-cell office:value-type="date" office:date-value="2017-04-18T00:00:00" table:style-name="ce89">
            <text:p>18/4/17</text:p>
          </table:table-cell>
          <table:table-cell office:value-type="float" office:value="6" table:style-name="ce91">
            <text:p>6</text:p>
          </table:table-cell>
          <table:table-cell office:value-type="string" table:style-name="ce91">
            <text:p>RD2</text:p>
          </table:table-cell>
          <table:table-cell office:value-type="float" office:value="21" table:style-name="ce92">
            <text:p>21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21" table:style-name="ce92">
            <text:p>21</text:p>
          </table:table-cell>
          <table:table-cell office:value-type="float" office:value="0" table:formula="of:=+[.K20]+[.L20]-[.H20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3" table:style-name="ce86">
            <text:p>13</text:p>
          </table:table-cell>
          <table:table-cell office:value-type="string" table:style-name="ce87">
            <text:p><text:s text:c="3"/>Développement A3</text:p>
          </table:table-cell>
          <table:table-cell office:value-type="date" office:date-value="2017-04-25T00:00:00" table:style-name="ce204">
            <text:p>25/4/17</text:p>
          </table:table-cell>
          <table:table-cell office:value-type="date" office:date-value="2017-04-26T00:00:00" table:style-name="ce89">
            <text:p>26/4/17</text:p>
          </table:table-cell>
          <table:table-cell office:value-type="float" office:value="6" table:style-name="ce91">
            <text:p>6</text:p>
          </table:table-cell>
          <table:table-cell office:value-type="string" table:style-name="ce91">
            <text:p>RD2</text:p>
          </table:table-cell>
          <table:table-cell office:value-type="float" office:value="14" table:style-name="ce92">
            <text:p>14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14" table:style-name="ce92">
            <text:p>14</text:p>
          </table:table-cell>
          <table:table-cell office:value-type="float" office:value="0" table:formula="of:=+[.K21]+[.L21]-[.H21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4" table:style-name="ce86">
            <text:p>14</text:p>
          </table:table-cell>
          <table:table-cell office:value-type="string" table:style-name="ce87">
            <text:p><text:s text:c="3"/>Intégration Solution</text:p>
          </table:table-cell>
          <table:table-cell office:value-type="date" office:date-value="2017-04-27T00:00:00" table:style-name="ce204">
            <text:p>27/4/17</text:p>
          </table:table-cell>
          <table:table-cell office:value-type="date" office:date-value="2017-05-01T00:00:00" table:style-name="ce89">
            <text:p>1/5/17</text:p>
          </table:table-cell>
          <table:table-cell office:value-type="string" table:style-name="ce91">
            <text:p>13;12;11</text:p>
          </table:table-cell>
          <table:table-cell office:value-type="string" table:style-name="ce91">
            <text:p>RCI</text:p>
          </table:table-cell>
          <table:table-cell office:value-type="float" office:value="21" table:style-name="ce92">
            <text:p>21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21" table:style-name="ce92">
            <text:p>21</text:p>
          </table:table-cell>
          <table:table-cell office:value-type="float" office:value="0" table:formula="of:=+[.K22]+[.L22]-[.H22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5" table:style-name="ce86">
            <text:p>15</text:p>
          </table:table-cell>
          <table:table-cell office:value-type="string" table:style-name="ce87">
            <text:p><text:s text:c="3"/>livraison Besoin</text:p>
          </table:table-cell>
          <table:table-cell office:value-type="date" office:date-value="2017-04-07T00:00:00" table:style-name="ce204">
            <text:p>7/4/17</text:p>
          </table:table-cell>
          <table:table-cell office:value-type="date" office:date-value="2017-04-07T00:00:00" table:style-name="ce89">
            <text:p>7/4/17</text:p>
          </table:table-cell>
          <table:table-cell office:value-type="float" office:value="2" table:style-name="ce91">
            <text:p>2</text:p>
          </table:table-cell>
          <table:table-cell table:style-name="ce90"/>
          <table:table-cell office:value-type="float" office:value="0" table:style-name="ce92">
            <text:p>0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formula="of:=+[.K23]+[.L23]-[.H23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4"/>
          <table:table-cell office:value-type="float" office:value="16" table:style-name="ce86">
            <text:p>16</text:p>
          </table:table-cell>
          <table:table-cell office:value-type="string" table:style-name="ce87">
            <text:p><text:s text:c="3"/>Livraison Structuration Projet</text:p>
          </table:table-cell>
          <table:table-cell office:value-type="date" office:date-value="2017-04-14T00:00:00" table:style-name="ce204">
            <text:p>14/4/17</text:p>
          </table:table-cell>
          <table:table-cell office:value-type="date" office:date-value="2017-04-14T00:00:00" table:style-name="ce89">
            <text:p>14/4/17</text:p>
          </table:table-cell>
          <table:table-cell office:value-type="float" office:value="3" table:style-name="ce91">
            <text:p>3</text:p>
          </table:table-cell>
          <table:table-cell table:style-name="ce90"/>
          <table:table-cell office:value-type="float" office:value="0" table:style-name="ce92">
            <text:p>0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formula="of:=+[.K24]+[.L24]-[.H24]" table:style-name="ce206">
            <text:p>0</text:p>
          </table:table-cell>
          <table:table-cell table:number-columns-repeated="51" table:style-name="ce64"/>
          <table:table-cell table:number-columns-repeated="16320"/>
        </table:table-row>
        <table:table-row table:style-name="ro15">
          <table:table-cell table:style-name="ce65"/>
          <table:table-cell office:value-type="float" office:value="17" table:style-name="ce86">
            <text:p>17</text:p>
          </table:table-cell>
          <table:table-cell office:value-type="string" table:style-name="ce87">
            <text:p><text:s text:c="3"/>Livraison Solution</text:p>
          </table:table-cell>
          <table:table-cell office:value-type="date" office:date-value="2017-05-09T00:00:00" table:style-name="ce204">
            <text:p>9/5/17</text:p>
          </table:table-cell>
          <table:table-cell office:value-type="date" office:date-value="2017-05-09T00:00:00" table:style-name="ce89">
            <text:p>9/5/17</text:p>
          </table:table-cell>
          <table:table-cell office:value-type="float" office:value="14" table:style-name="ce91">
            <text:p>14</text:p>
          </table:table-cell>
          <table:table-cell table:style-name="ce90"/>
          <table:table-cell office:value-type="float" office:value="0" table:style-name="ce92">
            <text:p>0</text:p>
          </table:table-cell>
          <table:table-cell table:style-name="ce205"/>
          <table:table-cell table:style-name="ce89"/>
          <table:table-cell office:value-type="float" office:value="0" table:style-name="ce93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formula="of:=+[.K25]+[.L25]-[.H25]" table:style-name="ce206">
            <text:p>0</text:p>
          </table:table-cell>
          <table:table-cell table:style-name="ce33"/>
          <table:table-cell table:number-columns-repeated="50" table:style-name="ce64"/>
          <table:table-cell table:number-columns-repeated="16320"/>
        </table:table-row>
        <table:table-row table:style-name="ro27">
          <table:table-cell table:style-name="ce33"/>
          <table:table-cell office:value-type="float" office:value="18" table:style-name="ce94">
            <text:p>18</text:p>
          </table:table-cell>
          <table:table-cell office:value-type="string" table:style-name="ce95">
            <text:p><text:s text:c="3"/>Livraison Bilan</text:p>
          </table:table-cell>
          <table:table-cell office:value-type="date" office:date-value="2017-05-09T00:00:00" table:style-name="ce207">
            <text:p>9/5/17</text:p>
          </table:table-cell>
          <table:table-cell office:value-type="date" office:date-value="2017-05-09T00:00:00" table:style-name="ce97">
            <text:p>9/5/17</text:p>
          </table:table-cell>
          <table:table-cell office:value-type="float" office:value="5" table:style-name="ce208">
            <text:p>5</text:p>
          </table:table-cell>
          <table:table-cell table:style-name="ce99"/>
          <table:table-cell office:value-type="float" office:value="0" table:style-name="ce100">
            <text:p>0</text:p>
          </table:table-cell>
          <table:table-cell table:style-name="ce209"/>
          <table:table-cell table:style-name="ce97"/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formula="of:=+[.K26]+[.L26]-[.H26]" table:style-name="ce210">
            <text:p>0</text:p>
          </table:table-cell>
          <table:table-cell table:number-columns-repeated="51" table:style-name="ce33"/>
          <table:table-cell table:number-columns-repeated="16320"/>
        </table:table-row>
        <table:table-row table:number-rows-repeated="1048550" table:style-name="ro13">
          <table:table-cell table:number-columns-repeated="16384"/>
        </table:table-row>
      </table:table>
      <table:table table:name="4-Bilan" table:style-name="ta2">
        <table:shapes>
          <draw:custom-shape svg:x="1.24724in" svg:y="1.9685in" svg:width="3.81417in" svg:height="0.47165in" draw:z-index="1" draw:id="id157" draw:style-name="a478" draw:name="Straight Connector 1">
            <svg:title/>
            <svg:desc/>
            <text:p text:style-name="a477" text:class-names="" text:cond-style-name=""><text:span text:style-name="a47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158" draw:style-name="a481" draw:name="Straight Connector 2">
            <svg:title/>
            <svg:desc/>
            <text:p text:style-name="a480" text:class-names="" text:cond-style-name=""><text:span text:style-name="a47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159" draw:style-name="a484" draw:name="Straight Connector 3">
            <svg:title/>
            <svg:desc/>
            <text:p text:style-name="a483" text:class-names="" text:cond-style-name=""><text:span text:style-name="a48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160" draw:style-name="a487" draw:name="Straight Connector 4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161" draw:style-name="a490" draw:name="Straight Connector 5">
            <svg:title/>
            <svg:desc/>
            <text:p text:style-name="a489" text:class-names="" text:cond-style-name=""><text:span text:style-name="a48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162" draw:style-name="a493" draw:name="Straight Connector 6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163" draw:style-name="a496" draw:name="Straight Connector 7">
            <svg:title/>
            <svg:desc/>
            <text:p text:style-name="a495" text:class-names="" text:cond-style-name=""><text:span text:style-name="a4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164" draw:style-name="a499" draw:name="Straight Connector 8">
            <svg:title/>
            <svg:desc/>
            <text:p text:style-name="a498" text:class-names="" text:cond-style-name=""><text:span text:style-name="a4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165" draw:style-name="a502" draw:name="Straight Connector 9">
            <svg:title/>
            <svg:desc/>
            <text:p text:style-name="a501" text:class-names="" text:cond-style-name=""><text:span text:style-name="a50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166" draw:style-name="a505" draw:name="Straight Connector 10">
            <svg:title/>
            <svg:desc/>
            <text:p text:style-name="a504" text:class-names="" text:cond-style-name=""><text:span text:style-name="a50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167" draw:style-name="a508" draw:name="Straight Connector 11">
            <svg:title/>
            <svg:desc/>
            <text:p text:style-name="a507" text:class-names="" text:cond-style-name=""><text:span text:style-name="a50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168" draw:style-name="a511" draw:name="Straight Connector 12">
            <svg:title/>
            <svg:desc/>
            <text:p text:style-name="a510" text:class-names="" text:cond-style-name=""><text:span text:style-name="a50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169" draw:style-name="a514" draw:name="Straight Connector 13">
            <svg:title/>
            <svg:desc/>
            <text:p text:style-name="a513" text:class-names="" text:cond-style-name=""><text:span text:style-name="a51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170" draw:style-name="a517" draw:name="Straight Connector 14">
            <svg:title/>
            <svg:desc/>
            <text:p text:style-name="a516" text:class-names="" text:cond-style-name=""><text:span text:style-name="a51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171" draw:style-name="a520" draw:name="Straight Connector 15">
            <svg:title/>
            <svg:desc/>
            <text:p text:style-name="a519" text:class-names="" text:cond-style-name=""><text:span text:style-name="a51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8" table:default-cell-style-name="ce33"/>
        <table:table-column table:style-name="co2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44" table:default-cell-style-name="ce39"/>
        <table:table-column table:style-name="co15" table:default-cell-style-name="ce33"/>
        <table:table-column table:style-name="co2" table:number-columns-repeated="55" table:default-cell-style-name="ce33"/>
        <table:table-column table:style-name="co7" table:number-columns-repeated="16320" table:default-cell-style-name="ce1"/>
        <table:table-row table:style-name="ro15">
          <table:table-cell office:value-type="float" office:value="0" table:formula="of:=&quot;BILAN au &quot;&amp;TEXT([.G2];&quot;jj/mm/aaaa&quot;)" table:number-columns-spanned="6" table:number-rows-spanned="3" table:style-name="ce211">
            <text:p>#VALUE!</text:p>
          </table:table-cell>
          <table:covered-table-cell table:number-columns-repeated="5"/>
          <table:table-cell office:value-type="string" office:string-value="reference Tableau de bord" table:formula="of:=['1a-Identification_Projet'.$L1]" table:number-columns-spanned="2" table:number-rows-spanned="1" table:style-name="ce51">
            <text:p>reference Tableau de bord</text:p>
          </table:table-cell>
          <table:covered-table-cell/>
          <table:table-cell table:number-columns-repeated="16376"/>
        </table:table-row>
        <table:table-row table:style-name="ro2">
          <table:covered-table-cell/>
          <table:covered-table-cell table:number-columns-repeated="5"/>
          <table:table-cell office:value-type="date" office:date-value="2017-04-11T00:00:00" table:formula="of:=['1a-Identification_Projet'.$L2]" table:number-columns-spanned="2" table:number-rows-spanned="1" table:style-name="ce52">
            <text:p>11/4/17</text:p>
          </table:table-cell>
          <table:covered-table-cell/>
          <table:table-cell table:number-columns-repeated="16376"/>
        </table:table-row>
        <table:table-row table:style-name="ro16">
          <table:covered-table-cell/>
          <table:covered-table-cell table:number-columns-repeated="5"/>
          <table:table-cell office:value-type="string" office:string-value="Organisation" table:formula="of:=['1a-Identification_Projet'.$L3]" table:number-columns-spanned="2" table:number-rows-spanned="1" table:style-name="ce53">
            <text:p>Organisation</text:p>
          </table:table-cell>
          <table:covered-table-cell/>
          <table:table-cell table:number-columns-repeated="16376"/>
        </table:table-row>
        <table:table-row table:style-name="ro2">
          <table:table-cell table:style-name="ce33"/>
          <table:table-cell table:number-columns-repeated="3" table:style-name="ce38"/>
          <table:table-cell table:number-columns-repeated="4" table:style-name="ce39"/>
          <table:table-cell table:number-columns-repeated="16376"/>
        </table:table-row>
        <table:table-row table:style-name="ro17">
          <table:table-cell table:number-columns-repeated="4" table:style-name="ce33"/>
          <table:table-cell table:number-columns-repeated="4" table:style-name="ce39"/>
          <table:table-cell table:number-columns-repeated="16376"/>
        </table:table-row>
        <table:table-row table:style-name="ro14">
          <table:table-cell office:value-type="string" table:style-name="ce40">
            <text:p>Analyse critique du déroulement du projet</text:p>
          </table:table-cell>
          <table:table-cell table:number-columns-repeated="3" table:style-name="ce33"/>
          <table:table-cell table:number-columns-repeated="4" table:style-name="ce39"/>
          <table:table-cell table:number-columns-repeated="16376"/>
        </table:table-row>
        <table:table-row table:style-name="ro14">
          <table:table-cell table:number-columns-spanned="8" table:number-rows-spanned="1" table:style-name="ce54"/>
          <table:covered-table-cell table:number-columns-repeated="7"/>
          <table:table-cell table:number-columns-repeated="16376"/>
        </table:table-row>
        <table:table-row table:style-name="ro30">
          <table:table-cell table:number-columns-spanned="8" table:number-rows-spanned="1" table:style-name="ce54"/>
          <table:covered-table-cell table:number-columns-repeated="7"/>
          <table:table-cell table:number-columns-repeated="16376"/>
        </table:table-row>
        <table:table-row table:style-name="ro14">
          <table:table-cell office:value-type="string" table:style-name="ce40">
            <text:p>Leçons apprises</text:p>
          </table:table-cell>
          <table:table-cell table:number-columns-repeated="3" table:style-name="ce33"/>
          <table:table-cell table:number-columns-repeated="4" table:style-name="ce39"/>
          <table:table-cell table:number-columns-repeated="16376"/>
        </table:table-row>
        <table:table-row table:style-name="ro14">
          <table:table-cell table:number-columns-spanned="8" table:number-rows-spanned="1" table:style-name="ce54"/>
          <table:covered-table-cell table:number-columns-repeated="7"/>
          <table:table-cell table:number-columns-repeated="16376"/>
        </table:table-row>
        <table:table-row table:style-name="ro31">
          <table:table-cell table:number-columns-spanned="8" table:number-rows-spanned="1" table:style-name="ce54"/>
          <table:covered-table-cell table:number-columns-repeated="7"/>
          <table:table-cell table:number-columns-repeated="16376"/>
        </table:table-row>
        <table:table-row table:style-name="ro14">
          <table:table-cell office:value-type="string" table:style-name="ce40">
            <text:p>Mise en perspectives pour les projets futurs</text:p>
          </table:table-cell>
          <table:table-cell table:number-columns-repeated="3" table:style-name="ce33"/>
          <table:table-cell table:number-columns-repeated="4" table:style-name="ce39"/>
          <table:table-cell table:number-columns-repeated="16376"/>
        </table:table-row>
        <table:table-row table:style-name="ro14">
          <table:table-cell table:number-columns-spanned="8" table:number-rows-spanned="1" table:style-name="ce54"/>
          <table:covered-table-cell table:number-columns-repeated="7"/>
          <table:table-cell table:number-columns-repeated="16376"/>
        </table:table-row>
        <table:table-row table:style-name="ro31">
          <table:table-cell table:number-columns-spanned="8" table:number-rows-spanned="1" table:style-name="ce54"/>
          <table:covered-table-cell table:number-columns-repeated="7"/>
          <table:table-cell table:number-columns-repeated="16376"/>
        </table:table-row>
        <table:table-row table:number-rows-repeated="1048562" table:style-name="ro13">
          <table:table-cell table:number-columns-repeated="16384"/>
        </table:table-row>
        <table:named-expressions>
          <table:named-expression table:name="_xlnm._FilterDatabase" table:expression="of:=&quot;'4-bilan'!#REF!&quot;" table:base-cell-address="1a-Identification_Projet.$A$1"/>
          <table:named-expression table:name="codir.A380.4.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CR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df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dfg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  <table:named-expression table:name="test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toto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Rap1bis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  <table:named-expression table:name="wrn.TdB._.complet.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/table:named-expressions>
      </table:table>
      <table:table table:name="Cartouche" table:style-name="ta3">
        <table:shapes>
          <draw:custom-shape svg:x="1.24724in" svg:y="1.9685in" svg:width="3.81417in" svg:height="0.47165in" draw:z-index="1" draw:id="id172" draw:style-name="a523" draw:name="Straight Connector 1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75827in" svg:y="1.95945in" svg:width="2.34764in" svg:height="0.53425in" draw:z-index="2" draw:id="id173" draw:style-name="a526" draw:name="Straight Connector 2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1.95945in" svg:width="0.09921in" svg:height="0.51614in" draw:z-index="3" draw:id="id174" draw:style-name="a529" draw:name="Straight Connector 3">
            <svg:title/>
            <svg:desc/>
            <text:p text:style-name="a528" text:class-names="" text:cond-style-name=""><text:span text:style-name="a52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13189in" svg:y="1.97756in" svg:width="1.94291in" svg:height="0.48937in" draw:z-index="4" draw:id="id175" draw:style-name="a532" draw:name="Straight Connector 4">
            <svg:title/>
            <svg:desc/>
            <text:p text:style-name="a531" text:class-names="" text:cond-style-name=""><text:span text:style-name="a53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2.85276in" svg:width="0in" svg:height="1.53937in" draw:z-index="5" draw:id="id176" draw:style-name="a535" draw:name="Straight Connector 5">
            <svg:title/>
            <svg:desc/>
            <text:p text:style-name="a534" text:class-names="" text:cond-style-name=""><text:span text:style-name="a53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3.10197in" svg:width="0.00906in" svg:height="1.00551in" draw:z-index="6" draw:id="id177" draw:style-name="a538" draw:name="Straight Connector 6">
            <svg:title/>
            <svg:desc/>
            <text:p text:style-name="a537" text:class-names="" text:cond-style-name=""><text:span text:style-name="a53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5669in" svg:y="2.87047in" svg:width="0.00866in" svg:height="1.69961in" draw:z-index="7" draw:id="id178" draw:style-name="a541" draw:name="Straight Connector 7">
            <svg:title/>
            <svg:desc/>
            <text:p text:style-name="a540" text:class-names="" text:cond-style-name=""><text:span text:style-name="a53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6535in" svg:y="3.43307in" svg:width="0.17992in" svg:height="0in" draw:z-index="8" draw:id="id179" draw:style-name="a544" draw:name="Straight Connector 8">
            <svg:title/>
            <svg:desc/>
            <text:p text:style-name="a543" text:class-names="" text:cond-style-name=""><text:span text:style-name="a54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3858in" svg:y="3.94134in" svg:width="0.20669in" svg:height="0.00906in" draw:z-index="9" draw:id="id180" draw:style-name="a547" draw:name="Straight Connector 9">
            <svg:title/>
            <svg:desc/>
            <text:p text:style-name="a546" text:class-names="" text:cond-style-name=""><text:span text:style-name="a54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07441in" svg:y="4.57559in" svg:width="0.17087in" svg:height="0in" draw:z-index="10" draw:id="id181" draw:style-name="a550" draw:name="Straight Connector 10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9567in" svg:y="4.09331in" svg:width="0.34213in" svg:height="0in" draw:z-index="11" draw:id="id182" draw:style-name="a553" draw:name="Straight Connector 11">
            <svg:title/>
            <svg:desc/>
            <text:p text:style-name="a552" text:class-names="" text:cond-style-name=""><text:span text:style-name="a55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8701in" svg:y="3.47756in" svg:width="0.34173in" svg:height="0in" draw:z-index="12" draw:id="id183" draw:style-name="a556" draw:name="Straight Connector 12">
            <svg:title/>
            <svg:desc/>
            <text:p text:style-name="a555" text:class-names="" text:cond-style-name=""><text:span text:style-name="a55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906in" svg:y="4.37047in" svg:width="0.35984in" svg:height="0in" draw:z-index="13" draw:id="id184" draw:style-name="a559" draw:name="Straight Connector 13">
            <svg:title/>
            <svg:desc/>
            <text:p text:style-name="a558" text:class-names="" text:cond-style-name=""><text:span text:style-name="a55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4134in" svg:y="3.79882in" svg:width="0.37756in" svg:height="0.00906in" draw:z-index="14" draw:id="id185" draw:style-name="a562" draw:name="Straight Connector 14">
            <svg:title/>
            <svg:desc/>
            <text:p text:style-name="a561" text:class-names="" text:cond-style-name=""><text:span text:style-name="a56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65039in" svg:y="3.27244in" svg:width="0.37756in" svg:height="0in" draw:z-index="15" draw:id="id186" draw:style-name="a565" draw:name="Straight Connector 15">
            <svg:title/>
            <svg:desc/>
            <text:p text:style-name="a564" text:class-names="" text:cond-style-name=""><text:span text:style-name="a56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table:shapes>
        <table:table-column table:style-name="co33" table:default-cell-style-name="ce1"/>
        <table:table-column table:style-name="co54" table:default-cell-style-name="ce1"/>
        <table:table-column table:style-name="co5" table:number-columns-repeated="62" table:default-cell-style-name="ce1"/>
        <table:table-column table:style-name="co7" table:number-columns-repeated="16320" table:default-cell-style-name="ce1"/>
        <table:table-row table:style-name="ro14">
          <table:table-cell table:number-columns-repeated="16384"/>
        </table:table-row>
        <table:table-row table:style-name="ro14">
          <table:table-cell office:value-type="string" table:style-name="ce1">
            <text:p>Canevas réalisé par</text:p>
          </table:table-cell>
          <table:table-cell office:value-type="string" table:style-name="ce1">
            <text:p>Gilles LEPINARD</text:p>
          </table:table-cell>
          <table:table-cell table:number-columns-repeated="16382"/>
        </table:table-row>
        <table:table-row table:style-name="ro14">
          <table:table-cell office:value-type="string" table:style-name="ce1">
            <text:p>Version</text:p>
          </table:table-cell>
          <table:table-cell office:value-type="string" table:style-name="ce1">
            <text:p>2021-10</text:p>
          </table:table-cell>
          <table:table-cell table:number-columns-repeated="16382"/>
        </table:table-row>
        <table:table-row table:number-rows-repeated="1048573" table:style-name="ro14">
          <table:table-cell table:number-columns-repeated="16384"/>
        </table:table-row>
      </table:table>
      <table:named-expressions>
        <table:named-expression table:name="__TBD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_TBD3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__TBD5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_TBD6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_TBD7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_TBD8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__TDB4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a362903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TBD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TBD3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_TBD5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TBD6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TBD7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_TBD8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_TDB4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a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aa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aaa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Admin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Admin10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Admin2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admin20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admin3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Admin4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Admin5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aeafe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aef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aefe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are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bf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codir.A380.4.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codir.RRJ_NAV.2.4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DCR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DCRx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df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dfggg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eaaef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eery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EPGS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erer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eyr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F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FCU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fqsdf" table:expression="of:=&quot;{#N/A;#N/A;TRUE;&quot;&quot;Page de garde&quot;&quot;|#N/A;#N/A;TRUE;&quot;&quot;0.1 Fiche descriptive&quot;&quot;|#N/A;#N/A;TRUE;&quot;&quot;0.2 Organisation&quot;&quot;|#N/A;#N/A;TRUE;&quot;&quot;0.3 Base documentaire&quot;&quot;|#N/A;#N/A;TRUE;&quot;&quot;1.1 Faits Marquants&quot;&quot;|#N/A;#N/A;TRUE;&quot;&quot;1.2 Décisions-Actions&quot;&quot;|#N/A;#N/A;TRUE;&quot;&quot;2.1 Planning  (automatique)&quot;&quot;|#N/A;#N/A;TRUE;&quot;&quot;2.2 Jalons (Courbe à 45°)&quot;&quot;|#N/A;#N/A;TRUE;&quot;&quot;2.3 IMD - IRD PM&quot;&quot;|#N/A;#N/A;TRUE;&quot;&quot;2.4 Suivi par Jalons&quot;&quot;|#N/A;#N/A;TRUE;&quot;&quot;2.6 Obligations Client&quot;&quot;|#N/A;#N/A;TRUE;&quot;&quot;3.1 Risques&quot;&quot;|#N/A;#N/A;TRUE;&quot;&quot;3.2 Opportunités&quot;&quot;|#N/A;#N/A;TRUE;&quot;&quot;8.1 COP-CEP &quot;&quot;|#N/A;#N/A;TRUE;&quot;&quot;8.2.1 Synthèse CPE CPP Etude&quot;&quot;|#N/A;#N/A;TRUE;&quot;&quot;8.2.2 Synthèse CPE CPP Série&quot;&quot;|#N/A;#N/A;TRUE;&quot;&quot;8.2.3 Synthèse CPE CPP TOTAL&quot;&quot;|#N/A;#N/A;TRUE;&quot;&quot;8.3 CPE-CPP par lots&quot;&quot;|#N/A;#N/A;TRUE;&quot;&quot;8.4 Courbe dépenses CPR-PPS&quot;&quot;|#N/A;#N/A;TRUE;&quot;&quot;8.5 Situation financière&quot;&quot;|#N/A;#N/A;TRUE;&quot;&quot;8.6 Rentabilité à terminaison&quot;&quot;}&quot;" table:base-cell-address="1a-Identification_Projet.$A$1"/>
        <table:named-expression table:name="gg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gh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4 DFT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}&quot;" table:base-cell-address="1a-Identification_Projet.$A$1"/>
        <table:named-expression table:name="GRAPH_EVOL_SHIPSET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4 DFT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}&quot;" table:base-cell-address="1a-Identification_Projet.$A$1"/>
        <table:named-expression table:name="hjkh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HUD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IVV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KCCU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MOU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NDXKTMDRT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4 DFT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}&quot;" table:base-cell-address="1a-Identification_Projet.$A$1"/>
        <table:named-expression table:name="newname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QQQQQQQ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RRJ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rtg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ss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sss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sssss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TBD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test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test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toto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wrn.Entreprises." table:expression="of:=&quot;{#N/A;#N/A;FALSE;&quot;&quot;RCM&quot;&quot;|#N/A;#N/A;FALSE;&quot;&quot;TME&quot;&quot;|#N/A;#N/A;FALSE;&quot;&quot;TCAR&quot;&quot;|#N/A;#N/A;FALSE;&quot;&quot;TCM&quot;&quot;|#N/A;#N/A;FALSE;&quot;&quot;TCO&quot;&quot;|#N/A;#N/A;FALSE;&quot;&quot;ANG&quot;&quot;|#N/A;#N/A;FALSE;&quot;&quot;LAS&quot;&quot;|#N/A;#N/A;FALSE;&quot;&quot;POL&quot;&quot;|#N/A;#N/A;FALSE;&quot;&quot;TTS&quot;&quot;|#N/A;#N/A;FALSE;&quot;&quot;TTE&quot;&quot;|#N/A;#N/A;FALSE;&quot;&quot;TMX&quot;&quot;|#N/A;#N/A;FALSE;&quot;&quot;TDA&quot;&quot;|#N/A;#N/A;FALSE;&quot;&quot;BC&quot;&quot;|#N/A;#N/A;FALSE;&quot;&quot;AUX&quot;&quot;|#N/A;#N/A;FALSE;&quot;&quot;AJU1&quot;&quot;|#N/A;#N/A;FALSE;&quot;&quot;AJU2&quot;&quot;|#N/A;#N/A;FALSE;&quot;&quot;AJU3&quot;&quot;}&quot;" table:base-cell-address="1a-Identification_Projet.$A$1"/>
        <table:named-expression table:name="wrn.poles." table:expression="of:=&quot;{#N/A;#N/A;FALSE;&quot;&quot;Branche&quot;&quot;|#N/A;#N/A;FALSE;&quot;&quot;Electromagnétisme&quot;&quot;|#N/A;#N/A;FALSE;&quot;&quot;Optronique&quot;&quot;|#N/A;#N/A;FALSE;&quot;&quot;Simulation&quot;&quot;|#N/A;#N/A;FALSE;&quot;&quot;Tubes&quot;&quot;|#N/A;#N/A;FALSE;&quot;&quot;Armement&quot;&quot;|#N/A;#N/A;FALSE;&quot;&quot;Génération&quot;&quot;|#N/A;#N/A;FALSE;&quot;&quot;Ajustements&quot;&quot;}&quot;" table:base-cell-address="1a-Identification_Projet.$A$1"/>
        <table:named-expression table:name="wrn.Rap1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wrn.Rap1.2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wrn.rap11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wrn.Rap1bis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wrn.RapDG.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4 DFT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}&quot;" table:base-cell-address="1a-Identification_Projet.$A$1"/>
        <table:named-expression table:name="wrn.tdb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wrn.TdB._.complet.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wrn.TdB._.complet.2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wrn.TdB._.MIG29." table:expression="of:=&quot;{#N/A;#N/A;TRUE;&quot;&quot;Page de garde&quot;&quot;|#N/A;#N/A;TRUE;&quot;&quot;0.1 Fiche descriptive&quot;&quot;|#N/A;#N/A;TRUE;&quot;&quot;0.2 Organisation&quot;&quot;|#N/A;#N/A;TRUE;&quot;&quot;0.3 Base documentaire&quot;&quot;|#N/A;#N/A;TRUE;&quot;&quot;1.1 Faits Marquants&quot;&quot;|#N/A;#N/A;TRUE;&quot;&quot;1.2 Décisions-Actions&quot;&quot;|#N/A;#N/A;TRUE;&quot;&quot;2.1 Planning  (automatique)&quot;&quot;|#N/A;#N/A;TRUE;&quot;&quot;2.2 Jalons (Courbe à 45°)&quot;&quot;|#N/A;#N/A;TRUE;&quot;&quot;2.3 IMD - IRD PM&quot;&quot;|#N/A;#N/A;TRUE;&quot;&quot;2.4 Suivi par Jalons&quot;&quot;|#N/A;#N/A;TRUE;&quot;&quot;2.6 Obligations Client&quot;&quot;|#N/A;#N/A;TRUE;&quot;&quot;3.1 Risques&quot;&quot;|#N/A;#N/A;TRUE;&quot;&quot;3.2 Opportunités&quot;&quot;|#N/A;#N/A;TRUE;&quot;&quot;8.1 COP-CEP &quot;&quot;|#N/A;#N/A;TRUE;&quot;&quot;8.2.1 Synthèse CPE CPP Etude&quot;&quot;|#N/A;#N/A;TRUE;&quot;&quot;8.2.2 Synthèse CPE CPP Série&quot;&quot;|#N/A;#N/A;TRUE;&quot;&quot;8.2.3 Synthèse CPE CPP TOTAL&quot;&quot;|#N/A;#N/A;TRUE;&quot;&quot;8.3 CPE-CPP par lots&quot;&quot;|#N/A;#N/A;TRUE;&quot;&quot;8.4 Courbe dépenses CPR-PPS&quot;&quot;|#N/A;#N/A;TRUE;&quot;&quot;8.5 Situation financière&quot;&quot;|#N/A;#N/A;TRUE;&quot;&quot;8.6 Rentabilité à terminaison&quot;&quot;}&quot;" table:base-cell-address="1a-Identification_Projet.$A$1"/>
        <table:named-expression table:name="x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xxx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  <table:named-expression table:name="xxx1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xxx2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y" table:expression="of:=&quot;{&quot;&quot;PageGarde1&quot;&quot;;#N/A;TRUE;&quot;&quot;Page de garde&quot;&quot;|&quot;&quot;Page0_1&quot;&quot;;#N/A;TRUE;&quot;&quot;0.1 Fiche Descriptif Programme&quot;&quot;|&quot;&quot;Page0_2&quot;&quot;;#N/A;TRUE;&quot;&quot;0.2 Organisation&quot;&quot;|&quot;&quot;Page1_1&quot;&quot;;#N/A;TRUE;&quot;&quot;1.1 Faits Marquants&quot;&quot;|&quot;&quot;Page1_2&quot;&quot;;#N/A;TRUE;&quot;&quot;1.2 Décisions-Actions&quot;&quot;|&quot;&quot;Page1_3&quot;&quot;;#N/A;TRUE;&quot;&quot;1.3 Indicateur Satisfaction&quot;&quot;|&quot;&quot;Page2_1&quot;&quot;;#N/A;TRUE;&quot;&quot;2.1 Planning Directeur&quot;&quot;|&quot;&quot;Page2_2&quot;&quot;;#N/A;TRUE;&quot;&quot;2.2 Jalons Contractuels&quot;&quot;|&quot;&quot;Page2_3&quot;&quot;;#N/A;TRUE;&quot;&quot;2.3 IMD-IRD&quot;&quot;|&quot;&quot;Page2_4&quot;&quot;;#N/A;TRUE;&quot;&quot;2.4 Avancement Jalons&quot;&quot;|&quot;&quot;Page2_5&quot;&quot;;#N/A;TRUE;&quot;&quot;2.5 DFT&quot;&quot;|&quot;&quot;Page2_6&quot;&quot;;#N/A;TRUE;&quot;&quot;2.6 Obligations Client&quot;&quot;|&quot;&quot;Page3_1&quot;&quot;;#N/A;TRUE;&quot;&quot;3.1 Risques&quot;&quot;|&quot;&quot;Page3_2&quot;&quot;;#N/A;TRUE;&quot;&quot;3.2 Opportunités&quot;&quot;|&quot;&quot;4_Performances&quot;&quot;;#N/A;TRUE;&quot;&quot;4 Perfs et Exigences Critiques&quot;&quot;|&quot;&quot;Page5_Charges&quot;&quot;;#N/A;TRUE;&quot;&quot;5 Charges-Capacité&quot;&quot;|&quot;&quot;6 Proch Etapes&quot;&quot;;#N/A;TRUE;&quot;&quot;6 Proch. Etapes&quot;&quot;|&quot;&quot;7 Reporting Spec&quot;&quot;;#N/A;TRUE;&quot;&quot;7 Reporting Spec.&quot;&quot;|&quot;&quot;Chap8&quot;&quot;;#N/A;TRUE;&quot;&quot;Chap8&quot;&quot;|&quot;&quot;Page8_1&quot;&quot;;#N/A;TRUE;&quot;&quot;8.1 COP-CEP&quot;&quot;|&quot;&quot;Page8_2&quot;&quot;;#N/A;TRUE;&quot;&quot;8.2 CPP-CPE &quot;&quot;|&quot;&quot;Page8_3&quot;&quot;;#N/A;TRUE;&quot;&quot;8.3 CPP-CPE par WP&quot;&quot;|&quot;&quot;Page8_4&quot;&quot;;#N/A;TRUE;&quot;&quot;8.4 Dépenses CPR-PPS&quot;&quot;|&quot;&quot;Page8_5&quot;&quot;;#N/A;TRUE;&quot;&quot;8.5 Compte d'Exploitation&quot;&quot;|&quot;&quot;Page8_6&quot;&quot;;#N/A;TRUE;&quot;&quot;8.6 Rentabilité&quot;&quot;}&quot;" table:base-cell-address="1a-Identification_Projet.$A$1"/>
        <table:named-expression table:name="z" table:expression="of:=&quot;{#N/A;#N/A;TRUE;&quot;&quot;Page de garde&quot;&quot;|#N/A;#N/A;TRUE;&quot;&quot;0.1 Fiche desciptif programme&quot;&quot;|#N/A;#N/A;TRUE;&quot;&quot;0.2 Orga indus&quot;&quot;|#N/A;#N/A;TRUE;&quot;&quot;1.1 Faits marquants&quot;&quot;|#N/A;#N/A;TRUE;&quot;&quot;1.2 Décisions-actions&quot;&quot;|#N/A;#N/A;TRUE;&quot;&quot;1.3 Indicateur satisfaction&quot;&quot;|#N/A;#N/A;TRUE;&quot;&quot;2.1 Planning directeur&quot;&quot;|#N/A;#N/A;TRUE;&quot;&quot;2.2 Jalons contractuels&quot;&quot;|#N/A;#N/A;TRUE;&quot;&quot;2.3 IMD-IRD&quot;&quot;|#N/A;#N/A;TRUE;&quot;&quot;2.4 DFT&quot;&quot;|#N/A;#N/A;TRUE;&quot;&quot;2.5 Buyers obligations&quot;&quot;|#N/A;#N/A;TRUE;&quot;&quot;3.1 Risques&quot;&quot;|#N/A;#N/A;TRUE;&quot;&quot;3.2 Opportunités&quot;&quot;|#N/A;#N/A;TRUE;&quot;&quot;4.1 Perfs et exigences critique&quot;&quot;|#N/A;#N/A;TRUE;&quot;&quot;5 Charges-capacité&quot;&quot;|#N/A;#N/A;TRUE;&quot;&quot;6 Proch. étapes&quot;&quot;|#N/A;#N/A;TRUE;&quot;&quot;7.1 Statut actions&quot;&quot;|#N/A;#N/A;TRUE;&quot;&quot;7.2 Actions&quot;&quot;|#N/A;#N/A;TRUE;&quot;&quot;7.3 Scurve DRL&quot;&quot;|#N/A;#N/A;TRUE;&quot;&quot;7.4 Gantt&quot;&quot;}&quot;" table:base-cell-address="1a-Identification_Proj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" svg:font-family="&quot;MS Sans&quot;"/>
    <style:font-face style:name="Arial1" svg:font-family="Arial1"/>
    <style:font-face style:name="Calibri" svg:font-family="Calibri"/>
    <style:font-face style:name="LinePrinter" svg:font-family="LinePrinter"/>
    <style:font-face style:name="Cambria" svg:font-family="Cambria"/>
    <style:font-face style:name="MS Sans Serif" svg:font-family="&quot;MS Sans Serif&quot;"/>
    <style:font-face style:name="Courier New" svg:font-family="&quot;Courier New&quot;"/>
    <style:font-face style:name="Times New Roman" svg:font-family="&quot;Times New Roman&quot;"/>
    <style:font-face style:name="Courier" svg:font-family="Courier"/>
    <style:font-face style:name="Tahoma" svg:font-family="Tahoma"/>
    <style:font-face style:name="Arial MT" svg:font-family="&quot;Arial MT&quot;"/>
    <style:font-face style:name="Arial Cyr" svg:font-family="&quot;Arial Cyr&quot;"/>
    <style:font-face style:name="ＭＳ" svg:font-family="ＭＳ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date-style style:name="N36" number:language="fr" number:country="FR">
      <number:day/>
      <number:text>/</number:text>
      <number:month/>
      <number:text>/</number:text>
      <number:year/>
    </number:date-style>
    <number:number-style style:name="N37">
      <number:number number:decimal-places="1" number:min-integer-digits="1" number:grouping="true"/>
    </number:number-style>
    <number:percentage-style style:name="N38">
      <number:number number:decimal-places="0" number:min-integer-digits="1">
        <number:embedded-text number:position="0"> </number:embedded-text>
      </number:number>
      <number:text>%</number:text>
    </number:percentage-style>
    <number:number-style style:name="N39">
      <number:number number:decimal-places="0" number:min-integer-digits="1" number:grouping="true">
        <number:embedded-text number:position="0"> €</number:embedded-text>
      </number:number>
    </number:number-style>
    <number:date-style style:name="N40">
      <number:day number:style="long"/>
      <number:text>/</number:text>
      <number:month number:style="long"/>
      <number:text>/</number:text>
      <number:year/>
    </number:date-style>
    <number:number-style style:name="N41P0">
      <number:number number:decimal-places="0" number:min-integer-digits="1" number:grouping="true">
        <number:embedded-text number:position="0">    </number:embedded-text>
      </number:number>
    </number:number-style>
    <number:number-style style:name="N41P1">
      <number:number number:decimal-places="0" number:min-integer-digits="1" number:grouping="true">
        <number:embedded-text number:position="0">    </number:embedded-text>
      </number:number>
    </number:number-style>
    <number:text-style style:name="N41P2">
      <number:text>- 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0" number:min-integer-digits="1" number:grouping="true">
        <number:embedded-text number:position="0"> h</number:embedded-text>
      </number:number>
    </number:number-style>
    <number:number-style style:name="N44P0">
      <number:number number:decimal-places="0" number:min-integer-digits="1" number:grouping="true">
        <number:embedded-text number:position="0"> F </number:embedded-text>
      </number:number>
    </number:number-style>
    <number:number-style style:name="N44P1">
      <number:number number:decimal-places="0" number:min-integer-digits="1" number:grouping="true">
        <number:embedded-text number:position="0"> F </number:embedded-text>
      </number:number>
    </number:number-style>
    <number:text-style style:name="N44P2">
      <number:text>- F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4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46">
      <number:month number:textual="true"/>
      <number:text> </number:text>
      <number:year/>
    </number:date-style>
    <number:number-style style:name="N47">
      <number:number number:decimal-places="1" number:min-integer-digits="1" number:grouping="true"/>
      <number:text> déf/kLoc</number:text>
    </number:number-style>
    <number:number-style style:name="N48P0">
      <number:number number:decimal-places="2" number:min-integer-digits="1" number:grouping="true"/>
      <number:text>    </number:text>
    </number:number-style>
    <number:number-style style:name="N48P1">
      <number:number number:decimal-places="2" number:min-integer-digits="1" number:grouping="true"/>
      <number:text>    </number:text>
    </number:number-style>
    <number:number-style style:name="N48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$</number:text>
      <number:number number:decimal-places="0" number:min-integer-digits="1" number:grouping="true"/>
    </number:number-style>
    <number:number-style style:name="N49">
      <style:text-properties fo:color="#FF0000"/>
      <number:text>-$</number:text>
      <number:number number:decimal-places="0" number:min-integer-digits="1" number:grouping="true"/>
      <style:map style:condition="value()&gt;=0" style:apply-style-name="N49P0"/>
    </number:number-style>
    <number:currency-style style:name="N50P0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50P1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50" number:language="ar" number:country="SA">
      <number:text>-</number:text>
      <number:number number: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50P0"/>
      <style:map style:condition="value()&lt;0" style:apply-style-name="N50P1"/>
    </number:currency-style>
    <number:currency-style style:name="N51P0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51P1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51P2">
      <number:text>-</number:text>
      <number:number number: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number number:decimal-places="1" number:min-integer-digits="1" number:grouping="true"/>
      <number:text> h/déf</number:text>
    </number:number-style>
    <number:number-style style:name="N53">
      <number:number number:decimal-places="1" number:min-integer-digits="1"/>
      <number:text> </number:text>
    </number:number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54P0"/>
    </number:number-style>
    <number:number-style style:name="N55">
      <number:number number:decimal-places="3" number:min-integer-digits="1"/>
    </number:number-style>
    <number:number-style style:name="N56P0">
      <number:text>£</number:text>
      <number:number number:decimal-places="0" number:min-integer-digits="1" number:grouping="true"/>
    </number:number-style>
    <number:number-style style:name="N56">
      <number:text>-£</number:text>
      <number:number number:decimal-places="0" number:min-integer-digits="1" number:grouping="true"/>
      <style:map style:condition="value()&gt;=0" style:apply-style-name="N56P0"/>
    </number:number-style>
    <number:number-style style:name="N57P0">
      <number:number number:decimal-places="0" number:min-integer-digits="1" number:grouping="true"/>
    </number:number-style>
    <number:number-style style:name="N57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7P0"/>
    </number:number-style>
    <number:number-style style:name="N58P0">
      <number:text>£</number:text>
      <number:number number:decimal-places="0" number:min-integer-digits="1" number:grouping="true"/>
    </number:number-style>
    <number:number-style style:name="N58">
      <style:text-properties fo:color="#FF0000"/>
      <number:text>-£</number:text>
      <number:number number:decimal-places="0" number:min-integer-digits="1" number:grouping="true"/>
      <style:map style:condition="value()&gt;=0" style:apply-style-name="N58P0"/>
    </number:number-style>
    <number:number-style style:name="N59">
      <number:number number:decimal-places="0" number:min-integer-digits="0">
        <number:embedded-text number:position="0"> %</number:embedded-text>
      </number:number>
    </number:number-style>
    <number:number-style style:name="N60">
      <number:text>Qty </number:text>
      <number:number number:decimal-places="0" number:min-integer-digits="0">
        <number:embedded-text number:position="0"> </number:embedded-text>
      </number:number>
    </number:number-style>
    <number:number-style style:name="N61">
      <number:text>Station  </number:text>
      <number:number number:decimal-places="0" number:min-integer-digits="0">
        <number:embedded-text number:position="0">  Total Each :- </number:embedded-text>
      </number:number>
    </number:number-style>
    <number:number-style style:name="N62">
      <number:text>Station  </number:text>
      <number:number number:decimal-places="0" number:min-integer-digits="0">
        <number:embedded-text number:position="0"> Grand Total :-</number:embedded-text>
      </number:number>
    </number:number-style>
    <number:number-style style:name="N63">
      <number:number number:decimal-places="2" number:min-integer-digits="1" number:decimal-replacement="">
        <number:embedded-text number:position="3"> </number:embedded-text>
      </number:number>
      <number:text>j</number:text>
    </number:number-style>
    <number:number-style style:name="N64">
      <number:text>Item  </number:text>
      <number:number number:decimal-places="2" number:min-integer-digits="0" number:decimal-replacement=""/>
      <number:text>  Total  :-</number:text>
    </number:number-style>
    <number:number-style style:name="N65">
      <number:number number:decimal-places="1" number:min-integer-digits="1"/>
    </number:number-style>
    <number:number-style style:name="N66">
      <number:number number:decimal-places="0" number:min-integer-digits="0">
        <number:embedded-text number:position="0">  x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style:font-name="MS Sans" style:font-name-asian="MS Sans" style:font-name-complex="MS Sans" fo:font-size="10pt" style:font-size-asian="10pt" style:font-size-complex="10pt" fo:font-weight="bold" style:font-weight-asian="bold" style:font-weight-complex="bold"/>
    </style:style>
    <style:style style:name="_0_32_-_32_Getting_32_Started" style:display-name="_0 - Getting Started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0_32_-_32_Getting_32_Started_32_2" style:display-name="_0 - Getting Started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0_32_-_32_Getting_32_Started_5-Charges_32_MO" style:display-name="_0 - Getting Started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0_32_-_32_Getting_32_Started_83090147-DDQ-TAV-EN-001_OUTILS_PILOTAGE" style:display-name="_0 - Getting Started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0_32_-_32_Getting_32_Started_83090147-DDQ-TAV-EN-001_OUTILS_PILOTAGE-1" style:display-name="_0 - Getting Started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0_32_-_32_Getting_32_Started_dossierpilotage_dts_2012_10_19" style:display-name="_0 - Getting Started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_32_-_32_Fiche_32_descriptive" style:display-name="_1 - Fiche descriptive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_32_-_32_Fiche_32_descriptive_32_2" style:display-name="_1 - Fiche descriptive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_32_-_32_Fiche_32_descriptive_5-Charges_32_MO" style:display-name="_1 - Fiche descriptive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_32_-_32_Fiche_32_descriptive_83090147-DDQ-TAV-EN-001_OUTILS_PILOTAGE" style:display-name="_1 - Fiche descriptive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_32_-_32_Fiche_32_descriptive_83090147-DDQ-TAV-EN-001_OUTILS_PILOTAGE-1" style:display-name="_1 - Fiche descriptive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_32_-_32_Fiche_32_descriptive_dossierpilotage_dts_2012_10_19" style:display-name="_1 - Fiche descriptive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0_32_-_32__32_Concep._32__224__32_co_251_t_32_Ob_32_TSA" style:display-name="_10 -  Concep. à coût Ob TSA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32_-_32__32_Concep._32__224__32_co_251_t_32_Ob_32_TSA_32_2" style:display-name="_10 -  Concep. à coût Ob TSA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0_32_-_32__32_Concep._32__224__32_co_251_t_32_Ob_32_TSA_5-Charges_32_MO" style:display-name="_10 -  Concep. à coût Ob TSA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0_32_-_32__32_Concep._32__224__32_co_251_t_32_Ob_32_TSA_83090147-DDQ-TAV-EN-001_OUTILS_PILOTAGE" style:display-name="_10 -  Concep. à coût Ob TSA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0_32_-_32__32_Concep._32__224__32_co_251_t_32_Ob_32_TSA_83090147-DDQ-TAV-EN-001_OUTILS_PILOTAGE-1" style:display-name="_10 -  Concep. à coût Ob TSA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10_32_-_32__32_Concep._32__224__32_co_251_t_32_Ob_32_TSA_dossierpilotage_dts_2012_10_19" style:display-name="_10 -  Concep. à coût Ob TSA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2_32_-_32_Ev_232_nements_32_cl_233_s" style:display-name="_2 - Evènements clé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2_32_-_32_Ev_232_nements_32_cl_233_s_32_2" style:display-name="_2 - Evènements clés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2_32_-_32_Ev_232_nements_32_cl_233_s_5-Charges_32_MO" style:display-name="_2 - Evènements clés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2_32_-_32_Ev_232_nements_32_cl_233_s_83090147-DDQ-TAV-EN-001_OUTILS_PILOTAGE" style:display-name="_2 - Evènements clés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2_32_-_32_Ev_232_nements_32_cl_233_s_83090147-DDQ-TAV-EN-001_OUTILS_PILOTAGE-1" style:display-name="_2 - Evènements clés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2_32_-_32_Ev_232_nements_32_cl_233_s_dossierpilotage_dts_2012_10_19" style:display-name="_2 - Evènements clés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3_32_-_32_Plaintes_32_client_32__38__32_pb_32_Majeur" style:display-name="_3 - Plaintes client &amp; pb Majeur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_32_-_32_Plaintes_32_client_32__38__32_pb_32_Majeur_32_2" style:display-name="_3 - Plaintes client &amp; pb Majeur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3_32_-_32_Plaintes_32_client_32__38__32_pb_32_Majeur_5-Charges_32_MO" style:display-name="_3 - Plaintes client &amp; pb Majeur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3_32_-_32_Plaintes_32_client_32__38__32_pb_32_Majeur_83090147-DDQ-TAV-EN-001_OUTILS_PILOTAGE" style:display-name="_3 - Plaintes client &amp; pb Majeur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3_32_-_32_Plaintes_32_client_32__38__32_pb_32_Majeur_83090147-DDQ-TAV-EN-001_OUTILS_PILOTAGE-1" style:display-name="_3 - Plaintes client &amp; pb Majeur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3_32_-_32_Plaintes_32_client_32__38__32_pb_32_Majeur_dossierpilotage_dts_2012_10_19" style:display-name="_3 - Plaintes client &amp; pb Majeur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4_32_-_32_Planning_32_directeur" style:display-name="_4 - Planning directeur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4_32_-_32_Planning_32_directeur_32_2" style:display-name="_4 - Planning directeur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4_32_-_32_Planning_32_directeur_5-Charges_32_MO" style:display-name="_4 - Planning directeur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4_32_-_32_Planning_32_directeur_83090147-DDQ-TAV-EN-001_OUTILS_PILOTAGE" style:display-name="_4 - Planning directeur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4_32_-_32_Planning_32_directeur_83090147-DDQ-TAV-EN-001_OUTILS_PILOTAGE-1" style:display-name="_4 - Planning directeur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4_32_-_32_Planning_32_directeur_dossierpilotage_dts_2012_10_19" style:display-name="_4 - Planning directeur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5_32_-_32_Risques" style:display-name="_5 - Risque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5_32_-_32_Risques_32_2" style:display-name="_5 - Risques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5_32_-_32_Risques_5-Charges_32_MO" style:display-name="_5 - Risques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5_32_-_32_Risques_83090147-DDQ-TAV-EN-001_OUTILS_PILOTAGE" style:display-name="_5 - Risques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5_32_-_32_Risques_83090147-DDQ-TAV-EN-001_OUTILS_PILOTAGE-1" style:display-name="_5 - Risques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5_32_-_32_Risques_dossierpilotage_dts_2012_10_19" style:display-name="_5 - Risques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6_32_-_32_Opportunit_233_s" style:display-name="_6 - Opportunité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6_32_-_32_Opportunit_233_s_32_2" style:display-name="_6 - Opportunités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6_32_-_32_Opportunit_233_s_5-Charges_32_MO" style:display-name="_6 - Opportunités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6_32_-_32_Opportunit_233_s_83090147-DDQ-TAV-EN-001_OUTILS_PILOTAGE" style:display-name="_6 - Opportunités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6_32_-_32_Opportunit_233_s_83090147-DDQ-TAV-EN-001_OUTILS_PILOTAGE-1" style:display-name="_6 - Opportunités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6_32_-_32_Opportunit_233_s_dossierpilotage_dts_2012_10_19" style:display-name="_6 - Opportunités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7_32_-_32_Recommandations_32_AQ" style:display-name="_7 - Recommandations AQ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7_32_-_32_Recommandations_32_AQ_32_2" style:display-name="_7 - Recommandations AQ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7_32_-_32_Recommandations_32_AQ_5-Charges_32_MO" style:display-name="_7 - Recommandations AQ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7_32_-_32_Recommandations_32_AQ_83090147-DDQ-TAV-EN-001_OUTILS_PILOTAGE" style:display-name="_7 - Recommandations AQ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7_32_-_32_Recommandations_32_AQ_83090147-DDQ-TAV-EN-001_OUTILS_PILOTAGE-1" style:display-name="_7 - Recommandations AQ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7_32_-_32_Recommandations_32_AQ_dossierpilotage_dts_2012_10_19" style:display-name="_7 - Recommandations AQ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MGPR-GRP-EN-Draft002-Project_reporting_template_b_2011012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MGPR-GRP-EN-Draft002-Project_reporting_template_b_20110121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MGPR-GRP-EN-Draft002-Project_reporting_template_b_20110121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MGPR-GRP-EN-Draft002-Project_reporting_template_b_20110121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MGPR-GRP-FR-Draft002-Modele_reporting_projet_c_20110130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MGPR-GRP-FR-Draft002-Modele_reporting_projet_c_20110130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MGPR-GRP-FR-Draft002-Modele_reporting_projet_c_20110130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MGPR-GRP-FR-Draft002-Modele_reporting_projet_c_20110130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PRJ-GRP-en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87201044-PRJ-GRP-en_5-Charges_32_MO" style:display-name="_87201044-PRJ-GRP-en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PRJ-GRP-fr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87201044-PRJ-GRP-fr_32_2" style:display-name="_87201044-PRJ-GRP-fr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044-PRJ-GRP-fr_5-Charges_32_MO" style:display-name="_87201044-PRJ-GRP-fr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247-EN-001-Project_32_Monitoring_32_Dashboard_32_File" style:display-name="_87201247-EN-001-Project Monitoring Dashboard Fil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247-EN-001-Project_Monitoring_Dashboard_Fil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247-EN-001-Project_Monitoring_Dashboard_File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247-EN-001-Project_Monitoring_Dashboard_File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247-EN-001-Project_Monitoring_Dashboard_File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247-FR-001-Tableau_de_Bord_Pilotage_du_Proje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247-FR-001-Tableau_de_Bord_Pilotage_du_Projet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247-FR-001-Tableau_de_Bord_Pilotage_du_Projet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7201247-FR-001-Tableau_de_Bord_Pilotage_du_Projet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A_32_-_32_Finance_32_FC" style:display-name="_8A - Finance FC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8A_32_-_32_Finance_32_FC_32_2" style:display-name="_8A - Finance FC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A_32_-_32_Finance_32_FC_5-Charges_32_MO" style:display-name="_8A - Finance FC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A_32_-_32_Finance_32_FC_83090147-DDQ-TAV-EN-001_OUTILS_PILOTAGE" style:display-name="_8A - Finance FC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A_32_-_32_Finance_32_FC_83090147-DDQ-TAV-EN-001_OUTILS_PILOTAGE-1" style:display-name="_8A - Finance FC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8A_32_-_32_Finance_32_FC_dossierpilotage_dts_2012_10_19" style:display-name="_8A - Finance FC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" style:display-name="_D3S_Program_dashboard_ B-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D3S_Program_dashboard__32_B-1_32_2" style:display-name="_D3S_Program_dashboard_ B-1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_32_2_32_2" style:display-name="_D3S_Program_dashboard_ B-1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_32_3" style:display-name="_D3S_Program_dashboard_ B-1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_1_32_-_32_Fiche_32_descriptive" style:display-name="_D3S_Program_dashboard_ B-1_1 - Fiche descriptiv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_5-Charges_32_MO" style:display-name="_D3S_Program_dashboard_ B-1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_7_32_-_32_Recommandations_32_AQ" style:display-name="_D3S_Program_dashboard_ B-1_7 - Recommandations AQ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_Maquette_TDB_10-09-29-LV-V2" style:display-name="_D3S_Program_dashboard_ B-1_Maquette_TDB_10-09-29-LV-V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D3S_Program_dashboard__32_B-1_Maquette_TDB_10-09-29-LV-V2_32_2" style:display-name="_D3S_Program_dashboard_ B-1_Maquette_TDB_10-09-29-LV-V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_Maquette_TDB_10-09-29-LV-V2_32_2_32_2" style:display-name="_D3S_Program_dashboard_ B-1_Maquette_TDB_10-09-29-LV-V2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_Maquette_TDB_10-09-29-LV-V2_32_3" style:display-name="_D3S_Program_dashboard_ B-1_Maquette_TDB_10-09-29-LV-V2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D3S_Program_dashboard__32_B-1_Maquette_TDB_10-09-29-LV-V2_5-Charges_32_MO" style:display-name="_D3S_Program_dashboard_ B-1_Maquette_TDB_10-09-29-LV-V2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LINKS_CLEANUP_1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LV_DASHBOARD_V5.6.A.2_AUT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LV_DASHBOARD_V5.6.A.2_AUTO_32_2" style:display-name="_LV_DASHBOARD_V5.6.A.2_AUTO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LV_DASHBOARD_V5.6.A.2_AUTO_32_3" style:display-name="_LV_DASHBOARD_V5.6.A.2_AUTO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P-F-DAE-025-00-F_07_32_FR_draft_32_A" style:display-name="_MAP-F-DAE-025-00-F_07 FR_draft A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P-F-DAE-025-00-F_07_32_FR_draft_32_A_32_2" style:display-name="_MAP-F-DAE-025-00-F_07 FR_draft A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P-F-TSA-005-00-D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10-09-29-LV-V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Maquette_TDB_10-09-29-LV-V2_32_2" style:display-name="_Maquette_TDB_10-09-29-LV-V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10-09-29-LV-V2_32_2_32_2" style:display-name="_Maquette_TDB_10-09-29-LV-V2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10-09-29-LV-V2_32_3" style:display-name="_Maquette_TDB_10-09-29-LV-V2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10-09-29-LV-V2_5-Charges_32_MO" style:display-name="_Maquette_TDB_10-09-29-LV-V2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2010072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Maquette_TDB_PGM_20100729_32_2" style:display-name="_Maquette_TDB_PGM_20100729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20100729_32_2_32_2" style:display-name="_Maquette_TDB_PGM_20100729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20100729_32_3" style:display-name="_Maquette_TDB_PGM_20100729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20100729_1_32_-_32_Fiche_32_descriptive" style:display-name="_Maquette_TDB_PGM_20100729_1 - Fiche descriptiv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20100729_5-Charges_32_MO" style:display-name="_Maquette_TDB_PGM_20100729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20100729_7_32_-_32_Recommandations_32_AQ" style:display-name="_Maquette_TDB_PGM_20100729_7 - Recommandations AQ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" style:display-name="_Maquette_TDB_PGM_4-5-7_DAé-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Maquette_TDB_PGM_4-5-7_DA_233_-1_32_2" style:display-name="_Maquette_TDB_PGM_4-5-7_DAé-1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32_2_32_2" style:display-name="_Maquette_TDB_PGM_4-5-7_DAé-1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32_3" style:display-name="_Maquette_TDB_PGM_4-5-7_DAé-1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1_32_-_32_Fiche_32_descriptive" style:display-name="_Maquette_TDB_PGM_4-5-7_DAé-1_1 - Fiche descriptiv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5-Charges_32_MO" style:display-name="_Maquette_TDB_PGM_4-5-7_DAé-1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7_32_-_32_Recommandations_32_AQ" style:display-name="_Maquette_TDB_PGM_4-5-7_DAé-1_7 - Recommandations AQ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99-2_32_Baseline_32_Status_32__40_ECRs_41__32__40_2_41_" style:display-name="_Maquette_TDB_PGM_4-5-7_DAé-1_99-2 Baseline Status (ECRs) (2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99-3_32_Formal_32_IVV_32_status_32__40_2_41_" style:display-name="_Maquette_TDB_PGM_4-5-7_DAé-1_99-3 Formal IVV status (2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MAP-F-DAE-025-00-D" style:display-name="_Maquette_TDB_PGM_4-5-7_DAé-1_MAP-F-DAE-025-00-D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MAP-F-DAE-025-00-D_32_2" style:display-name="_Maquette_TDB_PGM_4-5-7_DAé-1_MAP-F-DAE-025-00-D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MAP-F-DAE-025-00-D_32_2_32_2" style:display-name="_Maquette_TDB_PGM_4-5-7_DAé-1_MAP-F-DAE-025-00-D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MAP-F-DAE-025-00-D_32_3" style:display-name="_Maquette_TDB_PGM_4-5-7_DAé-1_MAP-F-DAE-025-00-D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MAP-S76-AVS-2010-04.new-xls" style:display-name="_Maquette_TDB_PGM_4-5-7_DAé-1_MAP-S76-AVS-2010-04.new-xls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Nettoyage_fichier" style:display-name="_Maquette_TDB_PGM_4-5-7_DAé-1_Nettoyage_fichier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Nettoyage_fichier_32_2" style:display-name="_Maquette_TDB_PGM_4-5-7_DAé-1_Nettoyage_fichier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Nettoyage_fichier_32_2_32_2" style:display-name="_Maquette_TDB_PGM_4-5-7_DAé-1_Nettoyage_fichier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Nettoyage_fichier_32_3" style:display-name="_Maquette_TDB_PGM_4-5-7_DAé-1_Nettoyage_fichier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TdB_32_30_04_2010_32_TASFR00580937AJ-1_32_THTH" style:display-name="_Maquette_TDB_PGM_4-5-7_DAé-1_TdB 30_04_2010 TASFR00580937AJ-1 THTH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DA_233_-1_TdB-S76-CIS-2010-03_32_V38_32_Recup" style:display-name="_Maquette_TDB_PGM_4-5-7_DAé-1_TdB-S76-CIS-2010-03 V38 Recup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10th-2" style:display-name="_Maquette_TDB_PGM_4-5-7_WS June 10th-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Maquette_TDB_PGM_4-5-7_WS_32_June_32_10th-2_32_2" style:display-name="_Maquette_TDB_PGM_4-5-7_WS June 10th-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10th-2_32_2_32_2" style:display-name="_Maquette_TDB_PGM_4-5-7_WS June 10th-2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10th-2_32_3" style:display-name="_Maquette_TDB_PGM_4-5-7_WS June 10th-2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10th-2_1_32_-_32_Fiche_32_descriptive" style:display-name="_Maquette_TDB_PGM_4-5-7_WS June 10th-2_1 - Fiche descriptiv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10th-2_5-Charges_32_MO" style:display-name="_Maquette_TDB_PGM_4-5-7_WS June 10th-2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10th-2_7_32_-_32_Recommandations_32_AQ" style:display-name="_Maquette_TDB_PGM_4-5-7_WS June 10th-2_7 - Recommandations AQ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9th-2" style:display-name="_Maquette_TDB_PGM_4-5-7_WS June 9th-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Maquette_TDB_PGM_4-5-7_WS_32_June_32_9th-2_32_2" style:display-name="_Maquette_TDB_PGM_4-5-7_WS June 9th-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9th-2_32_2_32_2" style:display-name="_Maquette_TDB_PGM_4-5-7_WS June 9th-2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9th-2_32_3" style:display-name="_Maquette_TDB_PGM_4-5-7_WS June 9th-2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9th-2_1_32_-_32_Fiche_32_descriptive" style:display-name="_Maquette_TDB_PGM_4-5-7_WS June 9th-2_1 - Fiche descriptiv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9th-2_5-Charges_32_MO" style:display-name="_Maquette_TDB_PGM_4-5-7_WS June 9th-2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_PGM_4-5-7_WS_32_June_32_9th-2_7_32_-_32_Recommandations_32_AQ" style:display-name="_Maquette_TDB_PGM_4-5-7_WS June 9th-2_7 - Recommandations AQ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Maquette_TDB4_32_2" style:display-name="_Maquette_TDB4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_32_2_32_2" style:display-name="_Maquette_TDB4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_32_3" style:display-name="_Maquette_TDB4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_1_32_-_32_Fiche_32_descriptive" style:display-name="_Maquette_TDB4_1 - Fiche descriptiv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_5-Charges_32_MO" style:display-name="_Maquette_TDB4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_7_32_-_32_Recommandations_32_AQ" style:display-name="_Maquette_TDB4_7 - Recommandations AQ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_Maquette_TDB_10-09-29-LV-V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Maquette_TDB4_Maquette_TDB_10-09-29-LV-V2_32_2" style:display-name="_Maquette_TDB4_Maquette_TDB_10-09-29-LV-V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_Maquette_TDB_10-09-29-LV-V2_32_2_32_2" style:display-name="_Maquette_TDB4_Maquette_TDB_10-09-29-LV-V2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_Maquette_TDB_10-09-29-LV-V2_32_3" style:display-name="_Maquette_TDB4_Maquette_TDB_10-09-29-LV-V2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aquette_TDB4_Maquette_TDB_10-09-29-LV-V2_5-Charges_32_MO" style:display-name="_Maquette_TDB4_Maquette_TDB_10-09-29-LV-V2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od_232_le_32_reporting_32_projet-87201044-MGPR-GRP-FR-" style:display-name="_Modèle reporting projet-87201044-MGPR-GRP-FR-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Mod_232_le_32_reporting_32_projet-87201044-MGPR-GRP-FR-_5-Charges_32_MO" style:display-name="_Modèle reporting projet-87201044-MGPR-GRP-FR-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od_232_le_32_reporting_32_projet-87201044-MGPR-GRP-FR-_83090147-DDQ-TAV-EN-001_OUTILS_PILOTAGE" style:display-name="_Modèle reporting projet-87201044-MGPR-GRP-FR-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od_232_le_32_reporting_32_projet-87201044-MGPR-GRP-FR-_83090147-DDQ-TAV-EN-001_OUTILS_PILOTAGE-1" style:display-name="_Modèle reporting projet-87201044-MGPR-GRP-FR-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Mod_232_le_32_reporting_32_projet-87201044-MGPR-GRP-FR-_dossierpilotage_dts_2012_10_19" style:display-name="_Modèle reporting projet-87201044-MGPR-GRP-FR-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Monitoring_32_Dashboard_32_File_02162011_V1a" style:display-name="_Project Monitoring Dashboard File_02162011_V1a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Monitoring_32_Dashboard_32_File_02162011_V1a_83090147-DDQ-TAV-EN-001_OUTILS_PILOTAGE" style:display-name="_Project Monitoring Dashboard File_02162011_V1a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Monitoring_32_Dashboard_32_File_02162011_V1a_83090147-DDQ-TAV-EN-001_OUTILS_PILOTAGE-1" style:display-name="_Project Monitoring Dashboard File_02162011_V1a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Monitoring_32_Dashboard_32_File_02162011_V1a_dossierpilotage_dts_2012_10_19" style:display-name="_Project Monitoring Dashboard File_02162011_V1a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Monitoring_32_Dashboard_32_File_20110210_V1" style:display-name="_Project Monitoring Dashboard File_20110210_V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Monitoring_32_Dashboard_32_File_20110210_V1_83090147-DDQ-TAV-EN-001_OUTILS_PILOTAGE" style:display-name="_Project Monitoring Dashboard File_20110210_V1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Monitoring_32_Dashboard_32_File_20110210_V1_83090147-DDQ-TAV-EN-001_OUTILS_PILOTAGE-1" style:display-name="_Project Monitoring Dashboard File_20110210_V1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Monitoring_32_Dashboard_32_File_20110210_V1_dossierpilotage_dts_2012_10_19" style:display-name="_Project Monitoring Dashboard File_20110210_V1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reporting_32_template-87201044-MGPR-GRP-EN-" style:display-name="_Project reporting template-87201044-MGPR-GRP-EN-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Project_32_reporting_32_template-87201044-MGPR-GRP-EN-_32_2" style:display-name="_Project reporting template-87201044-MGPR-GRP-EN-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reporting_32_template-87201044-MGPR-GRP-EN-_32_2_32_2" style:display-name="_Project reporting template-87201044-MGPR-GRP-EN-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reporting_32_template-87201044-MGPR-GRP-EN-_32_3" style:display-name="_Project reporting template-87201044-MGPR-GRP-EN-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Project_32_reporting_32_template-87201044-MGPR-GRP-EN-_5-Charges_32_MO" style:display-name="_Project reporting template-87201044-MGPR-GRP-EN-_5-Charges MO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Solution_Monitoring_Dashboard_Fil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Solution_Monitoring_Dashboard_File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Solution_Monitoring_Dashboard_File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Solution_Monitoring_Dashboard_File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Solution_Monitoring_Tools_File_V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Solution_Monitoring_Tools_File_V2_83090147-DDQ-TAV-EN-001_OUTILS_PILOTAG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Solution_Monitoring_Tools_File_V2_83090147-DDQ-TAV-EN-001_OUTILS_PILOTAGE-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Solution_Monitoring_Tools_File_V2_dossierpilotage_dts_2012_10_19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_49_2Under" style:display-name="12Under" style:family="table-cell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_50_0_160__37__32_-_32_Accent1_32_2" style:display-name="20 % - Accent1 2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/>
    </style:style>
    <style:style style:name="_50_0_160__37__32_-_32_Accent2_32_2" style:display-name="20 % - Accent2 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/>
    </style:style>
    <style:style style:name="_50_0_160__37__32_-_32_Accent3_32_2" style:display-name="20 % - Accent3 2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/>
    </style:style>
    <style:style style:name="_50_0_160__37__32_-_32_Accent4_32_2" style:display-name="20 % - Accent4 2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/>
    </style:style>
    <style:style style:name="_50_0_160__37__32_-_32_Accent5_32_2" style:display-name="20 % - Accent5 2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/>
    </style:style>
    <style:style style:name="_50_0_160__37__32_-_32_Accent6_32_2" style:display-name="20 % - Accent6 2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2_0_160__37__32_-_32_Accent1_32_2" style:display-name="40 % - Accent1 2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_52_0_160__37__32_-_32_Accent2_32_2" style:display-name="40 % - Accent2 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/>
    </style:style>
    <style:style style:name="_52_0_160__37__32_-_32_Accent3_32_2" style:display-name="40 % - Accent3 2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/>
    </style:style>
    <style:style style:name="_52_0_160__37__32_-_32_Accent4_32_2" style:display-name="40 % - Accent4 2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/>
    </style:style>
    <style:style style:name="_52_0_160__37__32_-_32_Accent5_32_2" style:display-name="40 % - Accent5 2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_52_0_160__37__32_-_32_Accent6_32_2" style:display-name="40 % - Accent6 2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/>
    </style:style>
    <style:style style:name="_52_0_37__32_-_32_Accent3" style:display-name="40% - Accent3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/>
    </style:style>
    <style:style style:name="_54_0_160__37__32_-_32_Accent1_32_2" style:display-name="60 % - Accent1 2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160__37__32_-_32_Accent2_32_2" style:display-name="60 % - Accent2 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160__37__32_-_32_Accent3_32_2" style:display-name="60 % - Accent3 2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160__37__32_-_32_Accent4_32_2" style:display-name="60 % - Accent4 2" style:family="table-cell" style:data-style-name="N0">
      <style:table-cell-properties style:vertical-align="automatic" fo:background-color="#BFBFBF"/>
      <style:text-properties fo:color="#FFFFFF" style:font-name="Calibri" style:font-name-asian="Calibri" style:font-name-complex="Calibri"/>
    </style:style>
    <style:style style:name="_54_0_160__37__32_-_32_Accent5_32_2" style:display-name="60 % - Accent5 2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160__37__32_-_32_Accent6_32_2" style:display-name="60 % - Accent6 2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Accent1_32_2" style:display-name="Accent1 2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Accent2_32_2" style:display-name="Accent2 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Accent3_32_2" style:display-name="Accent3 2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Accent4_32_2" style:display-name="Accent4 2" style:family="table-cell" style:data-style-name="N0">
      <style:table-cell-properties style:vertical-align="automatic" fo:background-color="#BFBFBF"/>
      <style:text-properties fo:color="#FFFFFF" style:font-name="Calibri" style:font-name-asian="Calibri" style:font-name-complex="Calibri"/>
    </style:style>
    <style:style style:name="Accent5_32_2" style:display-name="Accent5 2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ccent6_32_2" style:display-name="Accent6 2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Bord_58__32_quadrillage" style:display-name="Bord: quadrillage" style:family="table-cell" style:data-style-name="N0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Bord_58__32_quadrillage_32_gras" style:display-name="Bord: quadrillage gras" style:family="table-cell" style:data-style-name="N0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Bord_58__32_rien" style:display-name="Bord: rien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branche" style:family="table-cell" style:data-style-name="N0">
      <style:table-cell-properties style:vertical-align="automatic" fo:background-color="transparent"/>
      <style:text-properties fo:color="#FF00FF" style:font-name="Arial1" style:font-name-asian="Arial1" style:font-name-complex="Arial1" fo:font-weight="bold" style:font-weight-asian="bold" style:font-weight-complex="bold"/>
    </style:style>
    <style:style style:name="branche_32_2" style:display-name="branche 2" style:family="table-cell" style:data-style-name="N0">
      <style:table-cell-properties style:vertical-align="automatic" fo:background-color="transparent"/>
      <style:text-properties fo:color="#FF00FF" style:font-name="Arial1" style:font-name-asian="Arial1" style:font-name-complex="Arial1" fo:font-weight="bold" style:font-weight-asian="bold" style:font-weight-complex="bold"/>
    </style:style>
    <style:style style:name="branche_32_2_32_2" style:display-name="branche 2 2" style:family="table-cell" style:data-style-name="N0">
      <style:table-cell-properties style:vertical-align="automatic" fo:background-color="transparent"/>
      <style:text-properties fo:color="#FF00FF" style:font-name="Arial1" style:font-name-asian="Arial1" style:font-name-complex="Arial1" fo:font-weight="bold" style:font-weight-asian="bold" style:font-weight-complex="bold"/>
    </style:style>
    <style:style style:name="branche_1_32_-_32_Fiche_32_descriptive" style:display-name="branche_1 - Fiche descriptive" style:family="table-cell" style:data-style-name="N0">
      <style:table-cell-properties style:vertical-align="automatic" fo:background-color="transparent"/>
      <style:text-properties fo:color="#FF00FF" style:font-name="Arial1" style:font-name-asian="Arial1" style:font-name-complex="Arial1" fo:font-weight="bold" style:font-weight-asian="bold" style:font-weight-complex="bold"/>
    </style:style>
    <style:style style:name="Cach_233_" style:display-name="Caché" style:family="table-cell" style:data-style-name="N0">
      <style:table-cell-properties style:vertical-align="automatic" fo:background-color="transparent"/>
      <style:text-properties fo:color="#FFFFFF" style:font-name="Arial1" style:font-name-asian="Arial1" style:font-name-complex="Arial1" fo:font-size="8pt" style:font-size-asian="8pt" style:font-size-complex="8pt"/>
    </style:style>
    <style:style style:name="Calcul_32_2" style:display-name="Calcul 2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ARTOUCHE_THOM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omma_32__91_0_93_" style:display-name="Comma [0]" style:family="table-cell" style:data-style-name="N41">
      <style:table-cell-properties style:vertical-align="automatic" fo:background-color="transparent"/>
    </style:style>
    <style:style style:name="Comma_32__91_0_93__32_2" style:display-name="Comma [0] 2" style:family="table-cell" style:data-style-name="N41">
      <style:table-cell-properties style:vertical-align="automatic" fo:background-color="transparent"/>
    </style:style>
    <style:style style:name="Comma_32__91_0_93__32_2_32_2" style:display-name="Comma [0] 2 2" style:family="table-cell" style:data-style-name="N41">
      <style:table-cell-properties style:vertical-align="automatic" fo:background-color="transparent"/>
    </style:style>
    <style:style style:name="Comma_32__91_0_93__32_3" style:display-name="Comma [0] 3" style:family="table-cell" style:data-style-name="N41">
      <style:table-cell-properties style:vertical-align="automatic" fo:background-color="transparent"/>
    </style:style>
    <style:style style:name="Comma_32__91_0_93__32_3_32_2" style:display-name="Comma [0] 3 2" style:family="table-cell" style:data-style-name="N41">
      <style:table-cell-properties style:vertical-align="automatic" fo:background-color="transparent"/>
    </style:style>
    <style:style style:name="Comma_32__91_0_93__32_4" style:display-name="Comma [0] 4" style:family="table-cell" style:data-style-name="N41">
      <style:table-cell-properties style:vertical-align="automatic" fo:background-color="transparent"/>
    </style:style>
    <style:style style:name="Comma_32__91_0_93__32_4_32_2" style:display-name="Comma [0] 4 2" style:family="table-cell" style:data-style-name="N41">
      <style:table-cell-properties style:vertical-align="automatic" fo:background-color="transparent"/>
    </style:style>
    <style:style style:name="Comma_32__91_0_93__32_5" style:display-name="Comma [0] 5" style:family="table-cell" style:data-style-name="N41">
      <style:table-cell-properties style:vertical-align="automatic" fo:background-color="transparent"/>
    </style:style>
    <style:style style:name="Commentaire_32_2" style:display-name="Commentaire 2" style:family="table-cell" style:data-style-name="N0">
      <style:table-cell-properties fo:border="thin solid #C0C0C0" style:vertical-align="automatic" fo:background-color="#FFFFCC"/>
    </style:style>
    <style:style style:name="Commentaire_32_3" style:display-name="Commentaire 3" style:family="table-cell" style:data-style-name="N0">
      <style:table-cell-properties fo:border="thin solid #C0C0C0" style:vertical-align="automatic" fo:background-color="#FFFFCC"/>
    </style:style>
    <style:style style:name="Commentaire_32_3_32_2" style:display-name="Commentaire 3 2" style:family="table-cell" style:data-style-name="N0">
      <style:table-cell-properties fo:border="thin solid #C0C0C0" style:vertical-align="automatic" fo:background-color="#FFFFCC"/>
    </style:style>
    <style:style style:name="Commentaire_32_4" style:display-name="Commentaire 4" style:family="table-cell" style:data-style-name="N0">
      <style:table-cell-properties fo:border="thin solid #C0C0C0" style:vertical-align="automatic" fo:background-color="#FFFFCC"/>
    </style:style>
    <style:style style:name="Commentaire_32_4_32_2" style:display-name="Commentaire 4 2" style:family="table-cell" style:data-style-name="N0">
      <style:table-cell-properties fo:border="thin solid #C0C0C0" style:vertical-align="automatic" fo:background-color="#FFFFCC"/>
    </style:style>
    <style:style style:name="Commentaire_32_5" style:display-name="Commentaire 5" style:family="table-cell" style:data-style-name="N0">
      <style:table-cell-properties fo:border="thin solid #C0C0C0" style:vertical-align="automatic" fo:background-color="#FFFFCC"/>
    </style:style>
    <style:style style:name="ConditionalStyle_1" style:family="table-cell" style:data-style-name="N0">
      <style:table-cell-properties style:vertical-align="automatic" fo:background-color="#DFDFDF"/>
      <style:text-properties fo:font-weight="bold" style:font-weight-asian="bold" style:font-weight-complex="bold"/>
    </style:style>
    <style:style style:name="Co_251_t" style:display-name="Coût" style:family="table-cell" style:data-style-name="N43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Co_251_t_32_2" style:display-name="Coût 2" style:family="table-cell" style:data-style-name="N43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Co_251_t_32_2_32_2" style:display-name="Coût 2 2" style:family="table-cell" style:data-style-name="N43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Co_251_t_32_3" style:display-name="Coût 3" style:family="table-cell" style:data-style-name="N43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Co_251_t_32_3_32_2" style:display-name="Coût 3 2" style:family="table-cell" style:data-style-name="N43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Co_251_t_32_4" style:display-name="Coût 4" style:family="table-cell" style:data-style-name="N43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Currency_32__91_0_93_" style:display-name="Currency [0]" style:family="table-cell" style:data-style-name="N44">
      <style:table-cell-properties style:vertical-align="automatic" fo:background-color="transparent"/>
    </style:style>
    <style:style style:name="Currency_32__91_0_93__32_2" style:display-name="Currency [0] 2" style:family="table-cell" style:data-style-name="N44">
      <style:table-cell-properties style:vertical-align="automatic" fo:background-color="transparent"/>
    </style:style>
    <style:style style:name="Currency_32__91_0_93__32_2_32_2" style:display-name="Currency [0] 2 2" style:family="table-cell" style:data-style-name="N44">
      <style:table-cell-properties style:vertical-align="automatic" fo:background-color="transparent"/>
    </style:style>
    <style:style style:name="Currency_32__91_0_93__32_3" style:display-name="Currency [0] 3" style:family="table-cell" style:data-style-name="N44">
      <style:table-cell-properties style:vertical-align="automatic" fo:background-color="transparent"/>
    </style:style>
    <style:style style:name="Currency_32__91_0_93__32_3_32_2" style:display-name="Currency [0] 3 2" style:family="table-cell" style:data-style-name="N44">
      <style:table-cell-properties style:vertical-align="automatic" fo:background-color="transparent"/>
    </style:style>
    <style:style style:name="Currency_32__91_0_93__32_4" style:display-name="Currency [0] 4" style:family="table-cell" style:data-style-name="N44">
      <style:table-cell-properties style:vertical-align="automatic" fo:background-color="transparent"/>
    </style:style>
    <style:style style:name="Currency_32__91_0_93__32_4_32_2" style:display-name="Currency [0] 4 2" style:family="table-cell" style:data-style-name="N44">
      <style:table-cell-properties style:vertical-align="automatic" fo:background-color="transparent"/>
    </style:style>
    <style:style style:name="Currency_32__91_0_93__32_5" style:display-name="Currency [0] 5" style:family="table-cell" style:data-style-name="N44">
      <style:table-cell-properties style:vertical-align="automatic" fo:background-color="transparent"/>
    </style:style>
    <style:style style:name="Date" style:family="table-cell" style:data-style-name="N45">
      <style:table-cell-properties style:vertical-align="automatic" fo:background-color="transparent"/>
      <style:text-properties fo:font-size="10pt" style:font-size-asian="10pt" style:font-size-complex="10pt"/>
    </style:style>
    <style:style style:name="Date_32_2" style:display-name="Date 2" style:family="table-cell" style:data-style-name="N45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ate_32_2_32_2" style:display-name="Date 2 2" style:family="table-cell" style:data-style-name="N45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ate_32_3" style:display-name="Date 3" style:family="table-cell" style:data-style-name="N45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ate_32_anglaise" style:display-name="Date anglaise" style:family="table-cell" style:data-style-name="N36">
      <style:table-cell-properties style:vertical-align="automatic" fo:background-color="#CCFFCC"/>
    </style:style>
    <style:style style:name="Date_32_anglaise_32_2" style:display-name="Date anglaise 2" style:family="table-cell" style:data-style-name="N36">
      <style:table-cell-properties style:vertical-align="automatic" fo:background-color="#CCFFCC"/>
    </style:style>
    <style:style style:name="Date_32_anglaise_32_2_32_2" style:display-name="Date anglaise 2 2" style:family="table-cell" style:data-style-name="N36">
      <style:table-cell-properties style:vertical-align="automatic" fo:background-color="#CCFFCC"/>
    </style:style>
    <style:style style:name="Date_32_anglaise_32_3" style:display-name="Date anglaise 3" style:family="table-cell" style:data-style-name="N36">
      <style:table-cell-properties style:vertical-align="automatic" fo:background-color="#CCFFCC"/>
    </style:style>
    <style:style style:name="Date_32_anglaise_32_3_32_2" style:display-name="Date anglaise 3 2" style:family="table-cell" style:data-style-name="N36">
      <style:table-cell-properties style:vertical-align="automatic" fo:background-color="#CCFFCC"/>
    </style:style>
    <style:style style:name="Date_32_anglaise_32_4" style:display-name="Date anglaise 4" style:family="table-cell" style:data-style-name="N36">
      <style:table-cell-properties style:vertical-align="automatic" fo:background-color="#CCFFCC"/>
    </style:style>
    <style:style style:name="Date_32_mois" style:display-name="Date mois" style:family="table-cell" style:data-style-name="N46">
      <style:table-cell-properties style:vertical-align="automatic" fo:background-color="#CCFFCC"/>
    </style:style>
    <style:style style:name="Date_32_mois_32_2" style:display-name="Date mois 2" style:family="table-cell" style:data-style-name="N46">
      <style:table-cell-properties style:vertical-align="automatic" fo:background-color="#CCFFCC"/>
    </style:style>
    <style:style style:name="Date_32_mois_32_2_32_2" style:display-name="Date mois 2 2" style:family="table-cell" style:data-style-name="N46">
      <style:table-cell-properties style:vertical-align="automatic" fo:background-color="#CCFFCC"/>
    </style:style>
    <style:style style:name="Date_32_mois_32_3" style:display-name="Date mois 3" style:family="table-cell" style:data-style-name="N46">
      <style:table-cell-properties style:vertical-align="automatic" fo:background-color="#CCFFCC"/>
    </style:style>
    <style:style style:name="Date_32_mois_32_3_32_2" style:display-name="Date mois 3 2" style:family="table-cell" style:data-style-name="N46">
      <style:table-cell-properties style:vertical-align="automatic" fo:background-color="#CCFFCC"/>
    </style:style>
    <style:style style:name="Date_32_mois_32_4" style:display-name="Date mois 4" style:family="table-cell" style:data-style-name="N46">
      <style:table-cell-properties style:vertical-align="automatic" fo:background-color="#CCFFCC"/>
    </style:style>
    <style:style style:name="Date_32_saisie" style:display-name="Date saisie" style:family="table-cell" style:data-style-name="N36">
      <style:table-cell-properties style:vertical-align="automatic" fo:background-color="transparent" style:repeat-content="false"/>
      <style:paragraph-properties fo:text-align="center"/>
    </style:style>
    <style:style style:name="Date_32_saisie_32_2" style:display-name="Date saisie 2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Date_32_saisie_32_2_32_2" style:display-name="Date saisie 2 2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Date_32_saisie_32_2_32_3" style:display-name="Date saisie 2 3" style:family="table-cell" style:data-style-name="N36">
      <style:table-cell-properties style:vertical-align="automatic" fo:background-color="transparent" style:repeat-content="false"/>
      <style:paragraph-properties fo:text-align="center"/>
    </style:style>
    <style:style style:name="Date_32_saisie_32_3" style:display-name="Date saisie 3" style:family="table-cell" style:data-style-name="N36">
      <style:table-cell-properties style:vertical-align="automatic" fo:background-color="transparent" style:repeat-content="false"/>
      <style:paragraph-properties fo:text-align="center"/>
    </style:style>
    <style:style style:name="Date_32_saisie_32_3_32_2" style:display-name="Date saisie 3 2" style:family="table-cell" style:data-style-name="N36">
      <style:table-cell-properties style:vertical-align="automatic" fo:background-color="transparent" style:repeat-content="false"/>
      <style:paragraph-properties fo:text-align="center"/>
    </style:style>
    <style:style style:name="Date_32_saisie_32_4" style:display-name="Date saisie 4" style:family="table-cell" style:data-style-name="N36">
      <style:table-cell-properties style:vertical-align="automatic" fo:background-color="transparent" style:repeat-content="false"/>
      <style:paragraph-properties fo:text-align="center"/>
    </style:style>
    <style:style style:name="Date_32_saisie_5-Charges_32_MO" style:display-name="Date saisie_5-Charges MO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date_32_titre" style:display-name="date titre" style:family="table-cell" style:data-style-name="N36">
      <style:table-cell-properties fo:border-top="none" fo:border-bottom="none" fo:border-left="none" fo:border-right="thin solid #000000" style:vertical-align="middle" fo:background-color="#FFFF99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Date_09.10.2007_32_Plan_32_Quote_32_Analysis" style:display-name="Date_09.10.2007 Plan Quote Analysis" style:family="table-cel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LinePrinter" style:font-name-asian="LinePrinter" style:font-name-complex="LinePrinter" fo:font-size="8pt" style:font-size-asian="8pt" style:font-size-complex="8pt" fo:font-weight="bold" style:font-weight-asian="bold" style:font-weight-complex="bold"/>
    </style:style>
    <style:style style:name="dateCEP" style:family="table-cell" style:data-style-name="N46">
      <style:table-cell-properties fo:border-top="thin solid #000000" fo:border-bottom="none" fo:border-left="thin solid #000000" fo:border-right="thin solid #000000" style:vertical-align="automatic" fo:background-color="#CCFFCC" style:repeat-content="false"/>
      <style:paragraph-properties fo:text-align="center"/>
      <style:text-properties fo:font-size="10pt" style:font-size-asian="10pt" style:font-size-complex="10pt"/>
    </style:style>
    <style:style style:name="dateCEP_32_2" style:display-name="dateCEP 2" style:family="table-cell" style:data-style-name="N46">
      <style:table-cell-properties fo:border-top="thin solid #000000" fo:border-bottom="none" fo:border-left="thin solid #000000" fo:border-right="thin solid #000000" style:vertical-align="automatic" fo:background-color="#CCFFC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dateCEP_32_2_32_2" style:display-name="dateCEP 2 2" style:family="table-cell" style:data-style-name="N46">
      <style:table-cell-properties fo:border-top="thin solid #000000" fo:border-bottom="none" fo:border-left="thin solid #000000" fo:border-right="thin solid #000000" style:vertical-align="automatic" fo:background-color="#CCFFC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dateCEP_32_3" style:display-name="dateCEP 3" style:family="table-cell" style:data-style-name="N46">
      <style:table-cell-properties fo:border-top="thin solid #000000" fo:border-bottom="none" fo:border-left="thin solid #000000" fo:border-right="thin solid #000000" style:vertical-align="automatic" fo:background-color="#CCFFC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dateCEP_1_32_-_32_Fiche_32_descriptive" style:display-name="dateCEP_1 - Fiche descriptive" style:family="table-cell" style:data-style-name="N46">
      <style:table-cell-properties fo:border-top="thin solid #000000" fo:border-bottom="none" fo:border-left="thin solid #000000" fo:border-right="thin solid #000000" style:vertical-align="automatic" fo:background-color="#CCFFC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DCh" style:family="table-cell" style:data-style-name="N0">
      <style:table-cell-properties style:vertical-align="to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_233_f_kLoc" style:display-name="Déf_kLoc" style:family="table-cell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Desc" style:family="table-cell" style:data-style-name="N0">
      <style:table-cell-properties style:vertical-align="top" fo:wrap-option="wrap" fo:background-color="transparent"/>
      <style:text-properties fo:font-size="10pt" style:font-size-asian="10pt" style:font-size-complex="10pt"/>
    </style:style>
    <style:style style:name="Desc_32_2" style:display-name="Desc 2" style:family="table-cell" style:data-style-name="N0">
      <style:table-cell-properties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esc_32_2_32_2" style:display-name="Desc 2 2" style:family="table-cell" style:data-style-name="N0">
      <style:table-cell-properties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esc_32_3" style:display-name="Desc 3" style:family="table-cell" style:data-style-name="N0">
      <style:table-cell-properties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esc_1_32_-_32_Fiche_32_descriptive" style:display-name="Desc_1 - Fiche descriptive" style:family="table-cell" style:data-style-name="N0">
      <style:table-cell-properties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ezimal_Q-Indicator_fcu380_v030613" style:family="table-cell" style:data-style-name="N48">
      <style:table-cell-properties style:vertical-align="automatic" fo:background-color="transparent"/>
    </style:style>
    <style:style style:name="Dollar" style:family="table-cell" style:data-style-name="N49">
      <style:table-cell-properties style:vertical-align="automatic" fo:background-color="transparent"/>
      <style:text-properties fo:font-size="10pt" style:font-size-asian="10pt" style:font-size-complex="10pt"/>
    </style:style>
    <style:style style:name="Dollar_32_2" style:display-name="Dollar 2" style:family="table-cell" style:data-style-name="N4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ollar_32_2_32_2" style:display-name="Dollar 2 2" style:family="table-cell" style:data-style-name="N4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ollar_32_3" style:display-name="Dollar 3" style:family="table-cell" style:data-style-name="N4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ollar_1_32_-_32_Fiche_32_descriptive" style:display-name="Dollar_1 - Fiche descriptive" style:family="table-cell" style:data-style-name="N4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Donn_233_e" style:display-name="Donné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Donn_233_e_32_2" style:display-name="Donnée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Donn_233_e_32_3" style:display-name="Donnée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Donn_233_e_32_3_32_2" style:display-name="Donnée 3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Donn_233_e_32_4" style:display-name="Donnée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Donn_233_e_32_5" style:display-name="Donnée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Donn_233_e_1_32_-_32_Fiche_32_descriptive" style:display-name="Donnée_1 - Fiche descriptiv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Entr_233_e_32_2" style:display-name="Entrée 2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uro" style:family="table-cell" style:data-style-name="N50">
      <style:table-cell-properties style:vertical-align="automatic" fo:background-color="transparent"/>
    </style:style>
    <style:style style:name="Euro_32_2" style:display-name="Euro 2" style:family="table-cell" style:data-style-name="N50">
      <style:table-cell-properties style:vertical-align="automatic" fo:background-color="transparent"/>
    </style:style>
    <style:style style:name="Euro_32_2_32_2" style:display-name="Euro 2 2" style:family="table-cell" style:data-style-name="N50">
      <style:table-cell-properties style:vertical-align="automatic" fo:background-color="transparent"/>
    </style:style>
    <style:style style:name="Euro_32_3" style:display-name="Euro 3" style:family="table-cell" style:data-style-name="N51">
      <style:table-cell-properties style:vertical-align="automatic" fo:background-color="transparent"/>
    </style:style>
    <style:style style:name="Euro_32_3_32_2" style:display-name="Euro 3 2" style:family="table-cell" style:data-style-name="N50">
      <style:table-cell-properties style:vertical-align="automatic" fo:background-color="transparent"/>
    </style:style>
    <style:style style:name="Euro_32_3_32_3" style:display-name="Euro 3 3" style:family="table-cell" style:data-style-name="N50">
      <style:table-cell-properties style:vertical-align="automatic" fo:background-color="transparent"/>
    </style:style>
    <style:style style:name="Euro_32_4" style:display-name="Euro 4" style:family="table-cell" style:data-style-name="N50">
      <style:table-cell-properties style:vertical-align="automatic" fo:background-color="transparent"/>
    </style:style>
    <style:style style:name="Euro_32_4_32_2" style:display-name="Euro 4 2" style:family="table-cell" style:data-style-name="N50">
      <style:table-cell-properties style:vertical-align="automatic" fo:background-color="transparent"/>
    </style:style>
    <style:style style:name="Euro_32_5" style:display-name="Euro 5" style:family="table-cell" style:data-style-name="N50">
      <style:table-cell-properties style:vertical-align="automatic" fo:background-color="transparent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BFBFBF"/>
      <style:text-properties fo:color="#FFFFFF" style:font-name="Calibri" style:font-name-asian="Calibri" style:font-name-complex="Calibri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Excel_32_Built-in_32_Accent1" style:display-name="Excel Built-in 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Excel_32_Built-in_32_Accent2" style:display-name="Excel Built-in 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Excel_32_Built-in_32_Accent3" style:display-name="Excel Built-in 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Excel_32_Built-in_32_Accent4" style:display-name="Excel Built-in Accent4" style:family="table-cell" style:data-style-name="N0">
      <style:table-cell-properties style:vertical-align="automatic" fo:background-color="#BFBFBF"/>
      <style:text-properties fo:color="#FFFFFF" style:font-name="Calibri" style:font-name-asian="Calibri" style:font-name-complex="Calibri"/>
    </style:style>
    <style:style style:name="Excel_32_Built-in_32_Accent5" style:display-name="Excel Built-in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Excel_32_Built-in_32_Accent6" style:display-name="Excel Built-in 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xcel_32_Built-in_32_Bad" style:display-name="Excel Built-in Bad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Excel_32_Built-in_32_Calculation" style:display-name="Excel Built-in 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Excel_32_Built-in_32_Heading_32_1" style:display-name="Excel Built-in Heading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Excel_32_Built-in_32_Neutral" style:display-name="Excel Built-in 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Excel_32_Built-in_32_Note" style:display-name="Excel Built-in Note" style:family="table-cell" style:data-style-name="N0">
      <style:table-cell-properties fo:border="thin solid #C0C0C0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Excel_32_Built-in_32_Total" style:display-name="Excel Built-in Total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Fix_233_" style:display-name="Fixé" style:family="table-cell" style:data-style-name="N0">
      <style:table-cell-properties style:vertical-align="automatic" fo:background-color="transparent"/>
    </style:style>
    <style:style style:name="Fix_233__32_2" style:display-name="Fixé 2" style:family="table-cell" style:data-style-name="N0">
      <style:table-cell-properties style:vertical-align="automatic" fo:background-color="transparent"/>
    </style:style>
    <style:style style:name="Fix_233__32_2_32_2" style:display-name="Fixé 2 2" style:family="table-cell" style:data-style-name="N0">
      <style:table-cell-properties style:vertical-align="automatic" fo:background-color="transparent"/>
    </style:style>
    <style:style style:name="Fix_233__32_3" style:display-name="Fixé 3" style:family="table-cell" style:data-style-name="N0">
      <style:table-cell-properties style:vertical-align="automatic" fo:background-color="transparent"/>
    </style:style>
    <style:style style:name="Fix_233__32_3_32_2" style:display-name="Fixé 3 2" style:family="table-cell" style:data-style-name="N0">
      <style:table-cell-properties style:vertical-align="automatic" fo:background-color="transparent"/>
    </style:style>
    <style:style style:name="Fix_233__32_4" style:display-name="Fixé 4" style:family="table-cell" style:data-style-name="N0">
      <style:table-cell-properties style:vertical-align="automatic" fo:background-color="transparent"/>
    </style:style>
    <style:style style:name="Followed_32_Hyperlink" style:display-name="Followed Hyperlink" style:family="table-cell" style:data-style-name="N0">
      <style:table-cell-properties style:vertical-align="automatic" fo:background-color="transparent"/>
      <style:text-properties fo:color="#BFBFB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Followed_32_Hyperlink_32_2" style:display-name="Followed Hyperlink 2" style:family="table-cell" style:data-style-name="N0">
      <style:table-cell-properties style:vertical-align="automatic" fo:background-color="transparent"/>
      <style:text-properties fo:color="#BFBFB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Followed_32_Hyperlink_32_2_32_2" style:display-name="Followed Hyperlink 2 2" style:family="table-cell" style:data-style-name="N0">
      <style:table-cell-properties style:vertical-align="automatic" fo:background-color="transparent"/>
      <style:text-properties fo:color="#BFBFB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Followed_32_Hyperlink_1_32_-_32_Fiche_32_descriptive" style:display-name="Followed Hyperlink_1 - Fiche descriptive" style:family="table-cell" style:data-style-name="N0">
      <style:table-cell-properties style:vertical-align="automatic" fo:background-color="transparent"/>
      <style:text-properties fo:color="#BFBFB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gud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gud_32_2" style:display-name="gud 2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gud_32_2_32_2" style:display-name="gud 2 2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gud_1_32_-_32_Fiche_32_descriptive" style:display-name="gud_1 - Fiche descriptive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H_D_233_f" style:display-name="H_Déf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0.1_32_Fiche_32_descriptive" style:display-name="H_Déf_0.1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32_2" style:display-name="H_Déf_0.1 Fiche descriptive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32_2_32_2" style:display-name="H_Déf_0.1 Fiche descriptive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1_32_-_32_Fiche_32_descriptive" style:display-name="H_Déf_0.1 Fiche descriptive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5-Charges_32_MO" style:display-name="H_Déf_0.1 Fiche descriptive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7_32_-_32_Recommandations_32_AQ" style:display-name="H_Déf_0.1 Fiche descriptive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906-1TdB_32_AffaireS76-NAV_06_003458-17_32__40_en_32_cours_41_-1" style:display-name="H_Déf_0.1 Fiche descriptive_906-1TdB AffaireS76-NAV_06_003458-17 (en cours)-1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0.1_32_Fiche_32_descriptive_99-2_32_Baseline_32_Status_32__40_ECRs_41__32__40_2_41_" style:display-name="H_Déf_0.1 Fiche descriptive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99-3_32_Formal_32_IVV_32_status_32__40_2_41_" style:display-name="H_Déf_0.1 Fiche descriptive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MAP-F-DAE-025-00-D" style:display-name="H_Déf_0.1 Fiche descriptive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MAP-F-DAE-025-00-D_32_2" style:display-name="H_Déf_0.1 Fiche descriptive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MAP-F-DAE-025-00-D_32_2_32_2" style:display-name="H_Déf_0.1 Fiche descriptive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MAP-S76-AVS-2010-04.new-xls" style:display-name="H_Déf_0.1 Fiche descriptive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Nettoyage_fichier" style:display-name="H_Déf_0.1 Fiche descriptive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Nettoyage_fichier_32_2" style:display-name="H_Déf_0.1 Fiche descriptive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Nettoyage_fichier_32_2_32_2" style:display-name="H_Déf_0.1 Fiche descriptive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TdB_32_30_04_2010_32_TASFR00580937AJ-1_32_THTH" style:display-name="H_Déf_0.1 Fiche descriptive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TdB_32_30_04_2010_32_TASFR00580937AJ-1_32_THTH_32_2" style:display-name="H_Déf_0.1 Fiche descriptive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tdb_32_MAP_32_CAM_32_ATR42_32_NAV_32_08-00531-03" style:display-name="H_Déf_0.1 Fiche descriptive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1_32_Fiche_32_descriptive_TdB-S76-CIS-2010-03_32_V38_32_Recup" style:display-name="H_Déf_0.1 Fiche descriptive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0.2_32_Organisation" style:display-name="H_Déf_0.2 Organisation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32_2" style:display-name="H_Déf_0.2 Organisation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1_32_-_32_Fiche_32_descriptive" style:display-name="H_Déf_0.2 Organisation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5-Charges_32_MO" style:display-name="H_Déf_0.2 Organisation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7_32_-_32_Recommandations_32_AQ" style:display-name="H_Déf_0.2 Organisation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99-2_32_Baseline_32_Status_32__40_ECRs_41__32__40_2_41_" style:display-name="H_Déf_0.2 Organisation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99-3_32_Formal_32_IVV_32_status_32__40_2_41_" style:display-name="H_Déf_0.2 Organisation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MAP-F-DAE-025-00-D" style:display-name="H_Déf_0.2 Organisation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MAP-F-DAE-025-00-D_32_2" style:display-name="H_Déf_0.2 Organisation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MAP-S76-AVS-2010-04.new-xls" style:display-name="H_Déf_0.2 Organisation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Nettoyage_fichier" style:display-name="H_Déf_0.2 Organisation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Nettoyage_fichier_32_2" style:display-name="H_Déf_0.2 Organisation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TdB_32_30_04_2010_32_TASFR00580937AJ-1_32_THTH" style:display-name="H_Déf_0.2 Organisation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tdb_32_MAP_32_CAM_32_ATR42_32_NAV_32_08-00531-03" style:display-name="H_Déf_0.2 Organisation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.2_32_Organisation_TdB-S76-CIS-2010-03_32_V38_32_Recup" style:display-name="H_Déf_0.2 Organisation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5_32_juin_32_TDB" style:display-name="H_Déf_05 juin TDB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5_32_juin_32_TDB_32_IR_32_00" style:display-name="H_Déf_05 juin TDB IR 00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5_32_juin_32_TDB_32_IR_32_00_ATA_08_4098_DIS-TdB_MAS_32_FSTA_32__sept_11_ind00" style:display-name="H_Déf_05 juin TDB IR 00_ATA_08_4098_DIS-TdB_MAS FSTA _sept_11_ind00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05_32_juin_32_TDB_ATA_08_4098_DIS-TdB_MAS_32_FSTA_32__sept_11_ind00" style:display-name="H_Déf_05 juin TDB_ATA_08_4098_DIS-TdB_MAS FSTA _sept_11_ind00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" style:display-name="H_Déf_1.1 Faits Marquant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32_2" style:display-name="H_Déf_1.1 Faits Marquant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1" style:display-name="H_Déf_1.1 Faits Marquants_1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32_-_32_Fiche_32_descriptive" style:display-name="H_Déf_1.1 Faits Marquant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1_32_2" style:display-name="H_Déf_1.1 Faits Marquants_1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32_2_32_2" style:display-name="H_Déf_1.1 Faits Marquants_1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1_32_-_32_Fiche_32_descriptive" style:display-name="H_Déf_1.1 Faits Marquants_1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5-Charges_32_MO" style:display-name="H_Déf_1.1 Faits Marquants_1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7_32_-_32_Recommandations_32_AQ" style:display-name="H_Déf_1.1 Faits Marquants_1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99-2_32_Baseline_32_Status_32__40_ECRs_41__32__40_2_41_" style:display-name="H_Déf_1.1 Faits Marquants_1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99-3_32_Formal_32_IVV_32_status_32__40_2_41_" style:display-name="H_Déf_1.1 Faits Marquants_1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MAP-F-DAE-025-00-D" style:display-name="H_Déf_1.1 Faits Marquants_1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MAP-F-DAE-025-00-D_32_2" style:display-name="H_Déf_1.1 Faits Marquants_1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MAP-F-DAE-025-00-D_32_2_32_2" style:display-name="H_Déf_1.1 Faits Marquants_1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MAP-S76-AVS-2010-04.new-xls" style:display-name="H_Déf_1.1 Faits Marquants_1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Nettoyage_fichier" style:display-name="H_Déf_1.1 Faits Marquants_1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Nettoyage_fichier_32_2" style:display-name="H_Déf_1.1 Faits Marquants_1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Nettoyage_fichier_32_2_32_2" style:display-name="H_Déf_1.1 Faits Marquants_1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TdB_32_30_04_2010_32_TASFR00580937AJ-1_32_THTH" style:display-name="H_Déf_1.1 Faits Marquants_1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TdB_32_30_04_2010_32_TASFR00580937AJ-1_32_THTH_32_2" style:display-name="H_Déf_1.1 Faits Marquants_1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tdb_32_MAP_32_CAM_32_ATR42_32_NAV_32_08-00531-03" style:display-name="H_Déf_1.1 Faits Marquants_1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1_TdB-S76-CIS-2010-03_32_V38_32_Recup" style:display-name="H_Déf_1.1 Faits Marquants_1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1_32_Faits_32_Marquants_5-Charges_32_MO" style:display-name="H_Déf_1.1 Faits Marquant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7_32_-_32_Recommandations_32_AQ" style:display-name="H_Déf_1.1 Faits Marquant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99-2_32_Baseline_32_Status_32__40_ECRs_41__32__40_2_41_" style:display-name="H_Déf_1.1 Faits Marquant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99-3_32_Formal_32_IVV_32_status_32__40_2_41_" style:display-name="H_Déf_1.1 Faits Marquant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MAP-F-DAE-025-00-D" style:display-name="H_Déf_1.1 Faits Marquant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MAP-F-DAE-025-00-D_32_2" style:display-name="H_Déf_1.1 Faits Marquant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MAP-S76-AVS-2010-04.new-xls" style:display-name="H_Déf_1.1 Faits Marquant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Nettoyage_fichier" style:display-name="H_Déf_1.1 Faits Marquant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Nettoyage_fichier_32_2" style:display-name="H_Déf_1.1 Faits Marquant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TdB_32_30_04_2010_32_TASFR00580937AJ-1_32_THTH" style:display-name="H_Déf_1.1 Faits Marquant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tdb_32_MAP_32_CAM_32_ATR42_32_NAV_32_08-00531-03" style:display-name="H_Déf_1.1 Faits Marquants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1_32_Faits_32_Marquants_TdB-S76-CIS-2010-03_32_V38_32_Recup" style:display-name="H_Déf_1.1 Faits Marquant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2_32_Decisions-Actions" style:display-name="H_Déf_1.2 Decisions-Action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2_32_D_233_cisions-Actions" style:display-name="H_Déf_1.2 Décisions-Action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32_2" style:display-name="H_Déf_1.2 Décisions-Action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32_2_32_2" style:display-name="H_Déf_1.2 Décisions-Actions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1_32_-_32_Fiche_32_descriptive" style:display-name="H_Déf_1.2 Décisions-Action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5-Charges_32_MO" style:display-name="H_Déf_1.2 Décisions-Action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7_32_-_32_Recommandations_32_AQ" style:display-name="H_Déf_1.2 Décisions-Action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99-2_32_Baseline_32_Status_32__40_ECRs_41__32__40_2_41_" style:display-name="H_Déf_1.2 Décisions-Action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99-3_32_Formal_32_IVV_32_status_32__40_2_41_" style:display-name="H_Déf_1.2 Décisions-Action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MAP-F-DAE-025-00-D" style:display-name="H_Déf_1.2 Décisions-Action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MAP-F-DAE-025-00-D_32_2" style:display-name="H_Déf_1.2 Décisions-Action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MAP-F-DAE-025-00-D_32_2_32_2" style:display-name="H_Déf_1.2 Décisions-Actions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MAP-S76-AVS-2010-04.new-xls" style:display-name="H_Déf_1.2 Décisions-Action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Nettoyage_fichier" style:display-name="H_Déf_1.2 Décisions-Action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Nettoyage_fichier_32_2" style:display-name="H_Déf_1.2 Décisions-Action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Nettoyage_fichier_32_2_32_2" style:display-name="H_Déf_1.2 Décisions-Actions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TdB_32_30_04_2010_32_TASFR00580937AJ-1_32_THTH" style:display-name="H_Déf_1.2 Décisions-Action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TdB_32_30_04_2010_32_TASFR00580937AJ-1_32_THTH_32_2" style:display-name="H_Déf_1.2 Décisions-Actions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tdb_32_MAP_32_CAM_32_ATR42_32_NAV_32_08-00531-03" style:display-name="H_Déf_1.2 Décisions-Actions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2_32_D_233_cisions-Actions_TdB-S76-CIS-2010-03_32_V38_32_Recup" style:display-name="H_Déf_1.2 Décisions-Action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" style:display-name="H_Déf_1.3 Indicateur Satisfaction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32_2" style:display-name="H_Déf_1.3 Indicateur Satisfaction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1" style:display-name="H_Déf_1.3 Indicateur Satisfaction_1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32_-_32_Fiche_32_descriptive" style:display-name="H_Déf_1.3 Indicateur Satisfaction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1_32_2" style:display-name="H_Déf_1.3 Indicateur Satisfaction_1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32_2_32_2" style:display-name="H_Déf_1.3 Indicateur Satisfaction_1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1_32_-_32_Fiche_32_descriptive" style:display-name="H_Déf_1.3 Indicateur Satisfaction_1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5-Charges_32_MO" style:display-name="H_Déf_1.3 Indicateur Satisfaction_1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7_32_-_32_Recommandations_32_AQ" style:display-name="H_Déf_1.3 Indicateur Satisfaction_1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99-2_32_Baseline_32_Status_32__40_ECRs_41__32__40_2_41_" style:display-name="H_Déf_1.3 Indicateur Satisfaction_1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99-3_32_Formal_32_IVV_32_status_32__40_2_41_" style:display-name="H_Déf_1.3 Indicateur Satisfaction_1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MAP-F-DAE-025-00-D" style:display-name="H_Déf_1.3 Indicateur Satisfaction_1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MAP-F-DAE-025-00-D_32_2" style:display-name="H_Déf_1.3 Indicateur Satisfaction_1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MAP-F-DAE-025-00-D_32_2_32_2" style:display-name="H_Déf_1.3 Indicateur Satisfaction_1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MAP-S76-AVS-2010-04.new-xls" style:display-name="H_Déf_1.3 Indicateur Satisfaction_1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Nettoyage_fichier" style:display-name="H_Déf_1.3 Indicateur Satisfaction_1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Nettoyage_fichier_32_2" style:display-name="H_Déf_1.3 Indicateur Satisfaction_1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Nettoyage_fichier_32_2_32_2" style:display-name="H_Déf_1.3 Indicateur Satisfaction_1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TdB_32_30_04_2010_32_TASFR00580937AJ-1_32_THTH" style:display-name="H_Déf_1.3 Indicateur Satisfaction_1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TdB_32_30_04_2010_32_TASFR00580937AJ-1_32_THTH_32_2" style:display-name="H_Déf_1.3 Indicateur Satisfaction_1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tdb_32_MAP_32_CAM_32_ATR42_32_NAV_32_08-00531-03" style:display-name="H_Déf_1.3 Indicateur Satisfaction_1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1_TdB-S76-CIS-2010-03_32_V38_32_Recup" style:display-name="H_Déf_1.3 Indicateur Satisfaction_1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1.3_32_Indicateur_32_Satisfaction_5-Charges_32_MO" style:display-name="H_Déf_1.3 Indicateur Satisfaction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7_32_-_32_Recommandations_32_AQ" style:display-name="H_Déf_1.3 Indicateur Satisfaction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99-2_32_Baseline_32_Status_32__40_ECRs_41__32__40_2_41_" style:display-name="H_Déf_1.3 Indicateur Satisfaction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99-3_32_Formal_32_IVV_32_status_32__40_2_41_" style:display-name="H_Déf_1.3 Indicateur Satisfaction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MAP-F-DAE-025-00-D" style:display-name="H_Déf_1.3 Indicateur Satisfaction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MAP-F-DAE-025-00-D_32_2" style:display-name="H_Déf_1.3 Indicateur Satisfaction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MAP-S76-AVS-2010-04.new-xls" style:display-name="H_Déf_1.3 Indicateur Satisfaction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Nettoyage_fichier" style:display-name="H_Déf_1.3 Indicateur Satisfaction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Nettoyage_fichier_32_2" style:display-name="H_Déf_1.3 Indicateur Satisfaction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TdB_32_30_04_2010_32_TASFR00580937AJ-1_32_THTH" style:display-name="H_Déf_1.3 Indicateur Satisfaction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tdb_32_MAP_32_CAM_32_ATR42_32_NAV_32_08-00531-03" style:display-name="H_Déf_1.3 Indicateur Satisfaction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1.3_32_Indicateur_32_Satisfaction_TdB-S76-CIS-2010-03_32_V38_32_Recup" style:display-name="H_Déf_1.3 Indicateur Satisfaction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" style:display-name="H_Déf_2.2 Jalons (Courbe à 45°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FFFFFF" style:font-name="Arial1" style:font-name-asian="Arial1" style:font-name-complex="Arial1" fo:font-size="8pt" style:font-size-asian="8pt" style:font-size-complex="8pt"/>
    </style:style>
    <style:style style:name="H_D_233_f_2.2_32_Jalons_32__40_Courbe_32__224__32_45_176__41__1" style:display-name="H_Déf_2.2 Jalons (Courbe à 45°)_1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32_2" style:display-name="H_Déf_2.2 Jalons (Courbe à 45°)_1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1_32_-_32_Fiche_32_descriptive" style:display-name="H_Déf_2.2 Jalons (Courbe à 45°)_1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5-Charges_32_MO" style:display-name="H_Déf_2.2 Jalons (Courbe à 45°)_1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7_32_-_32_Recommandations_32_AQ" style:display-name="H_Déf_2.2 Jalons (Courbe à 45°)_1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99-2_32_Baseline_32_Status_32__40_ECRs_41__32__40_2_41_" style:display-name="H_Déf_2.2 Jalons (Courbe à 45°)_1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99-3_32_Formal_32_IVV_32_status_32__40_2_41_" style:display-name="H_Déf_2.2 Jalons (Courbe à 45°)_1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MAP-F-DAE-025-00-D" style:display-name="H_Déf_2.2 Jalons (Courbe à 45°)_1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MAP-F-DAE-025-00-D_32_2" style:display-name="H_Déf_2.2 Jalons (Courbe à 45°)_1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MAP-S76-AVS-2010-04.new-xls" style:display-name="H_Déf_2.2 Jalons (Courbe à 45°)_1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Nettoyage_fichier" style:display-name="H_Déf_2.2 Jalons (Courbe à 45°)_1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Nettoyage_fichier_32_2" style:display-name="H_Déf_2.2 Jalons (Courbe à 45°)_1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TdB_32_30_04_2010_32_TASFR00580937AJ-1_32_THTH" style:display-name="H_Déf_2.2 Jalons (Courbe à 45°)_1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tdb_32_MAP_32_CAM_32_ATR42_32_NAV_32_08-00531-03" style:display-name="H_Déf_2.2 Jalons (Courbe à 45°)_1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1_TdB-S76-CIS-2010-03_32_V38_32_Recup" style:display-name="H_Déf_2.2 Jalons (Courbe à 45°)_1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2" style:display-name="H_Déf_2.2 Jalons (Courbe à 45°)_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32_2" style:display-name="H_Déf_2.2 Jalons (Courbe à 45°)_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32_2_32_2" style:display-name="H_Déf_2.2 Jalons (Courbe à 45°)_2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1_32_-_32_Fiche_32_descriptive" style:display-name="H_Déf_2.2 Jalons (Courbe à 45°)_2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5-Charges_32_MO" style:display-name="H_Déf_2.2 Jalons (Courbe à 45°)_2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7_32_-_32_Recommandations_32_AQ" style:display-name="H_Déf_2.2 Jalons (Courbe à 45°)_2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99-2_32_Baseline_32_Status_32__40_ECRs_41__32__40_2_41_" style:display-name="H_Déf_2.2 Jalons (Courbe à 45°)_2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99-3_32_Formal_32_IVV_32_status_32__40_2_41_" style:display-name="H_Déf_2.2 Jalons (Courbe à 45°)_2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MAP-F-DAE-025-00-D" style:display-name="H_Déf_2.2 Jalons (Courbe à 45°)_2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MAP-F-DAE-025-00-D_32_2" style:display-name="H_Déf_2.2 Jalons (Courbe à 45°)_2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MAP-F-DAE-025-00-D_32_2_32_2" style:display-name="H_Déf_2.2 Jalons (Courbe à 45°)_2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MAP-S76-AVS-2010-04.new-xls" style:display-name="H_Déf_2.2 Jalons (Courbe à 45°)_2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Nettoyage_fichier" style:display-name="H_Déf_2.2 Jalons (Courbe à 45°)_2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Nettoyage_fichier_32_2" style:display-name="H_Déf_2.2 Jalons (Courbe à 45°)_2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Nettoyage_fichier_32_2_32_2" style:display-name="H_Déf_2.2 Jalons (Courbe à 45°)_2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TdB_32_30_04_2010_32_TASFR00580937AJ-1_32_THTH" style:display-name="H_Déf_2.2 Jalons (Courbe à 45°)_2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TdB_32_30_04_2010_32_TASFR00580937AJ-1_32_THTH_32_2" style:display-name="H_Déf_2.2 Jalons (Courbe à 45°)_2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tdb_32_MAP_32_CAM_32_ATR42_32_NAV_32_08-00531-03" style:display-name="H_Déf_2.2 Jalons (Courbe à 45°)_2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2_TdB-S76-CIS-2010-03_32_V38_32_Recup" style:display-name="H_Déf_2.2 Jalons (Courbe à 45°)_2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2_32_Jalons_32__40_Courbe_32__224__32_45_176__41__8.1_32_COP-CEP" style:display-name="H_Déf_2.2 Jalons (Courbe à 45°)_8.1 COP-CE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32_2" style:display-name="H_Déf_2.2 Jalons (Courbe à 45°)_8.1 COP-CEP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1_32_-_32_Fiche_32_descriptive" style:display-name="H_Déf_2.2 Jalons (Courbe à 45°)_8.1 COP-CEP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5-Charges_32_MO" style:display-name="H_Déf_2.2 Jalons (Courbe à 45°)_8.1 COP-CEP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7_32_-_32_Recommandations_32_AQ" style:display-name="H_Déf_2.2 Jalons (Courbe à 45°)_8.1 COP-CEP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99-2_32_Baseline_32_Status_32__40_ECRs_41__32__40_2_41_" style:display-name="H_Déf_2.2 Jalons (Courbe à 45°)_8.1 COP-CEP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99-3_32_Formal_32_IVV_32_status_32__40_2_41_" style:display-name="H_Déf_2.2 Jalons (Courbe à 45°)_8.1 COP-CEP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MAP-F-DAE-025-00-D" style:display-name="H_Déf_2.2 Jalons (Courbe à 45°)_8.1 COP-CEP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MAP-F-DAE-025-00-D_32_2" style:display-name="H_Déf_2.2 Jalons (Courbe à 45°)_8.1 COP-CEP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MAP-S76-AVS-2010-04.new-xls" style:display-name="H_Déf_2.2 Jalons (Courbe à 45°)_8.1 COP-CEP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Nettoyage_fichier" style:display-name="H_Déf_2.2 Jalons (Courbe à 45°)_8.1 COP-CEP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Nettoyage_fichier_32_2" style:display-name="H_Déf_2.2 Jalons (Courbe à 45°)_8.1 COP-CEP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TdB_32_30_04_2010_32_TASFR00580937AJ-1_32_THTH" style:display-name="H_Déf_2.2 Jalons (Courbe à 45°)_8.1 COP-CEP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tdb_32_MAP_32_CAM_32_ATR42_32_NAV_32_08-00531-03" style:display-name="H_Déf_2.2 Jalons (Courbe à 45°)_8.1 COP-CEP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2_32_Jalons_32__40_Courbe_32__224__32_45_176__41__8.1_32_COP-CEP_TdB-S76-CIS-2010-03_32_V38_32_Recup" style:display-name="H_Déf_2.2 Jalons (Courbe à 45°)_8.1 COP-CEP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5_32_Contrat" style:display-name="H_Déf_2.5 Contrat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32_2" style:display-name="H_Déf_2.5 Contrat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32_2_32_2" style:display-name="H_Déf_2.5 Contrat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1_32_-_32_Fiche_32_descriptive" style:display-name="H_Déf_2.5 Contrat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5-Charges_32_MO" style:display-name="H_Déf_2.5 Contrat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7_32_-_32_Recommandations_32_AQ" style:display-name="H_Déf_2.5 Contrat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99-2_32_Baseline_32_Status_32__40_ECRs_41__32__40_2_41_" style:display-name="H_Déf_2.5 Contrat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99-3_32_Formal_32_IVV_32_status_32__40_2_41_" style:display-name="H_Déf_2.5 Contrat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MAP-F-DAE-025-00-D" style:display-name="H_Déf_2.5 Contrat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MAP-F-DAE-025-00-D_32_2" style:display-name="H_Déf_2.5 Contrat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MAP-F-DAE-025-00-D_32_2_32_2" style:display-name="H_Déf_2.5 Contrat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MAP-S76-AVS-2010-04.new-xls" style:display-name="H_Déf_2.5 Contrat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Nettoyage_fichier" style:display-name="H_Déf_2.5 Contrat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Nettoyage_fichier_32_2" style:display-name="H_Déf_2.5 Contrat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Nettoyage_fichier_32_2_32_2" style:display-name="H_Déf_2.5 Contrat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TdB_32_30_04_2010_32_TASFR00580937AJ-1_32_THTH" style:display-name="H_Déf_2.5 Contrat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TdB_32_30_04_2010_32_TASFR00580937AJ-1_32_THTH_32_2" style:display-name="H_Déf_2.5 Contrat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tdb_32_MAP_32_CAM_32_ATR42_32_NAV_32_08-00531-03" style:display-name="H_Déf_2.5 Contrat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5_32_Contrat_TdB-S76-CIS-2010-03_32_V38_32_Recup" style:display-name="H_Déf_2.5 Contrat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Cust_Internal_32_dependancies" style:display-name="H_Déf_2.6 Cust_Internal dependancie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2.6_32_Obligations_32_Client" style:display-name="H_Déf_2.6 Obligations Client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32_2" style:display-name="H_Déf_2.6 Obligations Client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32_2_32_2" style:display-name="H_Déf_2.6 Obligations Client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1_32_-_32_Fiche_32_descriptive" style:display-name="H_Déf_2.6 Obligations Client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5-Charges_32_MO" style:display-name="H_Déf_2.6 Obligations Client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7_32_-_32_Recommandations_32_AQ" style:display-name="H_Déf_2.6 Obligations Client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99-2_32_Baseline_32_Status_32__40_ECRs_41__32__40_2_41_" style:display-name="H_Déf_2.6 Obligations Client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99-3_32_Formal_32_IVV_32_status_32__40_2_41_" style:display-name="H_Déf_2.6 Obligations Client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MAP-F-DAE-025-00-D" style:display-name="H_Déf_2.6 Obligations Client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MAP-F-DAE-025-00-D_32_2" style:display-name="H_Déf_2.6 Obligations Client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MAP-F-DAE-025-00-D_32_2_32_2" style:display-name="H_Déf_2.6 Obligations Client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MAP-S76-AVS-2010-04.new-xls" style:display-name="H_Déf_2.6 Obligations Client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Nettoyage_fichier" style:display-name="H_Déf_2.6 Obligations Client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Nettoyage_fichier_32_2" style:display-name="H_Déf_2.6 Obligations Client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Nettoyage_fichier_32_2_32_2" style:display-name="H_Déf_2.6 Obligations Client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TdB_32_30_04_2010_32_TASFR00580937AJ-1_32_THTH" style:display-name="H_Déf_2.6 Obligations Client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TdB_32_30_04_2010_32_TASFR00580937AJ-1_32_THTH_32_2" style:display-name="H_Déf_2.6 Obligations Client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tdb_32_MAP_32_CAM_32_ATR42_32_NAV_32_08-00531-03" style:display-name="H_Déf_2.6 Obligations Client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6_32_Obligations_32_Client_TdB-S76-CIS-2010-03_32_V38_32_Recup" style:display-name="H_Déf_2.6 Obligations Client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" style:display-name="H_Déf_2.7 Change Request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32_2" style:display-name="H_Déf_2.7 Change Request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32_2_32_2" style:display-name="H_Déf_2.7 Change Request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1_32_-_32_Fiche_32_descriptive" style:display-name="H_Déf_2.7 Change Request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5-Charges_32_MO" style:display-name="H_Déf_2.7 Change Request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7_32_-_32_Recommandations_32_AQ" style:display-name="H_Déf_2.7 Change Request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99-2_32_Baseline_32_Status_32__40_ECRs_41__32__40_2_41_" style:display-name="H_Déf_2.7 Change Request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99-3_32_Formal_32_IVV_32_status_32__40_2_41_" style:display-name="H_Déf_2.7 Change Request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MAP-F-DAE-025-00-D" style:display-name="H_Déf_2.7 Change Request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MAP-F-DAE-025-00-D_32_2" style:display-name="H_Déf_2.7 Change Request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MAP-F-DAE-025-00-D_32_2_32_2" style:display-name="H_Déf_2.7 Change Request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MAP-S76-AVS-2010-04.new-xls" style:display-name="H_Déf_2.7 Change Request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Nettoyage_fichier" style:display-name="H_Déf_2.7 Change Request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Nettoyage_fichier_32_2" style:display-name="H_Déf_2.7 Change Request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Nettoyage_fichier_32_2_32_2" style:display-name="H_Déf_2.7 Change Request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TdB_32_30_04_2010_32_TASFR00580937AJ-1_32_THTH" style:display-name="H_Déf_2.7 Change Request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TdB_32_30_04_2010_32_TASFR00580937AJ-1_32_THTH_32_2" style:display-name="H_Déf_2.7 Change Request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tdb_32_MAP_32_CAM_32_ATR42_32_NAV_32_08-00531-03" style:display-name="H_Déf_2.7 Change Request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.7_32_Change_32_Request_TdB-S76-CIS-2010-03_32_V38_32_Recup" style:display-name="H_Déf_2.7 Change Request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2007_11_DOR_DRAAMA_32__233_d2" style:display-name="H_Déf_2007_11_DOR_DRAAMA éd2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20080619_Gripen_DOR_TASFR00591390-E" style:display-name="H_Déf_20080619_Gripen_DOR_TASFR00591390-E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3.1_32_Risks" style:display-name="H_Déf_3.1 Risks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3.1_32_Risques" style:display-name="H_Déf_3.1 Risque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32_2" style:display-name="H_Déf_3.1 Risque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32_2_32_2" style:display-name="H_Déf_3.1 Risques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1_32_-_32_Fiche_32_descriptive" style:display-name="H_Déf_3.1 Risque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5-Charges_32_MO" style:display-name="H_Déf_3.1 Risque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7_32_-_32_Recommandations_32_AQ" style:display-name="H_Déf_3.1 Risque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99-2_32_Baseline_32_Status_32__40_ECRs_41__32__40_2_41_" style:display-name="H_Déf_3.1 Risque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99-3_32_Formal_32_IVV_32_status_32__40_2_41_" style:display-name="H_Déf_3.1 Risque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MAP-F-DAE-025-00-D" style:display-name="H_Déf_3.1 Risque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MAP-F-DAE-025-00-D_32_2" style:display-name="H_Déf_3.1 Risque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MAP-F-DAE-025-00-D_32_2_32_2" style:display-name="H_Déf_3.1 Risques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MAP-S76-AVS-2010-04.new-xls" style:display-name="H_Déf_3.1 Risque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Nettoyage_fichier" style:display-name="H_Déf_3.1 Risque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Nettoyage_fichier_32_2" style:display-name="H_Déf_3.1 Risque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Nettoyage_fichier_32_2_32_2" style:display-name="H_Déf_3.1 Risques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TdB_32_30_04_2010_32_TASFR00580937AJ-1_32_THTH" style:display-name="H_Déf_3.1 Risque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TdB_32_30_04_2010_32_TASFR00580937AJ-1_32_THTH_32_2" style:display-name="H_Déf_3.1 Risques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tdb_32_MAP_32_CAM_32_ATR42_32_NAV_32_08-00531-03" style:display-name="H_Déf_3.1 Risques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1_32_Risques_TdB-S76-CIS-2010-03_32_V38_32_Recup" style:display-name="H_Déf_3.1 Risque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" style:display-name="H_Déf_3.2 Opportunité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32_2" style:display-name="H_Déf_3.2 Opportunité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32_2_32_2" style:display-name="H_Déf_3.2 Opportunités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1_32_-_32_Fiche_32_descriptive" style:display-name="H_Déf_3.2 Opportunité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5-Charges_32_MO" style:display-name="H_Déf_3.2 Opportunité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7_32_-_32_Recommandations_32_AQ" style:display-name="H_Déf_3.2 Opportunité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99-2_32_Baseline_32_Status_32__40_ECRs_41__32__40_2_41_" style:display-name="H_Déf_3.2 Opportunité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99-3_32_Formal_32_IVV_32_status_32__40_2_41_" style:display-name="H_Déf_3.2 Opportunité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MAP-F-DAE-025-00-D" style:display-name="H_Déf_3.2 Opportunité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MAP-F-DAE-025-00-D_32_2" style:display-name="H_Déf_3.2 Opportunité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MAP-F-DAE-025-00-D_32_2_32_2" style:display-name="H_Déf_3.2 Opportunités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MAP-S76-AVS-2010-04.new-xls" style:display-name="H_Déf_3.2 Opportunité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Nettoyage_fichier" style:display-name="H_Déf_3.2 Opportunité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Nettoyage_fichier_32_2" style:display-name="H_Déf_3.2 Opportunité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Nettoyage_fichier_32_2_32_2" style:display-name="H_Déf_3.2 Opportunités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TdB_32_30_04_2010_32_TASFR00580937AJ-1_32_THTH" style:display-name="H_Déf_3.2 Opportunité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TdB_32_30_04_2010_32_TASFR00580937AJ-1_32_THTH_32_2" style:display-name="H_Déf_3.2 Opportunités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tdb_32_MAP_32_CAM_32_ATR42_32_NAV_32_08-00531-03" style:display-name="H_Déf_3.2 Opportunités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_233_s_TdB-S76-CIS-2010-03_32_V38_32_Recup" style:display-name="H_Déf_3.2 Opportunité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3.2_32_Opportunities" style:display-name="H_Déf_3.2 Opportunities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5.1_32_Charges_32_-_32_ressources" style:display-name="H_Déf_5.1 Charges - ressource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32_2" style:display-name="H_Déf_5.1 Charges - ressource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32_2_32_2" style:display-name="H_Déf_5.1 Charges - ressources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1_32_-_32_Fiche_32_descriptive" style:display-name="H_Déf_5.1 Charges - ressource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5-Charges_32_MO" style:display-name="H_Déf_5.1 Charges - ressource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7_32_-_32_Recommandations_32_AQ" style:display-name="H_Déf_5.1 Charges - ressource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99-2_32_Baseline_32_Status_32__40_ECRs_41__32__40_2_41_" style:display-name="H_Déf_5.1 Charges - ressource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99-3_32_Formal_32_IVV_32_status_32__40_2_41_" style:display-name="H_Déf_5.1 Charges - ressource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MAP-F-DAE-025-00-D" style:display-name="H_Déf_5.1 Charges - ressource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MAP-F-DAE-025-00-D_32_2" style:display-name="H_Déf_5.1 Charges - ressource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MAP-F-DAE-025-00-D_32_2_32_2" style:display-name="H_Déf_5.1 Charges - ressources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MAP-S76-AVS-2010-04.new-xls" style:display-name="H_Déf_5.1 Charges - ressource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Nettoyage_fichier" style:display-name="H_Déf_5.1 Charges - ressource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Nettoyage_fichier_32_2" style:display-name="H_Déf_5.1 Charges - ressource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Nettoyage_fichier_32_2_32_2" style:display-name="H_Déf_5.1 Charges - ressources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TdB_32_30_04_2010_32_TASFR00580937AJ-1_32_THTH" style:display-name="H_Déf_5.1 Charges - ressource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TdB_32_30_04_2010_32_TASFR00580937AJ-1_32_THTH_32_2" style:display-name="H_Déf_5.1 Charges - ressources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tdb_32_MAP_32_CAM_32_ATR42_32_NAV_32_08-00531-03" style:display-name="H_Déf_5.1 Charges - ressources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Charges_32_-_32_ressources_TdB-S76-CIS-2010-03_32_V38_32_Recup" style:display-name="H_Déf_5.1 Charges - ressource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5.1_32_Labor_32_workload" style:display-name="H_Déf_5.1 Labor workloa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6_32_-_32_Prochaines_32_Etapes" style:display-name="H_Déf_6 - Prochaines Etape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32_2" style:display-name="H_Déf_6 - Prochaines Etape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32_2_32_2" style:display-name="H_Déf_6 - Prochaines Etapes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1_32_-_32_Fiche_32_descriptive" style:display-name="H_Déf_6 - Prochaines Etape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5-Charges_32_MO" style:display-name="H_Déf_6 - Prochaines Etape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7_32_-_32_Recommandations_32_AQ" style:display-name="H_Déf_6 - Prochaines Etape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99-2_32_Baseline_32_Status_32__40_ECRs_41__32__40_2_41_" style:display-name="H_Déf_6 - Prochaines Etape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99-3_32_Formal_32_IVV_32_status_32__40_2_41_" style:display-name="H_Déf_6 - Prochaines Etape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MAP-F-DAE-025-00-D" style:display-name="H_Déf_6 - Prochaines Etape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MAP-F-DAE-025-00-D_32_2" style:display-name="H_Déf_6 - Prochaines Etape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MAP-F-DAE-025-00-D_32_2_32_2" style:display-name="H_Déf_6 - Prochaines Etapes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MAP-S76-AVS-2010-04.new-xls" style:display-name="H_Déf_6 - Prochaines Etape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Nettoyage_fichier" style:display-name="H_Déf_6 - Prochaines Etape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Nettoyage_fichier_32_2" style:display-name="H_Déf_6 - Prochaines Etape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Nettoyage_fichier_32_2_32_2" style:display-name="H_Déf_6 - Prochaines Etapes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TdB_32_30_04_2010_32_TASFR00580937AJ-1_32_THTH" style:display-name="H_Déf_6 - Prochaines Etape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TdB_32_30_04_2010_32_TASFR00580937AJ-1_32_THTH_32_2" style:display-name="H_Déf_6 - Prochaines Etapes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tdb_32_MAP_32_CAM_32_ATR42_32_NAV_32_08-00531-03" style:display-name="H_Déf_6 - Prochaines Etapes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6_32_-_32_Prochaines_32_Etapes_TdB-S76-CIS-2010-03_32_V38_32_Recup" style:display-name="H_Déf_6 - Prochaines Etape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" style:display-name="H_Déf_7.10 Autres aspect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32_2" style:display-name="H_Déf_7.10 Autres aspect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32_2_32_2" style:display-name="H_Déf_7.10 Autres aspects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1_32_-_32_Fiche_32_descriptive" style:display-name="H_Déf_7.10 Autres aspect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5-Charges_32_MO" style:display-name="H_Déf_7.10 Autres aspect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7_32_-_32_Recommandations_32_AQ" style:display-name="H_Déf_7.10 Autres aspect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99-2_32_Baseline_32_Status_32__40_ECRs_41__32__40_2_41_" style:display-name="H_Déf_7.10 Autres aspect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99-3_32_Formal_32_IVV_32_status_32__40_2_41_" style:display-name="H_Déf_7.10 Autres aspect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MAP-F-DAE-025-00-D" style:display-name="H_Déf_7.10 Autres aspect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MAP-F-DAE-025-00-D_32_2" style:display-name="H_Déf_7.10 Autres aspect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MAP-F-DAE-025-00-D_32_2_32_2" style:display-name="H_Déf_7.10 Autres aspects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MAP-S76-AVS-2010-04.new-xls" style:display-name="H_Déf_7.10 Autres aspect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Nettoyage_fichier" style:display-name="H_Déf_7.10 Autres aspect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Nettoyage_fichier_32_2" style:display-name="H_Déf_7.10 Autres aspect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Nettoyage_fichier_32_2_32_2" style:display-name="H_Déf_7.10 Autres aspects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TdB_32_30_04_2010_32_TASFR00580937AJ-1_32_THTH" style:display-name="H_Déf_7.10 Autres aspect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TdB_32_30_04_2010_32_TASFR00580937AJ-1_32_THTH_32_2" style:display-name="H_Déf_7.10 Autres aspects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tdb_32_MAP_32_CAM_32_ATR42_32_NAV_32_08-00531-03" style:display-name="H_Déf_7.10 Autres aspects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7.10_32_Autres_32_aspects_TdB-S76-CIS-2010-03_32_V38_32_Recup" style:display-name="H_Déf_7.10 Autres aspect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1_32_COP-CEP" style:display-name="H_Déf_8.1 COP-CE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FFFFFF" style:font-name="Arial1" style:font-name-asian="Arial1" style:font-name-complex="Arial1" fo:font-size="8pt" style:font-size-asian="8pt" style:font-size-complex="8pt"/>
    </style:style>
    <style:style style:name="H_D_233_f_8.2_32_Synth_232_se_32_CPE_32_CPP" style:display-name="H_Déf_8.2 Synthèse CPE CP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32_2" style:display-name="H_Déf_8.2 Synthèse CPE CPP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32_2_32_2" style:display-name="H_Déf_8.2 Synthèse CPE CPP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1_32_-_32_Fiche_32_descriptive" style:display-name="H_Déf_8.2 Synthèse CPE CPP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5-Charges_32_MO" style:display-name="H_Déf_8.2 Synthèse CPE CPP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7_32_-_32_Recommandations_32_AQ" style:display-name="H_Déf_8.2 Synthèse CPE CPP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99-2_32_Baseline_32_Status_32__40_ECRs_41__32__40_2_41_" style:display-name="H_Déf_8.2 Synthèse CPE CPP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99-3_32_Formal_32_IVV_32_status_32__40_2_41_" style:display-name="H_Déf_8.2 Synthèse CPE CPP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MAP-F-DAE-025-00-D" style:display-name="H_Déf_8.2 Synthèse CPE CPP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MAP-F-DAE-025-00-D_32_2" style:display-name="H_Déf_8.2 Synthèse CPE CPP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MAP-F-DAE-025-00-D_32_2_32_2" style:display-name="H_Déf_8.2 Synthèse CPE CPP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MAP-S76-AVS-2010-04.new-xls" style:display-name="H_Déf_8.2 Synthèse CPE CPP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Nettoyage_fichier" style:display-name="H_Déf_8.2 Synthèse CPE CPP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Nettoyage_fichier_32_2" style:display-name="H_Déf_8.2 Synthèse CPE CPP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Nettoyage_fichier_32_2_32_2" style:display-name="H_Déf_8.2 Synthèse CPE CPP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TdB_32_30_04_2010_32_TASFR00580937AJ-1_32_THTH" style:display-name="H_Déf_8.2 Synthèse CPE CPP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TdB_32_30_04_2010_32_TASFR00580937AJ-1_32_THTH_32_2" style:display-name="H_Déf_8.2 Synthèse CPE CPP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tdb_32_MAP_32_CAM_32_ATR42_32_NAV_32_08-00531-03" style:display-name="H_Déf_8.2 Synthèse CPE CPP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2_32_Synth_232_se_32_CPE_32_CPP_TdB-S76-CIS-2010-03_32_V38_32_Recup" style:display-name="H_Déf_8.2 Synthèse CPE CPP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" style:display-name="H_Déf_8.3 CPE-CPP par lot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32_2" style:display-name="H_Déf_8.3 CPE-CPP par lot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32_2_32_2" style:display-name="H_Déf_8.3 CPE-CPP par lots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1_32_-_32_Fiche_32_descriptive" style:display-name="H_Déf_8.3 CPE-CPP par lot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5-Charges_32_MO" style:display-name="H_Déf_8.3 CPE-CPP par lot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7_32_-_32_Recommandations_32_AQ" style:display-name="H_Déf_8.3 CPE-CPP par lot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99-2_32_Baseline_32_Status_32__40_ECRs_41__32__40_2_41_" style:display-name="H_Déf_8.3 CPE-CPP par lot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99-3_32_Formal_32_IVV_32_status_32__40_2_41_" style:display-name="H_Déf_8.3 CPE-CPP par lot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MAP-F-DAE-025-00-D" style:display-name="H_Déf_8.3 CPE-CPP par lot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MAP-F-DAE-025-00-D_32_2" style:display-name="H_Déf_8.3 CPE-CPP par lot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MAP-F-DAE-025-00-D_32_2_32_2" style:display-name="H_Déf_8.3 CPE-CPP par lots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MAP-S76-AVS-2010-04.new-xls" style:display-name="H_Déf_8.3 CPE-CPP par lot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Nettoyage_fichier" style:display-name="H_Déf_8.3 CPE-CPP par lot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Nettoyage_fichier_32_2" style:display-name="H_Déf_8.3 CPE-CPP par lot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Nettoyage_fichier_32_2_32_2" style:display-name="H_Déf_8.3 CPE-CPP par lots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TdB_32_30_04_2010_32_TASFR00580937AJ-1_32_THTH" style:display-name="H_Déf_8.3 CPE-CPP par lot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TdB_32_30_04_2010_32_TASFR00580937AJ-1_32_THTH_32_2" style:display-name="H_Déf_8.3 CPE-CPP par lots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tdb_32_MAP_32_CAM_32_ATR42_32_NAV_32_08-00531-03" style:display-name="H_Déf_8.3 CPE-CPP par lots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3_32_CPE-CPP_32_par_32_lots_TdB-S76-CIS-2010-03_32_V38_32_Recup" style:display-name="H_Déf_8.3 CPE-CPP par lot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" style:display-name="H_Déf_8.4 Courbe dépenses CPR-PP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32_2" style:display-name="H_Déf_8.4 Courbe dépenses CPR-PP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32_2_32_2" style:display-name="H_Déf_8.4 Courbe dépenses CPR-PPS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1_32_-_32_Fiche_32_descriptive" style:display-name="H_Déf_8.4 Courbe dépenses CPR-PP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5-Charges_32_MO" style:display-name="H_Déf_8.4 Courbe dépenses CPR-PP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7_32_-_32_Recommandations_32_AQ" style:display-name="H_Déf_8.4 Courbe dépenses CPR-PP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99-2_32_Baseline_32_Status_32__40_ECRs_41__32__40_2_41_" style:display-name="H_Déf_8.4 Courbe dépenses CPR-PP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99-3_32_Formal_32_IVV_32_status_32__40_2_41_" style:display-name="H_Déf_8.4 Courbe dépenses CPR-PP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MAP-F-DAE-025-00-D" style:display-name="H_Déf_8.4 Courbe dépenses CPR-PP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MAP-F-DAE-025-00-D_32_2" style:display-name="H_Déf_8.4 Courbe dépenses CPR-PP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MAP-F-DAE-025-00-D_32_2_32_2" style:display-name="H_Déf_8.4 Courbe dépenses CPR-PPS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MAP-S76-AVS-2010-04.new-xls" style:display-name="H_Déf_8.4 Courbe dépenses CPR-PP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Nettoyage_fichier" style:display-name="H_Déf_8.4 Courbe dépenses CPR-PP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Nettoyage_fichier_32_2" style:display-name="H_Déf_8.4 Courbe dépenses CPR-PP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Nettoyage_fichier_32_2_32_2" style:display-name="H_Déf_8.4 Courbe dépenses CPR-PPS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TdB_32_30_04_2010_32_TASFR00580937AJ-1_32_THTH" style:display-name="H_Déf_8.4 Courbe dépenses CPR-PP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TdB_32_30_04_2010_32_TASFR00580937AJ-1_32_THTH_32_2" style:display-name="H_Déf_8.4 Courbe dépenses CPR-PPS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tdb_32_MAP_32_CAM_32_ATR42_32_NAV_32_08-00531-03" style:display-name="H_Déf_8.4 Courbe dépenses CPR-PPS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4_32_Courbe_32_d_233_penses_32_CPR-PPS_TdB-S76-CIS-2010-03_32_V38_32_Recup" style:display-name="H_Déf_8.4 Courbe dépenses CPR-PP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" style:display-name="H_Déf_8.5 Situation financièr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32_2" style:display-name="H_Déf_8.5 Situation financière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32_2_32_2" style:display-name="H_Déf_8.5 Situation financière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1_32_-_32_Fiche_32_descriptive" style:display-name="H_Déf_8.5 Situation financière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5-Charges_32_MO" style:display-name="H_Déf_8.5 Situation financière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7_32_-_32_Recommandations_32_AQ" style:display-name="H_Déf_8.5 Situation financière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99-2_32_Baseline_32_Status_32__40_ECRs_41__32__40_2_41_" style:display-name="H_Déf_8.5 Situation financière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99-3_32_Formal_32_IVV_32_status_32__40_2_41_" style:display-name="H_Déf_8.5 Situation financière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MAP-F-DAE-025-00-D" style:display-name="H_Déf_8.5 Situation financière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MAP-F-DAE-025-00-D_32_2" style:display-name="H_Déf_8.5 Situation financière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MAP-F-DAE-025-00-D_32_2_32_2" style:display-name="H_Déf_8.5 Situation financière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MAP-S76-AVS-2010-04.new-xls" style:display-name="H_Déf_8.5 Situation financière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Nettoyage_fichier" style:display-name="H_Déf_8.5 Situation financière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Nettoyage_fichier_32_2" style:display-name="H_Déf_8.5 Situation financière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Nettoyage_fichier_32_2_32_2" style:display-name="H_Déf_8.5 Situation financière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TdB_32_30_04_2010_32_TASFR00580937AJ-1_32_THTH" style:display-name="H_Déf_8.5 Situation financière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TdB_32_30_04_2010_32_TASFR00580937AJ-1_32_THTH_32_2" style:display-name="H_Déf_8.5 Situation financière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tdb_32_MAP_32_CAM_32_ATR42_32_NAV_32_08-00531-03" style:display-name="H_Déf_8.5 Situation financière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5_32_Situation_32_financi_232_re_TdB-S76-CIS-2010-03_32_V38_32_Recup" style:display-name="H_Déf_8.5 Situation financière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" style:display-name="H_Déf_8.6 Rentabilité à terminaison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32_2" style:display-name="H_Déf_8.6 Rentabilité à terminaison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32_2_32_2" style:display-name="H_Déf_8.6 Rentabilité à terminaison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1_32_-_32_Fiche_32_descriptive" style:display-name="H_Déf_8.6 Rentabilité à terminaison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5-Charges_32_MO" style:display-name="H_Déf_8.6 Rentabilité à terminaison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7_32_-_32_Recommandations_32_AQ" style:display-name="H_Déf_8.6 Rentabilité à terminaison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99-2_32_Baseline_32_Status_32__40_ECRs_41__32__40_2_41_" style:display-name="H_Déf_8.6 Rentabilité à terminaison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99-3_32_Formal_32_IVV_32_status_32__40_2_41_" style:display-name="H_Déf_8.6 Rentabilité à terminaison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MAP-F-DAE-025-00-D" style:display-name="H_Déf_8.6 Rentabilité à terminaison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MAP-F-DAE-025-00-D_32_2" style:display-name="H_Déf_8.6 Rentabilité à terminaison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MAP-F-DAE-025-00-D_32_2_32_2" style:display-name="H_Déf_8.6 Rentabilité à terminaison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MAP-S76-AVS-2010-04.new-xls" style:display-name="H_Déf_8.6 Rentabilité à terminaison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Nettoyage_fichier" style:display-name="H_Déf_8.6 Rentabilité à terminaison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Nettoyage_fichier_32_2" style:display-name="H_Déf_8.6 Rentabilité à terminaison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Nettoyage_fichier_32_2_32_2" style:display-name="H_Déf_8.6 Rentabilité à terminaison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TdB_32_30_04_2010_32_TASFR00580937AJ-1_32_THTH" style:display-name="H_Déf_8.6 Rentabilité à terminaison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TdB_32_30_04_2010_32_TASFR00580937AJ-1_32_THTH_32_2" style:display-name="H_Déf_8.6 Rentabilité à terminaison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tdb_32_MAP_32_CAM_32_ATR42_32_NAV_32_08-00531-03" style:display-name="H_Déf_8.6 Rentabilité à terminaison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8.6_32_Rentabilit_233__32__224__32_terminaison_TdB-S76-CIS-2010-03_32_V38_32_Recup" style:display-name="H_Déf_8.6 Rentabilité à terminaison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9_32_Administration" style:display-name="H_Déf_9 Administration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/>
    </style:style>
    <style:style style:name="H_D_233_f_9_32_Administration_8.1_32_COP-CEP" style:display-name="H_Déf_9 Administration_8.1 COP-CE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FF0000" style:font-name="MS Sans Serif" style:font-name-asian="MS Sans Serif" style:font-name-complex="MS Sans Serif" fo:font-size="12pt" style:font-size-asian="12pt" style:font-size-complex="12pt" fo:font-weight="bold" style:font-weight-asian="bold" style:font-weight-complex="bold"/>
    </style:style>
    <style:style style:name="H_D_233_f_Copie_32_de_32_2005_06_23_TdB_32_RRJ-DG_32_FINAL" style:display-name="H_Déf_Copie de 2005_06_23_TdB RRJ-DG FINAL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32_2" style:display-name="H_Déf_Copie de 2005_06_23_TdB RRJ-DG FINAL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32_2_32_2" style:display-name="H_Déf_Copie de 2005_06_23_TdB RRJ-DG FINAL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1_32_-_32_Fiche_32_descriptive" style:display-name="H_Déf_Copie de 2005_06_23_TdB RRJ-DG FINAL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5-Charges_32_MO" style:display-name="H_Déf_Copie de 2005_06_23_TdB RRJ-DG FINAL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7_32_-_32_Recommandations_32_AQ" style:display-name="H_Déf_Copie de 2005_06_23_TdB RRJ-DG FINAL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99-2_32_Baseline_32_Status_32__40_ECRs_41__32__40_2_41_" style:display-name="H_Déf_Copie de 2005_06_23_TdB RRJ-DG FINAL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99-3_32_Formal_32_IVV_32_status_32__40_2_41_" style:display-name="H_Déf_Copie de 2005_06_23_TdB RRJ-DG FINAL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MAP-F-DAE-025-00-D" style:display-name="H_Déf_Copie de 2005_06_23_TdB RRJ-DG FINAL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MAP-F-DAE-025-00-D_32_2" style:display-name="H_Déf_Copie de 2005_06_23_TdB RRJ-DG FINAL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MAP-F-DAE-025-00-D_32_2_32_2" style:display-name="H_Déf_Copie de 2005_06_23_TdB RRJ-DG FINAL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MAP-S76-AVS-2010-04.new-xls" style:display-name="H_Déf_Copie de 2005_06_23_TdB RRJ-DG FINAL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Nettoyage_fichier" style:display-name="H_Déf_Copie de 2005_06_23_TdB RRJ-DG FINAL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Nettoyage_fichier_32_2" style:display-name="H_Déf_Copie de 2005_06_23_TdB RRJ-DG FINAL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Nettoyage_fichier_32_2_32_2" style:display-name="H_Déf_Copie de 2005_06_23_TdB RRJ-DG FINAL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TdB_32_30_04_2010_32_TASFR00580937AJ-1_32_THTH" style:display-name="H_Déf_Copie de 2005_06_23_TdB RRJ-DG FINAL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TdB_32_30_04_2010_32_TASFR00580937AJ-1_32_THTH_32_2" style:display-name="H_Déf_Copie de 2005_06_23_TdB RRJ-DG FINAL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tdb_32_MAP_32_CAM_32_ATR42_32_NAV_32_08-00531-03" style:display-name="H_Déf_Copie de 2005_06_23_TdB RRJ-DG FINAL_tdb MAP CAM ATR42 NAV 08-00531-03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Copie_32_de_32_2005_06_23_TdB_32_RRJ-DG_32_FINAL_TdB-S76-CIS-2010-03_32_V38_32_Recup" style:display-name="H_Déf_Copie de 2005_06_23_TdB RRJ-DG FINAL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DOR_32_C130_32_map-f-dae-008-fr_32_NAV-08-003164-02_32_Octobre_32_2008" style:display-name="H_Déf_DOR C130 map-f-dae-008-fr NAV-08-003164-02 Octobre 20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32_FdLIndus_32_RDR_32_-A_V2" style:display-name="H_Déf_DOR FdLIndus RDR -A_V2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32_Integ_32_EAA_32_RC_32_-_32_NRC" style:display-name="H_Déf_DOR Integ EAA RC - NRC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32_map-f-dae-008-fr_32_NAV-08-003255-01_32_Aout_32_2008" style:display-name="H_Déf_DOR map-f-dae-008-fr NAV-08-003255-01 Aout 20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32_Meltem3-ir00" style:display-name="H_Déf_DOR Meltem3-ir00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32_RPU-PBU_32_FREMM-SNA_32_0605_32_partie_32_I2M_32_SAN-2" style:display-name="H_Déf_DOR RPU-PBU FREMM-SNA 0605 partie I2M SAN-2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32_RPU-PBU_32_FREMM-SNA_32_partie_32_I2M_32_SAN-3_32_080702" style:display-name="H_Déf_DOR RPU-PBU FREMM-SNA partie I2M SAN-3 080702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32_SYNTHESE_32_Fremm" style:display-name="H_Déf_DOR SYNTHESE Fremm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1erSerie" style:display-name="H_Déf_DOR_1erSerie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AA7" style:display-name="H_Déf_DOR_EAA7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AA7_jv08" style:display-name="H_Déf_DOR_EAA7_jv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AA7_nov07" style:display-name="H_Déf_DOR_EAA7_nov07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AA7_nov08" style:display-name="H_Déf_DOR_EAA7_nov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PS-synthese_EPS-IS_32_et_32_EPTS-Mars_32_09" style:display-name="H_Déf_DOR_EPS-synthese_EPS-IS et EPTS-Mars 09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PTS-synthese_32_programme-Mai_32_08" style:display-name="H_Déf_DOR_EPTS-synthese programme-Mai 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PTS-synthese-Juillet_32_08" style:display-name="H_Déf_DOR_EPTS-synthese-Juillet 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PTS-synthese-Juin_32_08" style:display-name="H_Déf_DOR_EPTS-synthese-Juin 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PTS-synthese-Mai_32_08" style:display-name="H_Déf_DOR_EPTS-synthese-Mai 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PTS-synthese-Octobre_32_08" style:display-name="H_Déf_DOR_EPTS-synthese-Octobre 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PTS-synthese-Septembre_32_08" style:display-name="H_Déf_DOR_EPTS-synthese-Septembre 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ETS-synthese_EPS-IS_32_et_32_EPTS-Janvier_32_09" style:display-name="H_Déf_DOR_ETS-synthese_EPS-IS et EPTS-Janvier 09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indusRdR_nov08" style:display-name="H_Déf_DOR_indusRdR_nov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indusRdR_STR" style:display-name="H_Déf_DOR_indusRdR_STR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indusRdR_STR_jv08" style:display-name="H_Déf_DOR_indusRdR_STR_jv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_TASFR00584242-" style:display-name="H_Déf_DOR_TASFR00584242-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DORV5.1-2.5-EWS-Jan_32_08_280108" style:display-name="H_Déf_DORV5.1-2.5-EWS-Jan 08_280108" style:family="table-cell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IBPM_32_gAC_32_limite_32_2_32_feuilles" style:display-name="H_Déf_IBPM gAC limite 2 feuille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32_2" style:display-name="H_Déf_IBPM gAC limite 2 feuilles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32_2_32_2" style:display-name="H_Déf_IBPM gAC limite 2 feuilles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1_32_-_32_Fiche_32_descriptive" style:display-name="H_Déf_IBPM gAC limite 2 feuilles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5-Charges_32_MO" style:display-name="H_Déf_IBPM gAC limite 2 feuilles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7_32_-_32_Recommandations_32_AQ" style:display-name="H_Déf_IBPM gAC limite 2 feuilles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99-2_32_Baseline_32_Status_32__40_ECRs_41__32__40_2_41_" style:display-name="H_Déf_IBPM gAC limite 2 feuilles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99-3_32_Formal_32_IVV_32_status_32__40_2_41_" style:display-name="H_Déf_IBPM gAC limite 2 feuilles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MAP-F-DAE-025-00-D" style:display-name="H_Déf_IBPM gAC limite 2 feuilles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MAP-F-DAE-025-00-D_32_2" style:display-name="H_Déf_IBPM gAC limite 2 feuilles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MAP-F-DAE-025-00-D_32_2_32_2" style:display-name="H_Déf_IBPM gAC limite 2 feuilles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MAP-S76-AVS-2010-04.new-xls" style:display-name="H_Déf_IBPM gAC limite 2 feuilles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Nettoyage_fichier" style:display-name="H_Déf_IBPM gAC limite 2 feuilles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Nettoyage_fichier_32_2" style:display-name="H_Déf_IBPM gAC limite 2 feuilles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Nettoyage_fichier_32_2_32_2" style:display-name="H_Déf_IBPM gAC limite 2 feuilles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TdB_32_30_04_2010_32_TASFR00580937AJ-1_32_THTH" style:display-name="H_Déf_IBPM gAC limite 2 feuilles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TdB_32_30_04_2010_32_TASFR00580937AJ-1_32_THTH_32_2" style:display-name="H_Déf_IBPM gAC limite 2 feuilles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IBPM_32_gAC_32_limite_32_2_32_feuilles_TdB-S76-CIS-2010-03_32_V38_32_Recup" style:display-name="H_Déf_IBPM gAC limite 2 feuilles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LINKS_CLEANUP_17" style:display-name="H_Déf_LINKS_CLEANUP_17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Log_32_Risk" style:display-name="H_Déf_Log Risk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MAP-F-DAE-005-XX_08" style:display-name="H_Déf_MAP-F-DAE-005-XX_08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MAP-F-DAE-008-F_03_32__40_DOR_V5_2_41__PertMaster" style:display-name="H_Déf_MAP-F-DAE-008-F_03 (DOR_V5_2)_PertMast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Onglets_R_O_TDB_New" style:display-name="H_Déf_Onglets_R_O_TDB_New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P3E_DAE_DASHBOARD_MODULE_V2_12" style:display-name="H_Déf_P3E_DAE_DASHBOARD_MODULE_V2_1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Page_32_de_32_garde" style:display-name="H_Déf_Page de gard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Page_32_de_32_garde_ATA_08_4098_DIS-TdB_MAS_32_FSTA_32__sept_11_ind00" style:display-name="H_Déf_Page de garde_ATA_08_4098_DIS-TdB_MAS FSTA _sept_11_ind00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H_D_233_f_RRJ_32_WP4.2_32_Progress_32_Report-2006-06_32_IR_32_04" style:display-name="H_Déf_RRJ WP4.2 Progress Report-2006-06 IR 04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RRJ_32_WP4.2_32_Progress_32_Report-2006-07_32_IR_32_00" style:display-name="H_Déf_RRJ WP4.2 Progress Report-2006-07 IR 00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H_D_233_f_TdB_FMS2_2006_11_28_MRTT_32_part_32_1.XLS_32_Graphique_32_7" style:display-name="H_Déf_TdB_FMS2_2006_11_28_MRTT part 1.XLS Graphique 7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32_2" style:display-name="H_Déf_TdB_FMS2_2006_11_28_MRTT part 1.XLS Graphique 7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32_2_32_2" style:display-name="H_Déf_TdB_FMS2_2006_11_28_MRTT part 1.XLS Graphique 7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1_32_-_32_Fiche_32_descriptive" style:display-name="H_Déf_TdB_FMS2_2006_11_28_MRTT part 1.XLS Graphique 7_1 - Fiche descriptive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5-Charges_32_MO" style:display-name="H_Déf_TdB_FMS2_2006_11_28_MRTT part 1.XLS Graphique 7_5-Charges MO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7_32_-_32_Recommandations_32_AQ" style:display-name="H_Déf_TdB_FMS2_2006_11_28_MRTT part 1.XLS Graphique 7_7 - Recommandations AQ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99-2_32_Baseline_32_Status_32__40_ECRs_41__32__40_2_41_" style:display-name="H_Déf_TdB_FMS2_2006_11_28_MRTT part 1.XLS Graphique 7_99-2 Baseline Status (ECRs)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99-3_32_Formal_32_IVV_32_status_32__40_2_41_" style:display-name="H_Déf_TdB_FMS2_2006_11_28_MRTT part 1.XLS Graphique 7_99-3 Formal IVV status (2)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MAP-F-DAE-025-00-D" style:display-name="H_Déf_TdB_FMS2_2006_11_28_MRTT part 1.XLS Graphique 7_MAP-F-DAE-025-00-D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MAP-F-DAE-025-00-D_32_2" style:display-name="H_Déf_TdB_FMS2_2006_11_28_MRTT part 1.XLS Graphique 7_MAP-F-DAE-025-00-D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MAP-F-DAE-025-00-D_32_2_32_2" style:display-name="H_Déf_TdB_FMS2_2006_11_28_MRTT part 1.XLS Graphique 7_MAP-F-DAE-025-00-D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MAP-S76-AVS-2010-04.new-xls" style:display-name="H_Déf_TdB_FMS2_2006_11_28_MRTT part 1.XLS Graphique 7_MAP-S76-AVS-2010-04.new-xls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Nettoyage_fichier" style:display-name="H_Déf_TdB_FMS2_2006_11_28_MRTT part 1.XLS Graphique 7_Nettoyage_fichier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Nettoyage_fichier_32_2" style:display-name="H_Déf_TdB_FMS2_2006_11_28_MRTT part 1.XLS Graphique 7_Nettoyage_fichier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Nettoyage_fichier_32_2_32_2" style:display-name="H_Déf_TdB_FMS2_2006_11_28_MRTT part 1.XLS Graphique 7_Nettoyage_fichier 2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TdB_32_30_04_2010_32_TASFR00580937AJ-1_32_THTH" style:display-name="H_Déf_TdB_FMS2_2006_11_28_MRTT part 1.XLS Graphique 7_TdB 30_04_2010 TASFR00580937AJ-1 THTH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TdB_32_30_04_2010_32_TASFR00580937AJ-1_32_THTH_32_2" style:display-name="H_Déf_TdB_FMS2_2006_11_28_MRTT part 1.XLS Graphique 7_TdB 30_04_2010 TASFR00580937AJ-1 THTH 2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_D_233_f_TdB_FMS2_2006_11_28_MRTT_32_part_32_1.XLS_32_Graphique_32_7_TdB-S76-CIS-2010-03_32_V38_32_Recup" style:display-name="H_Déf_TdB_FMS2_2006_11_28_MRTT part 1.XLS Graphique 7_TdB-S76-CIS-2010-03 V38 Recup" style:family="table-cell" style:data-style-name="N52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MS Sans Serif" style:font-name-asian="MS Sans Serif" style:font-name-complex="MS Sans Serif" fo:font-size="8pt" style:font-size-asian="8pt" style:font-size-complex="8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1_32_3" style:display-name="Heading 1 3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_32_2_32_4" style:display-name="Heading 2 4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Here" style:family="table-cell" style:data-style-name="N0">
      <style:table-cell-properties fo:border-top="none" fo:border-bottom="none" fo:border-left="thin solid #000000" fo:border-right="thin double #000000" style:vertical-align="middle" fo:background-color="#00CCFF" style:repeat-content="false"/>
      <style:paragraph-properties fo:text-align="center"/>
      <style:text-properties fo:color="#0000FF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Here_32_2" style:display-name="Here 2" style:family="table-cell" style:data-style-name="N0">
      <style:table-cell-properties fo:border-top="none" fo:border-bottom="none" fo:border-left="thin solid #000000" fo:border-right="thin double #000000" style:vertical-align="middle" fo:background-color="#00CCFF" style:repeat-content="false"/>
      <style:paragraph-properties fo:text-align="center"/>
      <style:text-properties fo:color="#0000FF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Here_32_2_32_2" style:display-name="Here 2 2" style:family="table-cell" style:data-style-name="N0">
      <style:table-cell-properties fo:border-top="none" fo:border-bottom="none" fo:border-left="thin solid #000000" fo:border-right="thin double #000000" style:vertical-align="middle" fo:background-color="#00CCFF" style:repeat-content="false"/>
      <style:paragraph-properties fo:text-align="center"/>
      <style:text-properties fo:color="#0000FF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Here_1_32_-_32_Fiche_32_descriptive" style:display-name="Here_1 - Fiche descriptive" style:family="table-cell" style:data-style-name="N0">
      <style:table-cell-properties fo:border-top="none" fo:border-bottom="none" fo:border-left="thin solid #000000" fo:border-right="thin double #000000" style:vertical-align="middle" fo:background-color="#00CCFF" style:repeat-content="false"/>
      <style:paragraph-properties fo:text-align="center"/>
      <style:text-properties fo:color="#0000FF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Hyperlink_1_32_-_32_Fiche_32_descriptive" style:display-name="Hyperlink_1 - Fiche descriptive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Insatisfaisant_32_2" style:display-name="Insatisfaisant 2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item" style:family="table-cell" style:data-style-name="N53">
      <style:table-cell-properties style:vertical-align="to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item_32_2" style:display-name="item 2" style:family="table-cell" style:data-style-name="N53">
      <style:table-cell-properties style:vertical-align="to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item_32_2_32_2" style:display-name="item 2 2" style:family="table-cell" style:data-style-name="N53">
      <style:table-cell-properties style:vertical-align="to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item_32_3" style:display-name="item 3" style:family="table-cell" style:data-style-name="N53">
      <style:table-cell-properties style:vertical-align="to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item_1_32_-_32_Fiche_32_descriptive" style:display-name="item_1 - Fiche descriptive" style:family="table-cell" style:data-style-name="N53">
      <style:table-cell-properties style:vertical-align="to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keuros" style:family="table-cell" style:data-style-name="N54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l1" style:family="table-cell" style:data-style-name="N55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l1_32_2" style:display-name="l1 2" style:family="table-cell" style:data-style-name="N55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l1_1_32_-_32_Fiche_32_descriptive" style:display-name="l1_1 - Fiche descriptive" style:family="table-cell" style:data-style-name="N55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l2" style:family="table-cell" style:data-style-name="N55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l3" style:family="table-cell" style:data-style-name="N55">
      <style:table-cell-properties fo:border="thin solid #000000"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l4" style:family="table-cell" style:data-style-name="N55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l4_32_2" style:display-name="l4 2" style:family="table-cell" style:data-style-name="N55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l4_32_2_32_2" style:display-name="l4 2 2" style:family="table-cell" style:data-style-name="N55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l4_1_32_-_32_Fiche_32_descriptive" style:display-name="l4_1 - Fiche descriptive" style:family="table-cell" style:data-style-name="N55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l5" style:family="table-cell" style:data-style-name="N55">
      <style:table-cell-properties fo:border="thin solid #000000" style:vertical-align="automatic" fo:background-color="transparent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l5_32_2" style:display-name="l5 2" style:family="table-cell" style:data-style-name="N55">
      <style:table-cell-properties fo:border="thin solid #000000" style:vertical-align="automatic" fo:background-color="transparent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l5_32_2_32_2" style:display-name="l5 2 2" style:family="table-cell" style:data-style-name="N55">
      <style:table-cell-properties fo:border="thin solid #000000" style:vertical-align="automatic" fo:background-color="transparent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l5_1_32_-_32_Fiche_32_descriptive" style:display-name="l5_1 - Fiche descriptive" style:family="table-cell" style:data-style-name="N55">
      <style:table-cell-properties fo:border="thin solid #000000" style:vertical-align="automatic" fo:background-color="transparent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Lien_32_hypertexte_32_2" style:display-name="Lien hypertexte 2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6pt" style:font-size-asian="6pt" style:font-size-complex="6pt" style:text-underline-style="solid" style:text-underline-type="single"/>
    </style:style>
    <style:style style:name="Lien_32_hypertexte_32_2_32_2" style:display-name="Lien hypertexte 2 2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6pt" style:font-size-asian="6pt" style:font-size-complex="6pt" style:text-underline-style="solid" style:text-underline-type="single"/>
    </style:style>
    <style:style style:name="Lien_32_hypertexte_32_3" style:display-name="Lien hypertexte 3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Lien_32_hypertexte_32_3_32_2" style:display-name="Lien hypertexte 3 2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Lien_32_hypertexte_32_4" style:display-name="Lien hypertexte 4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Lien_32_hypertexte_32_5" style:display-name="Lien hypertexte 5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6pt" style:font-size-asian="6pt" style:font-size-complex="6pt" style:text-underline-style="solid" style:text-underline-type="single"/>
    </style:style>
    <style:style style:name="Lien_32_hypertexte_32_6" style:display-name="Lien hypertexte 6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6pt" style:font-size-asian="6pt" style:font-size-complex="6pt" style:text-underline-style="solid" style:text-underline-type="single"/>
    </style:style>
    <style:style style:name="Lienhypertexte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Lienhypertexte_32_2" style:display-name="Lienhypertexte 2" style:family="table-cell" style:data-style-name="N0">
      <style:table-cell-properties style:vertical-align="automatic" fo:background-color="transparent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Linked_32_Cell" style:display-name="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Masqu_233_" style:display-name="Masqué" style:family="table-cell" style:data-style-name="N0">
      <style:table-cell-properties style:vertical-align="automatic" fo:background-color="#000080"/>
      <style:text-properties fo:color="#00FFFF" style:font-name="MS Sans Serif" style:font-name-asian="MS Sans Serif" style:font-name-complex="MS Sans Serif" fo:font-size="8pt" style:font-size-asian="8pt" style:font-size-complex="8pt"/>
    </style:style>
    <style:style style:name="Masqu_233__32_2" style:display-name="Masqué 2" style:family="table-cell" style:data-style-name="N0">
      <style:table-cell-properties style:vertical-align="automatic" fo:background-color="#000080"/>
      <style:text-properties fo:color="#00FFFF" style:font-name="MS Sans Serif" style:font-name-asian="MS Sans Serif" style:font-name-complex="MS Sans Serif" fo:font-size="8pt" style:font-size-asian="8pt" style:font-size-complex="8pt"/>
    </style:style>
    <style:style style:name="Masqu_233__32_2_32_2" style:display-name="Masqué 2 2" style:family="table-cell" style:data-style-name="N0">
      <style:table-cell-properties style:vertical-align="automatic" fo:background-color="#000080"/>
      <style:text-properties fo:color="#00FFFF" style:font-name="MS Sans Serif" style:font-name-asian="MS Sans Serif" style:font-name-complex="MS Sans Serif" fo:font-size="8pt" style:font-size-asian="8pt" style:font-size-complex="8pt"/>
    </style:style>
    <style:style style:name="Masqu_233__32_3" style:display-name="Masqué 3" style:family="table-cell" style:data-style-name="N0">
      <style:table-cell-properties style:vertical-align="automatic" fo:background-color="#000080"/>
      <style:text-properties fo:color="#00FFFF" style:font-name="MS Sans Serif" style:font-name-asian="MS Sans Serif" style:font-name-complex="MS Sans Serif" fo:font-size="8pt" style:font-size-asian="8pt" style:font-size-complex="8pt"/>
    </style:style>
    <style:style style:name="Masqu_233__32_3_32_2" style:display-name="Masqué 3 2" style:family="table-cell" style:data-style-name="N0">
      <style:table-cell-properties style:vertical-align="automatic" fo:background-color="#000080"/>
      <style:text-properties fo:color="#00FFFF" style:font-name="MS Sans Serif" style:font-name-asian="MS Sans Serif" style:font-name-complex="MS Sans Serif" fo:font-size="8pt" style:font-size-asian="8pt" style:font-size-complex="8pt"/>
    </style:style>
    <style:style style:name="Masqu_233__32_4" style:display-name="Masqué 4" style:family="table-cell" style:data-style-name="N0">
      <style:table-cell-properties style:vertical-align="automatic" fo:background-color="#000080"/>
      <style:text-properties fo:color="#00FFFF" style:font-name="MS Sans Serif" style:font-name-asian="MS Sans Serif" style:font-name-complex="MS Sans Serif" fo:font-size="8pt" style:font-size-asian="8pt" style:font-size-complex="8pt"/>
    </style:style>
    <style:style style:name="Masqu_233__1_32_-_32_Fiche_32_descriptive" style:display-name="Masqué_1 - Fiche descriptive" style:family="table-cell" style:data-style-name="N0">
      <style:table-cell-properties style:vertical-align="automatic" fo:background-color="#000080"/>
      <style:text-properties fo:color="#00FFFF" style:font-name="MS Sans Serif" style:font-name-asian="MS Sans Serif" style:font-name-complex="MS Sans Serif" fo:font-size="8pt" style:font-size-asian="8pt" style:font-size-complex="8pt"/>
    </style:style>
    <style:style style:name="money" style:family="table-cell" style:data-style-name="N56">
      <style:table-cell-properties style:vertical-align="top" fo:background-color="transparent"/>
      <style:text-properties fo:font-size="10pt" style:font-size-asian="10pt" style:font-size-complex="10pt"/>
    </style:style>
    <style:style style:name="money_32_2" style:display-name="money 2" style:family="table-cell" style:data-style-name="N56">
      <style:table-cell-properties style:vertical-align="to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money_32_2_32_2" style:display-name="money 2 2" style:family="table-cell" style:data-style-name="N56">
      <style:table-cell-properties style:vertical-align="to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money_32_3" style:display-name="money 3" style:family="table-cell" style:data-style-name="N56">
      <style:table-cell-properties style:vertical-align="to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money_1_32_-_32_Fiche_32_descriptive" style:display-name="money_1 - Fiche descriptive" style:family="table-cell" style:data-style-name="N56">
      <style:table-cell-properties style:vertical-align="to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Neutre_32_2" style:display-name="Neutre 2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NEW_equipement" style:family="table-cell" style:data-style-name="N0">
      <style:table-cell-properties style:vertical-align="middle" fo:background-color="#333399"/>
      <style:text-properties fo:color="#FFFFFF" style:font-name="Arial1" style:font-name-asian="Arial1" style:font-name-complex="Arial1" fo:font-size="14pt" style:font-size-asian="14pt" style:font-size-complex="14pt"/>
    </style:style>
    <style:style style:name="Niveau_1" style:family="table-cell" style:data-style-name="N0">
      <style:table-cell-properties fo:border="thin solid #000000" style:vertical-align="middle" fo:wrap-option="wrap" fo:background-color="#99CC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Noeud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m_32_Doc" style:display-name="Nom Doc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nombre" style:family="table-cell" style:data-style-name="N57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nombre_32_2" style:display-name="nombre 2" style:family="table-cell" style:data-style-name="N57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nombre_1_32_-_32_Fiche_32_descriptive" style:display-name="nombre_1 - Fiche descriptive" style:family="table-cell" style:data-style-name="N57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Noms" style:family="table-cell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Non_32_d_233_fini" style:display-name="Non défini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n_32_d_233_fini_32_2" style:display-name="Non défini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n_32_d_233_fini_32_2_32_2" style:display-name="Non défini 2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n_32_d_233_fini_1_32_-_32_Fiche_32_descriptive" style:display-name="Non défini_1 - Fiche descriptive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n_32_modifiable" style:display-name="Non modifiable" style:family="table-cell" style:data-style-name="N0">
      <style:table-cell-properties style:vertical-align="automatic" fo:background-color="#CCFFCC"/>
    </style:style>
    <style:style style:name="Non_32_modifiable_32_2" style:display-name="Non modifiable 2" style:family="table-cell" style:data-style-name="N0">
      <style:table-cell-properties style:vertical-align="automatic" fo:background-color="#CCFFCC"/>
    </style:style>
    <style:style style:name="Non_32_modifiable_32_2_32_2" style:display-name="Non modifiable 2 2" style:family="table-cell" style:data-style-name="N0">
      <style:table-cell-properties style:vertical-align="automatic" fo:background-color="#CCFFCC"/>
    </style:style>
    <style:style style:name="Non_32_modifiable_32_3" style:display-name="Non modifiable 3" style:family="table-cell" style:data-style-name="N0">
      <style:table-cell-properties style:vertical-align="automatic" fo:background-color="#CCFFCC"/>
    </style:style>
    <style:style style:name="Non_32_modifiable_32_3_32_2" style:display-name="Non modifiable 3 2" style:family="table-cell" style:data-style-name="N0">
      <style:table-cell-properties style:vertical-align="automatic" fo:background-color="#CCFFCC"/>
    </style:style>
    <style:style style:name="Non_32_modifiable_32_4" style:display-name="Non modifiable 4" style:family="table-cell" style:data-style-name="N0">
      <style:table-cell-properties style:vertical-align="automatic" fo:background-color="#CCFFC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97" style:display-name="Normal 9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2_32_-_32_Ev_232_nements_32_cl_233_s_32_2" style:display-name="Normal_2 - Evènements clés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87201044-MGPR-GRP-EN-Draft002-Project_reporting_template_b_2011012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87201044-MGPR-GRP-EN-Draft002-Project_reporting_template_b_20110121_32_2" style:display-name="Normal_87201044-MGPR-GRP-EN-Draft002-Project_reporting_template_b_20110121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Maquette_TDB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Maquette_TDB4_32_2" style:display-name="Normal_Maquette_TDB4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Project_32_reporting_32_template-87201044-MGPR-GRP-EN-_32_2" style:display-name="Normal_Project reporting template-87201044-MGPR-GRP-EN-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Solution_Monitoring_Dashboard_File_32_2" style:display-name="Normal_Solution_Monitoring_Dashboard_File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C0C0C0" style:vertical-align="automatic" fo:background-color="#FFFFCC"/>
      <style:text-properties style:font-name="Arial1" style:font-name-asian="Arial1" style:font-name-complex="Arial1" fo:font-size="10pt" style:font-size-asian="10pt" style:font-size-complex="10pt"/>
    </style:style>
    <style:style style:name="obsolete" style:family="table-cell" style:data-style-name="N0">
      <style:table-cell-properties style:vertical-align="automatic" fo:background-color="#00FFFF"/>
      <style:text-properties style:text-line-through-style="solid" style:font-name="Arial1" style:font-name-asian="Arial1" style:font-name-complex="Arial1" fo:font-size="10pt" style:font-size-asian="10pt" style:font-size-complex="10pt"/>
    </style:style>
    <style:style style:name="one" style:family="table-cell" style:data-style-name="N0">
      <style:table-cell-properties style:vertical-align="top" fo:wrap-option="wrap" fo:background-color="transparent" style:cell-protect="none"/>
      <style:text-properties fo:color="#000000" style:font-name="Arial1" style:font-name-asian="Arial1" style:font-name-complex="Arial1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pepin" style:family="table-cell" style:data-style-name="N0">
      <style:table-cell-properties style:vertical-align="middle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pepin_32_2" style:display-name="pepin 2" style:family="table-cell" style:data-style-name="N0">
      <style:table-cell-properties style:vertical-align="middle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pepin_1_32_-_32_Fiche_32_descriptive" style:display-name="pepin_1 - Fiche descriptive" style:family="table-cell" style:data-style-name="N0">
      <style:table-cell-properties style:vertical-align="middle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Pound" style:family="table-cell" style:data-style-name="N58">
      <style:table-cell-properties style:vertical-align="top" fo:background-color="transparent"/>
      <style:text-properties fo:font-size="10pt" style:font-size-asian="10pt" style:font-size-complex="10pt"/>
    </style:style>
    <style:style style:name="Pound_32_2" style:display-name="Pound 2" style:family="table-cell" style:data-style-name="N58">
      <style:table-cell-properties style:vertical-align="to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Pound_32_2_32_2" style:display-name="Pound 2 2" style:family="table-cell" style:data-style-name="N58">
      <style:table-cell-properties style:vertical-align="to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Pound_32_3" style:display-name="Pound 3" style:family="table-cell" style:data-style-name="N58">
      <style:table-cell-properties style:vertical-align="to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Pound_1_32_-_32_Fiche_32_descriptive" style:display-name="Pound_1 - Fiche descriptive" style:family="table-cell" style:data-style-name="N58">
      <style:table-cell-properties style:vertical-align="to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Pound12" style:family="table-cell" style:data-style-name="N58">
      <style:table-cell-properties style:vertical-align="top" fo:background-color="transparent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Pourcentage_32_2" style:display-name="Pourcentage 2" style:family="table-cell" style:data-style-name="N38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Pourcentage_32_2_32_2" style:display-name="Pourcentage 2 2" style:family="table-cell" style:data-style-name="N38">
      <style:table-cell-properties style:vertical-align="automatic" fo:background-color="transparent"/>
    </style:style>
    <style:style style:name="Pourcentage_32_3" style:display-name="Pourcentage 3" style:family="table-cell" style:data-style-name="N38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Pourcentage_32_4" style:display-name="Pourcentage 4" style:family="table-cell" style:data-style-name="N38">
      <style:table-cell-properties style:vertical-align="automatic" fo:background-color="transparent"/>
    </style:style>
    <style:style style:name="Pourcentage_32_5" style:display-name="Pourcentage 5" style:family="table-cell" style:data-style-name="N38">
      <style:table-cell-properties style:vertical-align="automatic" fo:background-color="transparent"/>
    </style:style>
    <style:style style:name="Pourcentage_32_5_32_2" style:display-name="Pourcentage 5 2" style:family="table-cell" style:data-style-name="N38">
      <style:table-cell-properties style:vertical-align="automatic" fo:background-color="transparent"/>
    </style:style>
    <style:style style:name="Pourcentage_32_entier" style:display-name="Pourcentage entier" style:family="table-cell" style:data-style-name="N59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PSChar" style:family="table-cell" style:data-style-name="N0">
      <style:table-cell-properties style:vertical-align="automatic" fo:background-color="transparent"/>
    </style:style>
    <style:style style:name="PSChar_32_2" style:display-name="PSChar 2" style:family="table-cell" style:data-style-name="N0">
      <style:table-cell-properties style:vertical-align="automatic" fo:background-color="transparent"/>
    </style:style>
    <style:style style:name="PSChar_32_2_32_2" style:display-name="PSChar 2 2" style:family="table-cell" style:data-style-name="N0">
      <style:table-cell-properties style:vertical-align="automatic" fo:background-color="transparent"/>
    </style:style>
    <style:style style:name="PSDate" style:family="table-cell" style:data-style-name="N45">
      <style:table-cell-properties style:vertical-align="automatic" fo:background-color="transparent"/>
    </style:style>
    <style:style style:name="PSDate_32_2" style:display-name="PSDate 2" style:family="table-cell" style:data-style-name="N45">
      <style:table-cell-properties style:vertical-align="automatic" fo:background-color="transparent"/>
    </style:style>
    <style:style style:name="PSDate_32_2_32_2" style:display-name="PSDate 2 2" style:family="table-cell" style:data-style-name="N45">
      <style:table-cell-properties style:vertical-align="automatic" fo:background-color="transparent"/>
    </style:style>
    <style:style style:name="PSDec" style:family="table-cell" style:data-style-name="N4">
      <style:table-cell-properties style:vertical-align="automatic" fo:background-color="transparent"/>
    </style:style>
    <style:style style:name="PSDec_32_2" style:display-name="PSDec 2" style:family="table-cell" style:data-style-name="N4">
      <style:table-cell-properties style:vertical-align="automatic" fo:background-color="transparent"/>
    </style:style>
    <style:style style:name="PSDec_32_2_32_2" style:display-name="PSDec 2 2" style:family="table-cell" style:data-style-name="N4">
      <style:table-cell-properties style:vertical-align="automatic" fo:background-color="transparent"/>
    </style:style>
    <style:style style:name="PSHeading" style:family="table-cell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PSHeading_32_2" style:display-name="PSHeading 2" style:family="table-cell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PSHeading_32_2_32_2" style:display-name="PSHeading 2 2" style:family="table-cell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PSHeading_1_32_-_32_Fiche_32_descriptive" style:display-name="PSHeading_1 - Fiche descriptive" style:family="table-cell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PSInt" style:family="table-cell" style:data-style-name="N3">
      <style:table-cell-properties style:vertical-align="automatic" fo:background-color="transparent"/>
    </style:style>
    <style:style style:name="PSInt_32_2" style:display-name="PSInt 2" style:family="table-cell" style:data-style-name="N3">
      <style:table-cell-properties style:vertical-align="automatic" fo:background-color="transparent"/>
    </style:style>
    <style:style style:name="PSInt_32_2_32_2" style:display-name="PSInt 2 2" style:family="table-cell" style:data-style-name="N3">
      <style:table-cell-properties style:vertical-align="automatic" fo:background-color="transparent"/>
    </style:style>
    <style:style style:name="PSSpacer" style:family="table-cell" style:data-style-name="N0">
      <style:table-cell-properties style:vertical-align="automatic" fo:background-color="#E0E0E0"/>
    </style:style>
    <style:style style:name="PSSpacer_32_2" style:display-name="PSSpacer 2" style:family="table-cell" style:data-style-name="N0">
      <style:table-cell-properties style:vertical-align="automatic" fo:background-color="#E0E0E0"/>
    </style:style>
    <style:style style:name="PSSpacer_32_2_32_2" style:display-name="PSSpacer 2 2" style:family="table-cell" style:data-style-name="N0">
      <style:table-cell-properties style:vertical-align="automatic" fo:background-color="#E0E0E0"/>
    </style:style>
    <style:style style:name="Qty" style:family="table-cell" style:data-style-name="N60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Qty_32_2" style:display-name="Qty 2" style:family="table-cell" style:data-style-name="N60">
      <style:table-cell-properties style:vertical-align="to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Qty_32_2_32_2" style:display-name="Qty 2 2" style:family="table-cell" style:data-style-name="N60">
      <style:table-cell-properties style:vertical-align="to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Qty_32_3" style:display-name="Qty 3" style:family="table-cell" style:data-style-name="N60">
      <style:table-cell-properties style:vertical-align="to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Qty_1_32_-_32_Fiche_32_descriptive" style:display-name="Qty_1 - Fiche descriptive" style:family="table-cell" style:data-style-name="N60">
      <style:table-cell-properties style:vertical-align="to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R_233_duction" style:display-name="Réduction" style:family="table-cell" style:data-style-name="N0">
      <style:table-cell-properties style:vertical-align="automatic" fo:background-color="#FFFFCC"/>
      <style:text-properties style:font-name="Arial1" style:font-name-asian="Arial1" style:font-name-complex="Arial1" fo:font-size="10pt" style:font-size-asian="10pt" style:font-size-complex="10pt"/>
    </style:style>
    <style:style style:name="SAPBEXaggData" style:family="table-cell" style:data-style-name="N0">
      <style:table-cell-properties fo:border="thin solid #3366FF" style:vertical-align="middle" fo:background-color="#FFFF99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aggData_32_2" style:display-name="SAPBEXaggData 2" style:family="table-cell" style:data-style-name="N0">
      <style:table-cell-properties fo:border="thin solid #3366FF" style:vertical-align="middle" fo:background-color="#FFFF99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aggData_32_2_32_2" style:display-name="SAPBEXaggData 2 2" style:family="table-cell" style:data-style-name="N0">
      <style:table-cell-properties fo:border="thin solid #3366FF" style:vertical-align="middle" fo:background-color="#FFFF99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aggData_1_32_-_32_Fiche_32_descriptive" style:display-name="SAPBEXaggData_1 - Fiche descriptive" style:family="table-cell" style:data-style-name="N0">
      <style:table-cell-properties fo:border="thin solid #3366FF" style:vertical-align="middle" fo:background-color="#FFFF99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aggDataEmph" style:family="table-cell" style:data-style-name="N0">
      <style:table-cell-properties fo:border="thin solid #3366FF" style:vertical-align="middle" fo:background-color="#FFFF99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SAPBEXaggDataEmph_32_2" style:display-name="SAPBEXaggDataEmph 2" style:family="table-cell" style:data-style-name="N0">
      <style:table-cell-properties fo:border="thin solid #3366FF" style:vertical-align="middle" fo:background-color="#FFFF99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SAPBEXaggDataEmph_32_2_32_2" style:display-name="SAPBEXaggDataEmph 2 2" style:family="table-cell" style:data-style-name="N0">
      <style:table-cell-properties fo:border="thin solid #3366FF" style:vertical-align="middle" fo:background-color="#FFFF99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SAPBEXaggDataEmph_1_32_-_32_Fiche_32_descriptive" style:display-name="SAPBEXaggDataEmph_1 - Fiche descriptive" style:family="table-cell" style:data-style-name="N0">
      <style:table-cell-properties fo:border="thin solid #3366FF" style:vertical-align="middle" fo:background-color="#FFFF99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SAPBEXaggItem" style:family="table-cell" style:data-style-name="N0">
      <style:table-cell-properties fo:border="thin solid #3366FF" style:vertical-align="middle" fo:background-color="#FFFF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/>
    </style:style>
    <style:style style:name="SAPBEXaggItem_32_2" style:display-name="SAPBEXaggItem 2" style:family="table-cell" style:data-style-name="N0">
      <style:table-cell-properties fo:border="thin solid #3366FF" style:vertical-align="middle" fo:background-color="#FFFF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/>
    </style:style>
    <style:style style:name="SAPBEXaggItem_32_2_32_2" style:display-name="SAPBEXaggItem 2 2" style:family="table-cell" style:data-style-name="N0">
      <style:table-cell-properties fo:border="thin solid #3366FF" style:vertical-align="middle" fo:background-color="#FFFF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/>
    </style:style>
    <style:style style:name="SAPBEXaggItem_1_32_-_32_Fiche_32_descriptive" style:display-name="SAPBEXaggItem_1 - Fiche descriptive" style:family="table-cell" style:data-style-name="N0">
      <style:table-cell-properties fo:border="thin solid #3366FF" style:vertical-align="middle" fo:background-color="#FFFF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/>
    </style:style>
    <style:style style:name="SAPBEXchaText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/>
    </style:style>
    <style:style style:name="SAPBEXchaText_32_2" style:display-name="SAPBEXchaText 2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/>
    </style:style>
    <style:style style:name="SAPBEXchaText_32_2_32_2" style:display-name="SAPBEXchaText 2 2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/>
    </style:style>
    <style:style style:name="SAPBEXchaText_1_32_-_32_Fiche_32_descriptive" style:display-name="SAPBEXchaText_1 - Fiche descriptive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7" style:family="table-cell" style:data-style-name="N0">
      <style:table-cell-properties fo:border="thin solid #3366FF" style:vertical-align="middle" fo:background-color="#FF00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7_32_2" style:display-name="SAPBEXexcBad7 2" style:family="table-cell" style:data-style-name="N0">
      <style:table-cell-properties fo:border="thin solid #3366FF" style:vertical-align="middle" fo:background-color="#FF00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7_32_2_32_2" style:display-name="SAPBEXexcBad7 2 2" style:family="table-cell" style:data-style-name="N0">
      <style:table-cell-properties fo:border="thin solid #3366FF" style:vertical-align="middle" fo:background-color="#FF00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7_1_32_-_32_Fiche_32_descriptive" style:display-name="SAPBEXexcBad7_1 - Fiche descriptive" style:family="table-cell" style:data-style-name="N0">
      <style:table-cell-properties fo:border="thin solid #3366FF" style:vertical-align="middle" fo:background-color="#FF00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8" style:family="table-cell" style:data-style-name="N0">
      <style:table-cell-properties fo:border="thin solid #3366FF" style:vertical-align="middle" fo:background-color="#FF99CC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8_32_2" style:display-name="SAPBEXexcBad8 2" style:family="table-cell" style:data-style-name="N0">
      <style:table-cell-properties fo:border="thin solid #3366FF" style:vertical-align="middle" fo:background-color="#FF99CC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8_32_2_32_2" style:display-name="SAPBEXexcBad8 2 2" style:family="table-cell" style:data-style-name="N0">
      <style:table-cell-properties fo:border="thin solid #3366FF" style:vertical-align="middle" fo:background-color="#FF99CC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8_1_32_-_32_Fiche_32_descriptive" style:display-name="SAPBEXexcBad8_1 - Fiche descriptive" style:family="table-cell" style:data-style-name="N0">
      <style:table-cell-properties fo:border="thin solid #3366FF" style:vertical-align="middle" fo:background-color="#FF99CC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9" style:family="table-cell" style:data-style-name="N0">
      <style:table-cell-properties fo:border="thin solid #3366FF" style:vertical-align="middle" fo:background-color="#FF808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9_32_2" style:display-name="SAPBEXexcBad9 2" style:family="table-cell" style:data-style-name="N0">
      <style:table-cell-properties fo:border="thin solid #3366FF" style:vertical-align="middle" fo:background-color="#FF808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9_32_2_32_2" style:display-name="SAPBEXexcBad9 2 2" style:family="table-cell" style:data-style-name="N0">
      <style:table-cell-properties fo:border="thin solid #3366FF" style:vertical-align="middle" fo:background-color="#FF808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Bad9_1_32_-_32_Fiche_32_descriptive" style:display-name="SAPBEXexcBad9_1 - Fiche descriptive" style:family="table-cell" style:data-style-name="N0">
      <style:table-cell-properties fo:border="thin solid #3366FF" style:vertical-align="middle" fo:background-color="#FF808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4" style:family="table-cell" style:data-style-name="N0">
      <style:table-cell-properties fo:border="thin solid #3366FF" style:vertical-align="middle" fo:background-color="#CCFFCC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4_32_2" style:display-name="SAPBEXexcCritical4 2" style:family="table-cell" style:data-style-name="N0">
      <style:table-cell-properties fo:border="thin solid #3366FF" style:vertical-align="middle" fo:background-color="#CCFFCC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4_32_2_32_2" style:display-name="SAPBEXexcCritical4 2 2" style:family="table-cell" style:data-style-name="N0">
      <style:table-cell-properties fo:border="thin solid #3366FF" style:vertical-align="middle" fo:background-color="#CCFFCC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4_1_32_-_32_Fiche_32_descriptive" style:display-name="SAPBEXexcCritical4_1 - Fiche descriptive" style:family="table-cell" style:data-style-name="N0">
      <style:table-cell-properties fo:border="thin solid #3366FF" style:vertical-align="middle" fo:background-color="#CCFFCC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5" style:family="table-cell" style:data-style-name="N0">
      <style:table-cell-properties fo:border="thin solid #3366FF" style:vertical-align="middle" fo:background-color="#FFCC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5_32_2" style:display-name="SAPBEXexcCritical5 2" style:family="table-cell" style:data-style-name="N0">
      <style:table-cell-properties fo:border="thin solid #3366FF" style:vertical-align="middle" fo:background-color="#FFCC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5_32_2_32_2" style:display-name="SAPBEXexcCritical5 2 2" style:family="table-cell" style:data-style-name="N0">
      <style:table-cell-properties fo:border="thin solid #3366FF" style:vertical-align="middle" fo:background-color="#FFCC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5_1_32_-_32_Fiche_32_descriptive" style:display-name="SAPBEXexcCritical5_1 - Fiche descriptive" style:family="table-cell" style:data-style-name="N0">
      <style:table-cell-properties fo:border="thin solid #3366FF" style:vertical-align="middle" fo:background-color="#FFCC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6" style:family="table-cell" style:data-style-name="N0">
      <style:table-cell-properties fo:border="thin solid #3366FF" style:vertical-align="middle" fo:background-color="#FFCC99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6_32_2" style:display-name="SAPBEXexcCritical6 2" style:family="table-cell" style:data-style-name="N0">
      <style:table-cell-properties fo:border="thin solid #3366FF" style:vertical-align="middle" fo:background-color="#FFCC99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6_32_2_32_2" style:display-name="SAPBEXexcCritical6 2 2" style:family="table-cell" style:data-style-name="N0">
      <style:table-cell-properties fo:border="thin solid #3366FF" style:vertical-align="middle" fo:background-color="#FFCC99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Critical6_1_32_-_32_Fiche_32_descriptive" style:display-name="SAPBEXexcCritical6_1 - Fiche descriptive" style:family="table-cell" style:data-style-name="N0">
      <style:table-cell-properties fo:border="thin solid #3366FF" style:vertical-align="middle" fo:background-color="#FFCC99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1" style:family="table-cell" style:data-style-name="N0">
      <style:table-cell-properties fo:border="thin solid #3366FF" style:vertical-align="middle" fo:background-color="#99CC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1_32_2" style:display-name="SAPBEXexcGood1 2" style:family="table-cell" style:data-style-name="N0">
      <style:table-cell-properties fo:border="thin solid #3366FF" style:vertical-align="middle" fo:background-color="#99CC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1_32_2_32_2" style:display-name="SAPBEXexcGood1 2 2" style:family="table-cell" style:data-style-name="N0">
      <style:table-cell-properties fo:border="thin solid #3366FF" style:vertical-align="middle" fo:background-color="#99CC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1_1_32_-_32_Fiche_32_descriptive" style:display-name="SAPBEXexcGood1_1 - Fiche descriptive" style:family="table-cell" style:data-style-name="N0">
      <style:table-cell-properties fo:border="thin solid #3366FF" style:vertical-align="middle" fo:background-color="#99CC0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2" style:family="table-cell" style:data-style-name="N0">
      <style:table-cell-properties fo:border="thin solid #3366FF" style:vertical-align="middle" fo:background-color="#339966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2_32_2" style:display-name="SAPBEXexcGood2 2" style:family="table-cell" style:data-style-name="N0">
      <style:table-cell-properties fo:border="thin solid #3366FF" style:vertical-align="middle" fo:background-color="#339966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2_32_2_32_2" style:display-name="SAPBEXexcGood2 2 2" style:family="table-cell" style:data-style-name="N0">
      <style:table-cell-properties fo:border="thin solid #3366FF" style:vertical-align="middle" fo:background-color="#339966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2_1_32_-_32_Fiche_32_descriptive" style:display-name="SAPBEXexcGood2_1 - Fiche descriptive" style:family="table-cell" style:data-style-name="N0">
      <style:table-cell-properties fo:border="thin solid #3366FF" style:vertical-align="middle" fo:background-color="#339966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3" style:family="table-cell" style:data-style-name="N0">
      <style:table-cell-properties fo:border="thin solid #3366FF" style:vertical-align="middle" fo:background-color="#00808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3_32_2" style:display-name="SAPBEXexcGood3 2" style:family="table-cell" style:data-style-name="N0">
      <style:table-cell-properties fo:border="thin solid #3366FF" style:vertical-align="middle" fo:background-color="#00808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3_32_2_32_2" style:display-name="SAPBEXexcGood3 2 2" style:family="table-cell" style:data-style-name="N0">
      <style:table-cell-properties fo:border="thin solid #3366FF" style:vertical-align="middle" fo:background-color="#00808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excGood3_1_32_-_32_Fiche_32_descriptive" style:display-name="SAPBEXexcGood3_1 - Fiche descriptive" style:family="table-cell" style:data-style-name="N0">
      <style:table-cell-properties fo:border="thin solid #3366FF" style:vertical-align="middle" fo:background-color="#008080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filterDrill" style:family="table-cell" style:data-style-name="N0">
      <style:table-cell-properties fo:border-top="thin solid #DFDFDF" fo:border-bottom="thin solid #3366FF" fo:border-left="thin solid #DFDFDF" fo:border-right="thin solid #3366FF" style:vertical-align="middle" fo:background-color="#80B3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Drill_32_2" style:display-name="SAPBEXfilterDrill 2" style:family="table-cell" style:data-style-name="N0">
      <style:table-cell-properties fo:border-top="thin solid #DFDFDF" fo:border-bottom="thin solid #3366FF" fo:border-left="thin solid #DFDFDF" fo:border-right="thin solid #3366FF" style:vertical-align="middle" fo:background-color="#80B3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Drill_32_2_32_2" style:display-name="SAPBEXfilterDrill 2 2" style:family="table-cell" style:data-style-name="N0">
      <style:table-cell-properties fo:border-top="thin solid #DFDFDF" fo:border-bottom="thin solid #3366FF" fo:border-left="thin solid #DFDFDF" fo:border-right="thin solid #3366FF" style:vertical-align="middle" fo:background-color="#80B3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Drill_1_32_-_32_Fiche_32_descriptive" style:display-name="SAPBEXfilterDrill_1 - Fiche descriptive" style:family="table-cell" style:data-style-name="N0">
      <style:table-cell-properties fo:border-top="thin solid #DFDFDF" fo:border-bottom="thin solid #3366FF" fo:border-left="thin solid #DFDFDF" fo:border-right="thin solid #3366FF" style:vertical-align="middle" fo:background-color="#80B3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Item" style:family="table-cell" style:data-style-name="N0">
      <style:table-cell-properties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Item_32_2" style:display-name="SAPBEXfilterItem 2" style:family="table-cell" style:data-style-name="N0">
      <style:table-cell-properties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Item_32_2_32_2" style:display-name="SAPBEXfilterItem 2 2" style:family="table-cell" style:data-style-name="N0">
      <style:table-cell-properties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Item_1_32_-_32_Fiche_32_descriptive" style:display-name="SAPBEXfilterItem_1 - Fiche descriptive" style:family="table-cell" style:data-style-name="N0">
      <style:table-cell-properties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Text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Text_32_2" style:display-name="SAPBEXfilterText 2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Text_32_2_32_2" style:display-name="SAPBEXfilterText 2 2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ilterText_1_32_-_32_Fiche_32_descriptive" style:display-name="SAPBEXfilterText_1 - Fiche descriptive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formats" style:family="table-cell" style:data-style-name="N0">
      <style:table-cell-properties fo:border="thin solid #3366FF" style:vertical-align="middle" fo:background-color="#99CCFF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formats_32_2" style:display-name="SAPBEXformats 2" style:family="table-cell" style:data-style-name="N0">
      <style:table-cell-properties fo:border="thin solid #3366FF" style:vertical-align="middle" fo:background-color="#99CCFF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formats_32_2_32_2" style:display-name="SAPBEXformats 2 2" style:family="table-cell" style:data-style-name="N0">
      <style:table-cell-properties fo:border="thin solid #3366FF" style:vertical-align="middle" fo:background-color="#99CCFF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formats_1_32_-_32_Fiche_32_descriptive" style:display-name="SAPBEXformats_1 - Fiche descriptive" style:family="table-cell" style:data-style-name="N0">
      <style:table-cell-properties fo:border="thin solid #3366FF" style:vertical-align="middle" fo:background-color="#99CCFF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/>
    </style:style>
    <style:style style:name="SAPBEXheaderItem" style:family="table-cell" style:data-style-name="N0">
      <style:table-cell-properties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0pt" style:font-size-asian="10pt" style:font-size-complex="10pt"/>
    </style:style>
    <style:style style:name="SAPBEXheaderItem_32_2" style:display-name="SAPBEXheaderItem 2" style:family="table-cell" style:data-style-name="N0">
      <style:table-cell-properties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0pt" style:font-size-asian="10pt" style:font-size-complex="10pt"/>
    </style:style>
    <style:style style:name="SAPBEXheaderItem_32_2_32_2" style:display-name="SAPBEXheaderItem 2 2" style:family="table-cell" style:data-style-name="N0">
      <style:table-cell-properties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0pt" style:font-size-asian="10pt" style:font-size-complex="10pt"/>
    </style:style>
    <style:style style:name="SAPBEXheaderItem_1_32_-_32_Fiche_32_descriptive" style:display-name="SAPBEXheaderItem_1 - Fiche descriptive" style:family="table-cell" style:data-style-name="N0">
      <style:table-cell-properties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0pt" style:font-size-asian="10pt" style:font-size-complex="10pt"/>
    </style:style>
    <style:style style:name="SAPBEXheaderText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0pt" style:font-size-asian="10pt" style:font-size-complex="10pt"/>
    </style:style>
    <style:style style:name="SAPBEXheaderText_32_2" style:display-name="SAPBEXheaderText 2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0pt" style:font-size-asian="10pt" style:font-size-complex="10pt"/>
    </style:style>
    <style:style style:name="SAPBEXheaderText_32_2_32_2" style:display-name="SAPBEXheaderText 2 2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0pt" style:font-size-asian="10pt" style:font-size-complex="10pt"/>
    </style:style>
    <style:style style:name="SAPBEXheaderText_1_32_-_32_Fiche_32_descriptive" style:display-name="SAPBEXheaderText_1 - Fiche descriptive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000000" style:font-name="Arial1" style:font-name-asian="Arial1" style:font-name-complex="Arial1" fo:font-size="10pt" style:font-size-asian="10pt" style:font-size-complex="10pt"/>
    </style:style>
    <style:style style:name="SAPBEXresData" style:family="table-cell" style:data-style-name="N0">
      <style:table-cell-properties fo:border="thin solid #3366FF" style:vertical-align="middle" fo:background-color="#DFDFDF"/>
      <style:text-properties fo:color="#000000" style:font-name="Arial1" style:font-name-asian="Arial1" style:font-name-complex="Arial1" fo:font-size="12pt" style:font-size-asian="12pt" style:font-size-complex="12pt"/>
    </style:style>
    <style:style style:name="SAPBEXresData_32_2" style:display-name="SAPBEXresData 2" style:family="table-cell" style:data-style-name="N0">
      <style:table-cell-properties fo:border="thin solid #3366FF" style:vertical-align="middle" fo:background-color="#DFDFDF"/>
      <style:text-properties fo:color="#000000" style:font-name="Arial1" style:font-name-asian="Arial1" style:font-name-complex="Arial1" fo:font-size="12pt" style:font-size-asian="12pt" style:font-size-complex="12pt"/>
    </style:style>
    <style:style style:name="SAPBEXresData_32_2_32_2" style:display-name="SAPBEXresData 2 2" style:family="table-cell" style:data-style-name="N0">
      <style:table-cell-properties fo:border="thin solid #3366FF" style:vertical-align="middle" fo:background-color="#DFDFDF"/>
      <style:text-properties fo:color="#000000" style:font-name="Arial1" style:font-name-asian="Arial1" style:font-name-complex="Arial1" fo:font-size="12pt" style:font-size-asian="12pt" style:font-size-complex="12pt"/>
    </style:style>
    <style:style style:name="SAPBEXresData_1_32_-_32_Fiche_32_descriptive" style:display-name="SAPBEXresData_1 - Fiche descriptive" style:family="table-cell" style:data-style-name="N0">
      <style:table-cell-properties fo:border="thin solid #3366FF" style:vertical-align="middle" fo:background-color="#DFDFDF"/>
      <style:text-properties fo:color="#000000" style:font-name="Arial1" style:font-name-asian="Arial1" style:font-name-complex="Arial1" fo:font-size="12pt" style:font-size-asian="12pt" style:font-size-complex="12pt"/>
    </style:style>
    <style:style style:name="SAPBEXresDataEmph" style:family="table-cell" style:data-style-name="N0">
      <style:table-cell-properties fo:border="thin solid #3366FF" style:vertical-align="middle" fo:background-color="#DFDFDF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SAPBEXresDataEmph_32_2" style:display-name="SAPBEXresDataEmph 2" style:family="table-cell" style:data-style-name="N0">
      <style:table-cell-properties fo:border="thin solid #3366FF" style:vertical-align="middle" fo:background-color="#DFDFDF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SAPBEXresDataEmph_32_2_32_2" style:display-name="SAPBEXresDataEmph 2 2" style:family="table-cell" style:data-style-name="N0">
      <style:table-cell-properties fo:border="thin solid #3366FF" style:vertical-align="middle" fo:background-color="#DFDFDF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SAPBEXresDataEmph_1_32_-_32_Fiche_32_descriptive" style:display-name="SAPBEXresDataEmph_1 - Fiche descriptive" style:family="table-cell" style:data-style-name="N0">
      <style:table-cell-properties fo:border="thin solid #3366FF" style:vertical-align="middle" fo:background-color="#DFDFDF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SAPBEXresItem" style:family="table-cell" style:data-style-name="N0">
      <style:table-cell-properties fo:border-top="thin solid #3366FF" fo:border-bottom="thin solid #3366FF" fo:border-left="none" fo:border-right="none"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resItem_32_2" style:display-name="SAPBEXresItem 2" style:family="table-cell" style:data-style-name="N0">
      <style:table-cell-properties fo:border-top="thin solid #3366FF" fo:border-bottom="thin solid #3366FF" fo:border-left="none" fo:border-right="none"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resItem_32_2_32_2" style:display-name="SAPBEXresItem 2 2" style:family="table-cell" style:data-style-name="N0">
      <style:table-cell-properties fo:border-top="thin solid #3366FF" fo:border-bottom="thin solid #3366FF" fo:border-left="none" fo:border-right="none"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resItem_1_32_-_32_Fiche_32_descriptive" style:display-name="SAPBEXresItem_1 - Fiche descriptive" style:family="table-cell" style:data-style-name="N0">
      <style:table-cell-properties fo:border-top="thin solid #3366FF" fo:border-bottom="thin solid #3366FF" fo:border-left="none" fo:border-right="none"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stdData" style:family="table-cell" style:data-style-name="N0">
      <style:table-cell-properties style:vertical-align="middle" fo:background-color="#DFDFDF" style:repeat-content="false"/>
      <style:paragraph-properties fo:text-align="end" fo:margin-right="0cm"/>
      <style:text-properties fo:color="#000000" style:font-name="Tahoma" style:font-name-asian="Tahoma" style:font-name-complex="Tahoma" fo:font-size="8pt" style:font-size-asian="8pt" style:font-size-complex="8pt"/>
    </style:style>
    <style:style style:name="SAPBEXstdDataEmph" style:family="table-cell" style:data-style-name="N0">
      <style:table-cell-properties fo:border="thin solid #3366FF" style:vertical-align="middle" fo:background-color="#DFDFDF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SAPBEXstdDataEmph_32_2" style:display-name="SAPBEXstdDataEmph 2" style:family="table-cell" style:data-style-name="N0">
      <style:table-cell-properties fo:border="thin solid #3366FF" style:vertical-align="middle" fo:background-color="#DFDFDF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SAPBEXstdDataEmph_32_2_32_2" style:display-name="SAPBEXstdDataEmph 2 2" style:family="table-cell" style:data-style-name="N0">
      <style:table-cell-properties fo:border="thin solid #3366FF" style:vertical-align="middle" fo:background-color="#DFDFDF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SAPBEXstdDataEmph_1_32_-_32_Fiche_32_descriptive" style:display-name="SAPBEXstdDataEmph_1 - Fiche descriptive" style:family="table-cell" style:data-style-name="N0">
      <style:table-cell-properties fo:border="thin solid #3366FF" style:vertical-align="middle" fo:background-color="#DFDFDF" style:repeat-content="false"/>
      <style:paragraph-properties fo:text-align="end" fo:margin-right="0cm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SAPBEXstdItem" style:family="table-cell" style:data-style-name="N0">
      <style:table-cell-properties fo:border="thin solid #3366FF"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stdItem_32_2" style:display-name="SAPBEXstdItem 2" style:family="table-cell" style:data-style-name="N0">
      <style:table-cell-properties fo:border="thin solid #3366FF"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stdItem_32_2_32_2" style:display-name="SAPBEXstdItem 2 2" style:family="table-cell" style:data-style-name="N0">
      <style:table-cell-properties fo:border="thin solid #3366FF"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stdItem_1_32_-_32_Fiche_32_descriptive" style:display-name="SAPBEXstdItem_1 - Fiche descriptive" style:family="table-cell" style:data-style-name="N0">
      <style:table-cell-properties fo:border="thin solid #3366FF" style:vertical-align="middle" fo:background-color="#99CCFF" style:repeat-content="false"/>
      <style:paragraph-properties fo:text-align="start" fo:margin-left="0.353cm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APBEXtitle" style:family="table-cell" style:data-style-name="N0">
      <style:table-cell-properties fo:border-top="thin solid #3366FF" fo:border-bottom="thin solid #3366FF" fo:border-left="none" fo:border-right="none" style:vertical-align="middle" fo:background-color="#00CCFF" style:repeat-content="false"/>
      <style:paragraph-properties fo:text-align="start" fo:margin-left="0.353cm"/>
      <style:text-properties fo:color="#3366FF" style:font-name="Arial1" style:font-name-asian="Arial1" style:font-name-complex="Arial1" fo:font-size="19pt" style:font-size-asian="19pt" style:font-size-complex="19pt"/>
    </style:style>
    <style:style style:name="SAPBEXtitle_32_2" style:display-name="SAPBEXtitle 2" style:family="table-cell" style:data-style-name="N0">
      <style:table-cell-properties fo:border-top="thin solid #3366FF" fo:border-bottom="thin solid #3366FF" fo:border-left="none" fo:border-right="none" style:vertical-align="middle" fo:background-color="#00CCFF" style:repeat-content="false"/>
      <style:paragraph-properties fo:text-align="start" fo:margin-left="0.353cm"/>
      <style:text-properties fo:color="#3366FF" style:font-name="Arial1" style:font-name-asian="Arial1" style:font-name-complex="Arial1" fo:font-size="19pt" style:font-size-asian="19pt" style:font-size-complex="19pt"/>
    </style:style>
    <style:style style:name="SAPBEXtitle_32_2_32_2" style:display-name="SAPBEXtitle 2 2" style:family="table-cell" style:data-style-name="N0">
      <style:table-cell-properties fo:border-top="thin solid #3366FF" fo:border-bottom="thin solid #3366FF" fo:border-left="none" fo:border-right="none" style:vertical-align="middle" fo:background-color="#00CCFF" style:repeat-content="false"/>
      <style:paragraph-properties fo:text-align="start" fo:margin-left="0.353cm"/>
      <style:text-properties fo:color="#3366FF" style:font-name="Arial1" style:font-name-asian="Arial1" style:font-name-complex="Arial1" fo:font-size="19pt" style:font-size-asian="19pt" style:font-size-complex="19pt"/>
    </style:style>
    <style:style style:name="SAPBEXtitle_1_32_-_32_Fiche_32_descriptive" style:display-name="SAPBEXtitle_1 - Fiche descriptive" style:family="table-cell" style:data-style-name="N0">
      <style:table-cell-properties fo:border-top="thin solid #3366FF" fo:border-bottom="thin solid #3366FF" fo:border-left="none" fo:border-right="none" style:vertical-align="middle" fo:background-color="#00CCFF" style:repeat-content="false"/>
      <style:paragraph-properties fo:text-align="start" fo:margin-left="0.353cm"/>
      <style:text-properties fo:color="#3366FF" style:font-name="Arial1" style:font-name-asian="Arial1" style:font-name-complex="Arial1" fo:font-size="19pt" style:font-size-asian="19pt" style:font-size-complex="19pt"/>
    </style:style>
    <style:style style:name="SAPBEXundefined" style:family="table-cell" style:data-style-name="N0">
      <style:table-cell-properties fo:border="thin solid #3366FF" style:vertical-align="middle" fo:background-color="#DFDFDF" style:repeat-content="false"/>
      <style:paragraph-properties fo:text-align="end" fo:margin-right="0cm"/>
      <style:text-properties fo:color="#FF00FF" style:font-name="Arial1" style:font-name-asian="Arial1" style:font-name-complex="Arial1" fo:font-size="12pt" style:font-size-asian="12pt" style:font-size-complex="12pt"/>
    </style:style>
    <style:style style:name="SAPBEXundefined_32_2" style:display-name="SAPBEXundefined 2" style:family="table-cell" style:data-style-name="N0">
      <style:table-cell-properties fo:border="thin solid #3366FF" style:vertical-align="middle" fo:background-color="#DFDFDF" style:repeat-content="false"/>
      <style:paragraph-properties fo:text-align="end" fo:margin-right="0cm"/>
      <style:text-properties fo:color="#FF00FF" style:font-name="Arial1" style:font-name-asian="Arial1" style:font-name-complex="Arial1" fo:font-size="12pt" style:font-size-asian="12pt" style:font-size-complex="12pt"/>
    </style:style>
    <style:style style:name="SAPBEXundefined_32_2_32_2" style:display-name="SAPBEXundefined 2 2" style:family="table-cell" style:data-style-name="N0">
      <style:table-cell-properties fo:border="thin solid #3366FF" style:vertical-align="middle" fo:background-color="#DFDFDF" style:repeat-content="false"/>
      <style:paragraph-properties fo:text-align="end" fo:margin-right="0cm"/>
      <style:text-properties fo:color="#FF00FF" style:font-name="Arial1" style:font-name-asian="Arial1" style:font-name-complex="Arial1" fo:font-size="12pt" style:font-size-asian="12pt" style:font-size-complex="12pt"/>
    </style:style>
    <style:style style:name="SAPBEXundefined_1_32_-_32_Fiche_32_descriptive" style:display-name="SAPBEXundefined_1 - Fiche descriptive" style:family="table-cell" style:data-style-name="N0">
      <style:table-cell-properties fo:border="thin solid #3366FF" style:vertical-align="middle" fo:background-color="#DFDFDF" style:repeat-content="false"/>
      <style:paragraph-properties fo:text-align="end" fo:margin-right="0cm"/>
      <style:text-properties fo:color="#FF00FF" style:font-name="Arial1" style:font-name-asian="Arial1" style:font-name-complex="Arial1" fo:font-size="12pt" style:font-size-asian="12pt" style:font-size-complex="12pt"/>
    </style:style>
    <style:style style:name="Satisfaisant_32_2" style:display-name="Satisfaisant 2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Sortie_32_2" style:display-name="Sortie 2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StationEach" style:family="table-cell" style:data-style-name="N61">
      <style:table-cell-properties style:vertical-align="to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tationTot" style:family="table-cell" style:data-style-name="N62">
      <style:table-cell-properties style:vertical-align="to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StyleJour" style:family="table-cell" style:data-style-name="N63">
      <style:table-cell-properties style:vertical-align="automatic" fo:background-color="transparent"/>
      <style:text-properties fo:font-size="10pt" style:font-size-asian="10pt" style:font-size-complex="10pt"/>
    </style:style>
    <style:style style:name="StyleJour_32_2" style:display-name="StyleJour 2" style:family="table-cell" style:data-style-name="N63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StyleJour_32_2_32_2" style:display-name="StyleJour 2 2" style:family="table-cell" style:data-style-name="N63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StyleJour_32_3" style:display-name="StyleJour 3" style:family="table-cell" style:data-style-name="N63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StyleJour_1_32_-_32_Fiche_32_descriptive" style:display-name="StyleJour_1 - Fiche descriptive" style:family="table-cell" style:data-style-name="N63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styleTitreHorizontal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styleTitreHorizontal_32_2" style:display-name="styleTitreHorizontal 2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styleTitreHorizontal_1_32_-_32_Fiche_32_descriptive" style:display-name="styleTitreHorizontal_1 - Fiche descriptive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styleTitreVertical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styleTitreVertical_32_2" style:display-name="styleTitreVertical 2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styleTitreVertical_1_32_-_32_Fiche_32_descriptive" style:display-name="styleTitreVertical_1 - Fiche descriptiv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SubTot" style:family="table-cell" style:data-style-name="N64">
      <style:table-cell-properties style:vertical-align="to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Subtoteqsheet" style:family="table-cell" style:data-style-name="N56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Subtoteqsheet_32_2" style:display-name="Subtoteqsheet 2" style:family="table-cell" style:data-style-name="N56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emp" style:family="table-cell" style:data-style-name="N65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333399" style:font-name="Arial1" style:font-name-asian="Arial1" style:font-name-complex="Arial1" fo:font-size="10pt" style:font-size-asian="10pt" style:font-size-complex="10pt"/>
    </style:style>
    <style:style style:name="Text" style:family="table-cell" style:data-style-name="N0">
      <style:table-cell-properties style:vertical-align="automatic" fo:background-color="transparent"/>
    </style:style>
    <style:style style:name="Times" style:family="table-cell" style:data-style-name="N66">
      <style:table-cell-properties style:vertical-align="to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Title" style:family="table-cell" style:data-style-name="N0">
      <style:table-cell-properties style:vertical-align="middle" fo:background-color="#FFFFC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Titre_32_1" style:display-name="Titre 1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re_32_ital_32_32" style:display-name="titre ital 32" style:family="table-cell" style:data-style-name="N0">
      <style:table-cell-properties style:vertical-align="automatic" fo:background-color="transparent"/>
      <style:text-properties style:font-name="Arial MT" style:font-name-asian="Arial MT" style:font-name-complex="Arial MT" fo:font-size="32pt" style:font-size-asian="32pt" style:font-size-complex="32pt" fo:font-style="italic" style:font-style-asian="italic" style:font-style-complex="italic" fo:font-weight="bold" style:font-weight-asian="bold" style:font-weight-complex="bold"/>
    </style:style>
    <style:style style:name="TitreS_233_rie" style:display-name="TitreSérie" style:family="table-cell" style:data-style-name="N0">
      <style:table-cell-properties style:vertical-align="automatic" fo:background-color="transparent"/>
      <style:text-properties fo:color="#FFFFFF" style:font-name="Arial1" style:font-name-asian="Arial1" style:font-name-complex="Arial1" fo:font-size="8pt" style:font-size-asian="8pt" style:font-size-complex="8pt"/>
    </style:style>
    <style:style style:name="TitreS_233_rie_32_2" style:display-name="TitreSérie 2" style:family="table-cell" style:data-style-name="N0">
      <style:table-cell-properties style:vertical-align="automatic" fo:background-color="transparent"/>
      <style:text-properties fo:color="#FFFFFF" style:font-name="Arial1" style:font-name-asian="Arial1" style:font-name-complex="Arial1" fo:font-size="8pt" style:font-size-asian="8pt" style:font-size-complex="8pt"/>
    </style:style>
    <style:style style:name="TitreS_233_rie_32_3" style:display-name="TitreSérie 3" style:family="table-cell" style:data-style-name="N0">
      <style:table-cell-properties style:vertical-align="automatic" fo:background-color="transparent"/>
      <style:text-properties fo:color="#FFFFFF" style:font-name="Arial1" style:font-name-asian="Arial1" style:font-name-complex="Arial1" fo:font-size="8pt" style:font-size-asian="8pt" style:font-size-complex="8pt"/>
    </style:style>
    <style:style style:name="TitreS_233_rie_32_3_32_2" style:display-name="TitreSérie 3 2" style:family="table-cell" style:data-style-name="N0">
      <style:table-cell-properties style:vertical-align="automatic" fo:background-color="transparent"/>
      <style:text-properties fo:color="#FFFFFF" style:font-name="Arial1" style:font-name-asian="Arial1" style:font-name-complex="Arial1" fo:font-size="8pt" style:font-size-asian="8pt" style:font-size-complex="8pt"/>
    </style:style>
    <style:style style:name="TitreS_233_rie_32_4" style:display-name="TitreSérie 4" style:family="table-cell" style:data-style-name="N0">
      <style:table-cell-properties style:vertical-align="automatic" fo:background-color="transparent"/>
      <style:text-properties fo:color="#FFFFFF" style:font-name="Arial1" style:font-name-asian="Arial1" style:font-name-complex="Arial1" fo:font-size="8pt" style:font-size-asian="8pt" style:font-size-complex="8pt"/>
    </style:style>
    <style:style style:name="TitreS_233_rie_32_5" style:display-name="TitreSérie 5" style:family="table-cell" style:data-style-name="N0">
      <style:table-cell-properties style:vertical-align="automatic" fo:background-color="transparent"/>
      <style:text-properties fo:color="#FFFFFF" style:font-name="Arial1" style:font-name-asian="Arial1" style:font-name-complex="Arial1" fo:font-size="8pt" style:font-size-asian="8pt" style:font-size-complex="8pt"/>
    </style:style>
    <style:style style:name="TitreS_233_rie_1_32_-_32_Fiche_32_descriptive" style:display-name="TitreSérie_1 - Fiche descriptive" style:family="table-cell" style:data-style-name="N0">
      <style:table-cell-properties style:vertical-align="automatic" fo:background-color="transparent"/>
      <style:text-properties fo:color="#FFFFFF" style:font-name="Arial1" style:font-name-asian="Arial1" style:font-name-complex="Arial1" fo:font-size="8pt" style:font-size-asian="8pt" style:font-size-complex="8pt"/>
    </style:style>
    <style:style style:name="TypeDonn_233_e" style:display-name="TypeDonné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TypeDonn_233_e_32_2" style:display-name="TypeDonnée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TypeDonn_233_e_32_2_32_2" style:display-name="TypeDonnée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TypeDonn_233_e_32_3" style:display-name="TypeDonnée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TypeDonn_233_e_32_3_32_2" style:display-name="TypeDonnée 3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TypeDonn_233_e_32_4" style:display-name="TypeDonnée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TypeDonn_233_e_1_32_-_32_Fiche_32_descriptive" style:display-name="TypeDonnée_1 - Fiche descriptive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Variation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Variation_32_2" style:display-name="Variation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Variation_32_2_32_2" style:display-name="Variation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Variation_32_3" style:display-name="Variation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Variation_32_3_32_2" style:display-name="Variation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Variation_32_4" style:display-name="Variation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Variation_1_32_-_32_Fiche_32_descriptive" style:display-name="Variation_1 - Fiche descriptiv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V_233_rification_32_2" style:display-name="Vérification 2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_1054__1073__1099__1095__1085__1099__1081__2.1_32_GANTT" style:display-name="Обычный_2.1 GANTT" style:family="table-cell" style:data-style-name="N0">
      <style:table-cell-properties style:vertical-align="automatic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_27161__28310__Application_32_List_32_with_32_Client_32_Dependencies_32_DSL" style:display-name="標準_Application List with Client Dependencies DSL" style:family="table-cell" style:data-style-name="N0">
      <style:table-cell-properties style:vertical-align="automatic" fo:background-color="transparent"/>
      <style:text-properties style:font-name="ＭＳ" style:font-name-asian="ＭＳ" style:font-name-complex="ＭＳ" style:font-family-generic="modern"/>
    </style:style>
    <style:style style:name="cf1" style:family="table-cell">
      <style:table-cell-properties fo:background-color="#FFCC99"/>
    </style:style>
    <style:style style:name="cf2" style:family="table-cell">
      <style:table-cell-properties fo:background-color="#CCFFCC"/>
    </style:style>
    <style:style style:name="cf3" style:family="table-cell">
      <style:table-cell-properties fo:background-color="#DFDFDF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10" svg:viewBox="0 0 20 30" svg:d="m10 0-10 30h20z"/>
    <draw:marker draw:name="a2" svg:viewBox="0 0 20 30" svg:d="m10 0-10 30h20z"/>
    <draw:stroke-dash draw:name="a18" draw:style="rect" draw:dots1="1" draw:dots1-length="0.07756in" draw:distance="0.07756in"/>
    <draw:stroke-dash draw:name="a14" draw:style="rect" draw:dots1="1" draw:dots1-length="0.07756in" draw:distance="0.07756in"/>
  </office:styles>
  <office:automatic-styles>
    <style:page-layout style:name="pm1">
      <style:page-layout-properties fo:margin-top="0.236220472440945in" fo:margin-bottom="0.236220472440945in" fo:margin-left="0.236220472440945in" fo:margin-right="0.23622047244094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236220472440945in" fo:margin-right="0.23622047244094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assim Gaha</dc:creator>
    <meta:creation-date>2018-03-05T21:20:31Z</meta:creation-date>
    <dc:date>2025-10-09T16:52:06Z</dc:date>
    <meta:editing-cycles>2</meta:editing-cycles>
    <meta:editing-duration>PT187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